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" svg:font-family="Courier" style:font-family-generic="modern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Caption" style:master-page-name="Standard">
      <style:paragraph-properties fo:text-align="center" style:justify-single-word="false" style:page-number="1">
        <style:tab-stops>
          <style:tab-stop style:position="4.2335in"/>
        </style:tab-stops>
      </style:paragraph-properties>
      <style:text-properties fo:font-size="20pt" style:font-size-asian="20pt"/>
    </style:style>
    <style:style style:name="P2" style:family="paragraph" style:parent-style-name="Caption">
      <style:paragraph-properties fo:text-align="center" style:justify-single-word="false">
        <style:tab-stops>
          <style:tab-stop style:position="4.2335in"/>
        </style:tab-stops>
      </style:paragraph-properties>
      <style:text-properties fo:font-size="20pt" style:font-size-asian="2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4" style:family="paragraph" style:parent-style-name="Caption">
      <style:paragraph-properties fo:text-align="center" style:justify-single-word="false">
        <style:tab-stops>
          <style:tab-stop style:position="4.2335in"/>
        </style:tab-stops>
      </style:paragraph-properties>
      <style:text-properties fo:font-size="28pt" style:font-size-asian="28pt"/>
    </style:style>
    <style:style style:name="P5" style:family="paragraph" style:parent-style-name="Caption">
      <style:paragraph-properties>
        <style:tab-stops>
          <style:tab-stop style:position="4.2335in"/>
        </style:tab-stops>
      </style:paragraph-properties>
      <style:text-properties fo:font-size="18pt" style:font-size-asian="18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7" style:family="paragraph" style:parent-style-name="Caption">
      <style:paragraph-properties fo:break-before="page">
        <style:tab-stops>
          <style:tab-stop style:position="4.2335in"/>
        </style:tab-stops>
      </style:paragraph-properties>
      <style:text-properties fo:font-size="18pt" style:font-size-asian="18pt"/>
    </style:style>
    <style:style style:name="P8" style:family="paragraph" style:parent-style-name="Caption">
      <style:paragraph-properties fo:break-before="page">
        <style:tab-stops>
          <style:tab-stop style:position="4.2335in"/>
        </style:tab-stops>
      </style:paragraph-properties>
      <style:text-properties fo:font-size="12pt" style:font-size-asian="12pt"/>
    </style:style>
    <style:style style:name="P9" style:family="paragraph" style:parent-style-name="Caption">
      <style:paragraph-properties>
        <style:tab-stops>
          <style:tab-stop style:position="4.2335in"/>
        </style:tab-stops>
      </style:paragraph-properties>
      <style:text-properties fo:color="#ff0000" fo:font-size="22pt" style:font-size-asian="22pt"/>
    </style:style>
    <style:style style:name="P10" style:family="paragraph" style:parent-style-name="Standard">
      <style:text-properties fo:font-size="16pt" style:font-size-asian="16pt"/>
    </style:style>
    <style:style style:name="P11" style:family="paragraph" style:parent-style-name="Footer">
      <style:paragraph-properties>
        <style:tab-stops/>
      </style:paragraph-properties>
    </style:style>
    <style:style style:name="P12" style:family="paragraph" style:parent-style-name="Standard">
      <style:text-properties fo:color="#000080" style:font-name="Courier New" fo:font-size="8pt" style:font-size-asian="8pt"/>
    </style:style>
    <style:style style:name="P13" style:family="paragraph" style:parent-style-name="Standard">
      <style:text-properties fo:font-size="10pt" style:font-size-asian="10pt"/>
    </style:style>
    <style:style style:name="P14" style:family="paragraph" style:parent-style-name="Footer">
      <style:paragraph-properties>
        <style:tab-stops/>
      </style:paragraph-properties>
      <style:text-properties fo:font-size="10pt" style:font-size-asian="10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eading_20_9">
      <style:text-properties fo:font-size="22pt" style:font-size-asian="22pt"/>
    </style:style>
    <style:style style:name="P18" style:family="paragraph" style:parent-style-name="Heading_20_3">
      <style:paragraph-properties>
        <style:tab-stops/>
      </style:paragraph-properties>
      <style:text-properties fo:color="#ff0000" fo:font-size="18pt" fo:font-weight="bold" style:font-size-asian="18pt" style:font-weight-asian="bold"/>
    </style:style>
    <style:style style:name="P19" style:family="paragraph" style:parent-style-name="Standard">
      <style:text-properties fo:font-size="14pt" style:font-size-asian="14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color="#000080" style:font-name="Courier New" fo:font-size="8pt" style:font-size-asian="8pt"/>
    </style:style>
    <style:style style:name="P22" style:family="paragraph" style:parent-style-name="Standard">
      <style:text-properties style:font-name="Courier New" fo:font-size="8pt" style:font-size-asian="8pt"/>
    </style:style>
    <style:style style:name="P23" style:family="paragraph" style:parent-style-name="Footer">
      <style:paragraph-properties>
        <style:tab-stops/>
      </style:paragraph-properties>
      <style:text-properties style:font-name="Courier New" fo:font-size="8pt" style:font-size-asian="8pt"/>
    </style:style>
    <style:style style:name="P24" style:family="paragraph" style:parent-style-name="Standard">
      <style:paragraph-properties fo:break-before="page"/>
      <style:text-properties style:font-name="Courier New" fo:font-size="10pt" style:font-size-asian="10pt"/>
    </style:style>
    <style:style style:name="P25" style:family="paragraph" style:parent-style-name="Footer">
      <style:paragraph-properties>
        <style:tab-stops/>
      </style:paragraph-properties>
      <style:text-properties style:font-name="Courier New" fo:font-size="8pt" fo:language="none" fo:country="none" style:font-size-asian="8pt"/>
    </style:style>
    <style:style style:name="P26" style:family="paragraph" style:parent-style-name="Footer">
      <style:paragraph-properties fo:break-before="page">
        <style:tab-stops/>
      </style:paragraph-properties>
      <style:text-properties style:font-name="Courier New" fo:font-size="8pt" fo:language="none" fo:country="none" style:font-size-asian="8pt"/>
    </style:style>
    <style:style style:name="P27" style:family="paragraph" style:parent-style-name="Standard">
      <style:paragraph-properties fo:break-before="page"/>
      <style:text-properties fo:color="#ff0000" fo:font-size="22pt" fo:font-weight="bold" style:font-size-asian="22pt" style:font-weight-asian="bold"/>
    </style:style>
    <style:style style:name="P28" style:family="paragraph" style:parent-style-name="Standard">
      <style:text-properties fo:color="#ff0000" fo:font-size="16pt" style:font-size-asian="16pt"/>
    </style:style>
    <style:style style:name="P29" style:family="paragraph" style:parent-style-name="Standard">
      <style:text-properties fo:font-size="8pt" style:font-size-asian="8pt"/>
    </style:style>
    <style:style style:name="P30" style:family="paragraph" style:parent-style-name="Footer">
      <style:paragraph-properties>
        <style:tab-stops/>
      </style:paragraph-properties>
      <style:text-properties fo:font-size="8pt" style:font-size-asian="8pt"/>
    </style:style>
    <style:style style:name="P31" style:family="paragraph" style:parent-style-name="Standard">
      <style:text-properties style:font-name="Courier New" fo:font-size="10pt" style:font-size-asian="10pt"/>
    </style:style>
    <style:style style:name="P32" style:family="paragraph" style:parent-style-name="Footer">
      <style:text-properties fo:color="#000080" style:font-name="Courier New" fo:font-size="8pt" style:font-size-asian="8pt"/>
    </style:style>
    <style:style style:name="P33" style:family="paragraph" style:parent-style-name="Footer">
      <style:paragraph-properties>
        <style:tab-stops/>
      </style:paragraph-properties>
      <style:text-properties fo:color="#000080" style:font-name="Courier New" fo:font-size="8pt" style:font-size-asian="8pt"/>
    </style:style>
    <style:style style:name="P34" style:family="paragraph" style:parent-style-name="Standard">
      <style:paragraph-properties fo:break-before="page"/>
      <style:text-properties style:font-name="Courier New" fo:font-size="8pt" style:font-size-asian="8pt"/>
    </style:style>
    <style:style style:name="P35" style:family="paragraph" style:parent-style-name="Footer">
      <style:paragraph-properties fo:break-before="page">
        <style:tab-stops/>
      </style:paragraph-properties>
      <style:text-properties fo:color="#000080" style:font-name="Courier New" fo:font-size="8pt" style:font-size-asian="8pt"/>
    </style:style>
    <style:style style:name="P36" style:family="paragraph" style:parent-style-name="Standard">
      <style:text-properties fo:font-size="8pt" fo:font-weight="bold" style:font-size-asian="8pt" style:font-weight-asian="bold"/>
    </style:style>
    <style:style style:name="P37" style:family="paragraph" style:parent-style-name="Standard">
      <style:paragraph-properties fo:break-before="page"/>
      <style:text-properties fo:color="#000080" style:font-name="Courier New" fo:font-size="10pt" style:font-size-asian="10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style="italic" fo:font-weight="bold" style:font-size-asian="14pt" style:font-style-asian="italic" style:font-weight-asian="bold"/>
    </style:style>
    <style:style style:name="T3" style:family="text">
      <style:text-properties fo:color="#000080" style:font-name="Courier New" fo:font-size="8pt" style:font-size-asian="8pt"/>
    </style:style>
    <style:style style:name="T4" style:family="text">
      <style:text-properties fo:color="#000080" style:font-name="Courier New" fo:font-size="8pt" fo:font-weight="bold" style:font-size-asian="8pt" style:font-weight-asian="bold"/>
    </style:style>
    <style:style style:name="T5" style:family="text">
      <style:text-properties fo:color="#ff0000" style:font-name="Courier New" fo:font-size="8pt" fo:font-style="italic" fo:font-weight="bold" style:font-size-asian="8pt" style:font-style-asian="italic" style:font-weight-asian="bold"/>
    </style:style>
    <style:style style:name="T6" style:family="text">
      <style:text-properties fo:color="#ff0000" style:font-name="Courier New" fo:font-size="8pt" fo:font-style="italic" style:font-size-asian="8pt" style:font-style-asian="italic"/>
    </style:style>
    <style:style style:name="T7" style:family="text">
      <style:text-properties fo:color="#ff0000" style:font-name="Courier New" fo:font-size="8pt" fo:font-weight="bold" style:font-size-asian="8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2"/>
      <text:p text:style-name="P4">APPENDICE <text:s/>A</text:p>
      <text:p text:style-name="P5"/>
      <text:p text:style-name="P6">(Codification utilisée dans les exemples)</text:p>
      <text:p text:style-name="P7"/>
      <text:p text:style-name="P8"/>
      <text:p text:style-name="P9">CHAPITRE 1</text:p>
      <text:p text:style-name="P10"/>
      <text:p text:style-name="Standard"><text:span text:style-name="T1">Classe </text:span><text:span text:style-name="T2">Start</text:span></text:p>
      <text:p text:style-name="P11"/>
      <text:p text:style-name="Standard"><text:span text:style-name="T3">1: <text:s/></text:span><text:span text:style-name="T4">public class</text:span><text:span text:style-name="T3"> Start {</text:span></text:p>
      <text:p text:style-name="P12">2:</text:p>
      <text:p text:style-name="Standard"><text:span text:style-name="T3">3: <text:s text:c="3"/></text:span><text:span text:style-name="T4">public</text:span><text:span text:style-name="T3"> Start() {</text:span></text:p>
      <text:p text:style-name="Standard"><text:span text:style-name="T3">4: <text:s text:c="5"/></text:span><text:span text:style-name="T4">super</text:span><text:span text:style-name="T3">();</text:span></text:p>
      <text:p text:style-name="P12">5: <text:s text:c="3"/>}</text:p>
      <text:p text:style-name="P12">6:</text:p>
      <text:p text:style-name="Standard"><text:span text:style-name="T3">7: <text:s text:c="3"/></text:span><text:span text:style-name="T4">public static void</text:span><text:span text:style-name="T3"> main(String[] args) {</text:span></text:p>
      <text:p text:style-name="Standard"><text:span text:style-name="T3">8: <text:s text:c="5"/></text:span><text:span text:style-name="T4">new</text:span><text:span text:style-name="T3"> Start();</text:span></text:p>
      <text:p text:style-name="P12">9: <text:s text:c="3"/>}</text:p>
      <text:p text:style-name="P12">10:</text:p>
      <text:p text:style-name="P12">11: }</text:p>
      <text:p text:style-name="P13"/>
      <text:p text:style-name="P14"/>
      <text:p text:style-name="P15"/>
      <text:p text:style-name="P16"/>
      <text:p text:style-name="P17">CHAPITRE 3</text:p>
      <text:p text:style-name="P10"/>
      <text:p text:style-name="P18">PARTIE A</text:p>
      <text:p text:style-name="P19"/>
      <text:p text:style-name="Standard"><text:span text:style-name="T1">Classe </text:span><text:span text:style-name="T2">Start</text:span></text:p>
      <text:p text:style-name="P11"/>
      <text:p text:style-name="P20"><text:span text:style-name="T3">1: <text:s/></text:span><text:span text:style-name="T4">import</text:span><text:span text:style-name="T3"> mBox.appForm.App;</text:span></text:p>
      <text:p text:style-name="P21">2:</text:p>
      <text:p text:style-name="P20"><text:span text:style-name="T3">3: <text:s/></text:span><text:span text:style-name="T4">public class</text:span><text:span text:style-name="T3"> Start {</text:span></text:p>
      <text:p text:style-name="P21">4:</text:p>
      <text:p text:style-name="P20"><text:span text:style-name="T3">5: <text:s text:c="3"/></text:span><text:span text:style-name="T4">public</text:span><text:span text:style-name="T3"> Start() {</text:span></text:p>
      <text:p text:style-name="P20"><text:span text:style-name="T3">6: <text:s text:c="5"/></text:span><text:span text:style-name="T4">super</text:span><text:span text:style-name="T3">();</text:span></text:p>
      <text:p text:style-name="P21">7: <text:s text:c="3"/>}</text:p>
      <text:p text:style-name="P21">8:</text:p>
      <text:p text:style-name="P20"><text:span text:style-name="T3">9: <text:s text:c="3"/></text:span><text:span text:style-name="T4">public static void</text:span><text:span text:style-name="T3"> main(String[] args) {</text:span></text:p>
      <text:p text:style-name="P20"><text:span text:style-name="T3">10: <text:s text:c="4"/></text:span><text:span text:style-name="T4">new</text:span><text:span text:style-name="T3"> App();</text:span></text:p>
      <text:p text:style-name="P21">11: <text:s text:c="2"/>}</text:p>
      <text:p text:style-name="P21">12:</text:p>
      <text:p text:style-name="P21">13: }</text:p>
      <text:p text:style-name="P12">14:</text:p>
      <text:p text:style-name="P22"/>
      <text:p text:style-name="P23"/>
      <text:p text:style-name="Standard"><text:span text:style-name="T1">Classe </text:span><text:span text:style-name="T2">App</text:span></text:p>
      <text:p text:style-name="P11"/>
      <text:p text:style-name="Standard"><text:span text:style-name="T3">15: </text:span><text:span text:style-name="T4">package</text:span><text:span text:style-name="T3"> mBox.appForm;</text:span></text:p>
      <text:p text:style-name="P12">16:</text:p>
      <text:p text:style-name="Standard"><text:span text:style-name="T3">17: </text:span><text:span text:style-name="T4">import</text:span><text:span text:style-name="T3"> javax.swing.JFrame;</text:span></text:p>
      <text:p text:style-name="P12">18:</text:p>
      <text:p text:style-name="Standard"><text:span text:style-name="T3">19: </text:span><text:span text:style-name="T4">public class</text:span><text:span text:style-name="T3"> App {</text:span></text:p>
      <text:p text:style-name="P12">20:</text:p>
      <text:p text:style-name="Standard"><text:span text:style-name="T3">21: <text:s text:c="2"/></text:span><text:span text:style-name="T4">private</text:span><text:span text:style-name="T3"> JFrame appFrame;</text:span></text:p>
      <text:p text:style-name="P12">22:</text:p>
      <text:p text:style-name="Standard"><text:span text:style-name="T3">23: <text:s text:c="2"/></text:span><text:span text:style-name="T4">public</text:span><text:span text:style-name="T3"> App() {</text:span></text:p>
      <text:p text:style-name="Standard"><text:span text:style-name="T3">24: <text:s text:c="4"/></text:span><text:span text:style-name="T4">super</text:span><text:span text:style-name="T3">();</text:span></text:p>
      <text:p text:style-name="Standard"><text:span text:style-name="T3">25: <text:s text:c="4"/>appFrame = </text:span><text:span text:style-name="T4">new</text:span><text:span text:style-name="T3"> JFrame();</text:span></text:p>
      <text:p text:style-name="Standard"><text:span text:style-name="T3">26: <text:s text:c="4"/>appFrame.setVisible(</text:span><text:span text:style-name="T4">true</text:span><text:span text:style-name="T3">);</text:span></text:p>
      <text:p text:style-name="P12">27: <text:s text:c="2"/>}</text:p>
      <text:p text:style-name="P12">28: <text:s text:c="2"/></text:p>
      <text:p text:style-name="P12">29: }</text:p>
      <text:p text:style-name="P22"/>
      <text:p text:style-name="P22"/>
      <text:p text:style-name="P24"/>
      <text:p text:style-name="P17">CHAPITRE 3</text:p>
      <text:p text:style-name="P10"/>
      <text:p text:style-name="P18">PARTIE B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 <text:s/></text:span><text:span text:style-name="T5">// +</text:span></text:p>
      <text:p text:style-name="Standard"><text:span text:style-name="T3">4: <text:s text:c="2"/></text:span><text:span text:style-name="T4">import</text:span><text:span text:style-name="T3"> javax.swing.JFrame;</text:span></text:p>
      <text:p text:style-name="P12">5:</text:p>
      <text:p text:style-name="Standard"><text:span text:style-name="T3">6: <text:s text:c="2"/></text:span><text:span text:style-name="T4">public class</text:span><text:span text:style-name="T3"> App </text:span><text:span text:style-name="T4">extends</text:span><text:span text:style-name="T3"> JApplet { <text:s/></text:span><text:span text:style-name="T5">// &amp;</text:span></text:p>
      <text:p text:style-name="P12">7:</text:p>
      <text:p text:style-name="Standard"><text:span text:style-name="T3">8: <text:s text:c="4"/></text:span><text:span text:style-name="T4">private</text:span><text:span text:style-name="T3"> JFrame appFrame;</text:span></text:p>
      <text:p text:style-name="P12">9:</text:p>
      <text:p text:style-name="Standard"><text:span text:style-name="T3">10: <text:s text:c="3"/></text:span><text:span text:style-name="T4">public</text:span><text:span text:style-name="T3"> App() {</text:span></text:p>
      <text:p text:style-name="Standard"><text:span text:style-name="T3">11: <text:s text:c="5"/></text:span><text:span text:style-name="T4">super</text:span><text:span text:style-name="T3">();</text:span></text:p>
      <text:p text:style-name="Standard"><text:span text:style-name="T3">12: <text:s text:c="5"/>appFrame = </text:span><text:span text:style-name="T4">new</text:span><text:span text:style-name="T3"> JFrame();</text:span></text:p>
      <text:p text:style-name="Standard"><text:span text:style-name="T3">13: <text:s text:c="5"/>appFrame.setTitle("Fenêtre vide"); <text:s/></text:span><text:span text:style-name="T5">// +</text:span></text:p>
      <text:p text:style-name="Standard"><text:span text:style-name="T3">14: <text:s text:c="5"/>appFrame.setSize(400, 300); <text:s/></text:span><text:span text:style-name="T5">// +</text:span></text:p>
      <text:p text:style-name="Standard"><text:span text:style-name="T3">15: <text:s text:c="5"/>this.init(); <text:s/></text:span><text:span text:style-name="T5">// pour app seulement <text:s/>// +</text:span></text:p>
      <text:p text:style-name="Standard"><text:span text:style-name="T3">16: <text:s text:c="5"/></text:span><text:span text:style-name="T5">// appFrame.setVisible(true);</text:span><text:span text:style-name="T3"> <text:s/></text:span><text:span text:style-name="T5">//-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5">// {+}</text:span></text:p>
      <text:p text:style-name="Standard"><text:span text:style-name="T3">20: <text:s text:c="3"/></text:span><text:span text:style-name="T5">// Start.java</text:span><text:span text:style-name="T6"> </text:span><text:span text:style-name="T5">// -</text:span></text:p>
      <text:p text:style-name="P12">21:</text:p>
      <text:p text:style-name="Standard"><text:span text:style-name="T3">22: <text:s text:c="3"/></text:span><text:span text:style-name="T4">public void</text:span><text:span text:style-name="T3"> init() {</text:span></text:p>
      <text:p text:style-name="P12">23: <text:s text:c="5"/>appFrame.setLocation(80, 80);</text:p>
      <text:p text:style-name="Standard"><text:span text:style-name="T3">24: <text:s text:c="5"/>this.start(); <text:s/></text:span><text:span text:style-name="T5">// pour app seulement</text:span>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start() {</text:span></text:p>
      <text:p text:style-name="P12">28: <text:s text:c="5"/>appFrame.setVisible(true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void</text:span><text:span text:style-name="T3"> stop() {</text:span></text:p>
      <text:p text:style-name="P12">32: <text:s text:c="5"/>appFrame.setVisible(false);</text:p>
      <text:p text:style-name="P12">33: <text:s text:c="3"/>}</text:p>
      <text:p text:style-name="P12">34:</text:p>
      <text:p text:style-name="Standard"><text:span text:style-name="T3">35: <text:s text:c="3"/></text:span><text:span text:style-name="T4">public void</text:span><text:span text:style-name="T3"> destroy() {</text:span></text:p>
      <text:p text:style-name="P12">36: <text:s text:c="5"/>appFrame.dispose();</text:p>
      <text:p text:style-name="P12">37: <text:s text:c="3"/>}</text:p>
      <text:p text:style-name="P12">38:</text:p>
      <text:p text:style-name="Standard"><text:span text:style-name="T3">39: <text:s text:c="3"/></text:span><text:span text:style-name="T4">public static void</text:span><text:span text:style-name="T3"> main(String[] args) {</text:span></text:p>
      <text:p text:style-name="Standard"><text:span text:style-name="T3">40: <text:s text:c="5"/></text:span><text:span text:style-name="T4">new</text:span><text:span text:style-name="T3"> App();</text:span></text:p>
      <text:p text:style-name="P12">41: <text:s text:c="3"/>}</text:p>
      <text:p text:style-name="P12">42:</text:p>
      <text:p text:style-name="P12">43: <text:s/>}</text:p>
      <text:p text:style-name="P25"/>
      <text:p text:style-name="P25"/>
      <text:p text:style-name="Standard"><text:span text:style-name="T1">Fichier HTML </text:span><text:span text:style-name="T2">start.html</text:span></text:p>
      <text:p text:style-name="P11"/>
      <text:p text:style-name="P12">44: <text:s/>&lt;HTML&gt;</text:p>
      <text:p text:style-name="P12">45:</text:p>
      <text:p text:style-name="P12">46: <text:s/>&lt;HEAD&gt;</text:p>
      <text:p text:style-name="P12">47: <text:s/>&lt;TITLE&gt;</text:p>
      <text:p text:style-name="P12">48: <text:s/>HTML Magic Boxes page</text:p>
      <text:p text:style-name="P12">49: <text:s/>&lt;/TITLE&gt;</text:p>
      <text:p text:style-name="P12">50: <text:s/>&lt;/HEAD&gt;</text:p>
      <text:p text:style-name="P12">51:</text:p>
      <text:p text:style-name="P12">52: <text:s/>&lt;BODY&gt;</text:p>
      <text:p text:style-name="P12">53: <text:s/>L'applet des boîtes magiques va apparaître dans votre navigateur Internet&lt;BR&gt;</text:p>
      <text:p text:style-name="P12">54: <text:s/>seulement <text:s/>si ce dernier comprend Java 2. <text:s/>Attendez que le navigateur aie&lt;BR&gt;</text:p>
      <text:p text:style-name="P12">55: <text:s/>terminé de charger les composants. <text:s/>Ceci peut prendre un certain temps...&lt;BR&gt;</text:p>
      <text:p text:style-name="P12">56: <text:s/>&lt;BR&gt;</text:p>
      <text:p text:style-name="P12">57: <text:s/>Magic Boxes <text:s/>applet <text:s/>will appear <text:s/>in <text:s/>a Java <text:s/>2 <text:s/>enabled <text:s/>browser.&lt;BR&gt;</text:p>
      <text:p text:style-name="P12">58: <text:s/>Wait until the browser loads components. <text:s/>It may take some time...&lt;BR&gt;</text:p>
      <text:p text:style-name="P12">59: <text:s/>&lt;BR&gt;</text:p>
      <text:p text:style-name="P12">60:</text:p>
      <text:p text:style-name="P12">61: <text:s/>&lt;OBJECT classid="clsid:8AD9C840-044E-11D1-B3E9-00805F499D93"</text:p>
      <text:p text:style-name="P12">62: <text:s/>width="400"</text:p>
      <text:p text:style-name="P12">63: <text:s/>height="30"</text:p>
      <text:p text:style-name="P12">64: <text:s/>align="baseline"</text:p>
      <text:p text:style-name="P12">65: <text:s/>codebase="http://java.sun.com/products/plugin/1.2/jinstall-12-win32.cab#Version=1,2,0,0"&gt;</text:p>
      <text:p text:style-name="P12">66: <text:s/>&lt;PARAM NAME="code" VALUE="mBox.appForm.App.class"&gt;</text:p>
      <text:p text:style-name="P12">67: <text:s/>&lt;PARAM NAME="codebase" VALUE="."&gt;</text:p>
      <text:p text:style-name="P12">68: <text:s/>&lt;PARAM NAME="archive" VALUE="mbLib.jar"&gt;</text:p>
      <text:p text:style-name="P12">69: <text:s/>&lt;PARAM NAME="type" VALUE="application/x-java-applet;version=1.2"&gt;</text:p>
      <text:p text:style-name="P12">70:</text:p>
      <text:p text:style-name="P12">71: <text:s text:c="3"/>&lt;COMMENT&gt;</text:p>
      <text:p text:style-name="P12">72: <text:s text:c="9"/>&lt;EMBED</text:p>
      <text:p text:style-name="P12">73: <text:s text:c="9"/>type="application/x-java-applet;version=1.2"</text:p>
      <text:p text:style-name="P12">74: <text:s text:c="9"/>width="400"</text:p>
      <text:p text:style-name="P12">75: <text:s text:c="9"/>height="30"</text:p>
      <text:p text:style-name="P12">76: <text:s text:c="9"/>align="baseline"</text:p>
      <text:p text:style-name="P12">77: <text:s text:c="9"/>code="mBox.appForm.App.class"</text:p>
      <text:p text:style-name="P12">78: <text:s text:c="9"/>codebase="."</text:p>
      <text:p text:style-name="P12">79: <text:s text:c="9"/>archive="mbLib.jar"</text:p>
      <text:p text:style-name="P12">80: <text:s text:c="9"/>pluginspage="http://java.sun.com/products/plugin/1.2/plugin-install.html"&gt;</text:p>
      <text:p text:style-name="P12">81: <text:s text:c="9"/>&lt;/EMBED&gt;</text:p>
      <text:p text:style-name="P12">82: <text:s text:c="3"/>&lt;/COMMENT&gt;</text:p>
      <text:p text:style-name="P12">83:</text:p>
      <text:p text:style-name="P12">84: <text:s/>&lt;/OBJECT&gt;</text:p>
      <text:p text:style-name="P12">85:</text:p>
      <text:p text:style-name="P12">86: <text:s/>&lt;/BODY&gt;</text:p>
      <text:p text:style-name="P12">87:</text:p>
      <text:p text:style-name="P12">88: <text:s/>&lt;/HTML&gt;</text:p>
      <text:p text:style-name="P26"/>
      <text:p text:style-name="P25"/>
      <text:p text:style-name="P27">CHAPITRE 4</text:p>
      <text:p text:style-name="P28"/>
      <text:p text:style-name="P18">PARTIE A</text:p>
      <text:p text:style-name="P19"/>
      <text:p text:style-name="Standard"><text:span text:style-name="T1">Classe </text:span><text:span text:style-name="T2">App</text:span></text:p>
      <text:p text:style-name="Standard"/>
      <text:p text:style-name="Standard"><text:span text:style-name="T3">1: <text:s/></text:span><text:span text:style-name="T4">package</text:span><text:span text:style-name="T3"> mBox.appForm;</text:span></text:p>
      <text:p text:style-name="P12">2:</text:p>
      <text:p text:style-name="Standard"><text:span text:style-name="T3">3: <text:s/></text:span><text:span text:style-name="T4">import</text:span><text:span text:style-name="T3"> javax.swing.JApplet;</text:span></text:p>
      <text:p text:style-name="Standard"><text:span text:style-name="T3">4: <text:s/></text:span><text:span text:style-name="T5">// import javax.swing.JFrame;</text:span><text:span text:style-name="T6"> <text:s/></text:span><text:span text:style-name="T5">// -</text:span></text:p>
      <text:p text:style-name="P12">5:</text:p>
      <text:p text:style-name="Standard"><text:span text:style-name="T3">6: <text:s/></text:span><text:span text:style-name="T4">public class</text:span><text:span text:style-name="T3"> App </text:span><text:span text:style-name="T4">extends</text:span><text:span text:style-name="T3"> JApplet {</text:span></text:p>
      <text:p text:style-name="P12">7:</text:p>
      <text:p text:style-name="Standard"><text:span text:style-name="T3">8: <text:s text:c="3"/></text:span><text:span text:style-name="T4">private</text:span><text:span text:style-name="T3"> AppFrame appFrame; <text:s/></text:span><text:span text:style-name="T5">// &amp;</text:span></text:p>
      <text:p text:style-name="P12">9:</text:p>
      <text:p text:style-name="Standard"><text:span text:style-name="T3">10: <text:s text:c="2"/></text:span><text:span text:style-name="T4">public</text:span><text:span text:style-name="T3"> App() {</text:span></text:p>
      <text:p text:style-name="Standard"><text:span text:style-name="T3">11: <text:s text:c="4"/></text:span><text:span text:style-name="T4">super</text:span><text:span text:style-name="T3">();</text:span></text:p>
      <text:p text:style-name="Standard"><text:span text:style-name="T3">12: <text:s text:c="4"/>appFrame = </text:span><text:span text:style-name="T4">new</text:span><text:span text:style-name="T3"> AppFrame(); <text:s/></text:span><text:span text:style-name="T5">// &amp;</text:span></text:p>
      <text:p text:style-name="Standard"><text:span text:style-name="T3">13: <text:s text:c="4"/></text:span><text:span text:style-name="T5">// appFrame.setTitle("Fenêtre vide");</text:span><text:span text:style-name="T6"> <text:s/></text:span><text:span text:style-name="T5">// -</text:span></text:p>
      <text:p text:style-name="Standard"><text:span text:style-name="T3">14: <text:s text:c="4"/></text:span><text:span text:style-name="T5">// appFrame.setSize(400, 300); <text:s/>// -</text:span></text:p>
      <text:p text:style-name="Standard"><text:span text:style-name="T3">15: <text:s text:c="4"/>this.init(); <text:s/></text:span><text:span text:style-name="T5">// pour app seulement</text:span></text:p>
      <text:p text:style-name="P12">16: <text:s text:c="2"/>}</text:p>
      <text:p text:style-name="P12">17:</text:p>
      <text:p text:style-name="Standard"><text:span text:style-name="T3">18: <text:s text:c="2"/></text:span><text:span text:style-name="T4">public void</text:span><text:span text:style-name="T3"> init() {</text:span></text:p>
      <text:p text:style-name="P12">19: <text:s text:c="4"/>appFrame.setLocation(80, 80);</text:p>
      <text:p text:style-name="Standard"><text:span text:style-name="T3">20: <text:s text:c="4"/>this.start(); <text:s/></text:span><text:span text:style-name="T5">// pour app seulement</text:span></text:p>
      <text:p text:style-name="P12">21: <text:s text:c="2"/>}</text:p>
      <text:p text:style-name="P12">22:</text:p>
      <text:p text:style-name="Standard"><text:span text:style-name="T3">23: <text:s text:c="2"/></text:span><text:span text:style-name="T4">public void</text:span><text:span text:style-name="T3"> start() {</text:span></text:p>
      <text:p text:style-name="P12">24: <text:s text:c="4"/>appFrame.setVisible(true);</text:p>
      <text:p text:style-name="P12">25: <text:s text:c="2"/>}</text:p>
      <text:p text:style-name="P12">26:</text:p>
      <text:p text:style-name="Standard"><text:span text:style-name="T3">27: <text:s text:c="2"/></text:span><text:span text:style-name="T4">public void</text:span><text:span text:style-name="T3"> stop() {</text:span></text:p>
      <text:p text:style-name="P12">28: <text:s text:c="4"/>appFrame.setVisible(false);</text:p>
      <text:p text:style-name="P12">29: <text:s text:c="2"/>}</text:p>
      <text:p text:style-name="P12">30:</text:p>
      <text:p text:style-name="Standard"><text:span text:style-name="T3">31: <text:s text:c="2"/></text:span><text:span text:style-name="T4">public void</text:span><text:span text:style-name="T3"> destroy() {</text:span></text:p>
      <text:p text:style-name="P12">32: <text:s text:c="4"/>appFrame.dispose();</text:p>
      <text:p text:style-name="P12">33: <text:s text:c="2"/>}</text:p>
      <text:p text:style-name="P12">34:</text:p>
      <text:p text:style-name="Standard"><text:span text:style-name="T3">35: <text:s text:c="2"/></text:span><text:span text:style-name="T4">public static void</text:span><text:span text:style-name="T3"> main(String[] args) {</text:span></text:p>
      <text:p text:style-name="Standard"><text:span text:style-name="T3">36: <text:s text:c="4"/></text:span><text:span text:style-name="T4">new</text:span><text:span text:style-name="T3"> App();</text:span></text:p>
      <text:p text:style-name="P12">37: <text:s text:c="2"/>}</text:p>
      <text:p text:style-name="P12">38:</text:p>
      <text:p text:style-name="P12">39: }</text:p>
      <text:p text:style-name="P12">40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41: </text:span><text:span text:style-name="T5">// {+}</text:span></text:p>
      <text:p text:style-name="P12">42:</text:p>
      <text:p text:style-name="Standard"><text:span text:style-name="T3">43: </text:span><text:span text:style-name="T4">package</text:span><text:span text:style-name="T3"> mBox.appForm;</text:span></text:p>
      <text:p text:style-name="P12">44:</text:p>
      <text:p text:style-name="Standard"><text:span text:style-name="T3">45: </text:span><text:span text:style-name="T4">import</text:span><text:span text:style-name="T3"> java.awt.Color;</text:span></text:p>
      <text:p text:style-name="Standard"><text:span text:style-name="T3">46: </text:span><text:span text:style-name="T4">import</text:span><text:span text:style-name="T3"> java.awt.Container;</text:span></text:p>
      <text:p text:style-name="Standard"><text:span text:style-name="T3">47: </text:span><text:span text:style-name="T4">import</text:span><text:span text:style-name="T3"> javax.swing.JFrame;</text:span></text:p>
      <text:p text:style-name="Standard"><text:span text:style-name="T3">48: </text:span><text:span text:style-name="T4">import</text:span><text:span text:style-name="T3"> javax.swing.JPanel;</text:span></text:p>
      <text:p text:style-name="P12">49:</text:p>
      <text:p text:style-name="Standard"><text:span text:style-name="T3">50: </text:span><text:span text:style-name="T4">public class</text:span><text:span text:style-name="T3"> AppFrame </text:span><text:span text:style-name="T4">extends</text:span><text:span text:style-name="T3"> JFrame {</text:span></text:p>
      <text:p text:style-name="P12">51:</text:p>
      <text:p text:style-name="Standard"><text:span text:style-name="T3">52: <text:s text:c="2"/></text:span><text:span text:style-name="T4">private</text:span><text:span text:style-name="T3"> JPanel diagram;</text:span></text:p>
      <text:p text:style-name="P12">53:</text:p>
      <text:p text:style-name="Standard"><text:span text:style-name="T3">54: <text:s text:c="2"/></text:span><text:span text:style-name="T4">public</text:span><text:span text:style-name="T3"> AppFrame() {</text:span></text:p>
      <text:p text:style-name="Standard"><text:span text:style-name="T3">55: <text:s text:c="4"/></text:span><text:span text:style-name="T4">super</text:span><text:span text:style-name="T3">();</text:span></text:p>
      <text:p text:style-name="Standard"><text:span text:style-name="T3">56: <text:s text:c="4"/>diagram = </text:span><text:span text:style-name="T4">new</text:span><text:span text:style-name="T3"> JPanel();</text:span></text:p>
      <text:p text:style-name="P12">57: <text:s text:c="4"/>diagram.setBackground(Color.white);</text:p>
      <text:p text:style-name="P12">58: <text:s text:c="4"/>this.setTitle("Panneau vide");</text:p>
      <text:p text:style-name="P12">59: <text:s text:c="4"/>this.setSize(400, 300);</text:p>
      <text:p text:style-name="P12">60: <text:s text:c="4"/>Container cp = this.getContentPane();</text:p>
      <text:p text:style-name="P12">61: <text:s text:c="4"/>cp.add(diagram);</text:p>
      <text:p text:style-name="P12">62: <text:s text:c="2"/>}</text:p>
      <text:p text:style-name="P12">63:</text:p>
      <text:p text:style-name="P12">64: }</text:p>
      <text:p text:style-name="P12"/>
      <text:p text:style-name="P12"/>
      <text:p text:style-name="P27">CHAPITRE 4</text:p>
      <text:p text:style-name="P28"/>
      <text:p text:style-name="P18">PARTIE B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/></text:span><text:span text:style-name="T4">package</text:span><text:span text:style-name="T3"> mBox.appForm;</text:span></text:p>
      <text:p text:style-name="P12">2:</text:p>
      <text:p text:style-name="Standard"><text:span text:style-name="T3">3: <text:s/></text:span><text:span text:style-name="T4">import</text:span><text:span text:style-name="T3"> javax.swing.JApplet;</text:span></text:p>
      <text:p text:style-name="P12">4:</text:p>
      <text:p text:style-name="Standard"><text:span text:style-name="T3">5: <text:s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3"/></text:span><text:span text:style-name="T4">private</text:span><text:span text:style-name="T3"> AppFrame appFrame;</text:span></text:p>
      <text:p text:style-name="P12">8:</text:p>
      <text:p text:style-name="Standard"><text:span text:style-name="T3">9: <text:s text:c="3"/></text:span><text:span text:style-name="T4">public</text:span><text:span text:style-name="T3"> App() {</text:span></text:p>
      <text:p text:style-name="Standard"><text:span text:style-name="T3">10: <text:s text:c="4"/></text:span><text:span text:style-name="T4">super</text:span><text:span text:style-name="T3">();</text:span></text:p>
      <text:p text:style-name="Standard"><text:span text:style-name="T3">11: <text:s text:c="4"/>appFrame = </text:span><text:span text:style-name="T4">new</text:span><text:span text:style-name="T3"> AppFrame();</text:span></text:p>
      <text:p text:style-name="Standard"><text:span text:style-name="T3">12: <text:s text:c="4"/>this.init(); <text:s/></text:span><text:span text:style-name="T5">// pour app seulement</text:span></text:p>
      <text:p text:style-name="P12">13: <text:s text:c="2"/>}</text:p>
      <text:p text:style-name="P12">14:</text:p>
      <text:p text:style-name="Standard"><text:span text:style-name="T3">15: <text:s text:c="2"/></text:span><text:span text:style-name="T4">public void</text:span><text:span text:style-name="T3"> init() {</text:span></text:p>
      <text:p text:style-name="P12">16: <text:s text:c="4"/>appFrame.setLocation(80, 80);</text:p>
      <text:p text:style-name="Standard"><text:span text:style-name="T3">17: <text:s text:c="4"/>this.start(); <text:s/></text:span><text:span text:style-name="T5">// pour app seulement</text:span></text:p>
      <text:p text:style-name="P12">18: <text:s text:c="2"/>}</text:p>
      <text:p text:style-name="P12">19:</text:p>
      <text:p text:style-name="Standard"><text:span text:style-name="T3">20: <text:s text:c="2"/></text:span><text:span text:style-name="T4">public void</text:span><text:span text:style-name="T3"> start() {</text:span></text:p>
      <text:p text:style-name="P12">21: <text:s text:c="4"/>appFrame.setVisible(true);</text:p>
      <text:p text:style-name="P12">22: <text:s text:c="2"/>}</text:p>
      <text:p text:style-name="P12">23:</text:p>
      <text:p text:style-name="Standard"><text:span text:style-name="T3">24: <text:s text:c="2"/></text:span><text:span text:style-name="T4">public void</text:span><text:span text:style-name="T3"> stop() {</text:span></text:p>
      <text:p text:style-name="P12">25: <text:s text:c="4"/>appFrame.setVisible(false);</text:p>
      <text:p text:style-name="P12">26: <text:s text:c="2"/>}</text:p>
      <text:p text:style-name="P12">27:</text:p>
      <text:p text:style-name="Standard"><text:span text:style-name="T3">28: <text:s text:c="2"/></text:span><text:span text:style-name="T4">public void</text:span><text:span text:style-name="T3"> destroy() {</text:span></text:p>
      <text:p text:style-name="P12">29: <text:s text:c="4"/>appFrame.dispose();</text:p>
      <text:p text:style-name="P12">30: <text:s text:c="2"/>}</text:p>
      <text:p text:style-name="P12">31:</text:p>
      <text:p text:style-name="Standard"><text:span text:style-name="T3">32: <text:s text:c="2"/></text:span><text:span text:style-name="T4">public static void</text:span><text:span text:style-name="T3"> main(String[] args) {</text:span></text:p>
      <text:p text:style-name="Standard"><text:span text:style-name="T3">33: <text:s text:c="4"/></text:span><text:span text:style-name="T4">new</text:span><text:span text:style-name="T3"> App();</text:span></text:p>
      <text:p text:style-name="P12">34: <text:s text:c="2"/>}</text:p>
      <text:p text:style-name="P12">35:</text:p>
      <text:p text:style-name="P12">36: }</text:p>
      <text:p text:style-name="P12">37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8: </text:span><text:span text:style-name="T4">package</text:span><text:span text:style-name="T3"> mBox.appForm;</text:span></text:p>
      <text:p text:style-name="P12">39:</text:p>
      <text:p text:style-name="Standard"><text:span text:style-name="T3">40: </text:span><text:span text:style-name="T5">// import java.awt.Color;</text:span><text:span text:style-name="T6"> <text:s/></text:span><text:span text:style-name="T5">// -</text:span></text:p>
      <text:p text:style-name="Standard"><text:span text:style-name="T3">41: </text:span><text:span text:style-name="T4">import</text:span><text:span text:style-name="T3"> java.awt.Container;</text:span></text:p>
      <text:p text:style-name="Standard"><text:span text:style-name="T3">42: </text:span><text:span text:style-name="T4">import</text:span><text:span text:style-name="T3"> javax.swing.JFrame;</text:span></text:p>
      <text:p text:style-name="Standard"><text:span text:style-name="T3">43: </text:span><text:span text:style-name="T5">// import javax.swing.JPanel; <text:s/>// -</text:span></text:p>
      <text:p text:style-name="Standard"><text:span text:style-name="T3">44: </text:span><text:span text:style-name="T4">import</text:span><text:span text:style-name="T3"> mBox.appModel.Diagram; <text:s/></text:span><text:span text:style-name="T5">// +</text:span></text:p>
      <text:p text:style-name="P12">45:</text:p>
      <text:p text:style-name="Standard"><text:span text:style-name="T3">46: </text:span><text:span text:style-name="T4">public class</text:span><text:span text:style-name="T3"> AppFrame </text:span><text:span text:style-name="T4">extends</text:span><text:span text:style-name="T3"> JFrame {</text:span></text:p>
      <text:p text:style-name="P12">47:</text:p>
      <text:p text:style-name="Standard"><text:span text:style-name="T3">48: <text:s text:c="2"/></text:span><text:span text:style-name="T4">private</text:span><text:span text:style-name="T3"> Diagram diagram; <text:s/></text:span><text:span text:style-name="T5">// &amp;</text:span></text:p>
      <text:p text:style-name="P12">49:</text:p>
      <text:p text:style-name="Standard"><text:span text:style-name="T3">50: <text:s text:c="2"/></text:span><text:span text:style-name="T4">public</text:span><text:span text:style-name="T3"> AppFrame() {</text:span></text:p>
      <text:p text:style-name="Standard"><text:span text:style-name="T3">51: <text:s text:c="4"/></text:span><text:span text:style-name="T4">super</text:span><text:span text:style-name="T3">();</text:span></text:p>
      <text:p text:style-name="Standard"><text:span text:style-name="T3">52: <text:s text:c="4"/>diagram = </text:span><text:span text:style-name="T4">new</text:span><text:span text:style-name="T3"> Diagram(); <text:s/></text:span><text:span text:style-name="T5">// &amp;</text:span></text:p>
      <text:p text:style-name="Standard"><text:span text:style-name="T3">53: <text:s text:c="4"/></text:span><text:span text:style-name="T5">// diagram.setBackground(Color.white); <text:s/>// -</text:span></text:p>
      <text:p text:style-name="Standard"><text:span text:style-name="T3">54: <text:s text:c="4"/>diagram. setTitle("Panneau bleu"); <text:s/></text:span><text:span text:style-name="T5">// &amp;</text:span></text:p>
      <text:p text:style-name="P12">55: <text:s text:c="4"/>this.setSize(400, 300);</text:p>
      <text:p text:style-name="P12">56: <text:s text:c="4"/>Container cp = this.getContentPane();</text:p>
      <text:p text:style-name="P12">57: <text:s text:c="4"/>cp.add(diagram);</text:p>
      <text:p text:style-name="P12">58: <text:s text:c="2"/>}</text:p>
      <text:p text:style-name="P12">59:</text:p>
      <text:p text:style-name="P12">60: }</text:p>
      <text:p text:style-name="P12">61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62: </text:span><text:span text:style-name="T5">// {+}</text:span></text:p>
      <text:p text:style-name="P12">63:</text:p>
      <text:p text:style-name="Standard"><text:span text:style-name="T3">64: </text:span><text:span text:style-name="T4">package</text:span><text:span text:style-name="T3"> mBox.appModel;</text:span></text:p>
      <text:p text:style-name="P12">65:</text:p>
      <text:p text:style-name="Standard"><text:span text:style-name="T3">66: </text:span><text:span text:style-name="T4">import</text:span><text:span text:style-name="T3"> java.awt.Color;</text:span></text:p>
      <text:p text:style-name="Standard"><text:span text:style-name="T3">67: </text:span><text:span text:style-name="T4">import</text:span><text:span text:style-name="T3"> javax.swing.JPanel;</text:span></text:p>
      <text:p text:style-name="P12">68:</text:p>
      <text:p text:style-name="Standard"><text:span text:style-name="T3">69: </text:span><text:span text:style-name="T4">public class</text:span><text:span text:style-name="T3"> Diagram </text:span><text:span text:style-name="T4">extends</text:span><text:span text:style-name="T3"> JPanel {</text:span></text:p>
      <text:p text:style-name="P12">70:</text:p>
      <text:p text:style-name="Standard"><text:span text:style-name="T3">71: <text:s text:c="2"/></text:span><text:span text:style-name="T4">private</text:span><text:span text:style-name="T3"> JPanel box;</text:span></text:p>
      <text:p text:style-name="P12">72:</text:p>
      <text:p text:style-name="Standard"><text:span text:style-name="T3">73: <text:s text:c="2"/></text:span><text:span text:style-name="T4">public</text:span><text:span text:style-name="T3"> Diagram() {</text:span></text:p>
      <text:p text:style-name="Standard"><text:span text:style-name="T3">74: <text:s text:c="4"/></text:span><text:span text:style-name="T4">super</text:span><text:span text:style-name="T3">();</text:span></text:p>
      <text:p text:style-name="Standard"><text:span text:style-name="T3">75: <text:s text:c="4"/>box = </text:span><text:span text:style-name="T4">new</text:span><text:span text:style-name="T3"> JPanel();</text:span></text:p>
      <text:p text:style-name="P12">76: <text:s text:c="4"/>box.setBackground(Color.blue);</text:p>
      <text:p text:style-name="P12">77: <text:s text:c="4"/>box.setSize(100, 50);</text:p>
      <text:p text:style-name="P12">78: <text:s text:c="4"/>box.setLocation(40, 20);</text:p>
      <text:p text:style-name="P12">79: <text:s text:c="4"/>this.setBackground(Color.white);</text:p>
      <text:p text:style-name="Standard"><text:span text:style-name="T3">80: <text:s text:c="4"/>this.setLayout(</text:span><text:span text:style-name="T4">null</text:span><text:span text:style-name="T3">);</text:span></text:p>
      <text:p text:style-name="P12">81: <text:s text:c="4"/>this.add(box);</text:p>
      <text:p text:style-name="P12">82: <text:s text:c="2"/>}</text:p>
      <text:p text:style-name="P12">83:</text:p>
      <text:p text:style-name="P12">84: }</text:p>
      <text:p text:style-name="P29"/>
      <text:p text:style-name="P30"/>
      <text:p text:style-name="P29"/>
      <text:p text:style-name="P27">CHAPITRE 4</text:p>
      <text:p text:style-name="P28"/>
      <text:p text:style-name="P18">PARTIE C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 <text:s/></text:span><text:span text:style-name="T5">// &amp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</text:span><text:span text:style-name="T5">// appFrame = new AppFrame(); <text:s/>// -</text:span></text:p>
      <text:p text:style-name="Standard"><text:span text:style-name="T3">12: <text:s text:c="5"/>this.init(); <text:s/></text:span><text:span text:style-name="T5">// pour app seulement</text:span></text:p>
      <text:p text:style-name="P12">13: <text:s text:c="3"/>}</text:p>
      <text:p text:style-name="P12">14:</text:p>
      <text:p text:style-name="Standard"><text:span text:style-name="T3">15: <text:s text:c="3"/></text:span><text:span text:style-name="T4">public void</text:span><text:span text:style-name="T3"> init() {</text:span></text:p>
      <text:p text:style-name="P12">16: <text:s text:c="5"/>appFrame.setLocation(80, 80);</text:p>
      <text:p text:style-name="Standard"><text:span text:style-name="T3">17: <text:s text:c="5"/>this.start(); <text:s/></text:span><text:span text:style-name="T5">// pour app seulement</text:span></text:p>
      <text:p text:style-name="P12">18: <text:s text:c="3"/>}</text:p>
      <text:p text:style-name="P12">19:</text:p>
      <text:p text:style-name="Standard"><text:span text:style-name="T3">20: <text:s text:c="3"/></text:span><text:span text:style-name="T4">public void</text:span><text:span text:style-name="T3"> start() {</text:span></text:p>
      <text:p text:style-name="P12">21: <text:s text:c="5"/>appFrame.setVisible(true);</text:p>
      <text:p text:style-name="P12">22: <text:s text:c="3"/>}</text:p>
      <text:p text:style-name="P12">23:</text:p>
      <text:p text:style-name="Standard"><text:span text:style-name="T3">24: <text:s text:c="3"/></text:span><text:span text:style-name="T4">public void</text:span><text:span text:style-name="T3"> stop() {</text:span></text:p>
      <text:p text:style-name="P12">25: <text:s text:c="5"/>appFrame.setVisible(false);</text:p>
      <text:p text:style-name="P12">26: <text:s text:c="3"/>}</text:p>
      <text:p text:style-name="P12">27:</text:p>
      <text:p text:style-name="Standard"><text:span text:style-name="T3">28: <text:s text:c="3"/></text:span><text:span text:style-name="T4">public void</text:span><text:span text:style-name="T3"> destroy() {</text:span></text:p>
      <text:p text:style-name="P12">29: <text:s text:c="5"/>appFrame.dispose();</text:p>
      <text:p text:style-name="P12">30: <text:s text:c="3"/>}</text:p>
      <text:p text:style-name="P12">31:</text:p>
      <text:p text:style-name="Standard"><text:span text:style-name="T3">32: <text:s text:c="3"/></text:span><text:span text:style-name="T4">public static void</text:span><text:span text:style-name="T3"> main(String[] args) {</text:span></text:p>
      <text:p text:style-name="Standard"><text:span text:style-name="T3">33: <text:s text:c="5"/></text:span><text:span text:style-name="T4">new</text:span><text:span text:style-name="T3"> App();</text:span></text:p>
      <text:p text:style-name="P12">34: <text:s text:c="3"/>}</text:p>
      <text:p text:style-name="P12">35:</text:p>
      <text:p text:style-name="P12">36: <text:s/>}</text:p>
      <text:p text:style-name="P12">37:</text:p>
      <text:p text:style-name="P22"/>
      <text:p text:style-name="P22"/>
      <text:p text:style-name="P31"/>
      <text:p text:style-name="Standard"><text:span text:style-name="T1">Classe </text:span><text:span text:style-name="T2">AppFrame</text:span></text:p>
      <text:p text:style-name="P11"/>
      <text:p text:style-name="Standard"><text:span text:style-name="T3">38: <text:s/></text:span><text:span text:style-name="T4">package</text:span><text:span text:style-name="T3"> mBox.appForm;</text:span></text:p>
      <text:p text:style-name="P12">39:</text:p>
      <text:p text:style-name="Standard"><text:span text:style-name="T3">40: <text:s/></text:span><text:span text:style-name="T4">import</text:span><text:span text:style-name="T3"> java.awt.Container;</text:span></text:p>
      <text:p text:style-name="Standard"><text:span text:style-name="T3">41: <text:s/></text:span><text:span text:style-name="T4">import</text:span><text:span text:style-name="T3"> javax.swing.JFrame;</text:span></text:p>
      <text:p text:style-name="Standard"><text:span text:style-name="T3">42: <text:s/></text:span><text:span text:style-name="T4">import</text:span><text:span text:style-name="T3"> mBox.appModel.Diagram;</text:span></text:p>
      <text:p text:style-name="P12">43:</text:p>
      <text:p text:style-name="Standard"><text:span text:style-name="T3">44: <text:s/></text:span><text:span text:style-name="T4">public class</text:span><text:span text:style-name="T3"> AppFrame </text:span><text:span text:style-name="T4">extends</text:span><text:span text:style-name="T3"> JFrame {</text:span></text:p>
      <text:p text:style-name="P12">45:</text:p>
      <text:p text:style-name="Standard"><text:span text:style-name="T3">46: <text:s text:c="3"/></text:span><text:span text:style-name="T4">private</text:span><text:span text:style-name="T3"> Diagram diagram = </text:span><text:span text:style-name="T4">new</text:span><text:span text:style-name="T3"> Diagram(); <text:s/></text:span><text:span text:style-name="T5">// &amp;</text:span></text:p>
      <text:p text:style-name="P12">47:</text:p>
      <text:p text:style-name="Standard"><text:span text:style-name="T3">48: <text:s text:c="3"/></text:span><text:span text:style-name="T4">public</text:span><text:span text:style-name="T3"> AppFrame() {</text:span></text:p>
      <text:p text:style-name="Standard"><text:span text:style-name="T3">49: <text:s text:c="5"/></text:span><text:span text:style-name="T4">super</text:span><text:span text:style-name="T3">();</text:span></text:p>
      <text:p text:style-name="Standard"><text:span text:style-name="T3">50: <text:s text:c="5"/></text:span><text:span text:style-name="T5">// diagram = new Diagram();</text:span><text:span text:style-name="T6"> <text:s/></text:span><text:span text:style-name="T5">// -</text:span></text:p>
      <text:p text:style-name="Standard"><text:span text:style-name="T3">51: <text:s text:c="5"/>diagram.setTitle("Panneau jaune"); <text:s/></text:span><text:span text:style-name="T5">// &amp;</text:span></text:p>
      <text:p text:style-name="P12">52: <text:s text:c="5"/>this.setSize(400, 300);</text:p>
      <text:p text:style-name="P12">53: <text:s text:c="5"/>Container cp = this.getContentPane();</text:p>
      <text:p text:style-name="P12">54: <text:s text:c="5"/>cp.add(diagram);</text:p>
      <text:p text:style-name="P12">55: <text:s text:c="3"/>}</text:p>
      <text:p text:style-name="P12">56:</text:p>
      <text:p text:style-name="P12">57: <text:s/>}</text:p>
      <text:p text:style-name="P12">58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59: <text:s/></text:span><text:span text:style-name="T4">package</text:span><text:span text:style-name="T3"> mBox.appModel;</text:span></text:p>
      <text:p text:style-name="P12">60:</text:p>
      <text:p text:style-name="Standard"><text:span text:style-name="T3">61: <text:s/></text:span><text:span text:style-name="T4">import</text:span><text:span text:style-name="T3"> java.awt.Color;</text:span></text:p>
      <text:p text:style-name="Standard"><text:span text:style-name="T3">62: <text:s/></text:span><text:span text:style-name="T4">import</text:span><text:span text:style-name="T3"> javax.swing.JPanel;</text:span></text:p>
      <text:p text:style-name="P12">63:</text:p>
      <text:p text:style-name="Standard"><text:span text:style-name="T3">64: <text:s/></text:span><text:span text:style-name="T4">public class</text:span><text:span text:style-name="T3"> Diagram </text:span><text:span text:style-name="T4">extends</text:span><text:span text:style-name="T3"> JPanel {</text:span></text:p>
      <text:p text:style-name="P12">65:</text:p>
      <text:p text:style-name="Standard"><text:span text:style-name="T3">66: <text:s text:c="3"/></text:span><text:span text:style-name="T4">private</text:span><text:span text:style-name="T3"> Box box = </text:span><text:span text:style-name="T4">new</text:span><text:span text:style-name="T3"> Box(); <text:s/></text:span><text:span text:style-name="T5">// &amp;</text:span></text:p>
      <text:p text:style-name="P12">67:</text:p>
      <text:p text:style-name="Standard"><text:span text:style-name="T3">68: <text:s text:c="3"/></text:span><text:span text:style-name="T4">public</text:span><text:span text:style-name="T3"> Diagram() {</text:span></text:p>
      <text:p text:style-name="Standard"><text:span text:style-name="T3">69: <text:s text:c="5"/></text:span><text:span text:style-name="T4">super</text:span><text:span text:style-name="T3">();</text:span></text:p>
      <text:p text:style-name="Standard"><text:span text:style-name="T3">70: <text:s text:c="5"/></text:span><text:span text:style-name="T5">// box = new Box(); <text:s/>// -</text:span></text:p>
      <text:p text:style-name="Standard"><text:span text:style-name="T3">71: <text:s text:c="5"/></text:span><text:span text:style-name="T5">// box.setBackground(Color.blue); <text:s/>// -</text:span></text:p>
      <text:p text:style-name="Standard"><text:span text:style-name="T3">72: <text:s text:c="5"/></text:span><text:span text:style-name="T5">// box.setSize(100, 50); <text:s/>// -</text:span></text:p>
      <text:p text:style-name="Standard"><text:span text:style-name="T3">73: <text:s text:c="5"/></text:span><text:span text:style-name="T5">// box.setLocation(40, 20); <text:s/>// -</text:span></text:p>
      <text:p text:style-name="P12">74: <text:s text:c="5"/>this.setBackground(Color.white);</text:p>
      <text:p text:style-name="Standard"><text:span text:style-name="T3">75: <text:s text:c="5"/>this.setLayout(</text:span><text:span text:style-name="T4">null</text:span><text:span text:style-name="T3">);</text:span></text:p>
      <text:p text:style-name="P12">76: <text:s text:c="5"/>this.add(box);</text:p>
      <text:p text:style-name="P12">77: <text:s text:c="3"/>}</text:p>
      <text:p text:style-name="P12">78:</text:p>
      <text:p text:style-name="P12">79: <text:s/>}</text:p>
      <text:p text:style-name="P12">80:</text:p>
      <text:p text:style-name="P22"/>
      <text:p text:style-name="P31"/>
      <text:p text:style-name="Standard"><text:span text:style-name="T1">Classe </text:span><text:span text:style-name="T2">Box</text:span></text:p>
      <text:p text:style-name="P11"/>
      <text:p text:style-name="Footer"><text:span text:style-name="T3">81: </text:span><text:span text:style-name="T5">// {+}</text:span></text:p>
      <text:p text:style-name="P32">82:</text:p>
      <text:p text:style-name="Footer"><text:span text:style-name="T3">83: <text:s/></text:span><text:span text:style-name="T4">package</text:span><text:span text:style-name="T3"> mBox.appModel;</text:span></text:p>
      <text:p text:style-name="P32">84:</text:p>
      <text:p text:style-name="Footer"><text:span text:style-name="T3">85: <text:s/></text:span><text:span text:style-name="T4">import</text:span><text:span text:style-name="T3"> java.awt.Color;</text:span></text:p>
      <text:p text:style-name="Footer"><text:span text:style-name="T3">86: <text:s/></text:span><text:span text:style-name="T4">import</text:span><text:span text:style-name="T3"> javax.swing.JPanel;</text:span></text:p>
      <text:p text:style-name="P32">87:</text:p>
      <text:p text:style-name="Footer"><text:span text:style-name="T3">88: <text:s/></text:span><text:span text:style-name="T4">public class</text:span><text:span text:style-name="T3"> Box </text:span><text:span text:style-name="T4">extends</text:span><text:span text:style-name="T3"> JPanel {</text:span></text:p>
      <text:p text:style-name="P32">89:</text:p>
      <text:p text:style-name="Footer"><text:span text:style-name="T3">90: <text:s text:c="3"/></text:span><text:span text:style-name="T4">public</text:span><text:span text:style-name="T3"> Box() {</text:span></text:p>
      <text:p text:style-name="Footer"><text:span text:style-name="T3">91: <text:s text:c="5"/></text:span><text:span text:style-name="T4">super</text:span><text:span text:style-name="T3">();</text:span></text:p>
      <text:p text:style-name="P32">92: <text:s text:c="5"/>this.setSize(100, 50);</text:p>
      <text:p text:style-name="P32">93: <text:s text:c="5"/>this.setColor(Color.yellow);</text:p>
      <text:p text:style-name="P32">94: <text:s text:c="5"/>this.setLocation(40, 20);</text:p>
      <text:p text:style-name="P32">95: <text:s text:c="3"/>}</text:p>
      <text:p text:style-name="P32">96:</text:p>
      <text:p text:style-name="Footer"><text:span text:style-name="T3">97: <text:s text:c="3"/></text:span><text:span text:style-name="T4">public</text:span><text:span text:style-name="T3"> Color getColor() {</text:span></text:p>
      <text:p text:style-name="Footer"><text:span text:style-name="T3">98: <text:s text:c="5"/></text:span><text:span text:style-name="T4">return</text:span><text:span text:style-name="T3"> this.getBackground();</text:span></text:p>
      <text:p text:style-name="P32">99: <text:s text:c="3"/>}</text:p>
      <text:p text:style-name="P32">100:</text:p>
      <text:p text:style-name="Footer"><text:span text:style-name="T3">101: <text:s text:c="2"/></text:span><text:span text:style-name="T4">public void</text:span><text:span text:style-name="T3"> setColor(Color aColor) {</text:span></text:p>
      <text:p text:style-name="P32">102: <text:s text:c="4"/>this.setBackground(aColor);</text:p>
      <text:p text:style-name="P32">103: <text:s text:c="2"/>}</text:p>
      <text:p text:style-name="P32">104: <text:s text:c="2"/></text:p>
      <text:p text:style-name="P33">105: }</text:p>
      <text:p text:style-name="P22"/>
      <text:p text:style-name="P27">CHAPITRE 5</text:p>
      <text:p text:style-name="P10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 <text:s/></text:span><text:span text:style-name="T5">// +</text:span></text:p>
      <text:p text:style-name="Standard"><text:span text:style-name="T3">41: <text:s/></text:span><text:span text:style-name="T4">import</text:span><text:span text:style-name="T3"> java.awt.event.WindowEvent; <text:s/></text:span><text:span text:style-name="T5">// +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mBox.appModel.Diagram;</text:span></text:p>
      <text:p text:style-name="P12">44:</text:p>
      <text:p text:style-name="Standard"><text:span text:style-name="T3">45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 <text:s/></text:span><text:span text:style-name="T5">// &amp;</text:span></text:p>
      <text:p text:style-name="P12">46:</text:p>
      <text:p text:style-name="Standard"><text:span text:style-name="T3">47: <text:s text:c="3"/></text:span><text:span text:style-name="T4">private</text:span><text:span text:style-name="T3"> Diagram diagram = </text:span><text:span text:style-name="T4">new</text:span><text:span text:style-name="T3"> Diagram();</text:span></text:p>
      <text:p text:style-name="P12">48:</text:p>
      <text:p text:style-name="Standard"><text:span text:style-name="T3">49: <text:s text:c="3"/></text:span><text:span text:style-name="T4">public</text:span><text:span text:style-name="T3"> AppFrame() {</text:span></text:p>
      <text:p text:style-name="Standard"><text:span text:style-name="T3">50: <text:s text:c="5"/></text:span><text:span text:style-name="T4">super</text:span><text:span text:style-name="T3">();</text:span></text:p>
      <text:p text:style-name="Standard"><text:span text:style-name="T3">51: <text:s text:c="5"/>this.addWindowListener(</text:span><text:span text:style-name="T4">this</text:span><text:span text:style-name="T3">); <text:s/></text:span><text:span text:style-name="T5">// +</text:span></text:p>
      <text:p text:style-name="Standard"><text:span text:style-name="T3">52: <text:s text:c="5"/>this.setTitle("Boîte jaune ou rouge"); <text:s/></text:span><text:span text:style-name="T5">// &amp;</text:span></text:p>
      <text:p text:style-name="P12">53: <text:s text:c="5"/>this.setSize(400, 300);</text:p>
      <text:p text:style-name="P12">54: <text:s text:c="5"/>Container cp = this.getContentPane();</text:p>
      <text:p text:style-name="P12">55: <text:s text:c="5"/>cp.add(diagram);</text:p>
      <text:p text:style-name="P12">56: <text:s text:c="3"/>}</text:p>
      <text:p text:style-name="P12">57:</text:p>
      <text:p text:style-name="Standard"><text:span text:style-name="T3">58: <text:s text:c="3"/></text:span><text:span text:style-name="T5">// {+}</text:span></text:p>
      <text:p text:style-name="P12">59:</text:p>
      <text:p text:style-name="Standard"><text:span text:style-name="T3">60: <text:s text:c="3"/></text:span><text:span text:style-name="T4">public void</text:span><text:span text:style-name="T3"> exit() {</text:span></text:p>
      <text:p text:style-name="P12">61: <text:s text:c="5"/>this.dispose();</text:p>
      <text:p text:style-name="P12">62: <text:s text:c="5"/>System.exit(0);</text:p>
      <text:p text:style-name="P12">63: <text:s text:c="3"/>}</text:p>
      <text:p text:style-name="P12">64:</text:p>
      <text:p text:style-name="Standard"><text:span text:style-name="T3">65: <text:s text:c="3"/></text:span><text:span text:style-name="T4">public void</text:span><text:span text:style-name="T3"> windowOpened(WindowEvent e) {</text:span></text:p>
      <text:p text:style-name="P12">66:</text:p>
      <text:p text:style-name="P12">67: <text:s text:c="3"/>}</text:p>
      <text:p text:style-name="P12">68:</text:p>
      <text:p text:style-name="Standard"><text:span text:style-name="T3">69: <text:s text:c="3"/></text:span><text:span text:style-name="T4">public void</text:span><text:span text:style-name="T3"> windowClosing(WindowEvent e) {</text:span></text:p>
      <text:p text:style-name="P12">70: <text:s text:c="5"/>this.exit();</text:p>
      <text:p text:style-name="P12">71: <text:s text:c="3"/>}</text:p>
      <text:p text:style-name="P12">72:</text:p>
      <text:p text:style-name="Standard"><text:span text:style-name="T3">73: <text:s text:c="3"/></text:span><text:span text:style-name="T4">public void</text:span><text:span text:style-name="T3"> windowClosed(WindowEvent e) {</text:span></text:p>
      <text:p text:style-name="P12">74:</text:p>
      <text:p text:style-name="P12">75: <text:s text:c="3"/>}</text:p>
      <text:p text:style-name="P12">76:</text:p>
      <text:p text:style-name="Standard"><text:span text:style-name="T3">77: <text:s text:c="3"/></text:span><text:span text:style-name="T4">public void</text:span><text:span text:style-name="T3"> windowIconified(WindowEvent e) {</text:span></text:p>
      <text:p text:style-name="P12">78:</text:p>
      <text:p text:style-name="P12">79: <text:s text:c="3"/>}</text:p>
      <text:p text:style-name="P12">80:</text:p>
      <text:p text:style-name="Standard"><text:span text:style-name="T3">81: <text:s text:c="3"/></text:span><text:span text:style-name="T4">public void</text:span><text:span text:style-name="T3"> windowDeiconified(WindowEvent e) {</text:span></text:p>
      <text:p text:style-name="P12">82:</text:p>
      <text:p text:style-name="P12">83: <text:s text:c="3"/>}</text:p>
      <text:p text:style-name="P12">84:</text:p>
      <text:p text:style-name="Standard"><text:span text:style-name="T3">85: <text:s text:c="3"/></text:span><text:span text:style-name="T4">public void</text:span><text:span text:style-name="T3"> windowActivated(WindowEvent e) {</text:span></text:p>
      <text:p text:style-name="P12">86:</text:p>
      <text:p text:style-name="P12">87: <text:s text:c="3"/>}</text:p>
      <text:p text:style-name="P12">88:</text:p>
      <text:p text:style-name="Standard"><text:span text:style-name="T3">89: <text:s text:c="3"/></text:span><text:span text:style-name="T4">public void</text:span><text:span text:style-name="T3"> windowDeactivated(WindowEvent e) {</text:span></text:p>
      <text:p text:style-name="P12">90:</text:p>
      <text:p text:style-name="P12">91: <text:s text:c="3"/>}</text:p>
      <text:p text:style-name="P12">92:</text:p>
      <text:p text:style-name="P12">93: <text:s/>}</text:p>
      <text:p text:style-name="P12">94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95: <text:s/></text:span><text:span text:style-name="T4">package</text:span><text:span text:style-name="T3"> mBox.appModel;</text:span></text:p>
      <text:p text:style-name="P12">96:</text:p>
      <text:p text:style-name="Standard"><text:span text:style-name="T3">97: <text:s/></text:span><text:span text:style-name="T4">import</text:span><text:span text:style-name="T3"> java.awt.Color;</text:span></text:p>
      <text:p text:style-name="Standard"><text:span text:style-name="T3">98: <text:s/></text:span><text:span text:style-name="T4">import</text:span><text:span text:style-name="T3"> java.awt.event.MouseListener; <text:s/></text:span><text:span text:style-name="T5">// +</text:span></text:p>
      <text:p text:style-name="Standard"><text:span text:style-name="T3">99: <text:s/></text:span><text:span text:style-name="T4">import</text:span><text:span text:style-name="T3"> java.awt.event.MouseEvent; <text:s/></text:span><text:span text:style-name="T5">// +</text:span></text:p>
      <text:p text:style-name="Standard"><text:span text:style-name="T3">100: </text:span><text:span text:style-name="T4">import</text:span><text:span text:style-name="T3"> javax.swing.JPanel;</text:span></text:p>
      <text:p text:style-name="P12">101:</text:p>
      <text:p text:style-name="Standard"><text:span text:style-name="T3">102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 { <text:s/></text:span><text:span text:style-name="T5">// &amp;</text:span></text:p>
      <text:p text:style-name="P12">103:</text:p>
      <text:p text:style-name="Standard"><text:span text:style-name="T3">104: <text:s text:c="2"/></text:span><text:span text:style-name="T4">private</text:span><text:span text:style-name="T3"> Box box = </text:span><text:span text:style-name="T4">new</text:span><text:span text:style-name="T3"> Box();</text:span></text:p>
      <text:p text:style-name="P12">105:</text:p>
      <text:p text:style-name="Standard"><text:span text:style-name="T3">106: <text:s text:c="2"/></text:span><text:span text:style-name="T4">public</text:span><text:span text:style-name="T3"> Diagram() {</text:span></text:p>
      <text:p text:style-name="Standard"><text:span text:style-name="T3">107: <text:s text:c="4"/></text:span><text:span text:style-name="T4">super</text:span><text:span text:style-name="T3">();</text:span></text:p>
      <text:p text:style-name="Standard"><text:span text:style-name="T3">108: <text:s text:c="4"/>box.addMouseListener(</text:span><text:span text:style-name="T4">this</text:span><text:span text:style-name="T3">); <text:s/></text:span><text:span text:style-name="T5">// +</text:span></text:p>
      <text:p text:style-name="P12">109: <text:s text:c="4"/>this.setBackground(Color.white);</text:p>
      <text:p text:style-name="Standard"><text:span text:style-name="T3">110: <text:s text:c="4"/>this.setLayout(</text:span><text:span text:style-name="T4">null</text:span><text:span text:style-name="T3">);</text:span></text:p>
      <text:p text:style-name="P12">111: <text:s text:c="4"/>this.add(box);</text:p>
      <text:p text:style-name="P12">112: <text:s text:c="2"/>}</text:p>
      <text:p text:style-name="P12">113:</text:p>
      <text:p text:style-name="Standard"><text:span text:style-name="T3">114: <text:s text:c="2"/></text:span><text:span text:style-name="T5">// {+}</text:span></text:p>
      <text:p text:style-name="P12">115:</text:p>
      <text:p text:style-name="Standard"><text:span text:style-name="T3">116: <text:s text:c="2"/></text:span><text:span text:style-name="T4">public void</text:span><text:span text:style-name="T3"> mouseClicked(MouseEvent e) {</text:span></text:p>
      <text:p text:style-name="P12">117:</text:p>
      <text:p text:style-name="P12">118: <text:s text:c="2"/>}</text:p>
      <text:p text:style-name="P12">119:</text:p>
      <text:p text:style-name="Standard"><text:span text:style-name="T3">120: <text:s text:c="2"/></text:span><text:span text:style-name="T4">public void</text:span><text:span text:style-name="T3"> mousePressed(MouseEvent e) {</text:span></text:p>
      <text:p text:style-name="P12">121: <text:s text:c="4"/>box.setSelected(!box.isSelected());</text:p>
      <text:p text:style-name="P12">122: <text:s text:c="2"/>}</text:p>
      <text:p text:style-name="P12">123:</text:p>
      <text:p text:style-name="Standard"><text:span text:style-name="T3">124: <text:s text:c="2"/></text:span><text:span text:style-name="T4">public void</text:span><text:span text:style-name="T3"> mouseReleased(MouseEvent e) {</text:span></text:p>
      <text:p text:style-name="P12">125:</text:p>
      <text:p text:style-name="P12">126: <text:s text:c="2"/>}</text:p>
      <text:p text:style-name="P12">127:</text:p>
      <text:p text:style-name="Standard"><text:span text:style-name="T3">128: <text:s text:c="2"/></text:span><text:span text:style-name="T4">public void</text:span><text:span text:style-name="T3"> mouseEntered(MouseEvent e) {</text:span></text:p>
      <text:p text:style-name="P12">129:</text:p>
      <text:p text:style-name="P12">130: <text:s text:c="2"/>}</text:p>
      <text:p text:style-name="P12">131:</text:p>
      <text:p text:style-name="Standard"><text:span text:style-name="T3">132: <text:s text:c="2"/></text:span><text:span text:style-name="T4">public void</text:span><text:span text:style-name="T3"> mouseExited(MouseEvent e) {</text:span></text:p>
      <text:p text:style-name="P12">133:</text:p>
      <text:p text:style-name="P12">134: <text:s text:c="2"/>}</text:p>
      <text:p text:style-name="P12">135:</text:p>
      <text:p text:style-name="P12">136: }</text:p>
      <text:p text:style-name="P12">137:</text:p>
      <text:p text:style-name="P22"/>
      <text:p text:style-name="P22"/>
      <text:p text:style-name="Standard"><text:span text:style-name="T1">Classe </text:span><text:span text:style-name="T2">Box</text:span></text:p>
      <text:p text:style-name="P11"/>
      <text:p text:style-name="Footer"><text:span text:style-name="T3">138: </text:span><text:span text:style-name="T4">package</text:span><text:span text:style-name="T3"> mBox.appModel;</text:span></text:p>
      <text:p text:style-name="P32">139:</text:p>
      <text:p text:style-name="Footer"><text:span text:style-name="T3">140: </text:span><text:span text:style-name="T4">import</text:span><text:span text:style-name="T3"> java.awt.Color;</text:span></text:p>
      <text:p text:style-name="Footer"><text:span text:style-name="T3">141: </text:span><text:span text:style-name="T4">import</text:span><text:span text:style-name="T3"> java.awt.Dimension; <text:s/></text:span><text:span text:style-name="T5">// +</text:span></text:p>
      <text:p text:style-name="Footer"><text:span text:style-name="T3">142: </text:span><text:span text:style-name="T4">import</text:span><text:span text:style-name="T3"> java.awt.Point; <text:s/></text:span><text:span text:style-name="T5">// +</text:span></text:p>
      <text:p text:style-name="Footer"><text:span text:style-name="T3">143: </text:span><text:span text:style-name="T4">import</text:span><text:span text:style-name="T3"> javax.swing.JPanel;</text:span></text:p>
      <text:p text:style-name="P32">144:</text:p>
      <text:p text:style-name="Footer"><text:span text:style-name="T3">145: </text:span><text:span text:style-name="T4">public class</text:span><text:span text:style-name="T3"> Box </text:span><text:span text:style-name="T4">extends</text:span><text:span text:style-name="T3"> JPanel {</text:span></text:p>
      <text:p text:style-name="P32">146:</text:p>
      <text:p text:style-name="Footer"><text:span text:style-name="T3">147: <text:s text:c="2"/></text:span><text:span text:style-name="T4">public static final</text:span><text:span text:style-name="T3"> Color DEFAULT_COLOR = Color.yellow; <text:s/></text:span><text:span text:style-name="T5">// +</text:span></text:p>
      <text:p text:style-name="Footer"><text:span text:style-name="T3">148: <text:s text:c="2"/></text:span><text:span text:style-name="T4">public static final</text:span><text:span text:style-name="T3"> Color SELECTION_COLOR = Color.red; <text:s/></text:span><text:span text:style-name="T5">// +</text:span></text:p>
      <text:p text:style-name="Footer"><text:span text:style-name="T3">149: <text:s text:c="2"/></text:span><text:span text:style-name="T4">public static final</text:span><text:span text:style-name="T3"> Dimension BOX_SIZE = </text:span><text:span text:style-name="T4">new</text:span><text:span text:style-name="T3"> Dimension(100, 50); <text:s/></text:span><text:span text:style-name="T5">// +</text:span></text:p>
      <text:p text:style-name="Footer"><text:span text:style-name="T3">150: <text:s text:c="2"/></text:span><text:span text:style-name="T4">public static final</text:span><text:span text:style-name="T3"> Point BOX_LOCATION = </text:span><text:span text:style-name="T4">new</text:span><text:span text:style-name="T3"> Point(40, 20); <text:s/></text:span><text:span text:style-name="T5">// +</text:span></text:p>
      <text:p text:style-name="P32">151:</text:p>
      <text:p text:style-name="Footer"><text:span text:style-name="T3">152: <text:s text:c="2"/></text:span><text:span text:style-name="T4">private</text:span><text:span text:style-name="T3"> Color currentColor = Color.yellow; <text:s/></text:span><text:span text:style-name="T5">// +</text:span></text:p>
      <text:p text:style-name="Footer"><text:span text:style-name="T3">153: <text:s text:c="2"/></text:span><text:span text:style-name="T4">private boolean</text:span><text:span text:style-name="T3"> selected = </text:span><text:span text:style-name="T4">false</text:span><text:span text:style-name="T3">; <text:s/></text:span><text:span text:style-name="T5">// +</text:span></text:p>
      <text:p text:style-name="P32">154:</text:p>
      <text:p text:style-name="Footer"><text:span text:style-name="T3">155: <text:s text:c="2"/></text:span><text:span text:style-name="T4">public</text:span><text:span text:style-name="T3"> Box() {</text:span></text:p>
      <text:p text:style-name="Footer"><text:span text:style-name="T3">156: <text:s text:c="4"/></text:span><text:span text:style-name="T4">super</text:span><text:span text:style-name="T3">();</text:span></text:p>
      <text:p text:style-name="P32">157: <text:s text:c="4"/>this.setSize(BOX_SIZE);</text:p>
      <text:p text:style-name="P32">158: <text:s text:c="4"/>this.setCurrentColor(DEFAULT_COLOR);</text:p>
      <text:p text:style-name="Footer"><text:span text:style-name="T3">159: <text:s text:c="4"/>this.setLocation(BOX_LOCATION); <text:s/></text:span><text:span text:style-name="T5">// &amp;</text:span></text:p>
      <text:p text:style-name="P32">160: <text:s text:c="2"/>}</text:p>
      <text:p text:style-name="P32">161:</text:p>
      <text:p text:style-name="Footer"><text:span text:style-name="T3">162: <text:s text:c="2"/></text:span><text:span text:style-name="T5">// {&amp;</text:span></text:p>
      <text:p text:style-name="P32">163:</text:p>
      <text:p text:style-name="Footer"><text:span text:style-name="T3">164: <text:s text:c="2"/></text:span><text:span text:style-name="T4">public</text:span><text:span text:style-name="T3"> Color getCurrentColor() {</text:span></text:p>
      <text:p text:style-name="Footer"><text:span text:style-name="T3">165: <text:s text:c="4"/></text:span><text:span text:style-name="T4">return</text:span><text:span text:style-name="T3"> CurrentColor;</text:span></text:p>
      <text:p text:style-name="P32">166: <text:s text:c="2"/>}</text:p>
      <text:p text:style-name="P32">167:</text:p>
      <text:p text:style-name="Footer"><text:span text:style-name="T3">168: <text:s text:c="2"/></text:span><text:span text:style-name="T4">public void</text:span><text:span text:style-name="T3"> setCurrentColor(Color aColor) {</text:span></text:p>
      <text:p text:style-name="Footer"><text:span text:style-name="T3">169: <text:s text:c="4"/></text:span><text:span text:style-name="T4">if</text:span><text:span text:style-name="T3"> (aColor != SELECTION_COLOR) {</text:span></text:p>
      <text:p text:style-name="P32">170: <text:s text:c="6"/>currentColor = aColor;</text:p>
      <text:p text:style-name="P32">171: <text:s text:c="6"/>this.setBackground(aColor);</text:p>
      <text:p text:style-name="P32">172: <text:s text:c="4"/>}</text:p>
      <text:p text:style-name="P32">173: <text:s text:c="4"/>this.repaint();</text:p>
      <text:p text:style-name="P32">174: <text:s text:c="2"/>}</text:p>
      <text:p text:style-name="P32">175:</text:p>
      <text:p text:style-name="Footer"><text:span text:style-name="T3">176: <text:s text:c="2"/></text:span><text:span text:style-name="T5">// &amp;}</text:span></text:p>
      <text:p text:style-name="P32">177:</text:p>
      <text:p text:style-name="Footer"><text:span text:style-name="T3">178: <text:s text:c="2"/></text:span><text:span text:style-name="T5">// {+}</text:span></text:p>
      <text:p text:style-name="P32">179:</text:p>
      <text:p text:style-name="Footer"><text:span text:style-name="T3">180: <text:s text:c="2"/></text:span><text:span text:style-name="T4">public boolean</text:span><text:span text:style-name="T3"> isSelected() {</text:span></text:p>
      <text:p text:style-name="Footer"><text:span text:style-name="T3">181: <text:s text:c="4"/></text:span><text:span text:style-name="T4">return</text:span><text:span text:style-name="T3"> selected;</text:span></text:p>
      <text:p text:style-name="P32">182: <text:s text:c="2"/>}</text:p>
      <text:p text:style-name="P32">183:</text:p>
      <text:p text:style-name="Footer"><text:span text:style-name="T3">184: <text:s text:c="2"/></text:span><text:span text:style-name="T4">public void</text:span><text:span text:style-name="T3"> setSelected(</text:span><text:span text:style-name="T4">boolean</text:span><text:span text:style-name="T3"> aSelected) {</text:span></text:p>
      <text:p text:style-name="P32">185: <text:s text:c="4"/>selected = aSelected;</text:p>
      <text:p text:style-name="Footer"><text:span text:style-name="T3">186: <text:s text:c="4"/></text:span><text:span text:style-name="T4">if</text:span><text:span text:style-name="T3"> (selected) {</text:span></text:p>
      <text:p text:style-name="P32">187: <text:s text:c="6"/>this.setBackground(SELECTION_COLOR);</text:p>
      <text:p text:style-name="P32">188: <text:s text:c="4"/>}</text:p>
      <text:p text:style-name="Footer"><text:span text:style-name="T3">189: <text:s text:c="4"/></text:span><text:span text:style-name="T4">else</text:span><text:span text:style-name="T3"> {</text:span></text:p>
      <text:p text:style-name="P32">190: <text:s text:c="6"/>this.setBackground(currentColor);</text:p>
      <text:p text:style-name="P32">191: <text:s text:c="4"/>}</text:p>
      <text:p text:style-name="P32">192: <text:s text:c="4"/>this.repaint();</text:p>
      <text:p text:style-name="P32">193: <text:s text:c="2"/>}</text:p>
      <text:p text:style-name="P33">194:</text:p>
      <text:p text:style-name="P33">195: }</text:p>
      <text:p text:style-name="P22"/>
      <text:p text:style-name="P34"/>
      <text:p text:style-name="P27">CHAPITRE 6</text:p>
      <text:p text:style-name="P10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</text:span></text:p>
      <text:p text:style-name="Standard"><text:span text:style-name="T3">41: <text:s/></text:span><text:span text:style-name="T4">import</text:span><text:span text:style-name="T3"> java.awt.event.WindowEvent;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mBox.appModel.Diagram;</text:span></text:p>
      <text:p text:style-name="P12">44:</text:p>
      <text:p text:style-name="Standard"><text:span text:style-name="T3">45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46:</text:p>
      <text:p text:style-name="Standard"><text:span text:style-name="T3">47: <text:s text:c="3"/></text:span><text:span text:style-name="T4">private</text:span><text:span text:style-name="T3"> AppMenu appMenu = </text:span><text:span text:style-name="T4">new</text:span><text:span text:style-name="T3"> AppMenu(</text:span><text:span text:style-name="T4">this</text:span><text:span text:style-name="T3">); <text:s/></text:span><text:span text:style-name="T5">// +</text:span></text:p>
      <text:p text:style-name="Standard"><text:span text:style-name="T3">48: <text:s text:c="3"/></text:span><text:span text:style-name="T4">private</text:span><text:span text:style-name="T3"> Diagram diagram = </text:span><text:span text:style-name="T4">new</text:span><text:span text:style-name="T3"> Diagram();</text:span></text:p>
      <text:p text:style-name="P12">49:</text:p>
      <text:p text:style-name="Standard"><text:span text:style-name="T3">50: <text:s text:c="3"/></text:span><text:span text:style-name="T4">public</text:span><text:span text:style-name="T3"> AppFrame() {</text:span></text:p>
      <text:p text:style-name="Standard"><text:span text:style-name="T3">51: <text:s text:c="5"/></text:span><text:span text:style-name="T4">super</text:span><text:span text:style-name="T3">();</text:span></text:p>
      <text:p text:style-name="Standard"><text:span text:style-name="T3">52: <text:s text:c="5"/>this.addWindowListener(</text:span><text:span text:style-name="T4">this</text:span><text:span text:style-name="T3">);</text:span></text:p>
      <text:p text:style-name="Standard"><text:span text:style-name="T3">53: <text:s text:c="5"/>this.setJMenuBar("this.appMenu"); <text:s/></text:span><text:span text:style-name="T5">// +</text:span></text:p>
      <text:p text:style-name="Standard"><text:span text:style-name="T3">54: <text:s text:c="5"/>this.setTitle("Barre de menu"); <text:s/></text:span><text:span text:style-name="T5">// &amp;</text:span></text:p>
      <text:p text:style-name="P12">55: <text:s text:c="5"/>this.setSize(400, 300);</text:p>
      <text:p text:style-name="P12">56: <text:s text:c="5"/>Container cp = this.getContentPane();</text:p>
      <text:p text:style-name="P12">57: <text:s text:c="5"/>cp.add(diagram);</text:p>
      <text:p text:style-name="P12">58: <text:s text:c="3"/>}</text:p>
      <text:p text:style-name="P12">59:</text:p>
      <text:p text:style-name="Standard"><text:span text:style-name="T3">60: <text:s text:c="3"/></text:span><text:span text:style-name="T5">// {+</text:span></text:p>
      <text:p text:style-name="P12">61:</text:p>
      <text:p text:style-name="Standard"><text:span text:style-name="T3">62: <text:s text:c="3"/></text:span><text:span text:style-name="T4">public</text:span><text:span text:style-name="T3"> Diagram getDiagram() {</text:span></text:p>
      <text:p text:style-name="Standard"><text:span text:style-name="T3">63: <text:s text:c="5"/></text:span><text:span text:style-name="T4">return</text:span><text:span text:style-name="T3"> diagram;</text:span></text:p>
      <text:p text:style-name="P12">64: <text:s text:c="3"/>}</text:p>
      <text:p text:style-name="P12">65:</text:p>
      <text:p text:style-name="Standard"><text:span text:style-name="T3">66: <text:s text:c="3"/></text:span><text:span text:style-name="T5">// +}</text:span></text:p>
      <text:p text:style-name="P12">67:</text:p>
      <text:p text:style-name="Standard"><text:span text:style-name="T3">68: <text:s text:c="3"/></text:span><text:span text:style-name="T4">public void</text:span><text:span text:style-name="T3"> exit() {</text:span></text:p>
      <text:p text:style-name="P12">69: <text:s text:c="5"/>this.dispose();</text:p>
      <text:p text:style-name="P12">70: <text:s text:c="5"/>System.exit(0);</text:p>
      <text:p text:style-name="P12">71: <text:s text:c="3"/>}</text:p>
      <text:p text:style-name="P12">72:</text:p>
      <text:p text:style-name="Standard"><text:span text:style-name="T3">73: <text:s text:c="3"/></text:span><text:span text:style-name="T4">public void</text:span><text:span text:style-name="T3"> windowClosing(WindowEvent e) {</text:span></text:p>
      <text:p text:style-name="P12">74: <text:s text:c="5"/>this.exit();</text:p>
      <text:p text:style-name="P12">75: <text:s text:c="3"/>}</text:p>
      <text:p text:style-name="P12">76:</text:p>
      <text:p text:style-name="Standard"><text:span text:style-name="T3">77: <text:s text:c="3"/></text:span><text:span text:style-name="T5">// {&amp;</text:span></text:p>
      <text:p text:style-name="P12">78:</text:p>
      <text:p text:style-name="Standard"><text:span text:style-name="T3">79: <text:s text:c="3"/></text:span><text:span text:style-name="T4">public void</text:span><text:span text:style-name="T3"> windowOpened(WindowEvent e) {}</text:span></text:p>
      <text:p text:style-name="Standard"><text:span text:style-name="T3">80: <text:s text:c="3"/></text:span><text:span text:style-name="T4">public void</text:span><text:span text:style-name="T3"> windowClosed(WindowEvent e) {}</text:span></text:p>
      <text:p text:style-name="Standard"><text:span text:style-name="T3">81: <text:s text:c="3"/></text:span><text:span text:style-name="T4">public void</text:span><text:span text:style-name="T3"> windowIconified(WindowEvent e) {}</text:span></text:p>
      <text:p text:style-name="Standard"><text:span text:style-name="T3">82: <text:s text:c="3"/></text:span><text:span text:style-name="T4">public void</text:span><text:span text:style-name="T3"> windowDeiconified(WindowEvent e) {}</text:span></text:p>
      <text:p text:style-name="Standard"><text:span text:style-name="T3">83: <text:s text:c="3"/></text:span><text:span text:style-name="T4">public void</text:span><text:span text:style-name="T3"> windowActivated(WindowEvent e) {}</text:span></text:p>
      <text:p text:style-name="Standard"><text:span text:style-name="T3">84: <text:s text:c="3"/></text:span><text:span text:style-name="T4">public void</text:span><text:span text:style-name="T3"> windowDeactivated(WindowEvent e) {}</text:span></text:p>
      <text:p text:style-name="P12">85:</text:p>
      <text:p text:style-name="Standard"><text:span text:style-name="T3">86: <text:s text:c="3"/></text:span><text:span text:style-name="T5">// &amp;</text:span><text:span text:style-name="T6">}</text:span></text:p>
      <text:p text:style-name="P12">87:</text:p>
      <text:p text:style-name="P12">88: <text:s/>}</text:p>
      <text:p text:style-name="P12">89:</text:p>
      <text:p text:style-name="P22"/>
      <text:p text:style-name="P22"/>
      <text:p text:style-name="Standard"><text:span text:style-name="T1">Classe </text:span><text:span text:style-name="T2">AppMenu</text:span></text:p>
      <text:p text:style-name="P11"/>
      <text:p text:style-name="Standard"><text:span text:style-name="T3">90: <text:s/></text:span><text:span text:style-name="T5">// {+}</text:span></text:p>
      <text:p text:style-name="P12">91:</text:p>
      <text:p text:style-name="Standard"><text:span text:style-name="T3">92: <text:s/></text:span><text:span text:style-name="T4">package</text:span><text:span text:style-name="T3"> mBox.appForm;</text:span></text:p>
      <text:p text:style-name="P12">93:</text:p>
      <text:p text:style-name="Standard"><text:span text:style-name="T3">94: <text:s/></text:span><text:span text:style-name="T4">import</text:span><text:span text:style-name="T3"> java.awt.*;</text:span></text:p>
      <text:p text:style-name="Standard"><text:span text:style-name="T3">95: <text:s/></text:span><text:span text:style-name="T4">import</text:span><text:span text:style-name="T3"> java.awt.event.*;</text:span></text:p>
      <text:p text:style-name="Standard"><text:span text:style-name="T3">96: <text:s/></text:span><text:span text:style-name="T4">import</text:span><text:span text:style-name="T3"> javax.swing.JMenuBar;</text:span></text:p>
      <text:p text:style-name="Standard"><text:span text:style-name="T3">97: <text:s/></text:span><text:span text:style-name="T4">import</text:span><text:span text:style-name="T3"> javax.swing.JMenu;</text:span></text:p>
      <text:p text:style-name="Standard"><text:span text:style-name="T3">98: <text:s/></text:span><text:span text:style-name="T4">import</text:span><text:span text:style-name="T3"> javax.swing.JMenuItem;</text:span></text:p>
      <text:p text:style-name="P12">99:</text:p>
      <text:p text:style-name="Standard"><text:span text:style-name="T3">100: </text:span><text:span text:style-name="T4">public class</text:span><text:span text:style-name="T3"> AppMenu </text:span><text:span text:style-name="T4">extends</text:span><text:span text:style-name="T3"> JMenuBar </text:span><text:span text:style-name="T4">implements</text:span><text:span text:style-name="T3"> ActionListener {</text:span></text:p>
      <text:p text:style-name="P12">101:</text:p>
      <text:p text:style-name="Standard"><text:span text:style-name="T3">102: <text:s text:c="2"/></text:span><text:span text:style-name="T4">private static final int</text:span><text:span text:style-name="T3"> EXIT <text:s text:c="4"/>= 1;</text:span></text:p>
      <text:p text:style-name="Standard"><text:span text:style-name="T3">103: <text:s text:c="2"/></text:span><text:span text:style-name="T4">private static final int</text:span><text:span text:style-name="T3"> SELECT <text:s text:c="2"/>= 2;</text:span></text:p>
      <text:p text:style-name="Standard"><text:span text:style-name="T3">104: <text:s text:c="2"/></text:span><text:span text:style-name="T4">private static final int</text:span><text:span text:style-name="T3"> DESELECT = 3;</text:span></text:p>
      <text:p text:style-name="Standard"><text:span text:style-name="T3">105: <text:s text:c="2"/></text:span><text:span text:style-name="T4">private static final int</text:span><text:span text:style-name="T3"> HIDE <text:s text:c="4"/>= 4;</text:span></text:p>
      <text:p text:style-name="Standard"><text:span text:style-name="T3">106: <text:s text:c="2"/></text:span><text:span text:style-name="T4">private static final int</text:span><text:span text:style-name="T3"> SHOW <text:s text:c="4"/>= 5;</text:span></text:p>
      <text:p text:style-name="P12">107:</text:p>
      <text:p text:style-name="Standard"><text:span text:style-name="T3">108: <text:s text:c="2"/></text:span><text:span text:style-name="T4">private</text:span><text:span text:style-name="T3"> Jmenu <text:s text:c="4"/>menuFile <text:s text:c="8"/>= </text:span><text:span text:style-name="T4">new</text:span><text:span text:style-name="T3"> JMenu("Fichier");</text:span></text:p>
      <text:p text:style-name="Standard"><text:span text:style-name="T3">109: <text:s text:c="2"/></text:span><text:span text:style-name="T4">private</text:span><text:span text:style-name="T3"> JMenuItem menuFileExit <text:s text:c="4"/>= </text:span><text:span text:style-name="T4">new</text:span><text:span text:style-name="T3"> JMenuItem("Sortie");</text:span></text:p>
      <text:p text:style-name="Standard"><text:span text:style-name="T3">110: <text:s text:c="2"/></text:span><text:span text:style-name="T4">private</text:span><text:span text:style-name="T3"> Jmenu <text:s text:c="4"/>menuEdit <text:s text:c="8"/>= </text:span><text:span text:style-name="T4">new</text:span><text:span text:style-name="T3"> JMenu("Édition");</text:span></text:p>
      <text:p text:style-name="Standard"><text:span text:style-name="T3">111: <text:s text:c="2"/></text:span><text:span text:style-name="T4">private</text:span><text:span text:style-name="T3"> JMenuItem menuEditSelect <text:s text:c="2"/>= </text:span><text:span text:style-name="T4">new</text:span><text:span text:style-name="T3"> JMenuItem("Sélectionner la boîte");</text:span></text:p>
      <text:p text:style-name="Standard"><text:span text:style-name="T3">112: <text:s text:c="2"/></text:span><text:span text:style-name="T4">private</text:span><text:span text:style-name="T3"> JMenuItem menuEditDeselect = </text:span><text:span text:style-name="T4">new</text:span><text:span text:style-name="T3"> JMenuItem("Désélectionner la boîte");</text:span></text:p>
      <text:p text:style-name="Standard"><text:span text:style-name="T3">113: <text:s text:c="2"/></text:span><text:span text:style-name="T4">private</text:span><text:span text:style-name="T3"> JMenu <text:s text:c="4"/>menuView <text:s text:c="8"/>= </text:span><text:span text:style-name="T4">new</text:span><text:span text:style-name="T3"> JMenu("Visionnement");</text:span></text:p>
      <text:p text:style-name="Standard"><text:span text:style-name="T3">114: <text:s text:c="2"/></text:span><text:span text:style-name="T4">private</text:span><text:span text:style-name="T3"> JMenuItem menuViewHide <text:s text:c="4"/>= </text:span><text:span text:style-name="T4">new</text:span><text:span text:style-name="T3"> JMenuItem("Cacher la boîte");</text:span></text:p>
      <text:p text:style-name="Standard"><text:span text:style-name="T3">115: <text:s text:c="2"/></text:span><text:span text:style-name="T4">private</text:span><text:span text:style-name="T3"> JMenuItem menuViewShow <text:s text:c="4"/>= </text:span><text:span text:style-name="T4">new</text:span><text:span text:style-name="T3"> JMenuItem("Afficher la boîte");</text:span></text:p>
      <text:p text:style-name="P12">116:</text:p>
      <text:p text:style-name="Standard"><text:span text:style-name="T3">117: <text:s text:c="2"/></text:span><text:span text:style-name="T4">private</text:span><text:span text:style-name="T3"> AppFrame appFrame;</text:span></text:p>
      <text:p text:style-name="P12">118:</text:p>
      <text:p text:style-name="Standard"><text:span text:style-name="T3">119: <text:s text:c="2"/></text:span><text:span text:style-name="T4">public</text:span><text:span text:style-name="T3"> AppMenu() {</text:span></text:p>
      <text:p text:style-name="Standard"><text:span text:style-name="T3">120: <text:s text:c="4"/></text:span><text:span text:style-name="T4">super</text:span><text:span text:style-name="T3">();</text:span></text:p>
      <text:p text:style-name="P12">121: <text:s text:c="4"/>menuFileExit.setActionCommand("Exit");</text:p>
      <text:p text:style-name="Standard"><text:span text:style-name="T3">122: <text:s text:c="4"/>menuFileExit.addActionListener(</text:span><text:span text:style-name="T4">this</text:span><text:span text:style-name="T3">);</text:span></text:p>
      <text:p text:style-name="P12">123:</text:p>
      <text:p text:style-name="P12">124: <text:s text:c="4"/>menuEditSelect.setActionCommand("Select");</text:p>
      <text:p text:style-name="Standard"><text:span text:style-name="T3">125: <text:s text:c="4"/>menuEditSelect.addActionListener(</text:span><text:span text:style-name="T4">this</text:span><text:span text:style-name="T3">);</text:span></text:p>
      <text:p text:style-name="P12">126: <text:s text:c="4"/>menuEditDeselect.setActionCommand("Deselect");</text:p>
      <text:p text:style-name="Standard"><text:span text:style-name="T3">127: <text:s text:c="4"/>menuEditDeselect.addActionListener(</text:span><text:span text:style-name="T4">this</text:span><text:span text:style-name="T3">);</text:span></text:p>
      <text:p text:style-name="P12">128:</text:p>
      <text:p text:style-name="P12">129: <text:s text:c="4"/>menuViewHide.setActionCommand("Hide");</text:p>
      <text:p text:style-name="Standard"><text:span text:style-name="T3">130: <text:s text:c="4"/>menuViewHide.addActionListener(</text:span><text:span text:style-name="T4">this</text:span><text:span text:style-name="T3">);</text:span></text:p>
      <text:p text:style-name="P12">131: <text:s text:c="4"/>menuViewShow.setActionCommand("Show");</text:p>
      <text:p text:style-name="Standard"><text:span text:style-name="T3">132: <text:s text:c="4"/>menuViewShow.addActionListener(</text:span><text:span text:style-name="T4">this</text:span><text:span text:style-name="T3">);</text:span></text:p>
      <text:p text:style-name="P12">133:</text:p>
      <text:p text:style-name="P12">134: <text:s text:c="4"/>menuFile.add(menuFileExit);</text:p>
      <text:p text:style-name="P12">135: <text:s text:c="4"/>menuEdit.add(menuEditSelect);</text:p>
      <text:p text:style-name="P12">136: <text:s text:c="4"/>menuEdit.add(menuEditDeselect);</text:p>
      <text:p text:style-name="P12">137: <text:s text:c="4"/>menuView.add(menuViewHide);</text:p>
      <text:p text:style-name="P12">138: <text:s text:c="4"/>menuView.add(menuViewShow);</text:p>
      <text:p text:style-name="P12">139:</text:p>
      <text:p text:style-name="P12">140: <text:s text:c="4"/>this.add(menuFile);</text:p>
      <text:p text:style-name="P12">141: <text:s text:c="4"/>this.add(menuEdit);</text:p>
      <text:p text:style-name="P12">142: <text:s text:c="4"/>this.add(menuView);</text:p>
      <text:p text:style-name="P12">143: <text:s text:c="2"/>}</text:p>
      <text:p text:style-name="P12">144:</text:p>
      <text:p text:style-name="Standard"><text:span text:style-name="T3">145: <text:s text:c="2"/></text:span><text:span text:style-name="T4">public</text:span><text:span text:style-name="T3"> AppMenu(AppFrame aAppFrame) {</text:span></text:p>
      <text:p text:style-name="Standard"><text:span text:style-name="T3">146: <text:s text:c="4"/></text:span><text:span text:style-name="T4">this</text:span><text:span text:style-name="T3">();</text:span></text:p>
      <text:p text:style-name="P12">147: <text:s text:c="4"/>this.setAppFrame(aAppFrame);</text:p>
      <text:p text:style-name="P12">148: <text:s text:c="2"/>}</text:p>
      <text:p text:style-name="P12">149:</text:p>
      <text:p text:style-name="Standard"><text:span text:style-name="T3">150: <text:s text:c="2"/></text:span><text:span text:style-name="T4">public</text:span><text:span text:style-name="T3"> AppFrame getAppFrame() {</text:span></text:p>
      <text:p text:style-name="Standard"><text:span text:style-name="T3">151: <text:s text:c="4"/></text:span><text:span text:style-name="T4">return</text:span><text:span text:style-name="T3"> appFrame;</text:span></text:p>
      <text:p text:style-name="P12">152: <text:s text:c="2"/>}</text:p>
      <text:p text:style-name="P12">153:</text:p>
      <text:p text:style-name="Standard"><text:span text:style-name="T3">154: <text:s text:c="2"/></text:span><text:span text:style-name="T4">public void</text:span><text:span text:style-name="T3"> setAppFrame(AppFrame aFrame) {</text:span></text:p>
      <text:p text:style-name="P12">155: <text:s text:c="4"/>appFrame = aFrame;</text:p>
      <text:p text:style-name="P12">156: <text:s text:c="2"/>}</text:p>
      <text:p text:style-name="P12">157:</text:p>
      <text:p text:style-name="Standard"><text:span text:style-name="T3">158: <text:s text:c="2"/></text:span><text:span text:style-name="T4">private int</text:span><text:span text:style-name="T3"> getMenuCommand(String aCommand) {</text:span></text:p>
      <text:p text:style-name="Standard"><text:span text:style-name="T3">159: <text:s text:c="4"/></text:span><text:span text:style-name="T4">int</text:span><text:span text:style-name="T3"> action = -1;</text:span></text:p>
      <text:p text:style-name="Standard"><text:span text:style-name="T3">160: <text:s text:c="4"/></text:span><text:span text:style-name="T4">if</text:span><text:span text:style-name="T3"> <text:s text:c="5"/>(aCommand.equals("Exit")) <text:s text:c="4"/>action = EXIT;</text:span></text:p>
      <text:p text:style-name="Standard"><text:span text:style-name="T3">161: <text:s text:c="4"/></text:span><text:span text:style-name="T4">else if</text:span><text:span text:style-name="T3"> (aCommand.equals("Select")) <text:s text:c="2"/>action = SELECT;</text:span></text:p>
      <text:p text:style-name="Standard"><text:span text:style-name="T3">162: <text:s text:c="4"/></text:span><text:span text:style-name="T4">else if</text:span><text:span text:style-name="T3"> (aCommand.equals("Deselect")) action = DESELECT;</text:span></text:p>
      <text:p text:style-name="Standard"><text:span text:style-name="T3">163: <text:s text:c="4"/></text:span><text:span text:style-name="T4">else if</text:span><text:span text:style-name="T3"> (aCommand.equals("Hide")) <text:s text:c="4"/>action = HIDE;</text:span></text:p>
      <text:p text:style-name="Standard"><text:span text:style-name="T3">164: <text:s text:c="4"/></text:span><text:span text:style-name="T4">else if</text:span><text:span text:style-name="T3"> (aCommand.equals("Show")) <text:s text:c="4"/>action = SHOW;</text:span></text:p>
      <text:p text:style-name="Standard"><text:span text:style-name="T3">165: <text:s text:c="4"/></text:span><text:span text:style-name="T4">return</text:span><text:span text:style-name="T3"> action;</text:span></text:p>
      <text:p text:style-name="P12">166: <text:s text:c="2"/>}</text:p>
      <text:p text:style-name="P12">167:</text:p>
      <text:p text:style-name="Standard"><text:span text:style-name="T3">168: <text:s text:c="2"/></text:span><text:span text:style-name="T4">public void</text:span><text:span text:style-name="T3"> actionPerformed(ActionEvent e) {</text:span></text:p>
      <text:p text:style-name="P12">169: <text:s text:c="4"/>String command = e.getActionCommand();</text:p>
      <text:p text:style-name="Standard"><text:span text:style-name="T3">170: <text:s text:c="4"/></text:span><text:span text:style-name="T4">switch</text:span><text:span text:style-name="T3"> (this.getMenuCommand(command)) {</text:span></text:p>
      <text:p text:style-name="Standard"><text:span text:style-name="T3">171: <text:s text:c="6"/></text:span><text:span text:style-name="T4">case</text:span><text:span text:style-name="T3"> EXIT:</text:span></text:p>
      <text:p text:style-name="P12">172: <text:s text:c="8"/>appFrame.exit();</text:p>
      <text:p text:style-name="Standard"><text:span text:style-name="T3">173: <text:s text:c="8"/></text:span><text:span text:style-name="T4">break</text:span><text:span text:style-name="T3">;</text:span></text:p>
      <text:p text:style-name="Standard"><text:span text:style-name="T3">174: <text:s text:c="6"/></text:span><text:span text:style-name="T4">case</text:span><text:span text:style-name="T3"> SELECT:</text:span></text:p>
      <text:p text:style-name="Standard"><text:span text:style-name="T3">175: <text:s text:c="8"/>appFrame.getDiagram().getBox().setSelected(</text:span><text:span text:style-name="T4">true</text:span><text:span text:style-name="T3">);</text:span></text:p>
      <text:p text:style-name="Standard"><text:span text:style-name="T3">176: <text:s text:c="8"/></text:span><text:span text:style-name="T4">break</text:span><text:span text:style-name="T3">;</text:span></text:p>
      <text:p text:style-name="Standard"><text:span text:style-name="T3">177: <text:s text:c="6"/></text:span><text:span text:style-name="T4">case</text:span><text:span text:style-name="T3"> DESELECT:</text:span></text:p>
      <text:p text:style-name="Standard"><text:span text:style-name="T3">178: <text:s text:c="8"/>appFrame.getDiagram().getBox().setSelected(</text:span><text:span text:style-name="T4">false</text:span><text:span text:style-name="T3">);</text:span></text:p>
      <text:p text:style-name="Standard"><text:span text:style-name="T3">179: <text:s text:c="8"/></text:span><text:span text:style-name="T4">break</text:span><text:span text:style-name="T3">;</text:span></text:p>
      <text:p text:style-name="Standard"><text:span text:style-name="T3">180: <text:s text:c="6"/></text:span><text:span text:style-name="T4">case</text:span><text:span text:style-name="T3"> HIDE:</text:span></text:p>
      <text:p text:style-name="Standard"><text:span text:style-name="T3">181: <text:s text:c="8"/>appFrame.getDiagram().getBox().setVisible(</text:span><text:span text:style-name="T4">false</text:span><text:span text:style-name="T3">);</text:span></text:p>
      <text:p text:style-name="Standard"><text:span text:style-name="T3">182: <text:s text:c="8"/></text:span><text:span text:style-name="T4">break</text:span><text:span text:style-name="T3">;</text:span></text:p>
      <text:p text:style-name="Standard"><text:span text:style-name="T3">183: <text:s text:c="6"/></text:span><text:span text:style-name="T4">case</text:span><text:span text:style-name="T3"> SHOW:</text:span></text:p>
      <text:p text:style-name="Standard"><text:span text:style-name="T3">184: <text:s text:c="8"/>appFrame.getDiagram().getBox().setVisible(</text:span><text:span text:style-name="T4">true</text:span><text:span text:style-name="T3">);</text:span></text:p>
      <text:p text:style-name="Standard"><text:span text:style-name="T3">185: <text:s text:c="8"/></text:span><text:span text:style-name="T4">break</text:span><text:span text:style-name="T3">;</text:span></text:p>
      <text:p text:style-name="P12">186: <text:s text:c="4"/>}</text:p>
      <text:p text:style-name="P12">187: <text:s text:c="2"/>}</text:p>
      <text:p text:style-name="P12">188:</text:p>
      <text:p text:style-name="P12">189: }</text:p>
      <text:p text:style-name="P12">190:</text:p>
      <text:p text:style-name="P12"/>
      <text:p text:style-name="P12"/>
      <text:p text:style-name="Standard"><text:span text:style-name="T1">Classe </text:span><text:span text:style-name="T2">Diagram</text:span></text:p>
      <text:p text:style-name="P11"/>
      <text:p text:style-name="Standard"><text:span text:style-name="T3">191: </text:span><text:span text:style-name="T4">package</text:span><text:span text:style-name="T3"> mBox.appModel;</text:span></text:p>
      <text:p text:style-name="P12">192:</text:p>
      <text:p text:style-name="Standard"><text:span text:style-name="T3">193: </text:span><text:span text:style-name="T4">import</text:span><text:span text:style-name="T3"> java.awt.Color;</text:span></text:p>
      <text:p text:style-name="Standard"><text:span text:style-name="T3">194: </text:span><text:span text:style-name="T4">import</text:span><text:span text:style-name="T3"> java.awt.event.MouseListener;</text:span></text:p>
      <text:p text:style-name="Standard"><text:span text:style-name="T3">195: </text:span><text:span text:style-name="T4">import</text:span><text:span text:style-name="T3"> java.awt.event.MouseEvent;</text:span></text:p>
      <text:p text:style-name="Standard"><text:span text:style-name="T3">196: </text:span><text:span text:style-name="T4">import</text:span><text:span text:style-name="T3"> javax.swing.JPanel;</text:span></text:p>
      <text:p text:style-name="P12">197:</text:p>
      <text:p text:style-name="Standard"><text:span text:style-name="T3">198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 {</text:span></text:p>
      <text:p text:style-name="P12">199:</text:p>
      <text:p text:style-name="Standard"><text:span text:style-name="T3">200: <text:s text:c="2"/></text:span><text:span text:style-name="T4">private</text:span><text:span text:style-name="T3"> Box box = </text:span><text:span text:style-name="T4">new</text:span><text:span text:style-name="T3"> Box();</text:span></text:p>
      <text:p text:style-name="P12">201:</text:p>
      <text:p text:style-name="Standard"><text:span text:style-name="T3">202: <text:s text:c="2"/></text:span><text:span text:style-name="T4">public</text:span><text:span text:style-name="T3"> Diagram() {</text:span></text:p>
      <text:p text:style-name="Standard"><text:span text:style-name="T3">203: <text:s text:c="4"/></text:span><text:span text:style-name="T4">super</text:span><text:span text:style-name="T3">();</text:span></text:p>
      <text:p text:style-name="Standard"><text:span text:style-name="T3">204: <text:s text:c="4"/>box.addMouseListener(</text:span><text:span text:style-name="T4">this</text:span><text:span text:style-name="T3">);</text:span></text:p>
      <text:p text:style-name="P12">205: <text:s text:c="4"/>this.setBackground(Color.white);</text:p>
      <text:p text:style-name="Standard"><text:span text:style-name="T3">206: <text:s text:c="4"/>this.setLayout(</text:span><text:span text:style-name="T4">null</text:span><text:span text:style-name="T3">);</text:span></text:p>
      <text:p text:style-name="P12">207: <text:s text:c="4"/>this.add(box);</text:p>
      <text:p text:style-name="P12">208: <text:s text:c="2"/>}</text:p>
      <text:p text:style-name="P12">209:</text:p>
      <text:p text:style-name="Standard"><text:span text:style-name="T3">210: <text:s text:c="2"/></text:span><text:span text:style-name="T5">// {+</text:span></text:p>
      <text:p text:style-name="P12">211:</text:p>
      <text:p text:style-name="Standard"><text:span text:style-name="T3">212: <text:s text:c="2"/></text:span><text:span text:style-name="T4">public</text:span><text:span text:style-name="T3"> Box getBox() {</text:span></text:p>
      <text:p text:style-name="Standard"><text:span text:style-name="T3">213: <text:s text:c="4"/></text:span><text:span text:style-name="T4">return</text:span><text:span text:style-name="T3"> this.box;</text:span></text:p>
      <text:p text:style-name="P12">214: <text:s text:c="2"/>}</text:p>
      <text:p text:style-name="P12">215:</text:p>
      <text:p text:style-name="Standard"><text:span text:style-name="T3">216: <text:s text:c="2"/></text:span><text:span text:style-name="T5">// +}</text:span></text:p>
      <text:p text:style-name="P12">217:</text:p>
      <text:p text:style-name="Standard"><text:span text:style-name="T3">218: <text:s text:c="2"/></text:span><text:span text:style-name="T4">public void</text:span><text:span text:style-name="T3"> mousePressed(MouseEvent e) {</text:span></text:p>
      <text:p text:style-name="P12">219: <text:s text:c="4"/>box.setSelected(!box.isSelected());</text:p>
      <text:p text:style-name="P12">220: <text:s text:c="2"/>}</text:p>
      <text:p text:style-name="P12">221:</text:p>
      <text:p text:style-name="Standard"><text:span text:style-name="T3">222: <text:s text:c="2"/></text:span><text:span text:style-name="T5">// {&amp;</text:span></text:p>
      <text:p text:style-name="P12">223:</text:p>
      <text:p text:style-name="Standard"><text:span text:style-name="T3">224: <text:s text:c="2"/></text:span><text:span text:style-name="T4">public void</text:span><text:span text:style-name="T3"> mouseClicked(MouseEvent e) {}</text:span></text:p>
      <text:p text:style-name="Standard"><text:span text:style-name="T3">225: <text:s text:c="2"/></text:span><text:span text:style-name="T4">public void</text:span><text:span text:style-name="T3"> mouseReleased(MouseEvent e) {}</text:span></text:p>
      <text:p text:style-name="Standard"><text:span text:style-name="T3">226: <text:s text:c="2"/></text:span><text:span text:style-name="T4">public void</text:span><text:span text:style-name="T3"> mouseEntered(MouseEvent e) {}</text:span></text:p>
      <text:p text:style-name="Standard"><text:span text:style-name="T3">227: <text:s text:c="2"/></text:span><text:span text:style-name="T4">public void</text:span><text:span text:style-name="T3"> mouseExited(MouseEvent e) {}</text:span></text:p>
      <text:p text:style-name="P12">228:</text:p>
      <text:p text:style-name="Standard"><text:span text:style-name="T3">229: <text:s text:c="2"/></text:span><text:span text:style-name="T5">// &amp;</text:span><text:span text:style-name="T6">}</text:span></text:p>
      <text:p text:style-name="P12">230:</text:p>
      <text:p text:style-name="P12">231: }</text:p>
      <text:p text:style-name="P12">232:</text:p>
      <text:p text:style-name="P22"/>
      <text:p text:style-name="P22"/>
      <text:p text:style-name="Standard"><text:span text:style-name="T1">Classe </text:span><text:span text:style-name="T2">Box</text:span></text:p>
      <text:p text:style-name="P11"/>
      <text:p text:style-name="Footer"><text:span text:style-name="T3">233: </text:span><text:span text:style-name="T4">package</text:span><text:span text:style-name="T3"> mBox.appModel;</text:span></text:p>
      <text:p text:style-name="P32">234:</text:p>
      <text:p text:style-name="Footer"><text:span text:style-name="T3">235: </text:span><text:span text:style-name="T4">import</text:span><text:span text:style-name="T3"> java.awt.Color;</text:span></text:p>
      <text:p text:style-name="Footer"><text:span text:style-name="T3">236: </text:span><text:span text:style-name="T4">import</text:span><text:span text:style-name="T3"> java.awt.Dimension;</text:span></text:p>
      <text:p text:style-name="Footer"><text:span text:style-name="T3">237: </text:span><text:span text:style-name="T4">import</text:span><text:span text:style-name="T3"> java.awt.Point;</text:span></text:p>
      <text:p text:style-name="Footer"><text:span text:style-name="T3">238: </text:span><text:span text:style-name="T4">import</text:span><text:span text:style-name="T3"> javax.swing.JPanel;</text:span></text:p>
      <text:p text:style-name="P32">239:</text:p>
      <text:p text:style-name="Footer"><text:span text:style-name="T3">240: </text:span><text:span text:style-name="T4">public class</text:span><text:span text:style-name="T3"> Box </text:span><text:span text:style-name="T4">extends</text:span><text:span text:style-name="T3"> JPanel {</text:span></text:p>
      <text:p text:style-name="P32">241:</text:p>
      <text:p text:style-name="Footer"><text:span text:style-name="T3">242: <text:s text:c="2"/></text:span><text:span text:style-name="T4">public static final</text:span><text:span text:style-name="T3"> Color DEFAULT_COLOR = Color.yellow;</text:span></text:p>
      <text:p text:style-name="Footer"><text:span text:style-name="T3">243: <text:s text:c="2"/></text:span><text:span text:style-name="T4">public static final</text:span><text:span text:style-name="T3"> Color SELECTION_COLOR = Color.red;</text:span></text:p>
      <text:p text:style-name="Footer"><text:span text:style-name="T3">244: <text:s text:c="2"/></text:span><text:span text:style-name="T4">public static final</text:span><text:span text:style-name="T3"> Dimension BOX_SIZE = </text:span><text:span text:style-name="T4">new</text:span><text:span text:style-name="T3"> Dimension(100, 50);</text:span></text:p>
      <text:p text:style-name="Footer"><text:span text:style-name="T3">245: <text:s text:c="2"/></text:span><text:span text:style-name="T4">public static final</text:span><text:span text:style-name="T3"> Point BOX_LOCATION = </text:span><text:span text:style-name="T4">new</text:span><text:span text:style-name="T3"> Point(40, 20);</text:span></text:p>
      <text:p text:style-name="P32">246:</text:p>
      <text:p text:style-name="Footer"><text:span text:style-name="T3">247: <text:s text:c="2"/></text:span><text:span text:style-name="T4">private</text:span><text:span text:style-name="T3"> Color currentColor = Color.yellow;</text:span></text:p>
      <text:p text:style-name="Footer"><text:span text:style-name="T3">248: <text:s text:c="2"/></text:span><text:span text:style-name="T4">private boolean</text:span><text:span text:style-name="T3"> selected = </text:span><text:span text:style-name="T4">false</text:span><text:span text:style-name="T3">;</text:span></text:p>
      <text:p text:style-name="P32">249:</text:p>
      <text:p text:style-name="Footer"><text:span text:style-name="T3">250: <text:s text:c="2"/></text:span><text:span text:style-name="T4">public</text:span><text:span text:style-name="T3"> Box() {</text:span></text:p>
      <text:p text:style-name="Footer"><text:span text:style-name="T3">251: <text:s text:c="4"/></text:span><text:span text:style-name="T4">super</text:span><text:span text:style-name="T3">();</text:span></text:p>
      <text:p text:style-name="P32">252: <text:s text:c="4"/>this.setSize(BOX_SIZE);</text:p>
      <text:p text:style-name="P32">253: <text:s text:c="4"/>this.setCurrentColor(DEFAULT_COLOR);</text:p>
      <text:p text:style-name="P32">254: <text:s text:c="4"/>this.setLocation(BOX_LOCATION);</text:p>
      <text:p text:style-name="P32">255: <text:s text:c="2"/>}</text:p>
      <text:p text:style-name="P32">256:</text:p>
      <text:p text:style-name="Footer"><text:span text:style-name="T3">257: <text:s text:c="2"/></text:span><text:span text:style-name="T4">public</text:span><text:span text:style-name="T3"> Color getCurrentColor() {</text:span></text:p>
      <text:p text:style-name="Footer"><text:span text:style-name="T3">258: <text:s text:c="4"/></text:span><text:span text:style-name="T4">return</text:span><text:span text:style-name="T3"> CurrentColor;</text:span></text:p>
      <text:p text:style-name="P32">259: <text:s text:c="2"/>}</text:p>
      <text:p text:style-name="P32">260:</text:p>
      <text:p text:style-name="Footer"><text:span text:style-name="T3">261: <text:s text:c="2"/></text:span><text:span text:style-name="T4">public void</text:span><text:span text:style-name="T3"> setCurrentColor(Color aColor) {</text:span></text:p>
      <text:p text:style-name="Footer"><text:span text:style-name="T3">262: <text:s text:c="4"/></text:span><text:span text:style-name="T4">if</text:span><text:span text:style-name="T3"> (aColor != SELECTION_COLOR) {</text:span></text:p>
      <text:p text:style-name="P32">263: <text:s text:c="6"/>currentColor = aColor;</text:p>
      <text:p text:style-name="P32">264: <text:s text:c="6"/>this.setBackground(aColor);</text:p>
      <text:p text:style-name="P32">265: <text:s text:c="4"/>}</text:p>
      <text:p text:style-name="P32">266: <text:s text:c="4"/>this.repaint();</text:p>
      <text:p text:style-name="P32">267: <text:s text:c="2"/>}</text:p>
      <text:p text:style-name="P32">268:</text:p>
      <text:p text:style-name="Footer"><text:span text:style-name="T3">269: <text:s text:c="2"/></text:span><text:span text:style-name="T4">public boolean</text:span><text:span text:style-name="T3"> isSelected() {</text:span></text:p>
      <text:p text:style-name="Footer"><text:span text:style-name="T3">270: <text:s text:c="4"/></text:span><text:span text:style-name="T4">return</text:span><text:span text:style-name="T3"> selected;</text:span></text:p>
      <text:p text:style-name="P32">271: <text:s text:c="2"/>}</text:p>
      <text:p text:style-name="P32">272:</text:p>
      <text:p text:style-name="Footer"><text:span text:style-name="T3">273: <text:s text:c="2"/></text:span><text:span text:style-name="T4">public void</text:span><text:span text:style-name="T3"> setSelected(</text:span><text:span text:style-name="T4">boolean</text:span><text:span text:style-name="T3"> aSelected) {</text:span></text:p>
      <text:p text:style-name="P32">274: <text:s text:c="4"/>selected = aSelected;</text:p>
      <text:p text:style-name="Footer"><text:span text:style-name="T3">275: <text:s text:c="4"/></text:span><text:span text:style-name="T4">if</text:span><text:span text:style-name="T3"> (selected) {</text:span></text:p>
      <text:p text:style-name="P32">276: <text:s text:c="6"/>this.setBackground(SELECTION_COLOR);</text:p>
      <text:p text:style-name="P32">277: <text:s text:c="4"/>}</text:p>
      <text:p text:style-name="Footer"><text:span text:style-name="T3">278: <text:s text:c="4"/></text:span><text:span text:style-name="T4">else</text:span><text:span text:style-name="T3"> {</text:span></text:p>
      <text:p text:style-name="P32">279: <text:s text:c="6"/>this.setBackground(currentColor);</text:p>
      <text:p text:style-name="P32">280: <text:s text:c="4"/>}</text:p>
      <text:p text:style-name="P32">281: <text:s text:c="4"/>this.repaint();</text:p>
      <text:p text:style-name="P32">282: <text:s text:c="2"/>}</text:p>
      <text:p text:style-name="P33">283:</text:p>
      <text:p text:style-name="P33">284: }</text:p>
      <text:p text:style-name="P33"/>
      <text:p text:style-name="P35"/>
      <text:p text:style-name="P27">CHAPITRE 7</text:p>
      <text:p text:style-name="P28"/>
      <text:p text:style-name="P18">PARTIE A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</text:span></text:p>
      <text:p text:style-name="Standard"><text:span text:style-name="T3">41: <text:s/></text:span><text:span text:style-name="T4">import</text:span><text:span text:style-name="T3"> java.awt.event.WindowEvent;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mBox.appModel.Diagram;</text:span></text:p>
      <text:p text:style-name="P12">44:</text:p>
      <text:p text:style-name="Standard"><text:span text:style-name="T3">45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46:</text:p>
      <text:p text:style-name="Standard"><text:span text:style-name="T3">47: <text:s text:c="3"/></text:span><text:span text:style-name="T5">// private AppMenu appMenu = new AppMenu(this);</text:span><text:span text:style-name="T6"> <text:s/></text:span><text:span text:style-name="T5">// -</text:span></text:p>
      <text:p text:style-name="Standard"><text:span text:style-name="T3">48: <text:s text:c="3"/></text:span><text:span text:style-name="T4">private</text:span><text:span text:style-name="T3"> Diagram diagram = </text:span><text:span text:style-name="T4">new</text:span><text:span text:style-name="T3"> Diagram();</text:span></text:p>
      <text:p text:style-name="P12">49:</text:p>
      <text:p text:style-name="Standard"><text:span text:style-name="T3">50: <text:s text:c="3"/></text:span><text:span text:style-name="T4">public</text:span><text:span text:style-name="T3"> AppFrame() {</text:span></text:p>
      <text:p text:style-name="Standard"><text:span text:style-name="T3">51: <text:s text:c="5"/></text:span><text:span text:style-name="T4">super</text:span><text:span text:style-name="T3">();</text:span></text:p>
      <text:p text:style-name="Standard"><text:span text:style-name="T3">52: <text:s text:c="5"/>this.addWindowListener(</text:span><text:span text:style-name="T4">this</text:span><text:span text:style-name="T3">);</text:span></text:p>
      <text:p text:style-name="Standard"><text:span text:style-name="T3">53: <text:s text:c="5"/></text:span><text:span text:style-name="T5">// this.setJMenuBar(this.appMenu); <text:s/>// -</text:span></text:p>
      <text:p text:style-name="P12">54: <text:s text:c="5"/>this.setTitle("Boîtes");</text:p>
      <text:p text:style-name="P12">55: <text:s text:c="5"/>this.setSize(400, 300);</text:p>
      <text:p text:style-name="P12">56: <text:s text:c="5"/>Container cp = this.getContentPane();</text:p>
      <text:p text:style-name="P12">57: <text:s text:c="5"/>cp.add(diagram);</text:p>
      <text:p text:style-name="P12">58: <text:s text:c="3"/>}</text:p>
      <text:p text:style-name="P12">59:</text:p>
      <text:p text:style-name="Standard"><text:span text:style-name="T3">60: <text:s text:c="3"/></text:span><text:span text:style-name="T4">public</text:span><text:span text:style-name="T3"> Diagram getDiagram() {</text:span></text:p>
      <text:p text:style-name="Standard"><text:span text:style-name="T3">61: <text:s text:c="5"/></text:span><text:span text:style-name="T4">return</text:span><text:span text:style-name="T3"> diagram;</text:span></text:p>
      <text:p text:style-name="P12">62: <text:s text:c="3"/>}</text:p>
      <text:p text:style-name="P12">63:</text:p>
      <text:p text:style-name="Standard"><text:span text:style-name="T3">64: <text:s text:c="3"/></text:span><text:span text:style-name="T4">public void</text:span><text:span text:style-name="T3"> exit() {</text:span></text:p>
      <text:p text:style-name="P12">65: <text:s text:c="5"/>this.dispose();</text:p>
      <text:p text:style-name="P12">66: <text:s text:c="5"/>System.exit(0);</text:p>
      <text:p text:style-name="P12">67: <text:s text:c="3"/>}</text:p>
      <text:p text:style-name="P12">68:</text:p>
      <text:p text:style-name="Standard"><text:span text:style-name="T3">69: <text:s text:c="3"/></text:span><text:span text:style-name="T4">public void</text:span><text:span text:style-name="T3"> windowClosing(WindowEvent e) {</text:span></text:p>
      <text:p text:style-name="P12">70: <text:s text:c="5"/>this.exit();</text:p>
      <text:p text:style-name="P12">71: <text:s text:c="3"/>}</text:p>
      <text:p text:style-name="P12">72:</text:p>
      <text:p text:style-name="Standard"><text:span text:style-name="T3">73: <text:s text:c="3"/></text:span><text:span text:style-name="T4">public void</text:span><text:span text:style-name="T3"> windowOpened(WindowEvent e) {}</text:span></text:p>
      <text:p text:style-name="Standard"><text:span text:style-name="T3">74: <text:s text:c="3"/></text:span><text:span text:style-name="T4">public void</text:span><text:span text:style-name="T3"> windowClosed(WindowEvent e) {}</text:span></text:p>
      <text:p text:style-name="Standard"><text:span text:style-name="T3">75: <text:s text:c="3"/></text:span><text:span text:style-name="T4">public void</text:span><text:span text:style-name="T3"> windowIconified(WindowEvent e) {}</text:span></text:p>
      <text:p text:style-name="Standard"><text:span text:style-name="T3">76: <text:s text:c="3"/></text:span><text:span text:style-name="T4">public void</text:span><text:span text:style-name="T3"> windowDeiconified(WindowEvent e) {}</text:span></text:p>
      <text:p text:style-name="Standard"><text:span text:style-name="T3">77: <text:s text:c="3"/></text:span><text:span text:style-name="T4">public void</text:span><text:span text:style-name="T3"> windowActivated(WindowEvent e) {}</text:span></text:p>
      <text:p text:style-name="Standard"><text:span text:style-name="T3">78: <text:s text:c="3"/></text:span><text:span text:style-name="T4">public void</text:span><text:span text:style-name="T3"> windowDeactivated(WindowEvent e) {}</text:span></text:p>
      <text:p text:style-name="P12">79:</text:p>
      <text:p text:style-name="P12">80: <text:s/>}</text:p>
      <text:p text:style-name="P12">81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82: <text:s/></text:span><text:span text:style-name="T4">package</text:span><text:span text:style-name="T3"> mBox.appModel;</text:span></text:p>
      <text:p text:style-name="P12">83:</text:p>
      <text:p text:style-name="Standard"><text:span text:style-name="T3">84: <text:s/></text:span><text:span text:style-name="T4">import</text:span><text:span text:style-name="T3"> java.awt.Color;</text:span></text:p>
      <text:p text:style-name="Standard"><text:span text:style-name="T3">85: <text:s/></text:span><text:span text:style-name="T4">import</text:span><text:span text:style-name="T3"> java.awt.Point; <text:s/></text:span><text:span text:style-name="T5">// +</text:span></text:p>
      <text:p text:style-name="Standard"><text:span text:style-name="T3">86: <text:s/></text:span><text:span text:style-name="T4">import</text:span><text:span text:style-name="T3"> java.awt.event.MouseListener;</text:span></text:p>
      <text:p text:style-name="Standard"><text:span text:style-name="T3">87: <text:s/></text:span><text:span text:style-name="T4">import</text:span><text:span text:style-name="T3"> java.awt.event.MouseEvent;</text:span></text:p>
      <text:p text:style-name="Standard"><text:span text:style-name="T3">88: <text:s/></text:span><text:span text:style-name="T4">import</text:span><text:span text:style-name="T3"> javax.swing.JPanel;</text:span></text:p>
      <text:p text:style-name="P12">89:</text:p>
      <text:p text:style-name="Standard"><text:span text:style-name="T3">90: <text:s/>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 {</text:span></text:p>
      <text:p text:style-name="P12">91:</text:p>
      <text:p text:style-name="Standard"><text:span text:style-name="T3">92: <text:s/></text:span><text:span text:style-name="T5">// private Box box = new Box(); <text:s/>// -</text:span></text:p>
      <text:p text:style-name="P12">93:</text:p>
      <text:p text:style-name="Standard"><text:span text:style-name="T3">94: <text:s text:c="3"/></text:span><text:span text:style-name="T4">public</text:span><text:span text:style-name="T3"> Diagram() {</text:span></text:p>
      <text:p text:style-name="Standard"><text:span text:style-name="T3">95: <text:s text:c="5"/></text:span><text:span text:style-name="T4">super</text:span><text:span text:style-name="T3">();</text:span></text:p>
      <text:p text:style-name="Standard"><text:span text:style-name="T3">96: <text:s text:c="5"/></text:span><text:span text:style-name="T5">// box.addMouseListener(this); <text:s/>// -</text:span></text:p>
      <text:p text:style-name="Standard"><text:span text:style-name="T3">97: <text:s text:c="5"/>this.addMouseListener(</text:span><text:span text:style-name="T4">this</text:span><text:span text:style-name="T3">); </text:span><text:span text:style-name="T5">// +</text:span></text:p>
      <text:p text:style-name="P12">98: <text:s text:c="5"/>this.setBackground(Color.white);</text:p>
      <text:p text:style-name="Standard"><text:span text:style-name="T3">99: <text:s text:c="5"/>this.setLayout(</text:span><text:span text:style-name="T4">null</text:span><text:span text:style-name="T3">);</text:span></text:p>
      <text:p text:style-name="Standard"><text:span text:style-name="T3">100: <text:s text:c="4"/></text:span><text:span text:style-name="T5">// this.add(box); <text:s/>// -</text:span></text:p>
      <text:p text:style-name="P12">101: <text:s text:c="2"/>}</text:p>
      <text:p text:style-name="P12">102:</text:p>
      <text:p text:style-name="Standard"><text:span text:style-name="T3">103: <text:s text:c="2"/></text:span><text:span text:style-name="T5">// {-</text:span></text:p>
      <text:p text:style-name="Standard"><text:span text:style-name="T3">104: <text:s text:c="2"/></text:span><text:span text:style-name="T4">public</text:span><text:span text:style-name="T3"> Box getBox() {</text:span></text:p>
      <text:p text:style-name="P12">105: <text:s text:c="4"/>return this.box;</text:p>
      <text:p text:style-name="P12">106: <text:s text:c="2"/>}</text:p>
      <text:p text:style-name="Standard"><text:span text:style-name="T3">107: <text:s text:c="2"/></text:span><text:span text:style-name="T5">-} */</text:span></text:p>
      <text:p text:style-name="P12">108:</text:p>
      <text:p text:style-name="Standard"><text:span text:style-name="T3">109: <text:s text:c="2"/></text:span><text:span text:style-name="T5">// {+</text:span></text:p>
      <text:p text:style-name="Standard"><text:span text:style-name="T3">110: <text:s text:c="2"/></text:span><text:span text:style-name="T4">private void</text:span><text:span text:style-name="T3"> addNewBox(Point aPoint) {</text:span></text:p>
      <text:p text:style-name="Standard"><text:span text:style-name="T3">111: <text:s text:c="4"/>Box newBox = </text:span><text:span text:style-name="T4">new</text:span><text:span text:style-name="T3"> Box();</text:span></text:p>
      <text:p text:style-name="P12">112: <text:s text:c="4"/>newBox.setLocation(aPoint);</text:p>
      <text:p text:style-name="Standard"><text:span text:style-name="T3">113: <text:s text:c="4"/>newBox.addMouseListener(</text:span><text:span text:style-name="T4">this</text:span><text:span text:style-name="T3">);</text:span></text:p>
      <text:p text:style-name="P12">114: <text:s text:c="4"/>this.add(newBox);</text:p>
      <text:p text:style-name="P12">115: <text:s text:c="4"/>this.repaint();</text:p>
      <text:p text:style-name="P12">116: <text:s text:c="2"/>}</text:p>
      <text:p text:style-name="Standard"><text:span text:style-name="T3">117: <text:s text:c="2"/></text:span><text:span text:style-name="T5">// +}</text:span></text:p>
      <text:p text:style-name="P12">118:</text:p>
      <text:p text:style-name="Standard"><text:span text:style-name="T3">119: <text:s text:c="2"/></text:span><text:span text:style-name="T5">// {&amp;</text:span></text:p>
      <text:p text:style-name="Standard"><text:span text:style-name="T3">120: <text:s text:c="2"/></text:span><text:span text:style-name="T4">public void</text:span><text:span text:style-name="T3"> mousePressed(MouseEvent e) {</text:span></text:p>
      <text:p text:style-name="Standard"><text:span text:style-name="T3">121: <text:s text:c="4"/></text:span><text:span text:style-name="T4">if</text:span><text:span text:style-name="T3"> (e.getSource() == </text:span><text:span text:style-name="T4">this</text:span><text:span text:style-name="T3">) {</text:span></text:p>
      <text:p text:style-name="P12">122: <text:s text:c="6"/>this.addNewBox(e.getPoint());</text:p>
      <text:p text:style-name="P12">123: <text:s text:c="4"/>}</text:p>
      <text:p text:style-name="Standard"><text:span text:style-name="T3">124: <text:s text:c="4"/></text:span><text:span text:style-name="T4">else if</text:span><text:span text:style-name="T3"> (e.getSource() </text:span><text:span text:style-name="T4">instanceof</text:span><text:span text:style-name="T3"> Box) {</text:span></text:p>
      <text:p text:style-name="P12">125: <text:s text:c="6"/>Box clickedBox = (Box) (e.getSource());</text:p>
      <text:p text:style-name="P12">126: <text:s text:c="6"/>clickedBox.setSelected(!(clickedBox.isSelected()) );</text:p>
      <text:p text:style-name="P12">127: <text:s text:c="4"/>}</text:p>
      <text:p text:style-name="P12">128: <text:s text:c="2"/>}</text:p>
      <text:p text:style-name="Standard"><text:span text:style-name="T3">129: <text:s text:c="2"/></text:span><text:span text:style-name="T5">// &amp;}</text:span></text:p>
      <text:p text:style-name="P12">130:</text:p>
      <text:p text:style-name="Standard"><text:span text:style-name="T3">131: <text:s text:c="2"/></text:span><text:span text:style-name="T4">public void</text:span><text:span text:style-name="T3"> mouseClicked(MouseEvent e) {}</text:span></text:p>
      <text:p text:style-name="Standard"><text:span text:style-name="T3">132: <text:s text:c="2"/></text:span><text:span text:style-name="T4">public void</text:span><text:span text:style-name="T3"> mouseReleased(MouseEvent e) {}</text:span></text:p>
      <text:p text:style-name="Standard"><text:span text:style-name="T3">133: <text:s text:c="2"/></text:span><text:span text:style-name="T4">public void</text:span><text:span text:style-name="T3"> mouseEntered(MouseEvent e) {}</text:span></text:p>
      <text:p text:style-name="Standard"><text:span text:style-name="T3">134: <text:s text:c="2"/></text:span><text:span text:style-name="T4">public void</text:span><text:span text:style-name="T3"> mouseExited(MouseEvent e) {}</text:span></text:p>
      <text:p text:style-name="P12">135:</text:p>
      <text:p text:style-name="P12">136: }</text:p>
      <text:p text:style-name="P12">137:</text:p>
      <text:p text:style-name="P22"/>
      <text:p text:style-name="P22"/>
      <text:p text:style-name="Standard"><text:span text:style-name="T1">Classe </text:span><text:span text:style-name="T2">Box</text:span></text:p>
      <text:p text:style-name="P11"/>
      <text:p text:style-name="Standard"><text:span text:style-name="T3">138: </text:span><text:span text:style-name="T4">package</text:span><text:span text:style-name="T3"> mBox.appModel;</text:span></text:p>
      <text:p text:style-name="P12">139:</text:p>
      <text:p text:style-name="Standard"><text:span text:style-name="T3">140: </text:span><text:span text:style-name="T4">import</text:span><text:span text:style-name="T3"> java.awt.Color;</text:span></text:p>
      <text:p text:style-name="Standard"><text:span text:style-name="T3">141: </text:span><text:span text:style-name="T4">import</text:span><text:span text:style-name="T3"> java.awt.Dimension;</text:span></text:p>
      <text:p text:style-name="Standard"><text:span text:style-name="T3">142: </text:span><text:span text:style-name="T4">import</text:span><text:span text:style-name="T3"> java.awt.Point; <text:s/></text:span><text:span text:style-name="T5">// -</text:span></text:p>
      <text:p text:style-name="Standard"><text:span text:style-name="T3">143: </text:span><text:span text:style-name="T4">import</text:span><text:span text:style-name="T3"> javax.swing.JPanel;</text:span></text:p>
      <text:p text:style-name="P12">144:</text:p>
      <text:p text:style-name="Standard"><text:span text:style-name="T3">145: </text:span><text:span text:style-name="T4">public class</text:span><text:span text:style-name="T3"> Box </text:span><text:span text:style-name="T4">extends</text:span><text:span text:style-name="T3"> JPanel {</text:span></text:p>
      <text:p text:style-name="P12">146:</text:p>
      <text:p text:style-name="Standard"><text:span text:style-name="T3">147: <text:s text:c="2"/></text:span><text:span text:style-name="T4">public static final</text:span><text:span text:style-name="T3"> Color DEFAULT_COLOR = Color.yellow;</text:span></text:p>
      <text:p text:style-name="Standard"><text:span text:style-name="T3">148: <text:s text:c="2"/></text:span><text:span text:style-name="T4">public static final</text:span><text:span text:style-name="T3"> Color SELECTION_COLOR = Color.red;</text:span></text:p>
      <text:p text:style-name="Standard"><text:span text:style-name="T3">149: <text:s text:c="2"/></text:span><text:span text:style-name="T4">public static final</text:span><text:span text:style-name="T3"> Dimension BOX_SIZE = </text:span><text:span text:style-name="T4">new</text:span><text:span text:style-name="T3"> Dimension(100, 50);</text:span></text:p>
      <text:p text:style-name="Standard"><text:span text:style-name="T3">150: <text:s text:c="2"/></text:span><text:span text:style-name="T5">// public static final Point BOX_LOCATION =</text:span><text:span text:style-name="T6"> </text:span><text:span text:style-name="T5">new</text:span><text:span text:style-name="T6"> </text:span><text:span text:style-name="T5">Point(40, 20);</text:span></text:p>
      <text:p text:style-name="P12">151:</text:p>
      <text:p text:style-name="Standard"><text:span text:style-name="T3">152: <text:s text:c="2"/></text:span><text:span text:style-name="T4">private</text:span><text:span text:style-name="T3"> Color currentColor = Color.yellow;</text:span></text:p>
      <text:p text:style-name="Standard"><text:span text:style-name="T3">153: <text:s text:c="2"/></text:span><text:span text:style-name="T4">private boolean</text:span><text:span text:style-name="T3"> selected = </text:span><text:span text:style-name="T4">false</text:span><text:span text:style-name="T3">;</text:span></text:p>
      <text:p text:style-name="P12">154:</text:p>
      <text:p text:style-name="Standard"><text:span text:style-name="T3">155: <text:s text:c="2"/></text:span><text:span text:style-name="T4">public</text:span><text:span text:style-name="T3"> Box() {</text:span></text:p>
      <text:p text:style-name="Standard"><text:span text:style-name="T3">156: <text:s text:c="4"/></text:span><text:span text:style-name="T4">super</text:span><text:span text:style-name="T3">();</text:span></text:p>
      <text:p text:style-name="P12">157: <text:s text:c="4"/>this.setSize(BOX_SIZE);</text:p>
      <text:p text:style-name="P12">158: <text:s text:c="4"/>this.setCurrentColor(DEFAULT_COLOR);</text:p>
      <text:p text:style-name="Standard"><text:span text:style-name="T3">159: <text:s text:c="4"/></text:span><text:span text:style-name="T5">// this.setLocation(BOX_LOCATION); <text:s/>// -</text:span></text:p>
      <text:p text:style-name="P12">160: <text:s text:c="2"/>}</text:p>
      <text:p text:style-name="P12">161:</text:p>
      <text:p text:style-name="Standard"><text:span text:style-name="T3">162: <text:s text:c="2"/></text:span><text:span text:style-name="T4">public</text:span><text:span text:style-name="T3"> Color getCurrentColor() {</text:span></text:p>
      <text:p text:style-name="Standard"><text:span text:style-name="T3">163: <text:s text:c="4"/></text:span><text:span text:style-name="T4">return</text:span><text:span text:style-name="T3"> currentColor;</text:span></text:p>
      <text:p text:style-name="P12">164: <text:s text:c="2"/>}</text:p>
      <text:p text:style-name="P12">165:</text:p>
      <text:p text:style-name="Standard"><text:span text:style-name="T3">166: <text:s text:c="2"/></text:span><text:span text:style-name="T4">public void</text:span><text:span text:style-name="T3"> setCurrentColor(Color aColor) {</text:span></text:p>
      <text:p text:style-name="Standard"><text:span text:style-name="T3">167: <text:s text:c="4"/></text:span><text:span text:style-name="T4">if</text:span><text:span text:style-name="T3"> (aColor != SELECTION_COLOR) {</text:span></text:p>
      <text:p text:style-name="P12">168: <text:s text:c="6"/>currentColor = aColor;</text:p>
      <text:p text:style-name="P12">169: <text:s text:c="6"/>this.setBackground(aColor);</text:p>
      <text:p text:style-name="P12">170: <text:s text:c="4"/>}</text:p>
      <text:p text:style-name="P12">171: <text:s text:c="4"/>this.repaint();</text:p>
      <text:p text:style-name="P12">172: <text:s text:c="2"/>}</text:p>
      <text:p text:style-name="P12">173:</text:p>
      <text:p text:style-name="Standard"><text:span text:style-name="T3">174: <text:s text:c="2"/></text:span><text:span text:style-name="T4">public boolean</text:span><text:span text:style-name="T3"> isSelected() {</text:span></text:p>
      <text:p text:style-name="Standard"><text:span text:style-name="T3">175: <text:s text:c="4"/></text:span><text:span text:style-name="T4">return</text:span><text:span text:style-name="T3"> selected;</text:span></text:p>
      <text:p text:style-name="P12">176: <text:s text:c="2"/>}</text:p>
      <text:p text:style-name="P12">177:</text:p>
      <text:p text:style-name="Standard"><text:span text:style-name="T3">178: <text:s text:c="2"/></text:span><text:span text:style-name="T4">public void</text:span><text:span text:style-name="T3"> setSelected(</text:span><text:span text:style-name="T4">boolean</text:span><text:span text:style-name="T3"> aSelected) {</text:span></text:p>
      <text:p text:style-name="P12">179: <text:s text:c="4"/>selected = aSelected;</text:p>
      <text:p text:style-name="Standard"><text:span text:style-name="T3">180: <text:s text:c="4"/></text:span><text:span text:style-name="T4">if</text:span><text:span text:style-name="T3"> (selected) {</text:span></text:p>
      <text:p text:style-name="P12">181: <text:s text:c="6"/>this.setBackground(SELECTION_COLOR);</text:p>
      <text:p text:style-name="P12">182: <text:s text:c="4"/>}</text:p>
      <text:p text:style-name="Standard"><text:span text:style-name="T3">183: <text:s text:c="4"/></text:span><text:span text:style-name="T4">else</text:span><text:span text:style-name="T3"> {</text:span></text:p>
      <text:p text:style-name="P12">184: <text:s text:c="6"/>this.setBackground(currentColor);</text:p>
      <text:p text:style-name="P12">185: <text:s text:c="4"/>}</text:p>
      <text:p text:style-name="P12">186: <text:s text:c="4"/>this.repaint();</text:p>
      <text:p text:style-name="P12">187: <text:s text:c="2"/>}</text:p>
      <text:p text:style-name="P12">188: <text:s text:c="2"/></text:p>
      <text:p text:style-name="P12">189: }</text:p>
      <text:p text:style-name="P12"/>
      <text:p text:style-name="P22"/>
      <text:p text:style-name="P22"/>
      <text:p text:style-name="P27">CHAPITRE 7</text:p>
      <text:p text:style-name="P28"/>
      <text:p text:style-name="P18">PARTIE B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</text:span></text:p>
      <text:p text:style-name="Standard"><text:span text:style-name="T3">41: <text:s/></text:span><text:span text:style-name="T4">import</text:span><text:span text:style-name="T3"> java.awt.event.WindowEvent;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mBox.appModel.Diagram;</text:span></text:p>
      <text:p text:style-name="P12">44:</text:p>
      <text:p text:style-name="Standard"><text:span text:style-name="T3">45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46:</text:p>
      <text:p text:style-name="Standard"><text:span text:style-name="T3">47: <text:s text:c="3"/></text:span><text:span text:style-name="T4">private</text:span><text:span text:style-name="T3"> AppMenu appMenu = </text:span><text:span text:style-name="T4">new</text:span><text:span text:style-name="T3"> AppMenu(</text:span><text:span text:style-name="T4">this</text:span><text:span text:style-name="T3">); <text:s/></text:span><text:span text:style-name="T5">// +</text:span></text:p>
      <text:p text:style-name="Standard"><text:span text:style-name="T3">48: <text:s text:c="3"/></text:span><text:span text:style-name="T4">private</text:span><text:span text:style-name="T3"> Diagram diagram = </text:span><text:span text:style-name="T4">new</text:span><text:span text:style-name="T3"> Diagram();</text:span></text:p>
      <text:p text:style-name="P12">49:</text:p>
      <text:p text:style-name="Standard"><text:span text:style-name="T3">50: <text:s text:c="3"/></text:span><text:span text:style-name="T4">public</text:span><text:span text:style-name="T3"> AppFrame() {</text:span></text:p>
      <text:p text:style-name="Standard"><text:span text:style-name="T3">51: <text:s text:c="5"/></text:span><text:span text:style-name="T4">super</text:span><text:span text:style-name="T3">();</text:span></text:p>
      <text:p text:style-name="Standard"><text:span text:style-name="T3">52: <text:s text:c="5"/>this.addWindowListener(</text:span><text:span text:style-name="T4">this</text:span><text:span text:style-name="T3">);</text:span></text:p>
      <text:p text:style-name="Standard"><text:span text:style-name="T3">53: <text:s text:c="5"/>this.setJMenuBar("this.appMenu"); <text:s/></text:span><text:span text:style-name="T5">// +</text:span></text:p>
      <text:p text:style-name="Standard"><text:span text:style-name="T3">54: <text:s text:c="5"/>this.setTitle("Création, sélection et visionnement des boîtes"); <text:s/></text:span><text:span text:style-name="T5">// &amp;</text:span></text:p>
      <text:p text:style-name="P12">55: <text:s text:c="5"/>this.setSize(400, 300);</text:p>
      <text:p text:style-name="P12">56: <text:s text:c="5"/>Container cp = this.getContentPane();</text:p>
      <text:p text:style-name="P12">57: <text:s text:c="5"/>cp.add(diagram);</text:p>
      <text:p text:style-name="P12">58: <text:s text:c="3"/>}</text:p>
      <text:p text:style-name="P12">59:</text:p>
      <text:p text:style-name="Standard"><text:span text:style-name="T3">60: <text:s text:c="3"/></text:span><text:span text:style-name="T4">public</text:span><text:span text:style-name="T3"> Diagram getDiagram() {</text:span></text:p>
      <text:p text:style-name="Standard"><text:span text:style-name="T3">61: <text:s text:c="5"/></text:span><text:span text:style-name="T4">return</text:span><text:span text:style-name="T3"> diagram;</text:span></text:p>
      <text:p text:style-name="P12">62: <text:s text:c="3"/>}</text:p>
      <text:p text:style-name="P12">63:</text:p>
      <text:p text:style-name="Standard"><text:span text:style-name="T3">64: <text:s text:c="3"/></text:span><text:span text:style-name="T4">public void</text:span><text:span text:style-name="T3"> exit() {</text:span></text:p>
      <text:p text:style-name="P12">65: <text:s text:c="5"/>this.dispose();</text:p>
      <text:p text:style-name="P12">66: <text:s text:c="5"/>System.exit(0);</text:p>
      <text:p text:style-name="P12">67: <text:s text:c="3"/>}</text:p>
      <text:p text:style-name="P12">68:</text:p>
      <text:p text:style-name="Standard"><text:span text:style-name="T3">69: <text:s text:c="3"/></text:span><text:span text:style-name="T4">public void</text:span><text:span text:style-name="T3"> windowClosing(WindowEvent e) {</text:span></text:p>
      <text:p text:style-name="P12">70: <text:s text:c="5"/>this.exit();</text:p>
      <text:p text:style-name="P12">71: <text:s text:c="3"/>}</text:p>
      <text:p text:style-name="P12">72:</text:p>
      <text:p text:style-name="Standard"><text:span text:style-name="T3">73: <text:s text:c="3"/></text:span><text:span text:style-name="T4">public void</text:span><text:span text:style-name="T3"> windowOpened(WindowEvent e) {}</text:span></text:p>
      <text:p text:style-name="Standard"><text:span text:style-name="T3">74: <text:s text:c="3"/></text:span><text:span text:style-name="T4">public void</text:span><text:span text:style-name="T3"> windowClosed(WindowEvent e) {}</text:span></text:p>
      <text:p text:style-name="Standard"><text:span text:style-name="T3">75: <text:s text:c="3"/></text:span><text:span text:style-name="T4">public void</text:span><text:span text:style-name="T3"> windowIconified(WindowEvent e) {}</text:span></text:p>
      <text:p text:style-name="Standard"><text:span text:style-name="T3">76: <text:s text:c="3"/></text:span><text:span text:style-name="T4">public void</text:span><text:span text:style-name="T3"> windowDeiconified(WindowEvent e) {}</text:span></text:p>
      <text:p text:style-name="Standard"><text:span text:style-name="T3">77: <text:s text:c="3"/></text:span><text:span text:style-name="T4">public void</text:span><text:span text:style-name="T3"> windowActivated(WindowEvent e) {}</text:span></text:p>
      <text:p text:style-name="Standard"><text:span text:style-name="T3">78: <text:s text:c="3"/></text:span><text:span text:style-name="T4">public void</text:span><text:span text:style-name="T3"> windowDeactivated(WindowEvent e) {}</text:span></text:p>
      <text:p text:style-name="P12">79:</text:p>
      <text:p text:style-name="P12">80: <text:s/>}</text:p>
      <text:p text:style-name="P12">81:</text:p>
      <text:p text:style-name="P22"/>
      <text:p text:style-name="P22"/>
      <text:p text:style-name="Standard"><text:span text:style-name="T1">Classe </text:span><text:span text:style-name="T2">AppMenu</text:span></text:p>
      <text:p text:style-name="P11"/>
      <text:p text:style-name="Standard"><text:span text:style-name="T3">82: <text:s/></text:span><text:span text:style-name="T4">package</text:span><text:span text:style-name="T3"> mBox.appForm;</text:span></text:p>
      <text:p text:style-name="P12">83:</text:p>
      <text:p text:style-name="Standard"><text:span text:style-name="T3">84: <text:s/></text:span><text:span text:style-name="T4">import</text:span><text:span text:style-name="T3"> java.awt.*;</text:span></text:p>
      <text:p text:style-name="Standard"><text:span text:style-name="T3">85: <text:s/></text:span><text:span text:style-name="T4">import</text:span><text:span text:style-name="T3"> java.awt.event.*;</text:span></text:p>
      <text:p text:style-name="Standard"><text:span text:style-name="T3">86: <text:s/></text:span><text:span text:style-name="T4">import</text:span><text:span text:style-name="T3"> javax.swing.JMenuBar;</text:span></text:p>
      <text:p text:style-name="Standard"><text:span text:style-name="T3">87: <text:s/></text:span><text:span text:style-name="T4">import</text:span><text:span text:style-name="T3"> javax.swing.JMenu;</text:span></text:p>
      <text:p text:style-name="Standard"><text:span text:style-name="T3">88: <text:s/></text:span><text:span text:style-name="T4">import</text:span><text:span text:style-name="T3"> javax.swing.JMenuItem;</text:span></text:p>
      <text:p text:style-name="P12">89:</text:p>
      <text:p text:style-name="Standard"><text:span text:style-name="T3">90: <text:s/></text:span><text:span text:style-name="T4">public class</text:span><text:span text:style-name="T3"> AppMenu </text:span><text:span text:style-name="T4">extends</text:span><text:span text:style-name="T3"> JMenuBar </text:span><text:span text:style-name="T4">implements</text:span><text:span text:style-name="T3"> ActionListener {</text:span></text:p>
      <text:p text:style-name="P12">91:</text:p>
      <text:p text:style-name="Standard"><text:span text:style-name="T3">92: <text:s text:c="3"/></text:span><text:span text:style-name="T4">private static final int</text:span><text:span text:style-name="T3"> EXIT <text:s text:c="4"/>= 1;</text:span></text:p>
      <text:p text:style-name="Standard"><text:span text:style-name="T3">93: <text:s text:c="3"/></text:span><text:span text:style-name="T4">private static final int</text:span><text:span text:style-name="T3"> SELECT <text:s text:c="2"/>= 2;</text:span></text:p>
      <text:p text:style-name="Standard"><text:span text:style-name="T3">94: <text:s text:c="3"/></text:span><text:span text:style-name="T4">private static final int</text:span><text:span text:style-name="T3"> DESELECT = 3;</text:span></text:p>
      <text:p text:style-name="Standard"><text:span text:style-name="T3">95: <text:s text:c="3"/></text:span><text:span text:style-name="T4">private static final int</text:span><text:span text:style-name="T3"> HIDE <text:s text:c="4"/>= 4;</text:span></text:p>
      <text:p text:style-name="Standard"><text:span text:style-name="T3">96: <text:s text:c="3"/></text:span><text:span text:style-name="T4">private static final int</text:span><text:span text:style-name="T3"> SHOW <text:s text:c="4"/>= 5;</text:span></text:p>
      <text:p text:style-name="P12">97:</text:p>
      <text:p text:style-name="Standard"><text:span text:style-name="T3">98: <text:s text:c="3"/></text:span><text:span text:style-name="T4">private</text:span><text:span text:style-name="T3"> Jmenu <text:s text:c="4"/>menuFile <text:s text:c="7"/>= </text:span><text:span text:style-name="T4">new</text:span><text:span text:style-name="T3"> JMenu("Fichier");</text:span></text:p>
      <text:p text:style-name="Standard"><text:span text:style-name="T3">99: <text:s text:c="3"/></text:span><text:span text:style-name="T4">private</text:span><text:span text:style-name="T3"> JMenuItem menuFileExit <text:s text:c="3"/>= </text:span><text:span text:style-name="T4">new</text:span><text:span text:style-name="T3"> JMenuItem("Sortie");</text:span></text:p>
      <text:p text:style-name="Standard"><text:span text:style-name="T3">100: <text:s text:c="2"/></text:span><text:span text:style-name="T4">private</text:span><text:span text:style-name="T3"> Jmenu <text:s text:c="4"/>menuEdit <text:s text:c="7"/>= </text:span><text:span text:style-name="T4">new</text:span><text:span text:style-name="T3"> JMenu("Édition");</text:span></text:p>
      <text:p text:style-name="Standard"><text:span text:style-name="T3">101: <text:s text:c="2"/></text:span><text:span text:style-name="T4">private</text:span><text:span text:style-name="T3"> JMenuItem menuEditSelect <text:s/>= </text:span><text:span text:style-name="T4">new</text:span><text:span text:style-name="T3"> JMenuItem("Sélectionner les boîtes");</text:span></text:p>
      <text:p text:style-name="Standard"><text:span text:style-name="T3">102: <text:s text:c="2"/></text:span><text:span text:style-name="T4">private</text:span><text:span text:style-name="T3"> JMenuItem menuEditDeselect = </text:span><text:span text:style-name="T4">new</text:span><text:span text:style-name="T3"> JMenuItem("Désélectionner les boîtes");</text:span></text:p>
      <text:p text:style-name="Standard"><text:span text:style-name="T3">103: <text:s text:c="2"/></text:span><text:span text:style-name="T4">private</text:span><text:span text:style-name="T3"> JMenu <text:s text:c="4"/>menuView <text:s text:c="7"/>= </text:span><text:span text:style-name="T4">new</text:span><text:span text:style-name="T3"> JMenu("Visionnement");</text:span></text:p>
      <text:p text:style-name="Standard"><text:span text:style-name="T3">104: <text:s text:c="2"/></text:span><text:span text:style-name="T4">private</text:span><text:span text:style-name="T3"> JMenuItem menuViewHide <text:s text:c="3"/>= </text:span><text:span text:style-name="T4">new</text:span><text:span text:style-name="T3"> JMenuItem("Cacher les boîtes sélectionnées");</text:span></text:p>
      <text:p text:style-name="Standard"><text:span text:style-name="T3">105: <text:s text:c="2"/></text:span><text:span text:style-name="T4">private</text:span><text:span text:style-name="T3"> JMenuItem menuViewShow <text:s text:c="3"/>= </text:span><text:span text:style-name="T4">new</text:span><text:span text:style-name="T3"> JMenuItem("Afficher les boîtes sélectionnées");</text:span></text:p>
      <text:p text:style-name="P12">106:</text:p>
      <text:p text:style-name="Standard"><text:span text:style-name="T3">107: <text:s text:c="2"/></text:span><text:span text:style-name="T4">private</text:span><text:span text:style-name="T3"> AppFrame appFrame;</text:span></text:p>
      <text:p text:style-name="P12">108:</text:p>
      <text:p text:style-name="Standard"><text:span text:style-name="T3">109: <text:s text:c="2"/></text:span><text:span text:style-name="T4">public</text:span><text:span text:style-name="T3"> AppMenu() {</text:span></text:p>
      <text:p text:style-name="Standard"><text:span text:style-name="T3">110: <text:s text:c="4"/></text:span><text:span text:style-name="T4">super</text:span><text:span text:style-name="T3">();</text:span></text:p>
      <text:p text:style-name="P12">111: <text:s text:c="4"/>menuFileExit.setActionCommand("Exit");</text:p>
      <text:p text:style-name="Standard"><text:span text:style-name="T3">112: <text:s text:c="4"/>menuFileExit.addActionListener(</text:span><text:span text:style-name="T4">this</text:span><text:span text:style-name="T3">);</text:span></text:p>
      <text:p text:style-name="P12">113:</text:p>
      <text:p text:style-name="P12">114: <text:s text:c="4"/>menuEditSelect.setActionCommand("Select");</text:p>
      <text:p text:style-name="Standard"><text:span text:style-name="T3">115: <text:s text:c="4"/>menuEditSelect.addActionListener(</text:span><text:span text:style-name="T4">this</text:span><text:span text:style-name="T3">);</text:span></text:p>
      <text:p text:style-name="P12">116: <text:s text:c="4"/>menuEditDeselect.setActionCommand("Deselect");</text:p>
      <text:p text:style-name="Standard"><text:span text:style-name="T3">117: <text:s text:c="4"/>menuEditDeselect.addActionListener(</text:span><text:span text:style-name="T4">this</text:span><text:span text:style-name="T3">);</text:span></text:p>
      <text:p text:style-name="P12">118:</text:p>
      <text:p text:style-name="P12">119: <text:s text:c="4"/>menuViewHide.setActionCommand("Hide");</text:p>
      <text:p text:style-name="Standard"><text:span text:style-name="T3">120: <text:s text:c="4"/>menuViewHide.addActionListener(</text:span><text:span text:style-name="T4">this</text:span><text:span text:style-name="T3">);</text:span></text:p>
      <text:p text:style-name="P12">121: <text:s text:c="4"/>menuViewShow.setActionCommand("Show");</text:p>
      <text:p text:style-name="Standard"><text:span text:style-name="T3">122: <text:s text:c="4"/>menuViewShow.addActionListener(</text:span><text:span text:style-name="T4">this</text:span><text:span text:style-name="T3">);</text:span></text:p>
      <text:p text:style-name="P12">123:</text:p>
      <text:p text:style-name="P12">124: <text:s text:c="4"/>menuFile.add(menuFileExit);</text:p>
      <text:p text:style-name="P12">125: <text:s text:c="4"/>menuEdit.add(menuEditSelect);</text:p>
      <text:p text:style-name="P12">126: <text:s text:c="4"/>menuEdit.add(menuEditDeselect);</text:p>
      <text:p text:style-name="P12">127: <text:s text:c="4"/>menuView.add(menuViewHide);</text:p>
      <text:p text:style-name="P12">128: <text:s text:c="4"/>menuView.add(menuViewShow);</text:p>
      <text:p text:style-name="P12">129:</text:p>
      <text:p text:style-name="P12">130: <text:s text:c="4"/>this.add(menuFile);</text:p>
      <text:p text:style-name="P12">131: <text:s text:c="4"/>this.add(menuEdit);</text:p>
      <text:p text:style-name="P12">132: <text:s text:c="4"/>this.add(menuView);</text:p>
      <text:p text:style-name="P12">133: <text:s text:c="2"/>}</text:p>
      <text:p text:style-name="P12">134:</text:p>
      <text:p text:style-name="Standard"><text:span text:style-name="T3">135: <text:s text:c="2"/></text:span><text:span text:style-name="T4">public</text:span><text:span text:style-name="T3"> AppMenu(AppFrame aAppFrame) {</text:span></text:p>
      <text:p text:style-name="Standard"><text:span text:style-name="T3">136: <text:s text:c="4"/></text:span><text:span text:style-name="T4">this</text:span><text:span text:style-name="T3">();</text:span></text:p>
      <text:p text:style-name="P12">137: <text:s text:c="4"/>this.setAppFrame(aAppFrame);</text:p>
      <text:p text:style-name="P12">138: <text:s text:c="2"/>}</text:p>
      <text:p text:style-name="P12">139:</text:p>
      <text:p text:style-name="Standard"><text:span text:style-name="T3">140: <text:s text:c="2"/></text:span><text:span text:style-name="T4">public</text:span><text:span text:style-name="T3"> AppFrame getAppFrame() {</text:span></text:p>
      <text:p text:style-name="Standard"><text:span text:style-name="T3">141: <text:s text:c="4"/></text:span><text:span text:style-name="T4">return</text:span><text:span text:style-name="T3"> appFrame;</text:span></text:p>
      <text:p text:style-name="P12">142: <text:s text:c="2"/>}</text:p>
      <text:p text:style-name="P12">143:</text:p>
      <text:p text:style-name="Standard"><text:span text:style-name="T3">144: <text:s text:c="2"/></text:span><text:span text:style-name="T4">public void</text:span><text:span text:style-name="T3"> setAppFrame(AppFrame aFrame) {</text:span></text:p>
      <text:p text:style-name="P12">145: <text:s text:c="4"/>appFrame = aFrame;</text:p>
      <text:p text:style-name="P12">146: <text:s text:c="2"/>}</text:p>
      <text:p text:style-name="P12">147:</text:p>
      <text:p text:style-name="Standard"><text:span text:style-name="T3">148: <text:s text:c="2"/></text:span><text:span text:style-name="T4">private int</text:span><text:span text:style-name="T3"> getMenuCommand(String aCommand) {</text:span></text:p>
      <text:p text:style-name="Standard"><text:span text:style-name="T3">149: <text:s text:c="4"/></text:span><text:span text:style-name="T4">int</text:span><text:span text:style-name="T3"> action = -1;</text:span></text:p>
      <text:p text:style-name="Standard"><text:span text:style-name="T3">150: <text:s text:c="4"/></text:span><text:span text:style-name="T4">if</text:span><text:span text:style-name="T3"> <text:s text:c="5"/>(aCommand.equals("Exit")) <text:s text:c="4"/>action = EXIT;</text:span></text:p>
      <text:p text:style-name="Standard"><text:span text:style-name="T3">151: <text:s text:c="4"/></text:span><text:span text:style-name="T4">else if</text:span><text:span text:style-name="T3"> (aCommand.equals("Select")) <text:s text:c="2"/>action = SELECT;</text:span></text:p>
      <text:p text:style-name="Standard"><text:span text:style-name="T3">152: <text:s text:c="4"/></text:span><text:span text:style-name="T4">else if</text:span><text:span text:style-name="T3"> (aCommand.equals("Deselect")) action = DESELECT;</text:span></text:p>
      <text:p text:style-name="Standard"><text:span text:style-name="T3">153: <text:s text:c="4"/></text:span><text:span text:style-name="T4">else if</text:span><text:span text:style-name="T3"> (aCommand.equals("Hide")) <text:s text:c="4"/>action = HIDE;</text:span></text:p>
      <text:p text:style-name="Standard"><text:span text:style-name="T3">154: <text:s text:c="4"/></text:span><text:span text:style-name="T4">else if</text:span><text:span text:style-name="T3"> (aCommand.equals("Show")) <text:s text:c="4"/>action = SHOW;</text:span></text:p>
      <text:p text:style-name="Standard"><text:span text:style-name="T3">155: <text:s text:c="4"/></text:span><text:span text:style-name="T4">return</text:span><text:span text:style-name="T3"> action;</text:span></text:p>
      <text:p text:style-name="P12">156: <text:s text:c="2"/>}</text:p>
      <text:p text:style-name="P12">157:</text:p>
      <text:p text:style-name="Standard"><text:span text:style-name="T3">158: <text:s text:c="2"/></text:span><text:span text:style-name="T4">public void</text:span><text:span text:style-name="T3"> actionPerformed(ActionEvent e) {</text:span></text:p>
      <text:p text:style-name="P12">159: <text:s text:c="4"/>String command = e.getActionCommand();</text:p>
      <text:p text:style-name="Standard"><text:span text:style-name="T3">160: <text:s text:c="4"/></text:span><text:span text:style-name="T4">switch</text:span><text:span text:style-name="T3"> (this.getMenuCommand(command)) {</text:span></text:p>
      <text:p text:style-name="Standard"><text:span text:style-name="T3">161: <text:s text:c="6"/></text:span><text:span text:style-name="T4">case</text:span><text:span text:style-name="T3"> EXIT:</text:span></text:p>
      <text:p text:style-name="P12">162: <text:s text:c="8"/>appFrame.exit();</text:p>
      <text:p text:style-name="Standard"><text:span text:style-name="T3">163: <text:s text:c="8"/></text:span><text:span text:style-name="T4">break</text:span><text:span text:style-name="T3">;</text:span></text:p>
      <text:p text:style-name="Standard"><text:span text:style-name="T3">164: <text:s text:c="6"/></text:span><text:span text:style-name="T4">case</text:span><text:span text:style-name="T3"> SELECT:</text:span></text:p>
      <text:p text:style-name="P12">165: <text:s text:c="8"/>appFrame.getDiagram().selectAllBoxes();</text:p>
      <text:p text:style-name="Standard"><text:span text:style-name="T3">166: <text:s text:c="8"/></text:span><text:span text:style-name="T4">break</text:span><text:span text:style-name="T3">;</text:span></text:p>
      <text:p text:style-name="Standard"><text:span text:style-name="T3">167: <text:s text:c="6"/></text:span><text:span text:style-name="T4">case</text:span><text:span text:style-name="T3"> DESELECT:</text:span></text:p>
      <text:p text:style-name="P12">168: <text:s text:c="8"/>appFrame.getDiagram().deSelectAllBoxes();</text:p>
      <text:p text:style-name="Standard"><text:span text:style-name="T3">169: <text:s text:c="8"/></text:span><text:span text:style-name="T4">break</text:span><text:span text:style-name="T3">;</text:span></text:p>
      <text:p text:style-name="Standard"><text:span text:style-name="T3">170: <text:s text:c="6"/></text:span><text:span text:style-name="T4">case</text:span><text:span text:style-name="T3"> HIDE:</text:span></text:p>
      <text:p text:style-name="P12">171: <text:s text:c="8"/>appFrame.getDiagram().hideSelectedBoxes();</text:p>
      <text:p text:style-name="Standard"><text:span text:style-name="T3">172: <text:s text:c="8"/></text:span><text:span text:style-name="T4">break</text:span><text:span text:style-name="T3">;</text:span></text:p>
      <text:p text:style-name="Standard"><text:span text:style-name="T3">173: <text:s text:c="6"/></text:span><text:span text:style-name="T4">case</text:span><text:span text:style-name="T3"> SHOW:</text:span></text:p>
      <text:p text:style-name="P12">174: <text:s text:c="8"/>appFrame.getDiagram().showSelectedBoxes();</text:p>
      <text:p text:style-name="Standard"><text:span text:style-name="T3">175: <text:s text:c="8"/></text:span><text:span text:style-name="T4">break</text:span><text:span text:style-name="T3">;</text:span></text:p>
      <text:p text:style-name="P12">176: <text:s text:c="4"/>}</text:p>
      <text:p text:style-name="P12">177: <text:s text:c="2"/>}</text:p>
      <text:p text:style-name="P12">178:</text:p>
      <text:p text:style-name="P12">179: }</text:p>
      <text:p text:style-name="P12">180:</text:p>
      <text:p text:style-name="P12"/>
      <text:p text:style-name="P12"/>
      <text:p text:style-name="Standard"><text:span text:style-name="T1">Classe </text:span><text:span text:style-name="T2">Diagram</text:span></text:p>
      <text:p text:style-name="P11"/>
      <text:p text:style-name="Standard"><text:span text:style-name="T3">181: </text:span><text:span text:style-name="T4">package</text:span><text:span text:style-name="T3"> mBox.appModel;</text:span></text:p>
      <text:p text:style-name="P12">182:</text:p>
      <text:p text:style-name="Standard"><text:span text:style-name="T3">183: </text:span><text:span text:style-name="T4">import</text:span><text:span text:style-name="T3"> java.awt.Color;</text:span></text:p>
      <text:p text:style-name="Standard"><text:span text:style-name="T3">184: </text:span><text:span text:style-name="T4">import</text:span><text:span text:style-name="T3"> java.awt.Point;</text:span></text:p>
      <text:p text:style-name="Standard"><text:span text:style-name="T3">185: </text:span><text:span text:style-name="T4">import</text:span><text:span text:style-name="T3"> java.awt.Component; <text:s/></text:span><text:span text:style-name="T5">// +</text:span></text:p>
      <text:p text:style-name="Standard"><text:span text:style-name="T3">186: </text:span><text:span text:style-name="T4">import</text:span><text:span text:style-name="T3"> java.awt.event.MouseListener;</text:span></text:p>
      <text:p text:style-name="Standard"><text:span text:style-name="T3">187: </text:span><text:span text:style-name="T4">import</text:span><text:span text:style-name="T3"> java.awt.event.MouseEvent;</text:span></text:p>
      <text:p text:style-name="Standard"><text:span text:style-name="T3">188: </text:span><text:span text:style-name="T4">import</text:span><text:span text:style-name="T3"> javax.swing.JPanel;</text:span></text:p>
      <text:p text:style-name="P12">189:</text:p>
      <text:p text:style-name="Standard"><text:span text:style-name="T3">190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 {</text:span></text:p>
      <text:p text:style-name="P12">191:</text:p>
      <text:p text:style-name="Standard"><text:span text:style-name="T3">192: <text:s text:c="2"/></text:span><text:span text:style-name="T4">public static final</text:span><text:span text:style-name="T3"> Color DIAGRAM_COLOR = Color.white; <text:s/></text:span><text:span text:style-name="T5">// +</text:span></text:p>
      <text:p text:style-name="P12">193:</text:p>
      <text:p text:style-name="Standard"><text:span text:style-name="T3">194: <text:s text:c="2"/></text:span><text:span text:style-name="T4">public</text:span><text:span text:style-name="T3"> Diagram() {</text:span></text:p>
      <text:p text:style-name="Standard"><text:span text:style-name="T3">195: <text:s text:c="4"/></text:span><text:span text:style-name="T4">super</text:span><text:span text:style-name="T3">();</text:span></text:p>
      <text:p text:style-name="Standard"><text:span text:style-name="T3">196: <text:s text:c="4"/>this.addMouseListener(</text:span><text:span text:style-name="T4">this</text:span><text:span text:style-name="T3">);</text:span></text:p>
      <text:p text:style-name="Standard"><text:span text:style-name="T3">197: <text:s text:c="4"/>this.setBackground(DIAGRAM_COLOR); <text:s/></text:span><text:span text:style-name="T5">// &amp;</text:span></text:p>
      <text:p text:style-name="Standard"><text:span text:style-name="T3">198: <text:s text:c="4"/>this.setLayout(</text:span><text:span text:style-name="T4">null</text:span><text:span text:style-name="T3">);</text:span></text:p>
      <text:p text:style-name="P12">199: <text:s text:c="2"/>}</text:p>
      <text:p text:style-name="P12">200:</text:p>
      <text:p text:style-name="Standard"><text:span text:style-name="T3">201: <text:s text:c="2"/></text:span><text:span text:style-name="T4">private void</text:span><text:span text:style-name="T3"> addNewBox(Point aPoint) {</text:span></text:p>
      <text:p text:style-name="Standard"><text:span text:style-name="T3">202: <text:s text:c="4"/>Box newBox = </text:span><text:span text:style-name="T4">new</text:span><text:span text:style-name="T3"> Box();</text:span></text:p>
      <text:p text:style-name="P12">203: <text:s text:c="4"/>newBox.setLocation(aPoint);</text:p>
      <text:p text:style-name="Standard"><text:span text:style-name="T3">204: <text:s text:c="4"/>newBox.addMouseListener(</text:span><text:span text:style-name="T4">this</text:span><text:span text:style-name="T3">);</text:span></text:p>
      <text:p text:style-name="P12">205: <text:s text:c="4"/>this.add(newBox);</text:p>
      <text:p text:style-name="P12">206: <text:s text:c="4"/>this.repaint();</text:p>
      <text:p text:style-name="P12">207: <text:s text:c="2"/>}</text:p>
      <text:p text:style-name="P12">208:</text:p>
      <text:p text:style-name="Standard"><text:span text:style-name="T3">209: <text:s text:c="2"/></text:span><text:span text:style-name="T5">// {+</text:span></text:p>
      <text:p text:style-name="Standard"><text:span text:style-name="T3">210: <text:s text:c="2"/></text:span><text:span text:style-name="T4">public void</text:span><text:span text:style-name="T3"> selectAllBoxes() {</text:span></text:p>
      <text:p text:style-name="P12">211: <text:s text:c="4"/>Component[] components = this.getComponents();</text:p>
      <text:p text:style-name="P12">212: <text:s text:c="4"/>Box box;</text:p>
      <text:p text:style-name="Standard"><text:span text:style-name="T3">213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14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15: <text:s text:c="8"/>box = (Box) components[i];</text:p>
      <text:p text:style-name="Standard"><text:span text:style-name="T3">216: <text:s text:c="8"/>box.setSelected(</text:span><text:span text:style-name="T4">true</text:span><text:span text:style-name="T3">);</text:span></text:p>
      <text:p text:style-name="P12">217: <text:s text:c="6"/>}</text:p>
      <text:p text:style-name="P12">218: <text:s text:c="4"/>}</text:p>
      <text:p text:style-name="P12">219: <text:s text:c="2"/>}</text:p>
      <text:p text:style-name="P12">220:</text:p>
      <text:p text:style-name="Standard"><text:span text:style-name="T3">221: <text:s text:c="2"/></text:span><text:span text:style-name="T4">public void</text:span><text:span text:style-name="T3"> deSelectAllBoxes() {</text:span></text:p>
      <text:p text:style-name="P12">222: <text:s text:c="4"/>Component[] components = this.getComponents();</text:p>
      <text:p text:style-name="P12">223: <text:s text:c="4"/>Box box;</text:p>
      <text:p text:style-name="Standard"><text:span text:style-name="T3">224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25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26: <text:s text:c="8"/>box = (Box) components[i];</text:p>
      <text:p text:style-name="Standard"><text:span text:style-name="T3">227: <text:s text:c="8"/>box.setSelected(</text:span><text:span text:style-name="T4">false</text:span><text:span text:style-name="T3">);</text:span></text:p>
      <text:p text:style-name="P12">228: <text:s text:c="6"/>}</text:p>
      <text:p text:style-name="P12">229: <text:s text:c="4"/>}</text:p>
      <text:p text:style-name="P12">230: <text:s text:c="2"/>}</text:p>
      <text:p text:style-name="P12">231:</text:p>
      <text:p text:style-name="Standard"><text:span text:style-name="T3">232: <text:s text:c="2"/></text:span><text:span text:style-name="T4">public void</text:span><text:span text:style-name="T3"> hideSelectedBoxes() {</text:span></text:p>
      <text:p text:style-name="P12">233: <text:s text:c="4"/>Component[] components = this.getComponents();</text:p>
      <text:p text:style-name="P12">234: <text:s text:c="4"/>Box box;</text:p>
      <text:p text:style-name="Standard"><text:span text:style-name="T3">235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36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37: <text:s text:c="8"/>box = (Box) components[i];</text:p>
      <text:p text:style-name="Standard"><text:span text:style-name="T3">238: <text:s text:c="8"/></text:span><text:span text:style-name="T4">if</text:span><text:span text:style-name="T3"> (box.isSelected()) {</text:span></text:p>
      <text:p text:style-name="Standard"><text:span text:style-name="T3">239: <text:s text:c="10"/>box.setVisible(</text:span><text:span text:style-name="T4">false</text:span><text:span text:style-name="T3">);</text:span></text:p>
      <text:p text:style-name="P12">240: <text:s text:c="8"/>}</text:p>
      <text:p text:style-name="P12">241: <text:s text:c="6"/>}</text:p>
      <text:p text:style-name="P12">242: <text:s text:c="4"/>}</text:p>
      <text:p text:style-name="P12">243: <text:s text:c="2"/>}</text:p>
      <text:p text:style-name="P12">244:</text:p>
      <text:p text:style-name="Standard"><text:span text:style-name="T3">245: <text:s text:c="2"/></text:span><text:span text:style-name="T4">public void</text:span><text:span text:style-name="T3"> showSelectedBoxes() {</text:span></text:p>
      <text:p text:style-name="P12">246: <text:s text:c="4"/>Component[] components = this.getComponents();</text:p>
      <text:p text:style-name="P12">247: <text:s text:c="4"/>Box box;</text:p>
      <text:p text:style-name="Standard"><text:span text:style-name="T3">248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49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50: <text:s text:c="8"/>box = (Box) components[i];</text:p>
      <text:p text:style-name="Standard"><text:span text:style-name="T3">251: <text:s text:c="8"/></text:span><text:span text:style-name="T4">if</text:span><text:span text:style-name="T3"> (box.isSelected()) {</text:span></text:p>
      <text:p text:style-name="Standard"><text:span text:style-name="T3">252: <text:s text:c="10"/>box.setVisible(</text:span><text:span text:style-name="T4">true</text:span><text:span text:style-name="T3">);</text:span></text:p>
      <text:p text:style-name="P12">253: <text:s text:c="8"/>}</text:p>
      <text:p text:style-name="P12">254: <text:s text:c="6"/>}</text:p>
      <text:p text:style-name="P12">255: <text:s text:c="4"/>}</text:p>
      <text:p text:style-name="P12">256: <text:s text:c="2"/>}</text:p>
      <text:p text:style-name="Standard"><text:span text:style-name="T3">257: <text:s text:c="2"/></text:span><text:span text:style-name="T5">// +}</text:span></text:p>
      <text:p text:style-name="P12">258:</text:p>
      <text:p text:style-name="Standard"><text:span text:style-name="T3">259: <text:s text:c="2"/></text:span><text:span text:style-name="T4">public void</text:span><text:span text:style-name="T3"> mousePressed(MouseEvent e) {</text:span></text:p>
      <text:p text:style-name="Standard"><text:span text:style-name="T3">260: <text:s text:c="4"/></text:span><text:span text:style-name="T4">if</text:span><text:span text:style-name="T3"> (e.getSource() == </text:span><text:span text:style-name="T4">this</text:span><text:span text:style-name="T3">) {</text:span></text:p>
      <text:p text:style-name="P12">261: <text:s text:c="6"/>this.addNewBox(e.getPoint());</text:p>
      <text:p text:style-name="P12">262: <text:s text:c="4"/>}</text:p>
      <text:p text:style-name="Standard"><text:span text:style-name="T3">263: <text:s text:c="4"/></text:span><text:span text:style-name="T4">else if</text:span><text:span text:style-name="T3"> (e.getSource() </text:span><text:span text:style-name="T4">instanceof</text:span><text:span text:style-name="T3"> Box) {</text:span></text:p>
      <text:p text:style-name="P12">264: <text:s text:c="6"/>Box clickedBox = (Box) (e.getSource());</text:p>
      <text:p text:style-name="P12">265: <text:s text:c="6"/>clickedBox.setSelected(!(clickedBox.isSelected()) );</text:p>
      <text:p text:style-name="P12">266: <text:s text:c="4"/>}</text:p>
      <text:p text:style-name="P12">267: <text:s text:c="2"/>}</text:p>
      <text:p text:style-name="P12">268:</text:p>
      <text:p text:style-name="Standard"><text:span text:style-name="T3">269: <text:s text:c="2"/></text:span><text:span text:style-name="T4">public void</text:span><text:span text:style-name="T3"> mouseClicked(MouseEvent e) {}</text:span></text:p>
      <text:p text:style-name="Standard"><text:span text:style-name="T3">270: <text:s text:c="2"/></text:span><text:span text:style-name="T4">public void</text:span><text:span text:style-name="T3"> mouseReleased(MouseEvent e) {}</text:span></text:p>
      <text:p text:style-name="Standard"><text:span text:style-name="T3">271: <text:s text:c="2"/></text:span><text:span text:style-name="T4">public void</text:span><text:span text:style-name="T3"> mouseEntered(MouseEvent e) {}</text:span></text:p>
      <text:p text:style-name="Standard"><text:span text:style-name="T3">272: <text:s text:c="2"/></text:span><text:span text:style-name="T4">public void</text:span><text:span text:style-name="T3"> mouseExited(MouseEvent e) {}</text:span></text:p>
      <text:p text:style-name="P12">273:</text:p>
      <text:p text:style-name="P12">274: }</text:p>
      <text:p text:style-name="P12">275:</text:p>
      <text:p text:style-name="P12"/>
      <text:p text:style-name="P12"/>
      <text:p text:style-name="Standard"><text:span text:style-name="T1">Classe </text:span><text:span text:style-name="T2">Box</text:span></text:p>
      <text:p text:style-name="P11"/>
      <text:p text:style-name="Standard"><text:span text:style-name="T3">276: </text:span><text:span text:style-name="T4">package</text:span><text:span text:style-name="T3"> mBox.appModel;</text:span></text:p>
      <text:p text:style-name="P12">277:</text:p>
      <text:p text:style-name="Standard"><text:span text:style-name="T3">278: </text:span><text:span text:style-name="T4">import</text:span><text:span text:style-name="T3"> java.awt.Color;</text:span></text:p>
      <text:p text:style-name="Standard"><text:span text:style-name="T3">279: </text:span><text:span text:style-name="T4">import</text:span><text:span text:style-name="T3"> java.awt.Dimension;</text:span></text:p>
      <text:p text:style-name="Standard"><text:span text:style-name="T3">280: </text:span><text:span text:style-name="T4">import</text:span><text:span text:style-name="T3"> javax.swing.JPanel;</text:span></text:p>
      <text:p text:style-name="P12">281:</text:p>
      <text:p text:style-name="Standard"><text:span text:style-name="T3">282: </text:span><text:span text:style-name="T4">public class</text:span><text:span text:style-name="T3"> Box </text:span><text:span text:style-name="T4">extends</text:span><text:span text:style-name="T3"> JPanel {</text:span></text:p>
      <text:p text:style-name="P12">283:</text:p>
      <text:p text:style-name="Standard"><text:span text:style-name="T3">284: <text:s text:c="2"/></text:span><text:span text:style-name="T4">public static final</text:span><text:span text:style-name="T3"> Color DEFAULT_COLOR = Color.yellow;</text:span></text:p>
      <text:p text:style-name="Standard"><text:span text:style-name="T3">285: <text:s text:c="2"/></text:span><text:span text:style-name="T4">public static final</text:span><text:span text:style-name="T3"> Color SELECTION_COLOR = Color.red;</text:span></text:p>
      <text:p text:style-name="Standard"><text:span text:style-name="T3">286: <text:s text:c="2"/></text:span><text:span text:style-name="T4">public static final</text:span><text:span text:style-name="T3"> Dimension BOX_SIZE = </text:span><text:span text:style-name="T4">new</text:span><text:span text:style-name="T3"> Dimension(100, 50);</text:span></text:p>
      <text:p text:style-name="P12">287:</text:p>
      <text:p text:style-name="Standard"><text:span text:style-name="T3">288: <text:s text:c="2"/></text:span><text:span text:style-name="T4">private</text:span><text:span text:style-name="T3"> Color currentColor = Color.yellow;</text:span></text:p>
      <text:p text:style-name="Standard"><text:span text:style-name="T3">289: <text:s text:c="2"/></text:span><text:span text:style-name="T4">private boolean</text:span><text:span text:style-name="T3"> selected = </text:span><text:span text:style-name="T4">false</text:span><text:span text:style-name="T3">;</text:span></text:p>
      <text:p text:style-name="P12">290:</text:p>
      <text:p text:style-name="Standard"><text:span text:style-name="T3">291: <text:s text:c="2"/></text:span><text:span text:style-name="T4">public</text:span><text:span text:style-name="T3"> Box() {</text:span></text:p>
      <text:p text:style-name="Standard"><text:span text:style-name="T3">292: <text:s text:c="4"/></text:span><text:span text:style-name="T4">super</text:span><text:span text:style-name="T3">();</text:span></text:p>
      <text:p text:style-name="P12">293: <text:s text:c="4"/>this.setSize(BOX_SIZE);</text:p>
      <text:p text:style-name="P12">294: <text:s text:c="4"/>this.setCurrentColor(DEFAULT_COLOR);</text:p>
      <text:p text:style-name="P12">295: <text:s text:c="2"/>}</text:p>
      <text:p text:style-name="P12">296:</text:p>
      <text:p text:style-name="Standard"><text:span text:style-name="T3">297: <text:s text:c="2"/></text:span><text:span text:style-name="T4">public</text:span><text:span text:style-name="T3"> Color getCurrentColor() {</text:span></text:p>
      <text:p text:style-name="Standard"><text:span text:style-name="T3">298: <text:s text:c="4"/></text:span><text:span text:style-name="T4">return</text:span><text:span text:style-name="T3"> currentColor;</text:span></text:p>
      <text:p text:style-name="P12">299: <text:s text:c="2"/>}</text:p>
      <text:p text:style-name="P12">300:</text:p>
      <text:p text:style-name="Standard"><text:span text:style-name="T3">301: <text:s text:c="2"/></text:span><text:span text:style-name="T4">public void</text:span><text:span text:style-name="T3"> setCurrentColor(Color aColor) {</text:span></text:p>
      <text:p text:style-name="Standard"><text:span text:style-name="T3">302: <text:s text:c="4"/></text:span><text:span text:style-name="T4">if</text:span><text:span text:style-name="T3"> (aColor != SELECTION_COLOR) {</text:span></text:p>
      <text:p text:style-name="P12">303: <text:s text:c="6"/>currentColor = aColor;</text:p>
      <text:p text:style-name="P12">304: <text:s text:c="6"/>this.setBackground(aColor);</text:p>
      <text:p text:style-name="P12">305: <text:s text:c="4"/>}</text:p>
      <text:p text:style-name="P12">306: <text:s text:c="4"/>this.repaint();</text:p>
      <text:p text:style-name="P12">307: <text:s text:c="2"/>}</text:p>
      <text:p text:style-name="P12">308:</text:p>
      <text:p text:style-name="Standard"><text:span text:style-name="T3">309: <text:s text:c="2"/></text:span><text:span text:style-name="T4">public boolean</text:span><text:span text:style-name="T3"> isSelected() {</text:span></text:p>
      <text:p text:style-name="Standard"><text:span text:style-name="T3">310: <text:s text:c="4"/></text:span><text:span text:style-name="T4">return</text:span><text:span text:style-name="T3"> selected;</text:span></text:p>
      <text:p text:style-name="P12">311: <text:s text:c="2"/>}</text:p>
      <text:p text:style-name="P12">312:</text:p>
      <text:p text:style-name="Standard"><text:span text:style-name="T3">313: <text:s text:c="2"/></text:span><text:span text:style-name="T4">public void</text:span><text:span text:style-name="T3"> setSelected(</text:span><text:span text:style-name="T4">boolean</text:span><text:span text:style-name="T3"> aSelected) {</text:span></text:p>
      <text:p text:style-name="P12">314: <text:s text:c="4"/>selected = aSelected;</text:p>
      <text:p text:style-name="Standard"><text:span text:style-name="T3">315: <text:s text:c="4"/></text:span><text:span text:style-name="T4">if</text:span><text:span text:style-name="T3"> (selected) {</text:span></text:p>
      <text:p text:style-name="P12">316: <text:s text:c="6"/>this.setBackground(SELECTION_COLOR);</text:p>
      <text:p text:style-name="P12">317: <text:s text:c="4"/>}</text:p>
      <text:p text:style-name="Standard"><text:span text:style-name="T3">318: <text:s text:c="4"/></text:span><text:span text:style-name="T4">else</text:span><text:span text:style-name="T3"> {</text:span></text:p>
      <text:p text:style-name="P12">319: <text:s text:c="6"/>this.setBackground(currentColor);</text:p>
      <text:p text:style-name="P12">320: <text:s text:c="4"/>}</text:p>
      <text:p text:style-name="P12">321: <text:s text:c="4"/>this.repaint();</text:p>
      <text:p text:style-name="P12">322: <text:s text:c="2"/>}</text:p>
      <text:p text:style-name="P12">323: <text:s text:c="2"/></text:p>
      <text:p text:style-name="P12">324: }</text:p>
      <text:p text:style-name="P12"/>
      <text:p text:style-name="P22"/>
      <text:p text:style-name="P36"/>
      <text:p text:style-name="P27">CHAPITRE 7</text:p>
      <text:p text:style-name="P28"/>
      <text:p text:style-name="P18">PARTIE C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</text:span></text:p>
      <text:p text:style-name="Standard"><text:span text:style-name="T3">41: <text:s/></text:span><text:span text:style-name="T4">import</text:span><text:span text:style-name="T3"> java.awt.event.WindowEvent;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javax.swing.JScrollPane; <text:s/></text:span><text:span text:style-name="T5">// +</text:span></text:p>
      <text:p text:style-name="Standard"><text:span text:style-name="T3">44: <text:s/></text:span><text:span text:style-name="T4">import</text:span><text:span text:style-name="T3"> mBox.appModel.Diagram;</text:span></text:p>
      <text:p text:style-name="P12">45:</text:p>
      <text:p text:style-name="Standard"><text:span text:style-name="T3">46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47:</text:p>
      <text:p text:style-name="Standard"><text:span text:style-name="T3">48: <text:s text:c="3"/></text:span><text:span text:style-name="T4">private</text:span><text:span text:style-name="T3"> AppMenu appMenu = </text:span><text:span text:style-name="T4">new</text:span><text:span text:style-name="T3"> AppMenu(</text:span><text:span text:style-name="T4">this</text:span><text:span text:style-name="T3">);</text:span></text:p>
      <text:p text:style-name="Standard"><text:span text:style-name="T3">49: <text:s text:c="3"/></text:span><text:span text:style-name="T4">private</text:span><text:span text:style-name="T3"> Diagram diagram = </text:span><text:span text:style-name="T4">new</text:span><text:span text:style-name="T3"> Diagram();</text:span></text:p>
      <text:p text:style-name="P12">50:</text:p>
      <text:p text:style-name="Standard"><text:span text:style-name="T3">51: <text:s text:c="3"/></text:span><text:span text:style-name="T4">public</text:span><text:span text:style-name="T3"> AppFrame() {</text:span></text:p>
      <text:p text:style-name="Standard"><text:span text:style-name="T3">52: <text:s text:c="5"/></text:span><text:span text:style-name="T4">super</text:span><text:span text:style-name="T3">();</text:span></text:p>
      <text:p text:style-name="Standard"><text:span text:style-name="T3">53: <text:s text:c="5"/>this.addWindowListener(</text:span><text:span text:style-name="T4">this</text:span><text:span text:style-name="T3">);</text:span></text:p>
      <text:p text:style-name="P12">54: <text:s text:c="5"/>this.setJMenuBar(this.appMenu);</text:p>
      <text:p text:style-name="Standard"><text:span text:style-name="T3">55: <text:s text:c="5"/>this.setTitle("Déplacement dynamique des boîtes"); <text:s/></text:span><text:span text:style-name="T5">// &amp;</text:span></text:p>
      <text:p text:style-name="Standard"><text:span text:style-name="T3">56: <text:s text:c="5"/>this.setSize(600, 400); <text:s/></text:span><text:span text:style-name="T5">// &amp;</text:span></text:p>
      <text:p text:style-name="P12">57: <text:s text:c="5"/>Container cp = this.getContentPane();</text:p>
      <text:p text:style-name="Standard"><text:span text:style-name="T3">58: <text:s text:c="5"/>cp.add(</text:span><text:span text:style-name="T4">new</text:span><text:span text:style-name="T3"> JScrollPane(diagram)); <text:s/></text:span><text:span text:style-name="T5">// &amp;</text:span></text:p>
      <text:p text:style-name="P12">59: <text:s text:c="3"/>}</text:p>
      <text:p text:style-name="P12">60:</text:p>
      <text:p text:style-name="Standard"><text:span text:style-name="T3">61: <text:s text:c="3"/></text:span><text:span text:style-name="T4">public</text:span><text:span text:style-name="T3"> Diagram getDiagram() {</text:span></text:p>
      <text:p text:style-name="Standard"><text:span text:style-name="T3">62: <text:s text:c="5"/></text:span><text:span text:style-name="T4">return</text:span><text:span text:style-name="T3"> diagram;</text:span></text:p>
      <text:p text:style-name="P12">63: <text:s text:c="3"/>}</text:p>
      <text:p text:style-name="P12">64:</text:p>
      <text:p text:style-name="Standard"><text:span text:style-name="T3">65: <text:s text:c="3"/></text:span><text:span text:style-name="T4">public void</text:span><text:span text:style-name="T3"> exit() {</text:span></text:p>
      <text:p text:style-name="P12">66: <text:s text:c="5"/>this.dispose();</text:p>
      <text:p text:style-name="P12">67: <text:s text:c="5"/>System.exit(0);</text:p>
      <text:p text:style-name="P12">68: <text:s text:c="3"/>}</text:p>
      <text:p text:style-name="P12">69:</text:p>
      <text:p text:style-name="Standard"><text:span text:style-name="T3">70: <text:s text:c="3"/></text:span><text:span text:style-name="T4">public void</text:span><text:span text:style-name="T3"> windowClosing(WindowEvent e) {</text:span></text:p>
      <text:p text:style-name="P12">71: <text:s text:c="5"/>this.exit();</text:p>
      <text:p text:style-name="P12">72: <text:s text:c="3"/>}</text:p>
      <text:p text:style-name="P12">73:</text:p>
      <text:p text:style-name="Standard"><text:span text:style-name="T3">74: <text:s text:c="3"/></text:span><text:span text:style-name="T4">public void</text:span><text:span text:style-name="T3"> windowOpened(WindowEvent e) {}</text:span></text:p>
      <text:p text:style-name="Standard"><text:span text:style-name="T3">75: <text:s text:c="3"/></text:span><text:span text:style-name="T4">public void</text:span><text:span text:style-name="T3"> windowClosed(WindowEvent e) {}</text:span></text:p>
      <text:p text:style-name="Standard"><text:span text:style-name="T3">76: <text:s text:c="3"/></text:span><text:span text:style-name="T4">public void</text:span><text:span text:style-name="T3"> windowIconified(WindowEvent e) {}</text:span></text:p>
      <text:p text:style-name="Standard"><text:span text:style-name="T3">77: <text:s text:c="3"/></text:span><text:span text:style-name="T4">public void</text:span><text:span text:style-name="T3"> windowDeiconified(WindowEvent e) {}</text:span></text:p>
      <text:p text:style-name="Standard"><text:span text:style-name="T3">78: <text:s text:c="3"/></text:span><text:span text:style-name="T4">public void</text:span><text:span text:style-name="T3"> windowActivated(WindowEvent e) {}</text:span></text:p>
      <text:p text:style-name="Standard"><text:span text:style-name="T3">79: <text:s text:c="3"/></text:span><text:span text:style-name="T4">public void</text:span><text:span text:style-name="T3"> windowDeactivated(WindowEvent e) {}</text:span></text:p>
      <text:p text:style-name="P12">80: <text:s text:c="3"/></text:p>
      <text:p text:style-name="P12">81: <text:s/>}</text:p>
      <text:p text:style-name="P12">82:</text:p>
      <text:p text:style-name="P22"/>
      <text:p text:style-name="P22"/>
      <text:p text:style-name="Standard"><text:span text:style-name="T1">Classe </text:span><text:span text:style-name="T2">AppMenu</text:span></text:p>
      <text:p text:style-name="P11"/>
      <text:p text:style-name="Standard"><text:span text:style-name="T3">83: <text:s/></text:span><text:span text:style-name="T4">package</text:span><text:span text:style-name="T3"> mBox.appForm;</text:span></text:p>
      <text:p text:style-name="P12">84:</text:p>
      <text:p text:style-name="Standard"><text:span text:style-name="T3">85: <text:s/></text:span><text:span text:style-name="T4">import</text:span><text:span text:style-name="T3"> java.awt.*;</text:span></text:p>
      <text:p text:style-name="Standard"><text:span text:style-name="T3">86: <text:s/></text:span><text:span text:style-name="T4">import</text:span><text:span text:style-name="T3"> java.awt.event.*;</text:span></text:p>
      <text:p text:style-name="Standard"><text:span text:style-name="T3">87: <text:s/></text:span><text:span text:style-name="T4">import</text:span><text:span text:style-name="T3"> javax.swing.JMenuBar;</text:span></text:p>
      <text:p text:style-name="Standard"><text:span text:style-name="T3">88: <text:s/></text:span><text:span text:style-name="T4">import</text:span><text:span text:style-name="T3"> javax.swing.JMenu;</text:span></text:p>
      <text:p text:style-name="Standard"><text:span text:style-name="T3">89: <text:s/></text:span><text:span text:style-name="T4">import</text:span><text:span text:style-name="T3"> javax.swing.JMenuItem;</text:span></text:p>
      <text:p text:style-name="P12">90:</text:p>
      <text:p text:style-name="Standard"><text:span text:style-name="T3">91: <text:s/></text:span><text:span text:style-name="T4">public class</text:span><text:span text:style-name="T3"> AppMenu </text:span><text:span text:style-name="T4">extends</text:span><text:span text:style-name="T3"> JMenuBar </text:span><text:span text:style-name="T4">implements</text:span><text:span text:style-name="T3"> ActionListener {</text:span></text:p>
      <text:p text:style-name="P12">92:</text:p>
      <text:p text:style-name="Standard"><text:span text:style-name="T3">93: <text:s text:c="3"/></text:span><text:span text:style-name="T4">private static final int</text:span><text:span text:style-name="T3"> EXIT <text:s text:c="4"/>= 1;</text:span></text:p>
      <text:p text:style-name="Standard"><text:span text:style-name="T3">94: <text:s text:c="3"/></text:span><text:span text:style-name="T4">private static final int</text:span><text:span text:style-name="T3"> SELECT <text:s text:c="2"/>= 2;</text:span></text:p>
      <text:p text:style-name="Standard"><text:span text:style-name="T3">95: <text:s text:c="3"/></text:span><text:span text:style-name="T4">private static final int</text:span><text:span text:style-name="T3"> DESELECT = 3;</text:span></text:p>
      <text:p text:style-name="Standard"><text:span text:style-name="T3">96: <text:s text:c="3"/></text:span><text:span text:style-name="T4">private static final int</text:span><text:span text:style-name="T3"> HIDE <text:s text:c="4"/>= 4;</text:span></text:p>
      <text:p text:style-name="Standard"><text:span text:style-name="T3">97: <text:s text:c="3"/></text:span><text:span text:style-name="T4">private static final int</text:span><text:span text:style-name="T3"> SHOW <text:s text:c="4"/>= 5;</text:span></text:p>
      <text:p text:style-name="P12">98:</text:p>
      <text:p text:style-name="Standard"><text:span text:style-name="T3">99: <text:s text:c="3"/></text:span><text:span text:style-name="T4">private</text:span><text:span text:style-name="T3"> Jmenu <text:s text:c="4"/>menuFile <text:s text:c="7"/>= </text:span><text:span text:style-name="T4">new</text:span><text:span text:style-name="T3"> JMenu("Fichier");</text:span></text:p>
      <text:p text:style-name="Standard"><text:span text:style-name="T3">100: <text:s text:c="2"/></text:span><text:span text:style-name="T4">private</text:span><text:span text:style-name="T3"> JMenuItem menuFileExit <text:s text:c="3"/>= </text:span><text:span text:style-name="T4">new</text:span><text:span text:style-name="T3"> JMenuItem("Sortie");</text:span></text:p>
      <text:p text:style-name="Standard"><text:span text:style-name="T3">101: <text:s text:c="2"/></text:span><text:span text:style-name="T4">private</text:span><text:span text:style-name="T3"> Jmenu <text:s text:c="4"/>menuEdit <text:s text:c="7"/>= </text:span><text:span text:style-name="T4">new</text:span><text:span text:style-name="T3"> JMenu("Édition");</text:span></text:p>
      <text:p text:style-name="Standard"><text:span text:style-name="T3">102: <text:s text:c="2"/></text:span><text:span text:style-name="T4">private</text:span><text:span text:style-name="T3"> JMenuItem menuEditSelect <text:s/>= </text:span><text:span text:style-name="T4">new</text:span><text:span text:style-name="T3"> JMenuItem("Sélectionner les boîtes");</text:span></text:p>
      <text:p text:style-name="Standard"><text:span text:style-name="T3">103: <text:s text:c="2"/></text:span><text:span text:style-name="T4">private</text:span><text:span text:style-name="T3"> JMenuItem menuEditDeselect = </text:span><text:span text:style-name="T4">new</text:span><text:span text:style-name="T3"> JMenuItem("Désélectionner les boîtes");</text:span></text:p>
      <text:p text:style-name="Standard"><text:span text:style-name="T3">104: <text:s text:c="2"/></text:span><text:span text:style-name="T4">private</text:span><text:span text:style-name="T3"> JMenu <text:s text:c="4"/>menuView <text:s text:c="7"/>= </text:span><text:span text:style-name="T4">new</text:span><text:span text:style-name="T3"> JMenu("Visionnement");</text:span></text:p>
      <text:p text:style-name="Standard"><text:span text:style-name="T3">105: <text:s text:c="2"/></text:span><text:span text:style-name="T4">private</text:span><text:span text:style-name="T3"> JMenuItem menuViewHide <text:s text:c="3"/>= </text:span><text:span text:style-name="T4">new</text:span><text:span text:style-name="T3"> JMenuItem("Cacher les boîtes sélectionnées");</text:span></text:p>
      <text:p text:style-name="Standard"><text:span text:style-name="T3">106: <text:s text:c="2"/></text:span><text:span text:style-name="T4">private</text:span><text:span text:style-name="T3"> JMenuItem menuViewShow <text:s text:c="3"/>= </text:span><text:span text:style-name="T4">new</text:span><text:span text:style-name="T3"> JMenuItem("Afficher les boîtes sélectionnées");</text:span></text:p>
      <text:p text:style-name="P12">107:</text:p>
      <text:p text:style-name="Standard"><text:span text:style-name="T3">108: <text:s text:c="2"/></text:span><text:span text:style-name="T4">private</text:span><text:span text:style-name="T3"> AppFrame appFrame;</text:span></text:p>
      <text:p text:style-name="P12">109:</text:p>
      <text:p text:style-name="Standard"><text:span text:style-name="T3">110: <text:s text:c="2"/></text:span><text:span text:style-name="T4">public</text:span><text:span text:style-name="T3"> AppMenu() {</text:span></text:p>
      <text:p text:style-name="Standard"><text:span text:style-name="T3">111: <text:s text:c="4"/></text:span><text:span text:style-name="T4">super</text:span><text:span text:style-name="T3">();</text:span></text:p>
      <text:p text:style-name="P12">112: <text:s text:c="4"/>menuFileExit.setActionCommand("Exit");</text:p>
      <text:p text:style-name="Standard"><text:span text:style-name="T3">113: <text:s text:c="4"/>menuFileExit.addActionListener(</text:span><text:span text:style-name="T4">this</text:span><text:span text:style-name="T3">);</text:span></text:p>
      <text:p text:style-name="P12">114:</text:p>
      <text:p text:style-name="P12">115: <text:s text:c="4"/>menuEditSelect.setActionCommand("Select");</text:p>
      <text:p text:style-name="Standard"><text:span text:style-name="T3">116: <text:s text:c="4"/>menuEditSelect.addActionListener(</text:span><text:span text:style-name="T4">this</text:span><text:span text:style-name="T3">);</text:span></text:p>
      <text:p text:style-name="P12">117: <text:s text:c="4"/>menuEditDeselect.setActionCommand("Deselect");</text:p>
      <text:p text:style-name="Standard"><text:span text:style-name="T3">118: <text:s text:c="4"/>menuEditDeselect.addActionListener(</text:span><text:span text:style-name="T4">this</text:span><text:span text:style-name="T3">);</text:span></text:p>
      <text:p text:style-name="P12">119:</text:p>
      <text:p text:style-name="P12">120: <text:s text:c="4"/>menuViewHide.setActionCommand("Hide");</text:p>
      <text:p text:style-name="Standard"><text:span text:style-name="T3">121: <text:s text:c="4"/>menuViewHide.addActionListener(</text:span><text:span text:style-name="T4">this</text:span><text:span text:style-name="T3">);</text:span></text:p>
      <text:p text:style-name="P12">122: <text:s text:c="4"/>menuViewShow.setActionCommand("Show");</text:p>
      <text:p text:style-name="Standard"><text:span text:style-name="T3">123: <text:s text:c="4"/>menuViewShow.addActionListener(</text:span><text:span text:style-name="T4">this</text:span><text:span text:style-name="T3">);</text:span></text:p>
      <text:p text:style-name="P12">124:</text:p>
      <text:p text:style-name="P12">125: <text:s text:c="4"/>menuFile.add(menuFileExit);</text:p>
      <text:p text:style-name="P12">126: <text:s text:c="4"/>menuEdit.add(menuEditSelect);</text:p>
      <text:p text:style-name="P12">127: <text:s text:c="4"/>menuEdit.add(menuEditDeselect);</text:p>
      <text:p text:style-name="P12">128: <text:s text:c="4"/>menuView.add(menuViewHide);</text:p>
      <text:p text:style-name="P12">129: <text:s text:c="4"/>menuView.add(menuViewShow);</text:p>
      <text:p text:style-name="P12">130:</text:p>
      <text:p text:style-name="P12">131: <text:s text:c="4"/>this.add(menuFile);</text:p>
      <text:p text:style-name="P12">132: <text:s text:c="4"/>this.add(menuEdit);</text:p>
      <text:p text:style-name="P12">133: <text:s text:c="4"/>this.add(menuView);</text:p>
      <text:p text:style-name="P12">134: <text:s text:c="2"/>}</text:p>
      <text:p text:style-name="P12">135:</text:p>
      <text:p text:style-name="Standard"><text:span text:style-name="T3">136: <text:s text:c="2"/></text:span><text:span text:style-name="T4">public</text:span><text:span text:style-name="T3"> AppMenu(AppFrame aAppFrame) {</text:span></text:p>
      <text:p text:style-name="Standard"><text:span text:style-name="T3">137: <text:s text:c="4"/></text:span><text:span text:style-name="T4">this</text:span><text:span text:style-name="T3">();</text:span></text:p>
      <text:p text:style-name="P12">138: <text:s text:c="4"/>this.setAppFrame(aAppFrame);</text:p>
      <text:p text:style-name="P12">139: <text:s text:c="2"/>}</text:p>
      <text:p text:style-name="P12">140:</text:p>
      <text:p text:style-name="Standard"><text:span text:style-name="T3">141: <text:s text:c="2"/></text:span><text:span text:style-name="T4">public</text:span><text:span text:style-name="T3"> AppFrame getAppFrame() {</text:span></text:p>
      <text:p text:style-name="Standard"><text:span text:style-name="T3">142: <text:s text:c="4"/></text:span><text:span text:style-name="T4">return</text:span><text:span text:style-name="T3"> appFrame;</text:span></text:p>
      <text:p text:style-name="P12">143: <text:s text:c="2"/>}</text:p>
      <text:p text:style-name="P12">144:</text:p>
      <text:p text:style-name="Standard"><text:span text:style-name="T3">145: <text:s text:c="2"/></text:span><text:span text:style-name="T4">public void</text:span><text:span text:style-name="T3"> setAppFrame(AppFrame aFrame) {</text:span></text:p>
      <text:p text:style-name="P12">146: <text:s text:c="4"/>appFrame = aFrame;</text:p>
      <text:p text:style-name="P12">147: <text:s text:c="2"/>}</text:p>
      <text:p text:style-name="P12">148:</text:p>
      <text:p text:style-name="Standard"><text:span text:style-name="T3">149: <text:s text:c="2"/></text:span><text:span text:style-name="T4">private int</text:span><text:span text:style-name="T3"> getMenuCommand(String aCommand) {</text:span></text:p>
      <text:p text:style-name="Standard"><text:span text:style-name="T3">150: <text:s text:c="4"/></text:span><text:span text:style-name="T4">int</text:span><text:span text:style-name="T3"> action = -1;</text:span></text:p>
      <text:p text:style-name="Standard"><text:span text:style-name="T3">151: <text:s text:c="4"/></text:span><text:span text:style-name="T4">if</text:span><text:span text:style-name="T3"> <text:s text:c="5"/>(aCommand.equals("Exit")) <text:s text:c="4"/>action = EXIT;</text:span></text:p>
      <text:p text:style-name="Standard"><text:span text:style-name="T3">152: <text:s text:c="4"/></text:span><text:span text:style-name="T4">else if</text:span><text:span text:style-name="T3"> (aCommand.equals("Select")) <text:s text:c="2"/>action = SELECT;</text:span></text:p>
      <text:p text:style-name="Standard"><text:span text:style-name="T3">153: <text:s text:c="4"/></text:span><text:span text:style-name="T4">else if</text:span><text:span text:style-name="T3"> (aCommand.equals("Deselect")) action = DESELECT;</text:span></text:p>
      <text:p text:style-name="Standard"><text:span text:style-name="T3">154: <text:s text:c="4"/></text:span><text:span text:style-name="T4">else if</text:span><text:span text:style-name="T3"> (aCommand.equals("Hide")) <text:s text:c="4"/>action = HIDE;</text:span></text:p>
      <text:p text:style-name="Standard"><text:span text:style-name="T3">155: <text:s text:c="4"/></text:span><text:span text:style-name="T4">else if</text:span><text:span text:style-name="T3"> (aCommand.equals("Show")) <text:s text:c="4"/>action = SHOW;</text:span></text:p>
      <text:p text:style-name="Standard"><text:span text:style-name="T3">156: <text:s text:c="4"/></text:span><text:span text:style-name="T4">return</text:span><text:span text:style-name="T3"> action;</text:span></text:p>
      <text:p text:style-name="P12">157: <text:s text:c="2"/>}</text:p>
      <text:p text:style-name="P12">158:</text:p>
      <text:p text:style-name="Standard"><text:span text:style-name="T3">159: <text:s text:c="2"/></text:span><text:span text:style-name="T4">public void</text:span><text:span text:style-name="T3"> actionPerformed(ActionEvent e) {</text:span></text:p>
      <text:p text:style-name="P12">160: <text:s text:c="4"/>String command = e.getActionCommand();</text:p>
      <text:p text:style-name="Standard"><text:span text:style-name="T3">161: <text:s text:c="4"/></text:span><text:span text:style-name="T4">switch</text:span><text:span text:style-name="T3"> (this.getMenuCommand(command)) {</text:span></text:p>
      <text:p text:style-name="Standard"><text:span text:style-name="T3">162: <text:s text:c="6"/></text:span><text:span text:style-name="T4">case</text:span><text:span text:style-name="T3"> EXIT:</text:span></text:p>
      <text:p text:style-name="P12">163: <text:s text:c="8"/>appFrame.exit();</text:p>
      <text:p text:style-name="Standard"><text:span text:style-name="T3">164: <text:s text:c="8"/></text:span><text:span text:style-name="T4">break</text:span><text:span text:style-name="T3">;</text:span></text:p>
      <text:p text:style-name="Standard"><text:span text:style-name="T3">165: <text:s text:c="6"/></text:span><text:span text:style-name="T4">case</text:span><text:span text:style-name="T3"> SELECT:</text:span></text:p>
      <text:p text:style-name="P12">166: <text:s text:c="8"/>appFrame.getDiagram().selectAllBoxes();</text:p>
      <text:p text:style-name="Standard"><text:span text:style-name="T3">167: <text:s text:c="8"/></text:span><text:span text:style-name="T4">break</text:span><text:span text:style-name="T3">;</text:span></text:p>
      <text:p text:style-name="Standard"><text:span text:style-name="T3">168: <text:s text:c="6"/></text:span><text:span text:style-name="T4">case</text:span><text:span text:style-name="T3"> DESELECT:</text:span></text:p>
      <text:p text:style-name="P12">169: <text:s text:c="8"/>appFrame.getDiagram().deSelectAllBoxes();</text:p>
      <text:p text:style-name="Standard"><text:span text:style-name="T3">170: <text:s text:c="8"/></text:span><text:span text:style-name="T4">break</text:span><text:span text:style-name="T3">;</text:span></text:p>
      <text:p text:style-name="Standard"><text:span text:style-name="T3">171: <text:s text:c="6"/></text:span><text:span text:style-name="T4">case</text:span><text:span text:style-name="T3"> HIDE:</text:span></text:p>
      <text:p text:style-name="P12">172: <text:s text:c="8"/>appFrame.getDiagram().hideSelectedBoxes();</text:p>
      <text:p text:style-name="Standard"><text:span text:style-name="T3">173: <text:s text:c="8"/></text:span><text:span text:style-name="T4">break</text:span><text:span text:style-name="T3">;</text:span></text:p>
      <text:p text:style-name="Standard"><text:span text:style-name="T3">174: <text:s text:c="6"/></text:span><text:span text:style-name="T4">case</text:span><text:span text:style-name="T3"> SHOW:</text:span></text:p>
      <text:p text:style-name="P12">175: <text:s text:c="8"/>appFrame.getDiagram().showSelectedBoxes();</text:p>
      <text:p text:style-name="Standard"><text:span text:style-name="T3">176: <text:s text:c="8"/></text:span><text:span text:style-name="T4">break</text:span><text:span text:style-name="T3">;</text:span></text:p>
      <text:p text:style-name="P12">177: <text:s text:c="4"/>}</text:p>
      <text:p text:style-name="P12">178: <text:s text:c="2"/>}</text:p>
      <text:p text:style-name="P12">179:</text:p>
      <text:p text:style-name="P12">180: }</text:p>
      <text:p text:style-name="P12">181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182: </text:span><text:span text:style-name="T4">package</text:span><text:span text:style-name="T3"> mBox.appModel;</text:span></text:p>
      <text:p text:style-name="P12">183:</text:p>
      <text:p text:style-name="Standard"><text:span text:style-name="T3">184: </text:span><text:span text:style-name="T5">// import java.awt.Color; <text:s/>// -</text:span></text:p>
      <text:p text:style-name="Standard"><text:span text:style-name="T3">185: </text:span><text:span text:style-name="T5">// import java.awt.Point; <text:s/>// -</text:span></text:p>
      <text:p text:style-name="Standard"><text:span text:style-name="T3">186: </text:span><text:span text:style-name="T5">// import java.awt.Component; <text:s/>// -</text:span></text:p>
      <text:p text:style-name="Standard"><text:span text:style-name="T3">187: </text:span><text:span text:style-name="T4">import</text:span><text:span text:style-name="T3"> java.awt.*; <text:s/></text:span><text:span text:style-name="T5">// +</text:span></text:p>
      <text:p text:style-name="Standard"><text:span text:style-name="T3">188: </text:span><text:span text:style-name="T4">import</text:span><text:span text:style-name="T3"> java.awt.event.MouseListener;</text:span></text:p>
      <text:p text:style-name="Standard"><text:span text:style-name="T3">189: </text:span><text:span text:style-name="T4">import</text:span><text:span text:style-name="T3"> java.awt.event.MouseEvent;</text:span></text:p>
      <text:p text:style-name="Standard"><text:span text:style-name="T3">190: </text:span><text:span text:style-name="T4">import</text:span><text:span text:style-name="T3"> java.awt.event.MouseMotionListener; <text:s/></text:span><text:span text:style-name="T5">// +</text:span></text:p>
      <text:p text:style-name="Standard"><text:span text:style-name="T3">191: </text:span><text:span text:style-name="T4">import</text:span><text:span text:style-name="T3"> javax.swing.JPanel;</text:span></text:p>
      <text:p text:style-name="P12">192:</text:p>
      <text:p text:style-name="Standard"><text:span text:style-name="T3">193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, MouseMotionListener { <text:s/></text:span><text:span text:style-name="T5">// &amp;</text:span></text:p>
      <text:p text:style-name="P12">194:</text:p>
      <text:p text:style-name="Standard"><text:span text:style-name="T3">195: <text:s text:c="2"/></text:span><text:span text:style-name="T4">public static final</text:span><text:span text:style-name="T3"> Color DIAGRAM_COLOR = Color.white;</text:span></text:p>
      <text:p text:style-name="P12">196:</text:p>
      <text:p text:style-name="Standard"><text:span text:style-name="T3">197: <text:s text:c="2"/></text:span><text:span text:style-name="T4">private</text:span><text:span text:style-name="T3"> Point mousePressed = </text:span><text:span text:style-name="T4">new</text:span><text:span text:style-name="T3"> Point(0, 0); <text:s/></text:span><text:span text:style-name="T5">// +</text:span></text:p>
      <text:p text:style-name="P12">198:</text:p>
      <text:p text:style-name="Standard"><text:span text:style-name="T3">199: <text:s text:c="2"/></text:span><text:span text:style-name="T4">public</text:span><text:span text:style-name="T3"> Diagram() {</text:span></text:p>
      <text:p text:style-name="Standard"><text:span text:style-name="T3">200: <text:s text:c="4"/></text:span><text:span text:style-name="T4">super</text:span><text:span text:style-name="T3">();</text:span></text:p>
      <text:p text:style-name="Standard"><text:span text:style-name="T3">201: <text:s text:c="4"/>this.addMouseListener(</text:span><text:span text:style-name="T4">this</text:span><text:span text:style-name="T3">);</text:span></text:p>
      <text:p text:style-name="P12">202: <text:s text:c="4"/>this.setBackground(DIAGRAM_COLOR);</text:p>
      <text:p text:style-name="Standard"><text:span text:style-name="T3">203: <text:s text:c="4"/>this.setLayout(</text:span><text:span text:style-name="T4">null</text:span><text:span text:style-name="T3">);</text:span></text:p>
      <text:p text:style-name="P12">204: <text:s text:c="2"/>}</text:p>
      <text:p text:style-name="P12">205:</text:p>
      <text:p text:style-name="Standard"><text:span text:style-name="T3">206: <text:s text:c="2"/></text:span><text:span text:style-name="T4">private void</text:span><text:span text:style-name="T3"> addNewBox(Point aPoint) {</text:span></text:p>
      <text:p text:style-name="Standard"><text:span text:style-name="T3">207: <text:s text:c="4"/>Box newBox = </text:span><text:span text:style-name="T4">new</text:span><text:span text:style-name="T3"> Box();</text:span></text:p>
      <text:p text:style-name="P12">208: <text:s text:c="4"/>newBox.setLocation(aPoint);</text:p>
      <text:p text:style-name="Standard"><text:span text:style-name="T3">209: <text:s text:c="4"/>newBox.addMouseListener(</text:span><text:span text:style-name="T4">this</text:span><text:span text:style-name="T3">);</text:span></text:p>
      <text:p text:style-name="Standard"><text:span text:style-name="T3">210: <text:s text:c="4"/>newBox.addMouseMotionListener(</text:span><text:span text:style-name="T4">this</text:span><text:span text:style-name="T3">); <text:s/></text:span><text:span text:style-name="T5">// +</text:span></text:p>
      <text:p text:style-name="P12">211: <text:s text:c="4"/>this.add(newBox);</text:p>
      <text:p text:style-name="P12">212: <text:s text:c="4"/>this.repaint();</text:p>
      <text:p text:style-name="P12">213: <text:s text:c="2"/>}</text:p>
      <text:p text:style-name="P12">214:</text:p>
      <text:p text:style-name="Standard"><text:span text:style-name="T3">215: <text:s text:c="2"/></text:span><text:span text:style-name="T4">public void</text:span><text:span text:style-name="T3"> selectAllBoxes() {</text:span></text:p>
      <text:p text:style-name="P12">216: <text:s text:c="4"/>Component[] components = this.getComponents();</text:p>
      <text:p text:style-name="P12">217: <text:s text:c="4"/>Box box;</text:p>
      <text:p text:style-name="Standard"><text:span text:style-name="T3">218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19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20: <text:s text:c="8"/>box = (Box) components[i];</text:p>
      <text:p text:style-name="Standard"><text:span text:style-name="T3">221: <text:s text:c="8"/>box.setSelected(</text:span><text:span text:style-name="T4">true</text:span><text:span text:style-name="T3">);</text:span></text:p>
      <text:p text:style-name="P12">222: <text:s text:c="6"/>}</text:p>
      <text:p text:style-name="P12">223: <text:s text:c="4"/>}</text:p>
      <text:p text:style-name="P12">224: <text:s text:c="2"/>}</text:p>
      <text:p text:style-name="P12">225:</text:p>
      <text:p text:style-name="Standard"><text:span text:style-name="T3">226: <text:s text:c="2"/></text:span><text:span text:style-name="T4">public void</text:span><text:span text:style-name="T3"> deSelectAllBoxes() {</text:span></text:p>
      <text:p text:style-name="P12">227: <text:s text:c="4"/>Component[] components = this.getComponents();</text:p>
      <text:p text:style-name="P12">228: <text:s text:c="4"/>Box box;</text:p>
      <text:p text:style-name="Standard"><text:span text:style-name="T3">229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30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31: <text:s text:c="8"/>box = (Box) components[i];</text:p>
      <text:p text:style-name="Standard"><text:span text:style-name="T3">232: <text:s text:c="8"/>box.setSelected(</text:span><text:span text:style-name="T4">false</text:span><text:span text:style-name="T3">);</text:span></text:p>
      <text:p text:style-name="P12">233: <text:s text:c="6"/>}</text:p>
      <text:p text:style-name="P12">234: <text:s text:c="4"/>}</text:p>
      <text:p text:style-name="P12">235: <text:s text:c="2"/>}</text:p>
      <text:p text:style-name="P12">236:</text:p>
      <text:p text:style-name="Standard"><text:span text:style-name="T3">237: <text:s text:c="2"/></text:span><text:span text:style-name="T4">public void</text:span><text:span text:style-name="T3"> hideSelectedBoxes() {</text:span></text:p>
      <text:p text:style-name="P12">238: <text:s text:c="4"/>Component[] components = this.getComponents();</text:p>
      <text:p text:style-name="P12">239: <text:s text:c="4"/>Box box;</text:p>
      <text:p text:style-name="Standard"><text:span text:style-name="T3">240: <text:s text:c="4"/></text:span><text:span text:style-name="T4">for </text:span><text:span text:style-name="T3">(</text:span><text:span text:style-name="T4">int</text:span><text:span text:style-name="T3"> i = 0; i &lt; components.length; i++) {</text:span></text:p>
      <text:p text:style-name="Standard"><text:span text:style-name="T3">241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42: <text:s text:c="8"/>box = (Box) components[i];</text:p>
      <text:p text:style-name="Standard"><text:span text:style-name="T3">243: <text:s text:c="8"/></text:span><text:span text:style-name="T4">if</text:span><text:span text:style-name="T3"> (box.isSelected()) {</text:span></text:p>
      <text:p text:style-name="Standard"><text:span text:style-name="T3">244: <text:s text:c="10"/>box.setVisible(</text:span><text:span text:style-name="T4">false</text:span><text:span text:style-name="T3">);</text:span></text:p>
      <text:p text:style-name="P12">245: <text:s text:c="8"/>}</text:p>
      <text:p text:style-name="P12">246: <text:s text:c="6"/>}</text:p>
      <text:p text:style-name="P12">247: <text:s text:c="4"/>}</text:p>
      <text:p text:style-name="P12">248: <text:s text:c="2"/>}</text:p>
      <text:p text:style-name="P12">249:</text:p>
      <text:p text:style-name="Standard"><text:span text:style-name="T3">250: <text:s text:c="2"/></text:span><text:span text:style-name="T4">public void</text:span><text:span text:style-name="T3"> showSelectedBoxes() {</text:span></text:p>
      <text:p text:style-name="P12">251: <text:s text:c="4"/>Component[] components = this.getComponents();</text:p>
      <text:p text:style-name="P12">252: <text:s text:c="4"/>Box box;</text:p>
      <text:p text:style-name="Standard"><text:span text:style-name="T3">253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254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255: <text:s text:c="8"/>box = (Box) components[i];</text:p>
      <text:p text:style-name="Standard"><text:span text:style-name="T3">256: <text:s text:c="8"/></text:span><text:span text:style-name="T4">if</text:span><text:span text:style-name="T3"> (box.isSelected()) {</text:span></text:p>
      <text:p text:style-name="Standard"><text:span text:style-name="T3">257: <text:s text:c="10"/>box.setVisible(</text:span><text:span text:style-name="T4">true</text:span><text:span text:style-name="T3">);</text:span></text:p>
      <text:p text:style-name="P12">258: <text:s text:c="8"/>}</text:p>
      <text:p text:style-name="P12">259: <text:s text:c="6"/>}</text:p>
      <text:p text:style-name="P12">260: <text:s text:c="4"/>}</text:p>
      <text:p text:style-name="P12">261: <text:s text:c="2"/>}</text:p>
      <text:p text:style-name="P12">262:</text:p>
      <text:p text:style-name="Standard"><text:span text:style-name="T3">263: <text:s text:c="2"/></text:span><text:span text:style-name="T5">// {+</text:span></text:p>
      <text:p text:style-name="Standard"><text:span text:style-name="T3">264: <text:s text:c="2"/></text:span><text:span text:style-name="T4">public</text:span><text:span text:style-name="T3"> Dimension getPreferredSize() {</text:span></text:p>
      <text:p text:style-name="Standard"><text:span text:style-name="T3">265: <text:s text:c="4"/></text:span><text:span text:style-name="T4">return new</text:span><text:span text:style-name="T3"> Dimension(1600, 1600);</text:span></text:p>
      <text:p text:style-name="P12">266: <text:s text:c="2"/>}</text:p>
      <text:p text:style-name="Standard"><text:span text:style-name="T3">267: <text:s text:c="2"/></text:span><text:span text:style-name="T5">// +}</text:span></text:p>
      <text:p text:style-name="P12">268:</text:p>
      <text:p text:style-name="Standard"><text:span text:style-name="T3">269: <text:s text:c="2"/></text:span><text:span text:style-name="T4">public void</text:span><text:span text:style-name="T3"> mousePressed(MouseEvent e) {</text:span></text:p>
      <text:p text:style-name="Standard"><text:span text:style-name="T3">270: <text:s text:c="4"/></text:span><text:span text:style-name="T4">if</text:span><text:span text:style-name="T3"> (e.getSource() == </text:span><text:span text:style-name="T4">this</text:span><text:span text:style-name="T3">) {</text:span></text:p>
      <text:p text:style-name="P12">271: <text:s text:c="6"/>this.addNewBox(e.getPoint());</text:p>
      <text:p text:style-name="P12">272: <text:s text:c="4"/>}</text:p>
      <text:p text:style-name="Standard"><text:span text:style-name="T3">273: <text:s text:c="4"/></text:span><text:span text:style-name="T4">else if</text:span><text:span text:style-name="T3"> (e.getSource() </text:span><text:span text:style-name="T4">instanceof</text:span><text:span text:style-name="T3"> Box) {</text:span></text:p>
      <text:p text:style-name="P12">274: <text:s text:c="6"/>Box clickedBox = (Box) (e.getSource());</text:p>
      <text:p text:style-name="P12">275: <text:s text:c="6"/>clickedBox.setSelected(!(clickedBox.isSelected()) );</text:p>
      <text:p text:style-name="Standard"><text:span text:style-name="T3">276: <text:s text:c="6"/>mousePressed = e.getPoint(); <text:s/></text:span><text:span text:style-name="T5">// +</text:span></text:p>
      <text:p text:style-name="P12">277: <text:s text:c="4"/>}</text:p>
      <text:p text:style-name="P12">278: <text:s text:c="2"/>}</text:p>
      <text:p text:style-name="P12">279:</text:p>
      <text:p text:style-name="Standard"><text:span text:style-name="T3">280: <text:s text:c="2"/></text:span><text:span text:style-name="T4">public void</text:span><text:span text:style-name="T3"> mouseClicked(MouseEvent e) {}</text:span></text:p>
      <text:p text:style-name="Standard"><text:span text:style-name="T3">281: <text:s text:c="2"/></text:span><text:span text:style-name="T4">public void</text:span><text:span text:style-name="T3"> mouseReleased(MouseEvent e) {}</text:span></text:p>
      <text:p text:style-name="Standard"><text:span text:style-name="T3">282: <text:s text:c="2"/></text:span><text:span text:style-name="T4">public void</text:span><text:span text:style-name="T3"> mouseEntered(MouseEvent e) {}</text:span></text:p>
      <text:p text:style-name="Standard"><text:span text:style-name="T3">283: <text:s text:c="2"/></text:span><text:span text:style-name="T4">public void</text:span><text:span text:style-name="T3"> mouseExited(MouseEvent e) {}</text:span></text:p>
      <text:p text:style-name="P12">284:</text:p>
      <text:p text:style-name="Standard"><text:span text:style-name="T3">285: <text:s text:c="2"/></text:span><text:span text:style-name="T5">// {+</text:span></text:p>
      <text:p text:style-name="Standard"><text:span text:style-name="T3">286: <text:s text:c="2"/></text:span><text:span text:style-name="T4">public void</text:span><text:span text:style-name="T3"> mouseDragged(MouseEvent e) {</text:span></text:p>
      <text:p text:style-name="Standard"><text:span text:style-name="T3">287: <text:s text:c="4"/></text:span><text:span text:style-name="T4">if</text:span><text:span text:style-name="T3"> (e.getSource() </text:span><text:span text:style-name="T4">instanceof</text:span><text:span text:style-name="T3"> Box) {</text:span></text:p>
      <text:p text:style-name="P12">288: <text:s text:c="6"/>Box box = (Box) e.getSource();</text:p>
      <text:p text:style-name="Standard"><text:span text:style-name="T3">289: <text:s text:c="6"/></text:span><text:span text:style-name="T5">// Localisation (x, y) et taille (r) de la boîte avant son</text:span><text:span text:style-name="T7"> </text:span><text:span text:style-name="T5">déplacement</text:span></text:p>
      <text:p text:style-name="P12">290: <text:s text:c="6"/>Rectangle r = box.getBounds();</text:p>
      <text:p text:style-name="Standard"><text:span text:style-name="T3">291: <text:s text:c="6"/></text:span><text:span text:style-name="T4">int</text:span><text:span text:style-name="T3"> x = r.x + e.getX() - mousePressed.x;</text:span></text:p>
      <text:p text:style-name="Standard"><text:span text:style-name="T3">292: <text:s text:c="6"/></text:span><text:span text:style-name="T4">int</text:span><text:span text:style-name="T3"> y = r.y + e.getY() - mousePressed.y;</text:span></text:p>
      <text:p text:style-name="Standard"><text:span text:style-name="T3">293: <text:s text:c="6"/></text:span><text:span text:style-name="T4">if</text:span><text:span text:style-name="T3"> (x &lt; 0) x = 0;</text:span></text:p>
      <text:p text:style-name="Standard"><text:span text:style-name="T3">294: <text:s text:c="6"/></text:span><text:span text:style-name="T4">if</text:span><text:span text:style-name="T3"> (y &lt; 0) y = 0;</text:span></text:p>
      <text:p text:style-name="P12">295: <text:s text:c="6"/>box.setLocation(x, y);</text:p>
      <text:p text:style-name="P12">296: <text:s text:c="4"/>}</text:p>
      <text:p text:style-name="P12">297: <text:s text:c="2"/>}</text:p>
      <text:p text:style-name="P12">298:</text:p>
      <text:p text:style-name="Standard"><text:span text:style-name="T3">299: <text:s text:c="2"/></text:span><text:span text:style-name="T4">public void</text:span><text:span text:style-name="T3"> mouseMoved(MouseEvent e) {}</text:span></text:p>
      <text:p text:style-name="Standard"><text:span text:style-name="T3">300: <text:s text:c="2"/></text:span><text:span text:style-name="T5">// +}</text:span></text:p>
      <text:p text:style-name="P12">301:</text:p>
      <text:p text:style-name="P12">302: }</text:p>
      <text:p text:style-name="P12">303:</text:p>
      <text:p text:style-name="P22"/>
      <text:p text:style-name="P22"/>
      <text:p text:style-name="Standard"><text:span text:style-name="T1">Classe </text:span><text:span text:style-name="T2">Box</text:span></text:p>
      <text:p text:style-name="P11"/>
      <text:p text:style-name="Standard"><text:span text:style-name="T3">304: </text:span><text:span text:style-name="T4">package</text:span><text:span text:style-name="T3"> mBox.appModel;</text:span></text:p>
      <text:p text:style-name="P12">305:</text:p>
      <text:p text:style-name="Standard"><text:span text:style-name="T3">306: </text:span><text:span text:style-name="T4">import</text:span><text:span text:style-name="T3"> java.awt.Color;</text:span></text:p>
      <text:p text:style-name="Standard"><text:span text:style-name="T3">307: </text:span><text:span text:style-name="T4">import</text:span><text:span text:style-name="T3"> java.awt.Dimension;</text:span></text:p>
      <text:p text:style-name="Standard"><text:span text:style-name="T3">308: </text:span><text:span text:style-name="T4">import</text:span><text:span text:style-name="T3"> javax.swing.JPanel;</text:span></text:p>
      <text:p text:style-name="P12">309:</text:p>
      <text:p text:style-name="Standard"><text:span text:style-name="T3">310: </text:span><text:span text:style-name="T4">public class</text:span><text:span text:style-name="T3"> Box </text:span><text:span text:style-name="T4">extends</text:span><text:span text:style-name="T3"> JPanel {</text:span></text:p>
      <text:p text:style-name="P12">311:</text:p>
      <text:p text:style-name="Standard"><text:span text:style-name="T3">312: <text:s text:c="2"/></text:span><text:span text:style-name="T4">public static final</text:span><text:span text:style-name="T3"> Color DEFAULT_COLOR = Color.yellow;</text:span></text:p>
      <text:p text:style-name="Standard"><text:span text:style-name="T3">313: <text:s text:c="2"/></text:span><text:span text:style-name="T4">public static final</text:span><text:span text:style-name="T3"> Color SELECTION_COLOR = Color.red;</text:span></text:p>
      <text:p text:style-name="Standard"><text:span text:style-name="T3">314: <text:s text:c="2"/></text:span><text:span text:style-name="T4">public static final</text:span><text:span text:style-name="T3"> Dimension BOX_SIZE = </text:span><text:span text:style-name="T4">new</text:span><text:span text:style-name="T3"> Dimension(100, 50);</text:span></text:p>
      <text:p text:style-name="P12">315:</text:p>
      <text:p text:style-name="Standard"><text:span text:style-name="T3">316: <text:s text:c="2"/></text:span><text:span text:style-name="T4">private</text:span><text:span text:style-name="T3"> Color currentColor = Color.yellow;</text:span></text:p>
      <text:p text:style-name="Standard"><text:span text:style-name="T3">317: <text:s text:c="2"/></text:span><text:span text:style-name="T4">private</text:span><text:span text:style-name="T3"> </text:span><text:span text:style-name="T4">boolean</text:span><text:span text:style-name="T3"> selected = </text:span><text:span text:style-name="T4">false</text:span><text:span text:style-name="T3">;</text:span></text:p>
      <text:p text:style-name="P12">318:</text:p>
      <text:p text:style-name="Standard"><text:span text:style-name="T3">319: <text:s text:c="2"/></text:span><text:span text:style-name="T4">public</text:span><text:span text:style-name="T3"> Box() {</text:span></text:p>
      <text:p text:style-name="Standard"><text:span text:style-name="T3">320: <text:s text:c="4"/></text:span><text:span text:style-name="T4">super</text:span><text:span text:style-name="T3">();</text:span></text:p>
      <text:p text:style-name="P12">321: <text:s text:c="4"/>this.setSize(BOX_SIZE);</text:p>
      <text:p text:style-name="P12">322: <text:s text:c="4"/>this.setCurrentColor(DEFAULT_COLOR);</text:p>
      <text:p text:style-name="P12">323: <text:s text:c="2"/>}</text:p>
      <text:p text:style-name="P12">324:</text:p>
      <text:p text:style-name="Standard"><text:span text:style-name="T3">325: <text:s text:c="2"/></text:span><text:span text:style-name="T4">public</text:span><text:span text:style-name="T3"> Color getCurrentColor() {</text:span></text:p>
      <text:p text:style-name="Standard"><text:span text:style-name="T3">326: <text:s text:c="4"/></text:span><text:span text:style-name="T4">return</text:span><text:span text:style-name="T3"> currentColor;</text:span></text:p>
      <text:p text:style-name="P12">327: <text:s text:c="2"/>}</text:p>
      <text:p text:style-name="P12">328:</text:p>
      <text:p text:style-name="Standard"><text:span text:style-name="T3">329: <text:s text:c="2"/></text:span><text:span text:style-name="T4">public void</text:span><text:span text:style-name="T3"> setCurrentColor(Color aColor) {</text:span></text:p>
      <text:p text:style-name="Standard"><text:span text:style-name="T3">330: <text:s text:c="4"/></text:span><text:span text:style-name="T4">if </text:span><text:span text:style-name="T3">(aColor != SELECTION_COLOR) {</text:span></text:p>
      <text:p text:style-name="P12">331: <text:s text:c="6"/>currentColor = aColor;</text:p>
      <text:p text:style-name="P12">332: <text:s text:c="6"/>this.setBackground(aColor);</text:p>
      <text:p text:style-name="P12">333: <text:s text:c="4"/>}</text:p>
      <text:p text:style-name="P12">334: <text:s text:c="4"/>this.repaint();</text:p>
      <text:p text:style-name="P12">335: <text:s text:c="2"/>}</text:p>
      <text:p text:style-name="P12">336:</text:p>
      <text:p text:style-name="Standard"><text:span text:style-name="T3">337: <text:s text:c="2"/></text:span><text:span text:style-name="T4">public boolean</text:span><text:span text:style-name="T3"> isSelected(){</text:span></text:p>
      <text:p text:style-name="Standard"><text:span text:style-name="T3">338: <text:s text:c="4"/></text:span><text:span text:style-name="T4">return</text:span><text:span text:style-name="T3"> selected;</text:span></text:p>
      <text:p text:style-name="P12">339: <text:s text:c="2"/>}</text:p>
      <text:p text:style-name="P12">340:</text:p>
      <text:p text:style-name="Standard"><text:span text:style-name="T3">341: <text:s text:c="2"/></text:span><text:span text:style-name="T4">public void</text:span><text:span text:style-name="T3"> setSelected(</text:span><text:span text:style-name="T4">boolean</text:span><text:span text:style-name="T3"> aSelected){</text:span></text:p>
      <text:p text:style-name="P12">342: <text:s text:c="4"/>this.selected = aSelected;</text:p>
      <text:p text:style-name="Standard"><text:span text:style-name="T3">343: <text:s text:c="4"/></text:span><text:span text:style-name="T4">if</text:span><text:span text:style-name="T3"> (selected) {</text:span></text:p>
      <text:p text:style-name="P12">344: <text:s text:c="6"/>this.setBackground(SELECTION_COLOR);</text:p>
      <text:p text:style-name="P12">345: <text:s text:c="4"/>}</text:p>
      <text:p text:style-name="Standard"><text:span text:style-name="T3">346: <text:s text:c="4"/></text:span><text:span text:style-name="T4">else</text:span><text:span text:style-name="T3"> {</text:span></text:p>
      <text:p text:style-name="P12">347: <text:s text:c="6"/>this.setBackground(currentColor);</text:p>
      <text:p text:style-name="P12">348: <text:s text:c="4"/>}</text:p>
      <text:p text:style-name="P12">349: <text:s text:c="4"/>this.repaint();</text:p>
      <text:p text:style-name="P12">350: <text:s text:c="2"/>}</text:p>
      <text:p text:style-name="P12">351: <text:s text:c="2"/></text:p>
      <text:p text:style-name="P12">352: }</text:p>
      <text:p text:style-name="P27">CHAPITRE 8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</text:span></text:p>
      <text:p text:style-name="Standard"><text:span text:style-name="T3">41: <text:s/></text:span><text:span text:style-name="T4">import </text:span><text:span text:style-name="T3">java.awt.event.WindowEvent;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javax.swing.JScrollPane;</text:span></text:p>
      <text:p text:style-name="Standard"><text:span text:style-name="T3">44: <text:s/></text:span><text:span text:style-name="T4">import</text:span><text:span text:style-name="T3"> mBox.appModel.Diagram;</text:span></text:p>
      <text:p text:style-name="P12">45:</text:p>
      <text:p text:style-name="Standard"><text:span text:style-name="T3">46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47:</text:p>
      <text:p text:style-name="Standard"><text:span text:style-name="T3">48: <text:s text:c="3"/></text:span><text:span text:style-name="T4">private</text:span><text:span text:style-name="T3"> AppMenu appMenu = </text:span><text:span text:style-name="T4">new</text:span><text:span text:style-name="T3"> AppMenu(</text:span><text:span text:style-name="T4">this</text:span><text:span text:style-name="T3">);</text:span></text:p>
      <text:p text:style-name="Standard"><text:span text:style-name="T3">49: <text:s text:c="3"/></text:span><text:span text:style-name="T4">private</text:span><text:span text:style-name="T3"> AppToolBar appToolBar = </text:span><text:span text:style-name="T4">new</text:span><text:span text:style-name="T3"> AppToolBar(); <text:s/></text:span><text:span text:style-name="T5">// +</text:span></text:p>
      <text:p text:style-name="Standard"><text:span text:style-name="T3">50: <text:s text:c="3"/></text:span><text:span text:style-name="T4">private</text:span><text:span text:style-name="T3"> Diagram diagram = </text:span><text:span text:style-name="T4">new</text:span><text:span text:style-name="T3"> Diagram(appToolBar); <text:s/></text:span><text:span text:style-name="T5">// &amp;</text:span></text:p>
      <text:p text:style-name="P12">51:</text:p>
      <text:p text:style-name="Standard"><text:span text:style-name="T3">52: <text:s text:c="3"/></text:span><text:span text:style-name="T4">public</text:span><text:span text:style-name="T3"> AppFrame() {</text:span></text:p>
      <text:p text:style-name="Standard"><text:span text:style-name="T3">53: <text:s text:c="5"/></text:span><text:span text:style-name="T4">super</text:span><text:span text:style-name="T3">();</text:span></text:p>
      <text:p text:style-name="Standard"><text:span text:style-name="T3">54: <text:s text:c="5"/>this.addWindowListener(</text:span><text:span text:style-name="T4">this</text:span><text:span text:style-name="T3">);</text:span></text:p>
      <text:p text:style-name="P12">55: <text:s text:c="5"/>this.setJMenuBar(this.appMenu);</text:p>
      <text:p text:style-name="Standard"><text:span text:style-name="T3">56: <text:s text:c="5"/>this.setTitle("Barre d'outils"); <text:s/></text:span><text:span text:style-name="T5">// &amp;</text:span></text:p>
      <text:p text:style-name="P12">57: <text:s text:c="5"/>this.setSize(600, 400); <text:s/></text:p>
      <text:p text:style-name="P12">58: <text:s text:c="5"/>Container cp = this.getContentPane();</text:p>
      <text:p text:style-name="Standard"><text:span text:style-name="T3">59: <text:s text:c="5"/>cp.add(appToolBar, "North"); <text:s/></text:span><text:span text:style-name="T5">// +</text:span></text:p>
      <text:p text:style-name="Standard"><text:span text:style-name="T3">60: <text:s text:c="5"/>cp.add(</text:span><text:span text:style-name="T4">new</text:span><text:span text:style-name="T3"> JScrollPane(diagram), "Center"); <text:s/></text:span><text:span text:style-name="T5">// &amp;</text:span></text:p>
      <text:p text:style-name="P12">61: <text:s text:c="3"/>}</text:p>
      <text:p text:style-name="P12">62:</text:p>
      <text:p text:style-name="Standard"><text:span text:style-name="T3">63: <text:s text:c="3"/></text:span><text:span text:style-name="T4">public</text:span><text:span text:style-name="T3"> Diagram getDiagram() {</text:span></text:p>
      <text:p text:style-name="Standard"><text:span text:style-name="T3">64: <text:s text:c="5"/></text:span><text:span text:style-name="T4">return</text:span><text:span text:style-name="T3"> diagram;</text:span></text:p>
      <text:p text:style-name="P12">65: <text:s text:c="3"/>}</text:p>
      <text:p text:style-name="P12">66:</text:p>
      <text:p text:style-name="Standard"><text:span text:style-name="T3">67: <text:s text:c="3"/></text:span><text:span text:style-name="T4">public void</text:span><text:span text:style-name="T3"> exit() {</text:span></text:p>
      <text:p text:style-name="P12">68: <text:s text:c="5"/>this.dispose();</text:p>
      <text:p text:style-name="P12">69: <text:s text:c="5"/>System.exit(0);</text:p>
      <text:p text:style-name="P12">70: <text:s text:c="3"/>}</text:p>
      <text:p text:style-name="P12">71:</text:p>
      <text:p text:style-name="Standard"><text:span text:style-name="T3">72: <text:s text:c="3"/></text:span><text:span text:style-name="T4">public void</text:span><text:span text:style-name="T3"> windowClosing(WindowEvent e) {</text:span></text:p>
      <text:p text:style-name="P12">73: <text:s text:c="5"/>this.exit();</text:p>
      <text:p text:style-name="P12">74: <text:s text:c="3"/>}</text:p>
      <text:p text:style-name="P12">75:</text:p>
      <text:p text:style-name="Standard"><text:span text:style-name="T3">76: <text:s text:c="3"/></text:span><text:span text:style-name="T4">public void</text:span><text:span text:style-name="T3"> windowOpened(WindowEvent e) {}</text:span></text:p>
      <text:p text:style-name="Standard"><text:span text:style-name="T3">77: <text:s text:c="3"/></text:span><text:span text:style-name="T4">public void</text:span><text:span text:style-name="T3"> windowClosed(WindowEvent e) {}</text:span></text:p>
      <text:p text:style-name="Standard"><text:span text:style-name="T3">78: <text:s text:c="3"/></text:span><text:span text:style-name="T4">public void</text:span><text:span text:style-name="T3"> windowIconified(WindowEvent e) {}</text:span></text:p>
      <text:p text:style-name="Standard"><text:span text:style-name="T3">79: <text:s text:c="3"/></text:span><text:span text:style-name="T4">public void</text:span><text:span text:style-name="T3"> windowDeiconified(WindowEvent e) {}</text:span></text:p>
      <text:p text:style-name="Standard"><text:span text:style-name="T3">80: <text:s text:c="3"/></text:span><text:span text:style-name="T4">public void</text:span><text:span text:style-name="T3"> windowActivated(WindowEvent e) {}</text:span></text:p>
      <text:p text:style-name="Standard"><text:span text:style-name="T3">81: <text:s text:c="3"/></text:span><text:span text:style-name="T4">public void</text:span><text:span text:style-name="T3"> windowDeactivated(WindowEvent e) {}</text:span></text:p>
      <text:p text:style-name="P12">82:</text:p>
      <text:p text:style-name="P12">83: <text:s/>}</text:p>
      <text:p text:style-name="P12">84:</text:p>
      <text:p text:style-name="P22"/>
      <text:p text:style-name="P22"/>
      <text:p text:style-name="Standard"><text:span text:style-name="T1">Classe </text:span><text:span text:style-name="T2">AppMenu</text:span></text:p>
      <text:p text:style-name="P11"/>
      <text:p text:style-name="Standard"><text:span text:style-name="T3">85: <text:s/></text:span><text:span text:style-name="T4">package</text:span><text:span text:style-name="T3"> mBox.appForm;</text:span></text:p>
      <text:p text:style-name="P12">86:</text:p>
      <text:p text:style-name="Standard"><text:span text:style-name="T3">87: <text:s/></text:span><text:span text:style-name="T4">import</text:span><text:span text:style-name="T3"> java.awt.*;</text:span></text:p>
      <text:p text:style-name="Standard"><text:span text:style-name="T3">88: <text:s/></text:span><text:span text:style-name="T4">import</text:span><text:span text:style-name="T3"> java.awt.event.*;</text:span></text:p>
      <text:p text:style-name="Standard"><text:span text:style-name="T3">89: <text:s/></text:span><text:span text:style-name="T4">import</text:span><text:span text:style-name="T3"> javax.swing.JMenuBar;</text:span></text:p>
      <text:p text:style-name="Standard"><text:span text:style-name="T3">90: <text:s/></text:span><text:span text:style-name="T4">import</text:span><text:span text:style-name="T3"> javax.swing.JMenu;</text:span></text:p>
      <text:p text:style-name="Standard"><text:span text:style-name="T3">91: <text:s/></text:span><text:span text:style-name="T4">import</text:span><text:span text:style-name="T3"> javax.swing.JMenuItem;</text:span></text:p>
      <text:p text:style-name="P12">92:</text:p>
      <text:p text:style-name="Standard"><text:span text:style-name="T3">93: <text:s/></text:span><text:span text:style-name="T4">public class</text:span><text:span text:style-name="T3"> AppMenu </text:span><text:span text:style-name="T4">extends</text:span><text:span text:style-name="T3"> JMenuBar <text:s/></text:span><text:span text:style-name="T4">implements</text:span><text:span text:style-name="T3"> ActionListener {</text:span></text:p>
      <text:p text:style-name="P12">94:</text:p>
      <text:p text:style-name="Standard"><text:span text:style-name="T3">95: <text:s text:c="3"/></text:span><text:span text:style-name="T4">private static final int</text:span><text:span text:style-name="T3"> EXIT <text:s text:c="4"/>= 1;</text:span></text:p>
      <text:p text:style-name="Standard"><text:span text:style-name="T3">96: <text:s text:c="3"/></text:span><text:span text:style-name="T4">private static final int</text:span><text:span text:style-name="T3"> SELECT <text:s text:c="2"/>= 2;</text:span></text:p>
      <text:p text:style-name="Standard"><text:span text:style-name="T3">97: <text:s text:c="3"/></text:span><text:span text:style-name="T4">private static final int</text:span><text:span text:style-name="T3"> DESELECT = 3;</text:span></text:p>
      <text:p text:style-name="Standard"><text:span text:style-name="T3">98: <text:s text:c="3"/></text:span><text:span text:style-name="T4">private static final int</text:span><text:span text:style-name="T3"> HIDE <text:s text:c="4"/>= 4;</text:span></text:p>
      <text:p text:style-name="Standard"><text:span text:style-name="T3">99: <text:s text:c="3"/></text:span><text:span text:style-name="T4">private static final int</text:span><text:span text:style-name="T3"> SHOW <text:s text:c="4"/>= 5;</text:span></text:p>
      <text:p text:style-name="P12">100:</text:p>
      <text:p text:style-name="Standard"><text:span text:style-name="T3">101: <text:s text:c="2"/></text:span><text:span text:style-name="T4">private </text:span><text:span text:style-name="T3">JMenu <text:s text:c="4"/>menuFile <text:s text:c="7"/>= </text:span><text:span text:style-name="T4">new</text:span><text:span text:style-name="T3"> JMenu("Fichier");</text:span></text:p>
      <text:p text:style-name="Standard"><text:span text:style-name="T3">102: <text:s text:c="2"/></text:span><text:span text:style-name="T4">private</text:span><text:span text:style-name="T3"> JMenuItem menuFileExit <text:s text:c="3"/>= </text:span><text:span text:style-name="T4">new</text:span><text:span text:style-name="T3"> JMenuItem("Sortie");</text:span></text:p>
      <text:p text:style-name="Standard"><text:span text:style-name="T3">103: <text:s text:c="2"/></text:span><text:span text:style-name="T4">private</text:span><text:span text:style-name="T3"> JMenu <text:s text:c="4"/>menuEdit <text:s text:c="7"/>= </text:span><text:span text:style-name="T4">new</text:span><text:span text:style-name="T3"> JMenu("Édition");</text:span></text:p>
      <text:p text:style-name="Standard"><text:span text:style-name="T3">104: <text:s text:c="2"/></text:span><text:span text:style-name="T4">private</text:span><text:span text:style-name="T3"> JMenuItem menuEditSelect <text:s/>= </text:span><text:span text:style-name="T4">new</text:span><text:span text:style-name="T3"> JMenuItem("Sélectionner les boîtes");</text:span></text:p>
      <text:p text:style-name="Standard"><text:span text:style-name="T3">105: <text:s text:c="2"/></text:span><text:span text:style-name="T4">private</text:span><text:span text:style-name="T3"> JMenuItem menuEditDeselect = </text:span><text:span text:style-name="T4">new</text:span><text:span text:style-name="T3"> JMenuItem("Désélectionner les boîtes");</text:span></text:p>
      <text:p text:style-name="Standard"><text:span text:style-name="T3">106: <text:s text:c="2"/></text:span><text:span text:style-name="T4">private</text:span><text:span text:style-name="T3"> JMenu <text:s text:c="4"/>menuView <text:s text:c="7"/>= </text:span><text:span text:style-name="T4">new</text:span><text:span text:style-name="T3"> JMenu("Visionnement");</text:span></text:p>
      <text:p text:style-name="Standard"><text:span text:style-name="T3">107: <text:s text:c="2"/></text:span><text:span text:style-name="T4">private</text:span><text:span text:style-name="T3"> JMenuItem menuViewHide <text:s text:c="3"/>= </text:span><text:span text:style-name="T4">new</text:span><text:span text:style-name="T3"> JMenuItem("Cacher les boîtes sélectionnées");</text:span></text:p>
      <text:p text:style-name="Standard"><text:span text:style-name="T3">108: <text:s text:c="2"/></text:span><text:span text:style-name="T4">private</text:span><text:span text:style-name="T3"> JMenuItem menuViewShow <text:s text:c="3"/>= </text:span><text:span text:style-name="T4">new</text:span><text:span text:style-name="T3"> JMenuItem("Afficher les boîtes sélectionnées");</text:span></text:p>
      <text:p text:style-name="P12">109:</text:p>
      <text:p text:style-name="Standard"><text:span text:style-name="T3">110: <text:s text:c="2"/></text:span><text:span text:style-name="T4">private</text:span><text:span text:style-name="T3"> AppFrame appFrame;</text:span></text:p>
      <text:p text:style-name="P12">111:</text:p>
      <text:p text:style-name="Standard"><text:span text:style-name="T3">112: <text:s text:c="2"/></text:span><text:span text:style-name="T4">public</text:span><text:span text:style-name="T3"> AppMenu() {</text:span></text:p>
      <text:p text:style-name="Standard"><text:span text:style-name="T3">113: <text:s text:c="4"/></text:span><text:span text:style-name="T4">super</text:span><text:span text:style-name="T3">();</text:span></text:p>
      <text:p text:style-name="P12">114: <text:s text:c="4"/>menuFileExit.setActionCommand("Exit");</text:p>
      <text:p text:style-name="Standard"><text:span text:style-name="T3">115: <text:s text:c="4"/>menuFileExit.addActionListener(</text:span><text:span text:style-name="T4">this</text:span><text:span text:style-name="T3">);</text:span></text:p>
      <text:p text:style-name="P12">116:</text:p>
      <text:p text:style-name="P12">117: <text:s text:c="4"/>menuEditSelect.setActionCommand("Select");</text:p>
      <text:p text:style-name="Standard"><text:span text:style-name="T3">118: <text:s text:c="4"/>menuEditSelect.addActionListener(</text:span><text:span text:style-name="T4">this</text:span><text:span text:style-name="T3">);</text:span></text:p>
      <text:p text:style-name="P12">119: <text:s text:c="4"/>menuEditDeselect.setActionCommand("Deselect");</text:p>
      <text:p text:style-name="Standard"><text:span text:style-name="T3">120: <text:s text:c="4"/>menuEditDeselect.addActionListener(</text:span><text:span text:style-name="T4">this</text:span><text:span text:style-name="T3">);</text:span></text:p>
      <text:p text:style-name="P12">121:</text:p>
      <text:p text:style-name="P12">122: <text:s text:c="4"/>menuViewHide.setActionCommand("Hide");</text:p>
      <text:p text:style-name="Standard"><text:span text:style-name="T3">123: <text:s text:c="4"/>menuViewHide.addActionListener(</text:span><text:span text:style-name="T4">this</text:span><text:span text:style-name="T3">);</text:span></text:p>
      <text:p text:style-name="P12">124: <text:s text:c="4"/>menuViewShow.setActionCommand("Show");</text:p>
      <text:p text:style-name="Standard"><text:span text:style-name="T3">125: <text:s text:c="4"/>menuViewShow.addActionListener(</text:span><text:span text:style-name="T4">this</text:span><text:span text:style-name="T3">);</text:span></text:p>
      <text:p text:style-name="P12">126:</text:p>
      <text:p text:style-name="P12">127: <text:s text:c="4"/>menuFile.add(menuFileExit);</text:p>
      <text:p text:style-name="P12">128: <text:s text:c="4"/>menuEdit.add(menuEditSelect);</text:p>
      <text:p text:style-name="P12">129: <text:s text:c="4"/>menuEdit.add(menuEditDeselect);</text:p>
      <text:p text:style-name="P12">130: <text:s text:c="4"/>menuView.add(menuViewHide);</text:p>
      <text:p text:style-name="P12">131: <text:s text:c="4"/>menuView.add(menuViewShow);</text:p>
      <text:p text:style-name="P12">132:</text:p>
      <text:p text:style-name="P12">133: <text:s text:c="4"/>this.add(menuFile);</text:p>
      <text:p text:style-name="P12">134: <text:s text:c="4"/>this.add(menuEdit);</text:p>
      <text:p text:style-name="P12">135: <text:s text:c="4"/>this.add(menuView);</text:p>
      <text:p text:style-name="P12">136: <text:s text:c="2"/>}</text:p>
      <text:p text:style-name="P12">137:</text:p>
      <text:p text:style-name="Standard"><text:span text:style-name="T3">138: <text:s text:c="2"/></text:span><text:span text:style-name="T4">public</text:span><text:span text:style-name="T3"> AppMenu(AppFrame aFrame) {</text:span></text:p>
      <text:p text:style-name="Standard"><text:span text:style-name="T3">139: <text:s text:c="4"/></text:span><text:span text:style-name="T4">this</text:span><text:span text:style-name="T3">();</text:span></text:p>
      <text:p text:style-name="P12">140: <text:s text:c="4"/>this.setAppFrame(aFrame);</text:p>
      <text:p text:style-name="P12">141: <text:s text:c="2"/>}</text:p>
      <text:p text:style-name="P12">142:</text:p>
      <text:p text:style-name="Standard"><text:span text:style-name="T3">143: <text:s text:c="2"/></text:span><text:span text:style-name="T4">public</text:span><text:span text:style-name="T3"> AppFrame getAppFrame() {</text:span></text:p>
      <text:p text:style-name="Standard"><text:span text:style-name="T3">144: <text:s text:c="4"/></text:span><text:span text:style-name="T4">return</text:span><text:span text:style-name="T3"> appFrame;</text:span></text:p>
      <text:p text:style-name="P12">145: <text:s text:c="2"/>}</text:p>
      <text:p text:style-name="P12">146:</text:p>
      <text:p text:style-name="Standard"><text:span text:style-name="T3">147: <text:s text:c="2"/></text:span><text:span text:style-name="T4">public void</text:span><text:span text:style-name="T3"> setAppFrame(AppFrame aFrame) {</text:span></text:p>
      <text:p text:style-name="P12">148: <text:s text:c="4"/>appFrame = aFrame;</text:p>
      <text:p text:style-name="P12">149: <text:s text:c="2"/>}</text:p>
      <text:p text:style-name="P12">150:</text:p>
      <text:p text:style-name="Standard"><text:span text:style-name="T3">151: <text:s text:c="2"/></text:span><text:span text:style-name="T4">private int</text:span><text:span text:style-name="T3"> getCommand(String aCommand) { <text:s/></text:span><text:span text:style-name="T5">// &amp;</text:span></text:p>
      <text:p text:style-name="Standard"><text:span text:style-name="T3">152: <text:s text:c="4"/></text:span><text:span text:style-name="T4">int</text:span><text:span text:style-name="T3"> action = -1;</text:span></text:p>
      <text:p text:style-name="Standard"><text:span text:style-name="T3">153: <text:s text:c="4"/></text:span><text:span text:style-name="T4">if</text:span><text:span text:style-name="T3"> <text:s text:c="5"/>(aCommand.equals("Exit")) <text:s text:c="4"/>action = EXIT;</text:span></text:p>
      <text:p text:style-name="Standard"><text:span text:style-name="T3">154: <text:s text:c="4"/></text:span><text:span text:style-name="T4">else if</text:span><text:span text:style-name="T3"> (aCommand.equals("Select")) <text:s text:c="2"/>action = SELECT;</text:span></text:p>
      <text:p text:style-name="Standard"><text:span text:style-name="T3">155: <text:s text:c="4"/></text:span><text:span text:style-name="T4">else if</text:span><text:span text:style-name="T3"> (aCommand.equals("Deselect")) action = DESELECT;</text:span></text:p>
      <text:p text:style-name="Standard"><text:span text:style-name="T3">156: <text:s text:c="4"/></text:span><text:span text:style-name="T4">else if</text:span><text:span text:style-name="T3"> (aCommand.equals("Hide")) <text:s text:c="4"/>action = HIDE;</text:span></text:p>
      <text:p text:style-name="Standard"><text:span text:style-name="T3">157: <text:s text:c="4"/></text:span><text:span text:style-name="T4">else if</text:span><text:span text:style-name="T3"> (aCommand.equals("Show")) <text:s text:c="4"/>action = SHOW;</text:span></text:p>
      <text:p text:style-name="Standard"><text:span text:style-name="T3">158: <text:s text:c="4"/></text:span><text:span text:style-name="T4">return</text:span><text:span text:style-name="T3"> action;</text:span></text:p>
      <text:p text:style-name="P12">159: <text:s text:c="2"/>}</text:p>
      <text:p text:style-name="P12">160:</text:p>
      <text:p text:style-name="Standard"><text:span text:style-name="T3">161: <text:s text:c="2"/></text:span><text:span text:style-name="T4">public void</text:span><text:span text:style-name="T3"> actionPerformed(ActionEvent e) {</text:span></text:p>
      <text:p text:style-name="P12">162: <text:s text:c="4"/>String command = e.getActionCommand();</text:p>
      <text:p text:style-name="Standard"><text:span text:style-name="T3">163: <text:s text:c="4"/></text:span><text:span text:style-name="T4">switch</text:span><text:span text:style-name="T3"> (this.getCommand(command)) { <text:s/></text:span><text:span text:style-name="T5">// &amp;</text:span></text:p>
      <text:p text:style-name="Standard"><text:span text:style-name="T3">164: <text:s text:c="6"/></text:span><text:span text:style-name="T4">case</text:span><text:span text:style-name="T3"> EXIT:</text:span></text:p>
      <text:p text:style-name="P12">165: <text:s text:c="8"/>appFrame.exit();</text:p>
      <text:p text:style-name="Standard"><text:span text:style-name="T3">166: <text:s text:c="8"/></text:span><text:span text:style-name="T4">break</text:span><text:span text:style-name="T3">;</text:span></text:p>
      <text:p text:style-name="Standard"><text:span text:style-name="T3">167: <text:s text:c="6"/></text:span><text:span text:style-name="T4">case</text:span><text:span text:style-name="T3"> SELECT:</text:span></text:p>
      <text:p text:style-name="P12">168: <text:s text:c="8"/>appFrame.getDiagram().selectAllBoxes();</text:p>
      <text:p text:style-name="Standard"><text:span text:style-name="T3">169: <text:s text:c="8"/></text:span><text:span text:style-name="T4">break</text:span><text:span text:style-name="T3">;</text:span></text:p>
      <text:p text:style-name="Standard"><text:span text:style-name="T3">170: <text:s text:c="6"/></text:span><text:span text:style-name="T4">case</text:span><text:span text:style-name="T3"> DESELECT:</text:span></text:p>
      <text:p text:style-name="P12">171: <text:s text:c="8"/>appFrame.getDiagram().deSelectAllBoxes();</text:p>
      <text:p text:style-name="Standard"><text:span text:style-name="T3">172: <text:s text:c="8"/></text:span><text:span text:style-name="T4">break</text:span><text:span text:style-name="T3">;</text:span></text:p>
      <text:p text:style-name="Standard"><text:span text:style-name="T3">173: <text:s text:c="6"/></text:span><text:span text:style-name="T4">case</text:span><text:span text:style-name="T3"> HIDE:</text:span></text:p>
      <text:p text:style-name="P12">174: <text:s text:c="8"/>appFrame.getDiagram().hideSelectedBoxes();</text:p>
      <text:p text:style-name="Standard"><text:span text:style-name="T3">175: <text:s text:c="8"/></text:span><text:span text:style-name="T4">break</text:span><text:span text:style-name="T3">;</text:span></text:p>
      <text:p text:style-name="Standard"><text:span text:style-name="T3">176: <text:s text:c="6"/></text:span><text:span text:style-name="T4">case</text:span><text:span text:style-name="T3"> SHOW:</text:span></text:p>
      <text:p text:style-name="P12">177: <text:s text:c="8"/>appFrame.getDiagram().showSelectedBoxes();</text:p>
      <text:p text:style-name="Standard"><text:span text:style-name="T3">178: <text:s text:c="8"/></text:span><text:span text:style-name="T4">break</text:span><text:span text:style-name="T3">;</text:span></text:p>
      <text:p text:style-name="P12">179: <text:s text:c="4"/>}</text:p>
      <text:p text:style-name="P12">180: <text:s text:c="2"/>}</text:p>
      <text:p text:style-name="P12">181:</text:p>
      <text:p text:style-name="P12">182: }</text:p>
      <text:p text:style-name="P12">183:</text:p>
      <text:p text:style-name="P22"/>
      <text:p text:style-name="P22"/>
      <text:p text:style-name="Standard"><text:span text:style-name="T1">Classe </text:span><text:span text:style-name="T2">AppToolBar</text:span></text:p>
      <text:p text:style-name="P11"/>
      <text:p text:style-name="Standard"><text:span text:style-name="T3">184: </text:span><text:span text:style-name="T5">// {+}</text:span></text:p>
      <text:p text:style-name="P12">185:</text:p>
      <text:p text:style-name="Standard"><text:span text:style-name="T3">186: </text:span><text:span text:style-name="T4">package</text:span><text:span text:style-name="T3"> mBox.appForm;</text:span></text:p>
      <text:p text:style-name="P12">187:</text:p>
      <text:p text:style-name="Standard"><text:span text:style-name="T3">188: </text:span><text:span text:style-name="T4">import</text:span><text:span text:style-name="T3"> java.awt.event.ActionListener;</text:span></text:p>
      <text:p text:style-name="Standard"><text:span text:style-name="T3">189: </text:span><text:span text:style-name="T4">import</text:span><text:span text:style-name="T3"> java.awt.event.ActionEvent;</text:span></text:p>
      <text:p text:style-name="Standard"><text:span text:style-name="T3">190: </text:span><text:span text:style-name="T4">import</text:span><text:span text:style-name="T3"> javax.swing.JToolBar;</text:span></text:p>
      <text:p text:style-name="Standard"><text:span text:style-name="T3">191: </text:span><text:span text:style-name="T4">import</text:span><text:span text:style-name="T3"> javax.swing.JButton;</text:span></text:p>
      <text:p text:style-name="Standard"><text:span text:style-name="T3">192: </text:span><text:span text:style-name="T4">import</text:span><text:span text:style-name="T3"> javax.swing.ImageIcon;</text:span></text:p>
      <text:p text:style-name="Standard"><text:span text:style-name="T3">193: </text:span><text:span text:style-name="T4">import</text:span><text:span text:style-name="T3"> java.net.URL;</text:span></text:p>
      <text:p text:style-name="P12">194:</text:p>
      <text:p text:style-name="Standard"><text:span text:style-name="T3">195: </text:span><text:span text:style-name="T4">public class</text:span><text:span text:style-name="T3"> AppToolBar </text:span><text:span text:style-name="T4">extends</text:span><text:span text:style-name="T3"> JToolBar </text:span><text:span text:style-name="T4">implements</text:span><text:span text:style-name="T3"> ActionListener {</text:span></text:p>
      <text:p text:style-name="P12">196:</text:p>
      <text:p text:style-name="Standard"><text:span text:style-name="T3">197: <text:s text:c="2"/></text:span><text:span text:style-name="T4">public static final int</text:span><text:span text:style-name="T3"> SELECT = 1;</text:span></text:p>
      <text:p text:style-name="Standard"><text:span text:style-name="T3">198: <text:s text:c="2"/></text:span><text:span text:style-name="T4">public static final int</text:span><text:span text:style-name="T3"> BOX <text:s text:c="3"/>= 2;</text:span></text:p>
      <text:p text:style-name="P12">199:</text:p>
      <text:p text:style-name="Standard"><text:span text:style-name="T3">200: <text:s text:c="2"/></text:span><text:span text:style-name="T4">private static final</text:span><text:span text:style-name="T3"> String SELECT_IMAGE = "gifS/selectButton.gif";</text:span></text:p>
      <text:p text:style-name="Standard"><text:span text:style-name="T3">201: <text:s text:c="2"/></text:span><text:span text:style-name="T4">private static final</text:span><text:span text:style-name="T3"> String BOX_IMAGE <text:s text:c="3"/>= "gifS/boxButton.gif";</text:span></text:p>
      <text:p text:style-name="P12">202:</text:p>
      <text:p text:style-name="Standard"><text:span text:style-name="T3">203: <text:s text:c="2"/></text:span><text:span text:style-name="T4">private</text:span><text:span text:style-name="T3"> JButton selectButton = </text:span><text:span text:style-name="T4">new</text:span><text:span text:style-name="T3"> JButton(this.getImageIcon(SELECT_IMAGE));</text:span></text:p>
      <text:p text:style-name="Standard"><text:span text:style-name="T3">204: <text:s text:c="2"/></text:span><text:span text:style-name="T4">private </text:span><text:span text:style-name="T3">JButton boxButton <text:s text:c="3"/>= </text:span><text:span text:style-name="T4">new</text:span><text:span text:style-name="T3"> JButton(this.getImageIcon(BOX_IMAGE));</text:span></text:p>
      <text:p text:style-name="P12">205:</text:p>
      <text:p text:style-name="Standard"><text:span text:style-name="T3">206: <text:s text:c="2"/></text:span><text:span text:style-name="T4">private int</text:span><text:span text:style-name="T3"> selectedButton = SELECT;</text:span></text:p>
      <text:p text:style-name="P12">207:</text:p>
      <text:p text:style-name="Standard"><text:span text:style-name="T3">208: <text:s text:c="2"/></text:span><text:span text:style-name="T4">public</text:span><text:span text:style-name="T3"> AppToolBar() {</text:span></text:p>
      <text:p text:style-name="Standard"><text:span text:style-name="T3">209: <text:s text:c="4"/></text:span><text:span text:style-name="T4">super</text:span><text:span text:style-name="T3">();</text:span></text:p>
      <text:p text:style-name="P12">210:</text:p>
      <text:p text:style-name="P12">211: <text:s text:c="4"/>selectButton.setActionCommand("Select");</text:p>
      <text:p text:style-name="Standard"><text:span text:style-name="T3">212: <text:s text:c="4"/>selectButton.addActionListener(</text:span><text:span text:style-name="T4">this</text:span><text:span text:style-name="T3">);</text:span></text:p>
      <text:p text:style-name="P12">213:</text:p>
      <text:p text:style-name="P12">214: <text:s text:c="4"/>boxButton.setActionCommand("Box");</text:p>
      <text:p text:style-name="Standard"><text:span text:style-name="T3">215: <text:s text:c="4"/>boxButton.addActionListener(</text:span><text:span text:style-name="T4">this</text:span><text:span text:style-name="T3">);</text:span></text:p>
      <text:p text:style-name="P12">216:</text:p>
      <text:p text:style-name="P12">217: <text:s text:c="4"/>this.add(selectButton);</text:p>
      <text:p text:style-name="P12">218: <text:s text:c="4"/>this.add(boxButton);</text:p>
      <text:p text:style-name="P12">219: <text:s text:c="2"/>}</text:p>
      <text:p text:style-name="P12">220:</text:p>
      <text:p text:style-name="Standard"><text:span text:style-name="T3">221: <text:s text:c="2"/></text:span><text:span text:style-name="T4">public int</text:span><text:span text:style-name="T3"> getSelectedButton() {</text:span></text:p>
      <text:p text:style-name="Standard"><text:span text:style-name="T3">222: <text:s text:c="4"/></text:span><text:span text:style-name="T4">return</text:span><text:span text:style-name="T3"> selectedButton;</text:span></text:p>
      <text:p text:style-name="P12">223: <text:s text:c="2"/>}</text:p>
      <text:p text:style-name="P12">224:</text:p>
      <text:p text:style-name="Standard"><text:span text:style-name="T3">225: <text:s text:c="2"/></text:span><text:span text:style-name="T4">private void</text:span><text:span text:style-name="T3"> setSelectedButton(</text:span><text:span text:style-name="T4">int</text:span><text:span text:style-name="T3"> aButton) {</text:span></text:p>
      <text:p text:style-name="P12">226: <text:s text:c="4"/>selectedButton = aButton;</text:p>
      <text:p text:style-name="Standard"><text:span text:style-name="T3">227: <text:s text:c="4"/></text:span><text:span text:style-name="T4">if</text:span><text:span text:style-name="T3"> (selectedButton == SELECT) {</text:span></text:p>
      <text:p text:style-name="Standard"><text:span text:style-name="T3">228: <text:s text:c="6"/>selectButton.setSelected(</text:span><text:span text:style-name="T4">true</text:span><text:span text:style-name="T3">);</text:span></text:p>
      <text:p text:style-name="Standard"><text:span text:style-name="T3">229: <text:s text:c="6"/>boxButton.setSelected(</text:span><text:span text:style-name="T4">false</text:span><text:span text:style-name="T3">);</text:span></text:p>
      <text:p text:style-name="P12">230: <text:s text:c="4"/>}</text:p>
      <text:p text:style-name="Standard"><text:span text:style-name="T3">231: <text:s text:c="4"/></text:span><text:span text:style-name="T4">else if</text:span><text:span text:style-name="T3"> (selectedButton == BOX) {</text:span></text:p>
      <text:p text:style-name="Standard"><text:span text:style-name="T3">232: <text:s text:c="6"/>boxButton.setSelected(</text:span><text:span text:style-name="T4">true</text:span><text:span text:style-name="T3">);</text:span></text:p>
      <text:p text:style-name="Standard"><text:span text:style-name="T3">233: <text:s text:c="6"/>selectButton.setSelected(</text:span><text:span text:style-name="T4">false</text:span><text:span text:style-name="T3">);</text:span></text:p>
      <text:p text:style-name="P12">234: <text:s text:c="4"/>}</text:p>
      <text:p text:style-name="P12">235: <text:s text:c="2"/>}</text:p>
      <text:p text:style-name="P12">236:</text:p>
      <text:p text:style-name="Standard"><text:span text:style-name="T3">237: <text:s text:c="2"/></text:span><text:span text:style-name="T4">private </text:span><text:span text:style-name="T3">ImageIcon getImageIcon(String anImage) {</text:span></text:p>
      <text:p text:style-name="Standard"><text:span text:style-name="T3">238: </text:span><text:span text:style-name="T4"><text:s text:c="4"/></text:span><text:span text:style-name="T3">URL url = this.getClass().getResource(anImage);</text:span></text:p>
      <text:p text:style-name="Standard"><text:span text:style-name="T3">239: <text:s text:c="4"/>ImageIcon imageIcon = </text:span><text:span text:style-name="T4">new</text:span><text:span text:style-name="T3"> ImageIcon(url);</text:span></text:p>
      <text:p text:style-name="Standard"><text:span text:style-name="T3">240: <text:s text:c="4"/></text:span><text:span text:style-name="T4">return</text:span><text:span text:style-name="T3"> imageIcon;</text:span></text:p>
      <text:p text:style-name="P12">241: <text:s text:c="2"/>}</text:p>
      <text:p text:style-name="P12">242:</text:p>
      <text:p text:style-name="Standard"><text:span text:style-name="T3">243: <text:s text:c="2"/></text:span><text:span text:style-name="T4">private int</text:span><text:span text:style-name="T3"> getCommand(String aCommand) {</text:span></text:p>
      <text:p text:style-name="Standard"><text:span text:style-name="T3">244: <text:s text:c="4"/></text:span><text:span text:style-name="T4">int</text:span><text:span text:style-name="T3"> action = -1;</text:span></text:p>
      <text:p text:style-name="Standard"><text:span text:style-name="T3">245: <text:s text:c="4"/></text:span><text:span text:style-name="T4">if</text:span><text:span text:style-name="T3"> <text:s text:c="4"/>(aCommand.equals("Select")) action = SELECT;</text:span></text:p>
      <text:p text:style-name="Standard"><text:span text:style-name="T3">246: <text:s text:c="4"/></text:span><text:span text:style-name="T4">else if</text:span><text:span text:style-name="T3">(aCommand.equals("Box")) <text:s text:c="3"/>action = BOX;</text:span></text:p>
      <text:p text:style-name="Standard"><text:span text:style-name="T3">247: <text:s text:c="4"/></text:span><text:span text:style-name="T4">return</text:span><text:span text:style-name="T3"> action;</text:span></text:p>
      <text:p text:style-name="P12">248: <text:s text:c="2"/>}</text:p>
      <text:p text:style-name="P12">249:</text:p>
      <text:p text:style-name="Standard"><text:span text:style-name="T3">250: <text:s text:c="2"/></text:span><text:span text:style-name="T4">public void</text:span><text:span text:style-name="T3"> actionPerformed(ActionEvent e) {</text:span></text:p>
      <text:p text:style-name="P12">251: <text:s text:c="4"/>String command = e.getActionCommand();</text:p>
      <text:p text:style-name="Standard"><text:span text:style-name="T3">252: <text:s text:c="4"/></text:span><text:span text:style-name="T4">switch</text:span><text:span text:style-name="T3"> (this.getCommand(command)) {</text:span></text:p>
      <text:p text:style-name="Standard"><text:span text:style-name="T3">253: <text:s text:c="6"/></text:span><text:span text:style-name="T4">case</text:span><text:span text:style-name="T3"> SELECT:</text:span></text:p>
      <text:p text:style-name="P12">254: <text:s text:c="8"/>this.setSelectedButton(SELECT);</text:p>
      <text:p text:style-name="Standard"><text:span text:style-name="T3">255: <text:s text:c="8"/></text:span><text:span text:style-name="T4">break</text:span><text:span text:style-name="T3">;</text:span></text:p>
      <text:p text:style-name="Standard"><text:span text:style-name="T3">256: <text:s text:c="6"/></text:span><text:span text:style-name="T4">case</text:span><text:span text:style-name="T3"> BOX:</text:span></text:p>
      <text:p text:style-name="P12">257: <text:s text:c="8"/>this.setSelectedButton(BOX);</text:p>
      <text:p text:style-name="Standard"><text:span text:style-name="T3">258: <text:s text:c="8"/></text:span><text:span text:style-name="T4">break</text:span><text:span text:style-name="T3">;</text:span></text:p>
      <text:p text:style-name="P12">259: <text:s text:c="4"/>}</text:p>
      <text:p text:style-name="P12">260: <text:s text:c="2"/>}</text:p>
      <text:p text:style-name="P12">261: <text:s text:c="2"/></text:p>
      <text:p text:style-name="P12">262: }</text:p>
      <text:p text:style-name="P12">263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264: </text:span><text:span text:style-name="T4">package</text:span><text:span text:style-name="T3"> mBox.appModel;</text:span></text:p>
      <text:p text:style-name="P12">265:</text:p>
      <text:p text:style-name="Standard"><text:span text:style-name="T3">266: </text:span><text:span text:style-name="T4">import</text:span><text:span text:style-name="T3"> java.awt.*;</text:span></text:p>
      <text:p text:style-name="Standard"><text:span text:style-name="T3">267: </text:span><text:span text:style-name="T4">import</text:span><text:span text:style-name="T3"> java.awt.event.MouseListener;</text:span></text:p>
      <text:p text:style-name="Standard"><text:span text:style-name="T3">268: </text:span><text:span text:style-name="T4">import</text:span><text:span text:style-name="T3"> java.awt.event.MouseEvent;</text:span></text:p>
      <text:p text:style-name="Standard"><text:span text:style-name="T3">269: </text:span><text:span text:style-name="T4">import</text:span><text:span text:style-name="T3"> java.awt.event.MouseMotionListener;</text:span></text:p>
      <text:p text:style-name="Standard"><text:span text:style-name="T3">270: </text:span><text:span text:style-name="T4">import</text:span><text:span text:style-name="T3"> javax.swing.JPanel;</text:span></text:p>
      <text:p text:style-name="Standard"><text:span text:style-name="T3">271: </text:span><text:span text:style-name="T4">import</text:span><text:span text:style-name="T3"> mBox.appForm.AppToolBar; <text:s/></text:span><text:span text:style-name="T5">// +</text:span></text:p>
      <text:p text:style-name="P12">272:</text:p>
      <text:p text:style-name="Standard"><text:span text:style-name="T3">273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, MouseMotionListener {</text:span></text:p>
      <text:p text:style-name="P12">274:</text:p>
      <text:p text:style-name="Standard"><text:span text:style-name="T3">275: <text:s text:c="2"/></text:span><text:span text:style-name="T4">public static final</text:span><text:span text:style-name="T3"> Color DIAGRAM_COLOR = Color.white;</text:span></text:p>
      <text:p text:style-name="P12">276:</text:p>
      <text:p text:style-name="Standard"><text:span text:style-name="T3">277: <text:s text:c="2"/></text:span><text:span text:style-name="T4">private </text:span><text:span text:style-name="T3">Point mousePressed = </text:span><text:span text:style-name="T4">new</text:span><text:span text:style-name="T3"> Point(0, 0);</text:span></text:p>
      <text:p text:style-name="P12">278:</text:p>
      <text:p text:style-name="Standard"><text:span text:style-name="T3">279: <text:s text:c="2"/></text:span><text:span text:style-name="T4">private </text:span><text:span text:style-name="T3">AppToolBar appToolBar; <text:s/></text:span><text:span text:style-name="T5">// +</text:span></text:p>
      <text:p text:style-name="P12">280:</text:p>
      <text:p text:style-name="Standard"><text:span text:style-name="T3">281: <text:s text:c="2"/></text:span><text:span text:style-name="T4">private</text:span><text:span text:style-name="T3"> Diagram() { <text:s/></text:span><text:span text:style-name="T5">// &amp;</text:span></text:p>
      <text:p text:style-name="Standard"><text:span text:style-name="T3">282: <text:s text:c="4"/></text:span><text:span text:style-name="T4">super</text:span><text:span text:style-name="T3">();</text:span></text:p>
      <text:p text:style-name="Standard"><text:span text:style-name="T3">283: <text:s text:c="4"/>this.addMouseListener(</text:span><text:span text:style-name="T4">this</text:span><text:span text:style-name="T3">);</text:span></text:p>
      <text:p text:style-name="P12">284: <text:s text:c="4"/>this.setBackground(DIAGRAM_COLOR);</text:p>
      <text:p text:style-name="Standard"><text:span text:style-name="T3">285: <text:s text:c="4"/>this.setLayout(</text:span><text:span text:style-name="T4">null</text:span><text:span text:style-name="T3">);</text:span></text:p>
      <text:p text:style-name="P12">286: <text:s text:c="2"/>}</text:p>
      <text:p text:style-name="P12">287:</text:p>
      <text:p text:style-name="Standard"><text:span text:style-name="T3">288: <text:s text:c="2"/></text:span><text:span text:style-name="T5">// {+</text:span></text:p>
      <text:p text:style-name="Standard"><text:span text:style-name="T3">289: <text:s text:c="2"/></text:span><text:span text:style-name="T4">public</text:span><text:span text:style-name="T3"> Diagram(AppToolBar aAppToolBar) {</text:span></text:p>
      <text:p text:style-name="Standard"><text:span text:style-name="T3">290: <text:s text:c="4"/></text:span><text:span text:style-name="T4">this</text:span><text:span text:style-name="T3">();</text:span></text:p>
      <text:p text:style-name="P12">291: <text:s text:c="4"/>this.setAppToolBar(aAppToolBar);</text:p>
      <text:p text:style-name="P12">292: <text:s text:c="2"/>}</text:p>
      <text:p text:style-name="P12">293:</text:p>
      <text:p text:style-name="Standard"><text:span text:style-name="T3">294: <text:s text:c="2"/></text:span><text:span text:style-name="T4">public</text:span><text:span text:style-name="T3"> AppToolBar getAppToolBar() {</text:span></text:p>
      <text:p text:style-name="Standard"><text:span text:style-name="T3">295: <text:s text:c="4"/></text:span><text:span text:style-name="T4">return</text:span><text:span text:style-name="T3"> appToolBar;</text:span></text:p>
      <text:p text:style-name="P12">296: <text:s text:c="2"/>}</text:p>
      <text:p text:style-name="P12">297:</text:p>
      <text:p text:style-name="Standard"><text:span text:style-name="T3">298: <text:s text:c="2"/></text:span><text:span text:style-name="T4">public void</text:span><text:span text:style-name="T3"> setAppToolBar(AppToolBar aAppToolBar) {</text:span></text:p>
      <text:p text:style-name="P12">299: <text:s text:c="4"/>appToolBar = aAppToolBar;</text:p>
      <text:p text:style-name="P12">300: <text:s text:c="2"/>}</text:p>
      <text:p text:style-name="Standard"><text:span text:style-name="T3">301: <text:s text:c="2"/></text:span><text:span text:style-name="T5">// +}</text:span></text:p>
      <text:p text:style-name="P12">302:</text:p>
      <text:p text:style-name="Standard"><text:span text:style-name="T3">303: <text:s text:c="2"/></text:span><text:span text:style-name="T4">private void</text:span><text:span text:style-name="T3"> addNewBox(Point aPoint) {</text:span></text:p>
      <text:p text:style-name="Standard"><text:span text:style-name="T3">304: <text:s text:c="4"/>Box newBox = </text:span><text:span text:style-name="T4">new</text:span><text:span text:style-name="T3"> Box();</text:span></text:p>
      <text:p text:style-name="P12">305: <text:s text:c="4"/>newBox.setLocation(aPoint);</text:p>
      <text:p text:style-name="Standard"><text:span text:style-name="T3">306: <text:s text:c="4"/>newBox.addMouseListener(</text:span><text:span text:style-name="T4">this</text:span><text:span text:style-name="T3">);</text:span></text:p>
      <text:p text:style-name="Standard"><text:span text:style-name="T3">307: <text:s text:c="4"/>newBox.addMouseMotionListener(</text:span><text:span text:style-name="T4">this</text:span><text:span text:style-name="T3">);</text:span></text:p>
      <text:p text:style-name="P12">308: <text:s text:c="4"/>this.add(newBox);</text:p>
      <text:p text:style-name="P12">309: <text:s text:c="4"/>this.repaint();</text:p>
      <text:p text:style-name="P12">310: <text:s text:c="2"/>}</text:p>
      <text:p text:style-name="P12">311:</text:p>
      <text:p text:style-name="Standard"><text:span text:style-name="T3">312: <text:s text:c="2"/></text:span><text:span text:style-name="T4">public void</text:span><text:span text:style-name="T3"> selectAllBoxes() {</text:span></text:p>
      <text:p text:style-name="P12">313: <text:s text:c="4"/>Component[] components = this.getComponents();</text:p>
      <text:p text:style-name="P12">314: <text:s text:c="4"/>Box box;</text:p>
      <text:p text:style-name="Standard"><text:span text:style-name="T3">315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316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317: <text:s text:c="8"/>box = (Box) components[i];</text:p>
      <text:p text:style-name="Standard"><text:span text:style-name="T3">318: <text:s text:c="8"/>box.setSelected(</text:span><text:span text:style-name="T4">true</text:span><text:span text:style-name="T3">);</text:span></text:p>
      <text:p text:style-name="P12">319: <text:s text:c="6"/>}</text:p>
      <text:p text:style-name="P12">320: <text:s text:c="4"/>}</text:p>
      <text:p text:style-name="P12">321: <text:s text:c="2"/>}</text:p>
      <text:p text:style-name="P12">322:</text:p>
      <text:p text:style-name="Standard"><text:span text:style-name="T3">323: <text:s text:c="2"/></text:span><text:span text:style-name="T4">public void</text:span><text:span text:style-name="T3"> deSelectAllBoxes() {</text:span></text:p>
      <text:p text:style-name="P12">324: <text:s text:c="4"/>Component[] components = this.getComponents();</text:p>
      <text:p text:style-name="P12">325: <text:s text:c="4"/>Box box;</text:p>
      <text:p text:style-name="Standard"><text:span text:style-name="T3">326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327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328: <text:s text:c="8"/>box = (Box) components[i];</text:p>
      <text:p text:style-name="Standard"><text:span text:style-name="T3">329: <text:s text:c="8"/>box.setSelected(</text:span><text:span text:style-name="T4">false</text:span><text:span text:style-name="T3">);</text:span></text:p>
      <text:p text:style-name="P12">330: <text:s text:c="6"/>}</text:p>
      <text:p text:style-name="P12">331: <text:s text:c="4"/>}</text:p>
      <text:p text:style-name="P12">332: <text:s text:c="2"/>}</text:p>
      <text:p text:style-name="P12">333:</text:p>
      <text:p text:style-name="Standard"><text:span text:style-name="T3">334: <text:s text:c="2"/></text:span><text:span text:style-name="T4">public void</text:span><text:span text:style-name="T3"> hideSelectedBoxes() {</text:span></text:p>
      <text:p text:style-name="P12">335: <text:s text:c="4"/>Component[] components = this.getComponents();</text:p>
      <text:p text:style-name="P12">336: <text:s text:c="4"/>Box box;</text:p>
      <text:p text:style-name="Standard"><text:span text:style-name="T3">337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338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339: <text:s text:c="8"/>box = (Box) components[i];</text:p>
      <text:p text:style-name="Standard"><text:span text:style-name="T3">340: <text:s text:c="8"/></text:span><text:span text:style-name="T4">if</text:span><text:span text:style-name="T3"> (box.isSelected()) {</text:span></text:p>
      <text:p text:style-name="Standard"><text:span text:style-name="T3">341: <text:s text:c="10"/>box.setVisible(</text:span><text:span text:style-name="T4">false</text:span><text:span text:style-name="T3">);</text:span></text:p>
      <text:p text:style-name="P12">342: <text:s text:c="8"/>}</text:p>
      <text:p text:style-name="P12">343: <text:s text:c="6"/>}</text:p>
      <text:p text:style-name="P12">344: <text:s text:c="4"/>}</text:p>
      <text:p text:style-name="P12">345: <text:s text:c="2"/>}</text:p>
      <text:p text:style-name="P12">346:</text:p>
      <text:p text:style-name="Standard"><text:span text:style-name="T3">347: <text:s text:c="2"/></text:span><text:span text:style-name="T4">public void</text:span><text:span text:style-name="T3"> showSelectedBoxes() {</text:span></text:p>
      <text:p text:style-name="P12">348: <text:s text:c="4"/>Component[] components = this.getComponents();</text:p>
      <text:p text:style-name="P12">349: <text:s text:c="4"/>Box box;</text:p>
      <text:p text:style-name="Standard"><text:span text:style-name="T3">350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351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352: <text:s text:c="8"/>box = (Box) components[i];</text:p>
      <text:p text:style-name="Standard"><text:span text:style-name="T3">353: <text:s text:c="8"/></text:span><text:span text:style-name="T4">if</text:span><text:span text:style-name="T3"> (box.isSelected()) {</text:span></text:p>
      <text:p text:style-name="Standard"><text:span text:style-name="T3">354: <text:s text:c="10"/>box.setVisible(</text:span><text:span text:style-name="T4">true</text:span><text:span text:style-name="T3">);</text:span></text:p>
      <text:p text:style-name="P12">355: <text:s text:c="8"/>}</text:p>
      <text:p text:style-name="P12">356: <text:s text:c="6"/>}</text:p>
      <text:p text:style-name="P12">357: <text:s text:c="4"/>}</text:p>
      <text:p text:style-name="P12">358: <text:s text:c="2"/>}</text:p>
      <text:p text:style-name="P12">359:</text:p>
      <text:p text:style-name="Standard"><text:span text:style-name="T3">360: <text:s text:c="2"/></text:span><text:span text:style-name="T4">public</text:span><text:span text:style-name="T3"> Dimension getPreferredSize() {</text:span></text:p>
      <text:p text:style-name="Standard"><text:span text:style-name="T3">361: <text:s text:c="4"/></text:span><text:span text:style-name="T4">return new</text:span><text:span text:style-name="T3"> Dimension(1600, 1600);</text:span></text:p>
      <text:p text:style-name="P12">362: <text:s text:c="2"/>}</text:p>
      <text:p text:style-name="P12">363:</text:p>
      <text:p text:style-name="Standard"><text:span text:style-name="T3">364: <text:s text:c="2"/></text:span><text:span text:style-name="T4">public void</text:span><text:span text:style-name="T3"> mousePressed(MouseEvent e) {</text:span></text:p>
      <text:p text:style-name="Standard"><text:span text:style-name="T3">365: <text:s text:c="4"/></text:span><text:span text:style-name="T4">if</text:span><text:span text:style-name="T3"> (e.getSource() == </text:span><text:span text:style-name="T4">this</text:span><text:span text:style-name="T3">) {</text:span></text:p>
      <text:p text:style-name="Standard"><text:span text:style-name="T3">366: <text:s text:c="6"/></text:span><text:span text:style-name="T4">if</text:span><text:span text:style-name="T3"> (appToolBar.getSelectedButton() == AppToolBar.BOX) { <text:s/></text:span><text:span text:style-name="T5">// +</text:span></text:p>
      <text:p text:style-name="P12">367: <text:s text:c="8"/>this.addNewBox(e.getPoint());</text:p>
      <text:p text:style-name="Standard"><text:span text:style-name="T3">368: <text:s text:c="6"/>} <text:s/></text:span><text:span text:style-name="T5">// +</text:span></text:p>
      <text:p text:style-name="Standard"><text:span text:style-name="T3">369: <text:s text:c="6"/></text:span><text:span text:style-name="T4">else if</text:span><text:span text:style-name="T3"> (appToolBar.getSelectedButton() == AppToolBar.SELECT) { <text:s/></text:span><text:span text:style-name="T5">// +</text:span></text:p>
      <text:p text:style-name="Standard"><text:span text:style-name="T3">370: <text:s text:c="8"/>this.deSelectAllBoxes(); <text:s/></text:span><text:span text:style-name="T5">// +</text:span></text:p>
      <text:p text:style-name="Standard"><text:span text:style-name="T3">371: <text:s text:c="6"/>} <text:s/></text:span><text:span text:style-name="T5">// +</text:span></text:p>
      <text:p text:style-name="P12">372: <text:s text:c="4"/>}</text:p>
      <text:p text:style-name="Standard"><text:span text:style-name="T3">373: <text:s text:c="4"/></text:span><text:span text:style-name="T4">else if</text:span><text:span text:style-name="T3"> (e.getSource() </text:span><text:span text:style-name="T4">instanceof</text:span><text:span text:style-name="T3"> Box) {</text:span></text:p>
      <text:p text:style-name="Standard"><text:span text:style-name="T3">374: <text:s text:c="6"/></text:span><text:span text:style-name="T4">if</text:span><text:span text:style-name="T3"> (appToolBar.getSelectedButton() == AppToolBar.SELECT) { <text:s/></text:span><text:span text:style-name="T5">// +</text:span></text:p>
      <text:p text:style-name="P12">375: <text:s text:c="8"/>Box clickedBox = (Box) (e.getSource());</text:p>
      <text:p text:style-name="P12">376: <text:s text:c="8"/>clickedBox.setSelected(!(clickedBox.isSelected()) );</text:p>
      <text:p text:style-name="P12">377: <text:s text:c="8"/>mousePressed = e.getPoint();</text:p>
      <text:p text:style-name="Standard"><text:span text:style-name="T3">378: <text:s text:c="6"/>} <text:s/></text:span><text:span text:style-name="T5">// +</text:span></text:p>
      <text:p text:style-name="P12">379: <text:s text:c="4"/>}</text:p>
      <text:p text:style-name="P12">380: <text:s text:c="2"/>}</text:p>
      <text:p text:style-name="P12">381:</text:p>
      <text:p text:style-name="Standard"><text:span text:style-name="T3">382: <text:s text:c="2"/></text:span><text:span text:style-name="T4">public void</text:span><text:span text:style-name="T3"> mouseClicked(MouseEvent e) {}</text:span></text:p>
      <text:p text:style-name="Standard"><text:span text:style-name="T3">383: <text:s text:c="2"/></text:span><text:span text:style-name="T4">public void</text:span><text:span text:style-name="T3"> mouseReleased(MouseEvent e) {}</text:span></text:p>
      <text:p text:style-name="Standard"><text:span text:style-name="T3">384: <text:s text:c="2"/></text:span><text:span text:style-name="T4">public void</text:span><text:span text:style-name="T3"> mouseEntered(MouseEvent e) {}</text:span></text:p>
      <text:p text:style-name="Standard"><text:span text:style-name="T3">385: <text:s text:c="2"/></text:span><text:span text:style-name="T4">public void</text:span><text:span text:style-name="T3"> mouseExited(MouseEvent e) {}</text:span></text:p>
      <text:p text:style-name="P12">386:</text:p>
      <text:p text:style-name="Standard"><text:span text:style-name="T3">387: <text:s text:c="2"/></text:span><text:span text:style-name="T4">public void</text:span><text:span text:style-name="T3"> mouseDragged(MouseEvent e) {</text:span></text:p>
      <text:p text:style-name="Standard"><text:span text:style-name="T3">388: <text:s text:c="4"/></text:span><text:span text:style-name="T4">if</text:span><text:span text:style-name="T3"> (appToolBar.getSelectedButton() == AppToolBar.SELECT) { <text:s/></text:span><text:span text:style-name="T5">// +</text:span></text:p>
      <text:p text:style-name="Standard"><text:span text:style-name="T3">389: <text:s text:c="6"/></text:span><text:span text:style-name="T4">if</text:span><text:span text:style-name="T3"> (e.getSource() </text:span><text:span text:style-name="T4">instanceof</text:span><text:span text:style-name="T3"> Box) {</text:span></text:p>
      <text:p text:style-name="P12">390: <text:s text:c="8"/>Box box = (Box) e.getSource();</text:p>
      <text:p text:style-name="Standard"><text:span text:style-name="T3">391: <text:s text:c="8"/></text:span><text:span text:style-name="T5">// Localisation (x, y) et taille (r) de la boîte avant son déplacement</text:span></text:p>
      <text:p text:style-name="P12">392: <text:s text:c="8"/>Rectangle r = box.getBounds();</text:p>
      <text:p text:style-name="Standard"><text:span text:style-name="T3">393: <text:s text:c="8"/></text:span><text:span text:style-name="T4">int</text:span><text:span text:style-name="T3"> x = r.x + e.getX() - mousePressed.x;</text:span></text:p>
      <text:p text:style-name="Standard"><text:span text:style-name="T3">394: <text:s text:c="8"/></text:span><text:span text:style-name="T4">int</text:span><text:span text:style-name="T3"> y = r.y + e.getY() - mousePressed.y;</text:span></text:p>
      <text:p text:style-name="Standard"><text:span text:style-name="T3">395: <text:s text:c="8"/></text:span><text:span text:style-name="T4">if</text:span><text:span text:style-name="T3"> (x &lt; 0) x = 0;</text:span></text:p>
      <text:p text:style-name="Standard"><text:span text:style-name="T3">396: <text:s text:c="8"/></text:span><text:span text:style-name="T4">if</text:span><text:span text:style-name="T3"> (y &lt; 0) y = 0;</text:span></text:p>
      <text:p text:style-name="P12">397: <text:s text:c="8"/>box.setLocation(x, y);</text:p>
      <text:p text:style-name="P12">398: <text:s text:c="6"/>}</text:p>
      <text:p text:style-name="Standard"><text:span text:style-name="T3">399: <text:s text:c="4"/>} <text:s/></text:span><text:span text:style-name="T5">// +</text:span></text:p>
      <text:p text:style-name="P12">400: <text:s text:c="2"/>}</text:p>
      <text:p text:style-name="P12">401:</text:p>
      <text:p text:style-name="Standard"><text:span text:style-name="T3">402: <text:s text:c="2"/></text:span><text:span text:style-name="T4">public void</text:span><text:span text:style-name="T3"> mouseMoved(MouseEvent e) {}</text:span></text:p>
      <text:p text:style-name="P12">403:</text:p>
      <text:p text:style-name="P12">404: }</text:p>
      <text:p text:style-name="P12">405:</text:p>
      <text:p text:style-name="P22"/>
      <text:p text:style-name="P31"/>
      <text:p text:style-name="Standard"><text:span text:style-name="T1">Classe </text:span><text:span text:style-name="T2">Box</text:span></text:p>
      <text:p text:style-name="P11"/>
      <text:p text:style-name="Standard"><text:span text:style-name="T3">406: </text:span><text:span text:style-name="T4">package</text:span><text:span text:style-name="T3"> mBox.appModel;</text:span></text:p>
      <text:p text:style-name="P12">407:</text:p>
      <text:p text:style-name="Standard"><text:span text:style-name="T3">408: </text:span><text:span text:style-name="T4">import</text:span><text:span text:style-name="T3"> java.awt.Color;</text:span></text:p>
      <text:p text:style-name="Standard"><text:span text:style-name="T3">409: </text:span><text:span text:style-name="T4">import</text:span><text:span text:style-name="T3"> java.awt.Dimension;</text:span></text:p>
      <text:p text:style-name="Standard"><text:span text:style-name="T3">410: </text:span><text:span text:style-name="T4">import</text:span><text:span text:style-name="T3"> javax.swing.JPanel;</text:span></text:p>
      <text:p text:style-name="P12">411:</text:p>
      <text:p text:style-name="Standard"><text:span text:style-name="T3">412: </text:span><text:span text:style-name="T4">public class</text:span><text:span text:style-name="T3"> Box </text:span><text:span text:style-name="T4">extends</text:span><text:span text:style-name="T3"> JPanel {</text:span></text:p>
      <text:p text:style-name="P12">413:</text:p>
      <text:p text:style-name="Standard"><text:span text:style-name="T3">414: <text:s text:c="2"/></text:span><text:span text:style-name="T4">public static final</text:span><text:span text:style-name="T3"> Color DEFAULT_COLOR = Color.orange; <text:s/></text:span><text:span text:style-name="T5">// &amp;</text:span></text:p>
      <text:p text:style-name="Standard"><text:span text:style-name="T3">415: <text:s text:c="2"/></text:span><text:span text:style-name="T4">public static final</text:span><text:span text:style-name="T3"> Color SELECTION_COLOR = Color.red;</text:span></text:p>
      <text:p text:style-name="Standard"><text:span text:style-name="T3">416: <text:s text:c="2"/></text:span><text:span text:style-name="T4">public static final</text:span><text:span text:style-name="T3"> Dimension BOX_SIZE = </text:span><text:span text:style-name="T4">new</text:span><text:span text:style-name="T3"> Dimension(100, 50);</text:span></text:p>
      <text:p text:style-name="P12">417:</text:p>
      <text:p text:style-name="Standard"><text:span text:style-name="T3">418: <text:s text:c="2"/></text:span><text:span text:style-name="T4">private</text:span><text:span text:style-name="T3"> Color currentColor = Color.yellow;</text:span></text:p>
      <text:p text:style-name="Standard"><text:span text:style-name="T3">419: <text:s text:c="2"/></text:span><text:span text:style-name="T4">private boolean</text:span><text:span text:style-name="T3"> selected = </text:span><text:span text:style-name="T4">false</text:span><text:span text:style-name="T3">;</text:span></text:p>
      <text:p text:style-name="P12">420:</text:p>
      <text:p text:style-name="Standard"><text:span text:style-name="T3">421: <text:s text:c="2"/></text:span><text:span text:style-name="T4">public</text:span><text:span text:style-name="T3"> Box() {</text:span></text:p>
      <text:p text:style-name="Standard"><text:span text:style-name="T3">422: <text:s text:c="4"/></text:span><text:span text:style-name="T4">super</text:span><text:span text:style-name="T3">();</text:span></text:p>
      <text:p text:style-name="P12">423: <text:s text:c="4"/>this.setSize(BOX_SIZE);</text:p>
      <text:p text:style-name="P12">424: <text:s text:c="4"/>this.setCurrentColor(DEFAULT_COLOR);</text:p>
      <text:p text:style-name="P12">425: <text:s text:c="2"/>}</text:p>
      <text:p text:style-name="P12">426:</text:p>
      <text:p text:style-name="Standard"><text:span text:style-name="T3">427: <text:s text:c="2"/></text:span><text:span text:style-name="T4">public</text:span><text:span text:style-name="T3"> Color getCurrentColor() {</text:span></text:p>
      <text:p text:style-name="Standard"><text:span text:style-name="T3">428: <text:s text:c="4"/></text:span><text:span text:style-name="T4">return</text:span><text:span text:style-name="T3"> currentColor;</text:span></text:p>
      <text:p text:style-name="P12">429: <text:s text:c="2"/>}</text:p>
      <text:p text:style-name="P12">430:</text:p>
      <text:p text:style-name="Standard"><text:span text:style-name="T3">431: <text:s text:c="2"/></text:span><text:span text:style-name="T4">public void</text:span><text:span text:style-name="T3"> setCurrentColor(Color aColor) {</text:span></text:p>
      <text:p text:style-name="Standard"><text:span text:style-name="T3">432: <text:s text:c="4"/></text:span><text:span text:style-name="T4">if</text:span><text:span text:style-name="T3"> (aColor != SELECTION_COLOR) {</text:span></text:p>
      <text:p text:style-name="P12">433: <text:s text:c="6"/>currentColor = aColor;</text:p>
      <text:p text:style-name="P12">434: <text:s text:c="6"/>this.setBackground(aColor);</text:p>
      <text:p text:style-name="P12">435: <text:s text:c="4"/>}</text:p>
      <text:p text:style-name="P12">436: <text:s text:c="4"/>this.repaint();</text:p>
      <text:p text:style-name="P12">437: <text:s text:c="2"/>}</text:p>
      <text:p text:style-name="P12">438:</text:p>
      <text:p text:style-name="Standard"><text:span text:style-name="T3">439: <text:s text:c="2"/></text:span><text:span text:style-name="T4">public boolean</text:span><text:span text:style-name="T3"> isSelected(){</text:span></text:p>
      <text:p text:style-name="Standard"><text:span text:style-name="T3">440: <text:s text:c="4"/></text:span><text:span text:style-name="T4">return</text:span><text:span text:style-name="T3"> selected;</text:span></text:p>
      <text:p text:style-name="P12">441: <text:s text:c="2"/>}</text:p>
      <text:p text:style-name="P12">442:</text:p>
      <text:p text:style-name="Standard"><text:span text:style-name="T3">443: <text:s text:c="2"/></text:span><text:span text:style-name="T4">public void</text:span><text:span text:style-name="T3"> setSelected(</text:span><text:span text:style-name="T4">boolean</text:span><text:span text:style-name="T3"> aSelected){</text:span></text:p>
      <text:p text:style-name="P12">444: <text:s text:c="4"/>this.selected = aSelected;</text:p>
      <text:p text:style-name="Standard"><text:span text:style-name="T3">445: <text:s text:c="4"/></text:span><text:span text:style-name="T4">if</text:span><text:span text:style-name="T3"> (selected) {</text:span></text:p>
      <text:p text:style-name="P12">446: <text:s text:c="6"/>this.setBackground(SELECTION_COLOR);</text:p>
      <text:p text:style-name="P12">447: <text:s text:c="4"/>}</text:p>
      <text:p text:style-name="Standard"><text:span text:style-name="T3">448: <text:s text:c="4"/></text:span><text:span text:style-name="T4">else</text:span><text:span text:style-name="T3"> {</text:span></text:p>
      <text:p text:style-name="P12">449: <text:s text:c="6"/>this.setBackground(currentColor);</text:p>
      <text:p text:style-name="P12">450: <text:s text:c="4"/>}</text:p>
      <text:p text:style-name="P12">451: <text:s text:c="4"/>this.repaint();</text:p>
      <text:p text:style-name="P12">452: <text:s text:c="2"/>}</text:p>
      <text:p text:style-name="P12">453: <text:s text:c="2"/></text:p>
      <text:p text:style-name="P12">454: }</text:p>
      <text:p text:style-name="P12"/>
      <text:p text:style-name="P37"/>
      <text:p text:style-name="P27">CHAPITRE 9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mBox.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P12">4:</text:p>
      <text:p text:style-name="Standard"><text:span text:style-name="T3">5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6:</text:p>
      <text:p text:style-name="Standard"><text:span text:style-name="T3">7: <text:s text:c="4"/></text:span><text:span text:style-name="T4">private</text:span><text:span text:style-name="T3"> AppFrame appFrame = </text:span><text:span text:style-name="T4">new</text:span><text:span text:style-name="T3"> AppFrame();</text:span></text:p>
      <text:p text:style-name="P12">8:</text:p>
      <text:p text:style-name="Standard"><text:span text:style-name="T3">9: <text:s text:c="4"/></text:span><text:span text:style-name="T4">public</text:span><text:span text:style-name="T3"> App() {</text:span></text:p>
      <text:p text:style-name="Standard"><text:span text:style-name="T3">10: <text:s text:c="5"/></text:span><text:span text:style-name="T4">super</text:span><text:span text:style-name="T3">();</text:span></text:p>
      <text:p text:style-name="Standard"><text:span text:style-name="T3">11: <text:s text:c="5"/>this.init(); <text:s/></text:span><text:span text:style-name="T5">// pour app seulement</text:span></text:p>
      <text:p text:style-name="P12">12: <text:s text:c="3"/>}</text:p>
      <text:p text:style-name="P12">13:</text:p>
      <text:p text:style-name="Standard"><text:span text:style-name="T3">14: <text:s text:c="3"/></text:span><text:span text:style-name="T4">public void</text:span><text:span text:style-name="T3"> init() {</text:span></text:p>
      <text:p text:style-name="P12">15: <text:s text:c="5"/>appFrame.setLocation(80, 80);</text:p>
      <text:p text:style-name="Standard"><text:span text:style-name="T3">16: <text:s text:c="5"/>this.start(); <text:s/></text:span><text:span text:style-name="T5">// pour app seulement</text:span></text:p>
      <text:p text:style-name="P12">17: <text:s text:c="3"/>}</text:p>
      <text:p text:style-name="P12">18:</text:p>
      <text:p text:style-name="Standard"><text:span text:style-name="T3">19: <text:s text:c="3"/></text:span><text:span text:style-name="T4">public void</text:span><text:span text:style-name="T3"> start() {</text:span></text:p>
      <text:p text:style-name="P12">20: <text:s text:c="5"/>appFrame.setVisible(true);</text:p>
      <text:p text:style-name="P12">21: <text:s text:c="3"/>}</text:p>
      <text:p text:style-name="P12">22:</text:p>
      <text:p text:style-name="Standard"><text:span text:style-name="T3">23: <text:s text:c="3"/></text:span><text:span text:style-name="T4">public void</text:span><text:span text:style-name="T3"> stop() {</text:span></text:p>
      <text:p text:style-name="P12">24: <text:s text:c="5"/>appFrame.setVisible(false);</text:p>
      <text:p text:style-name="P12">25: <text:s text:c="3"/>}</text:p>
      <text:p text:style-name="P12">26:</text:p>
      <text:p text:style-name="Standard"><text:span text:style-name="T3">27: <text:s text:c="3"/></text:span><text:span text:style-name="T4">public void</text:span><text:span text:style-name="T3"> destroy() {</text:span></text:p>
      <text:p text:style-name="P12">28: <text:s text:c="5"/>appFrame.dispose();</text:p>
      <text:p text:style-name="P12">29: <text:s text:c="3"/>}</text:p>
      <text:p text:style-name="P12">30:</text:p>
      <text:p text:style-name="Standard"><text:span text:style-name="T3">31: <text:s text:c="3"/></text:span><text:span text:style-name="T4">public static void</text:span><text:span text:style-name="T3"> main(String[] args) {</text:span></text:p>
      <text:p text:style-name="Standard"><text:span text:style-name="T3">32: <text:s text:c="5"/></text:span><text:span text:style-name="T4">new</text:span><text:span text:style-name="T3"> App();</text:span></text:p>
      <text:p text:style-name="P12">33: <text:s text:c="3"/>}</text:p>
      <text:p text:style-name="P12">34:</text:p>
      <text:p text:style-name="P12">35: <text:s/>}</text:p>
      <text:p text:style-name="P12">36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7: <text:s/></text:span><text:span text:style-name="T4">package</text:span><text:span text:style-name="T3"> mBox.appForm;</text:span></text:p>
      <text:p text:style-name="P12">38:</text:p>
      <text:p text:style-name="Standard"><text:span text:style-name="T3">39: <text:s/></text:span><text:span text:style-name="T4">import</text:span><text:span text:style-name="T3"> java.awt.Container;</text:span></text:p>
      <text:p text:style-name="Standard"><text:span text:style-name="T3">40: <text:s/></text:span><text:span text:style-name="T4">import</text:span><text:span text:style-name="T3"> java.awt.event.WindowListener;</text:span></text:p>
      <text:p text:style-name="Standard"><text:span text:style-name="T3">41: <text:s/></text:span><text:span text:style-name="T4">import</text:span><text:span text:style-name="T3"> java.awt.event.WindowEvent;</text:span></text:p>
      <text:p text:style-name="Standard"><text:span text:style-name="T3">42: <text:s/></text:span><text:span text:style-name="T4">import</text:span><text:span text:style-name="T3"> javax.swing.JFrame;</text:span></text:p>
      <text:p text:style-name="Standard"><text:span text:style-name="T3">43: <text:s/></text:span><text:span text:style-name="T4">import</text:span><text:span text:style-name="T3"> javax.swing.JScrollPane;</text:span></text:p>
      <text:p text:style-name="Standard"><text:span text:style-name="T3">44: <text:s/></text:span><text:span text:style-name="T4">import</text:span><text:span text:style-name="T3"> mBox.appModel.Diagram;</text:span></text:p>
      <text:p text:style-name="P12">45:</text:p>
      <text:p text:style-name="Standard"><text:span text:style-name="T3">46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47:</text:p>
      <text:p text:style-name="Standard"><text:span text:style-name="T3">48: <text:s text:c="3"/></text:span><text:span text:style-name="T4">private</text:span><text:span text:style-name="T3"> AppMenu appMenu = </text:span><text:span text:style-name="T4">new</text:span><text:span text:style-name="T3"> AppMenu(</text:span><text:span text:style-name="T4">this</text:span><text:span text:style-name="T3">);</text:span></text:p>
      <text:p text:style-name="Standard"><text:span text:style-name="T3">49: <text:s text:c="3"/></text:span><text:span text:style-name="T4">private</text:span><text:span text:style-name="T3"> AppToolBar appToolBar = </text:span><text:span text:style-name="T4">new</text:span><text:span text:style-name="T3"> AppToolBar();</text:span></text:p>
      <text:p text:style-name="Standard"><text:span text:style-name="T3">50: <text:s text:c="3"/></text:span><text:span text:style-name="T4">private</text:span><text:span text:style-name="T3"> Diagram diagram = </text:span><text:span text:style-name="T4">new</text:span><text:span text:style-name="T3"> Diagram(appToolBar);</text:span></text:p>
      <text:p text:style-name="P12">51:</text:p>
      <text:p text:style-name="Standard"><text:span text:style-name="T3">52: <text:s text:c="3"/></text:span><text:span text:style-name="T4">public</text:span><text:span text:style-name="T3"> AppFrame() {</text:span></text:p>
      <text:p text:style-name="Standard"><text:span text:style-name="T3">53: <text:s text:c="5"/></text:span><text:span text:style-name="T4">super</text:span><text:span text:style-name="T3">();</text:span></text:p>
      <text:p text:style-name="Standard"><text:span text:style-name="T3">54: <text:s text:c="5"/>this.addWindowListener(</text:span><text:span text:style-name="T4">this</text:span><text:span text:style-name="T3">);</text:span></text:p>
      <text:p text:style-name="P12">55: <text:s text:c="5"/>this.setJMenuBar(this.appMenu);</text:p>
      <text:p text:style-name="Standard"><text:span text:style-name="T3">56: <text:s text:c="5"/>this.setTitle("À propos de..."); <text:s/></text:span><text:span text:style-name="T5">// &amp;</text:span></text:p>
      <text:p text:style-name="P12">57: <text:s text:c="5"/>this.setSize(600, 400);</text:p>
      <text:p text:style-name="P12">58: <text:s text:c="5"/>Container cp = this.getContentPane();</text:p>
      <text:p text:style-name="P12">59: <text:s text:c="5"/>cp.add(appToolBar, "North");</text:p>
      <text:p text:style-name="Standard"><text:span text:style-name="T3">60: <text:s text:c="5"/>cp.add(</text:span><text:span text:style-name="T4">new</text:span><text:span text:style-name="T3"> JScrollPane(diagram), "Center");</text:span></text:p>
      <text:p text:style-name="P12">61: <text:s text:c="3"/>}</text:p>
      <text:p text:style-name="P12">62:</text:p>
      <text:p text:style-name="Standard"><text:span text:style-name="T3">63: <text:s text:c="3"/></text:span><text:span text:style-name="T4">public</text:span><text:span text:style-name="T3"> Diagram getDiagram() {</text:span></text:p>
      <text:p text:style-name="Standard"><text:span text:style-name="T3">64: <text:s text:c="5"/></text:span><text:span text:style-name="T4">return</text:span><text:span text:style-name="T3"> diagram;</text:span></text:p>
      <text:p text:style-name="P12">65: <text:s text:c="3"/>}</text:p>
      <text:p text:style-name="P12">66:</text:p>
      <text:p text:style-name="Standard"><text:span text:style-name="T3">67: <text:s text:c="3"/></text:span><text:span text:style-name="T4">public void</text:span><text:span text:style-name="T3"> exit() {</text:span></text:p>
      <text:p text:style-name="P12">68: <text:s text:c="5"/>this.dispose();</text:p>
      <text:p text:style-name="P12">69: <text:s text:c="5"/>System.exit(0);</text:p>
      <text:p text:style-name="P12">70: <text:s text:c="3"/>}</text:p>
      <text:p text:style-name="P12">71:</text:p>
      <text:p text:style-name="Standard"><text:span text:style-name="T3">72: <text:s text:c="3"/></text:span><text:span text:style-name="T4">public void</text:span><text:span text:style-name="T3"> windowClosing(WindowEvent e) {</text:span></text:p>
      <text:p text:style-name="P12">73: <text:s text:c="5"/>this.exit();</text:p>
      <text:p text:style-name="P12">74: <text:s text:c="3"/>}</text:p>
      <text:p text:style-name="P12">75:</text:p>
      <text:p text:style-name="Standard"><text:span text:style-name="T3">76: <text:s text:c="3"/></text:span><text:span text:style-name="T4">public void</text:span><text:span text:style-name="T3"> windowOpened(WindowEvent e) {}</text:span></text:p>
      <text:p text:style-name="Standard"><text:span text:style-name="T3">77: <text:s text:c="3"/></text:span><text:span text:style-name="T4">public void</text:span><text:span text:style-name="T3"> windowClosed(WindowEvent e) {}</text:span></text:p>
      <text:p text:style-name="Standard"><text:span text:style-name="T3">78: <text:s text:c="3"/></text:span><text:span text:style-name="T4">public void</text:span><text:span text:style-name="T3"> windowIconified(WindowEvent e) {}</text:span></text:p>
      <text:p text:style-name="Standard"><text:span text:style-name="T3">79: <text:s text:c="3"/></text:span><text:span text:style-name="T4">public void</text:span><text:span text:style-name="T3"> windowDeiconified(WindowEvent e) {}</text:span></text:p>
      <text:p text:style-name="Standard"><text:span text:style-name="T3">80: <text:s text:c="3"/></text:span><text:span text:style-name="T4">public void</text:span><text:span text:style-name="T3"> windowActivated(WindowEvent e) {}</text:span></text:p>
      <text:p text:style-name="Standard"><text:span text:style-name="T3">81: <text:s text:c="3"/></text:span><text:span text:style-name="T4">public void</text:span><text:span text:style-name="T3"> windowDeactivated(WindowEvent e) {}</text:span></text:p>
      <text:p text:style-name="P12">82:</text:p>
      <text:p text:style-name="P12">83: <text:s/>}</text:p>
      <text:p text:style-name="P12">84:</text:p>
      <text:p text:style-name="P22"/>
      <text:p text:style-name="P22"/>
      <text:p text:style-name="Standard"><text:span text:style-name="T1">Classe </text:span><text:span text:style-name="T2">AppMenu</text:span></text:p>
      <text:p text:style-name="P11"/>
      <text:p text:style-name="Standard"><text:span text:style-name="T3">85: <text:s/></text:span><text:span text:style-name="T4">package</text:span><text:span text:style-name="T3"> mBox.appForm;</text:span></text:p>
      <text:p text:style-name="P12">86:</text:p>
      <text:p text:style-name="Standard"><text:span text:style-name="T3">87: <text:s/></text:span><text:span text:style-name="T4">import</text:span><text:span text:style-name="T3"> java.awt.*;</text:span></text:p>
      <text:p text:style-name="Standard"><text:span text:style-name="T3">88: <text:s/></text:span><text:span text:style-name="T4">import</text:span><text:span text:style-name="T3"> java.awt.event.*;</text:span></text:p>
      <text:p text:style-name="Standard"><text:span text:style-name="T3">89: <text:s/></text:span><text:span text:style-name="T4">import</text:span><text:span text:style-name="T3"> javax.swing.JMenuBar;</text:span></text:p>
      <text:p text:style-name="Standard"><text:span text:style-name="T3">90: <text:s/></text:span><text:span text:style-name="T4">import</text:span><text:span text:style-name="T3"> javax.swing.JMenu;</text:span></text:p>
      <text:p text:style-name="Standard"><text:span text:style-name="T3">91: <text:s/></text:span><text:span text:style-name="T4">import</text:span><text:span text:style-name="T3"> javax.swing.JMenuItem;</text:span></text:p>
      <text:p text:style-name="P12">92:</text:p>
      <text:p text:style-name="Standard"><text:span text:style-name="T3">93: <text:s/></text:span><text:span text:style-name="T4">public class</text:span><text:span text:style-name="T3"> AppMenu </text:span><text:span text:style-name="T4">extends</text:span><text:span text:style-name="T3"> JMenuBar </text:span><text:span text:style-name="T4">implements</text:span><text:span text:style-name="T3"> ActionListener {</text:span></text:p>
      <text:p text:style-name="P12">94:</text:p>
      <text:p text:style-name="Standard"><text:span text:style-name="T3">95: <text:s text:c="3"/></text:span><text:span text:style-name="T4">private static final int</text:span><text:span text:style-name="T3"> EXIT <text:s text:c="4"/>= 11; <text:s/></text:span><text:span text:style-name="T5">// &amp;</text:span></text:p>
      <text:p text:style-name="Standard"><text:span text:style-name="T3">96: <text:s text:c="3"/></text:span><text:span text:style-name="T4">private static final int</text:span><text:span text:style-name="T3"> SELECT <text:s text:c="2"/>= 21; <text:s/></text:span><text:span text:style-name="T5">// &amp;</text:span></text:p>
      <text:p text:style-name="Standard"><text:span text:style-name="T3">97: <text:s text:c="3"/></text:span><text:span text:style-name="T4">private static final int</text:span><text:span text:style-name="T3"> DESELECT = 22; <text:s/></text:span><text:span text:style-name="T5">// &amp;</text:span></text:p>
      <text:p text:style-name="Standard"><text:span text:style-name="T3">98: <text:s text:c="3"/></text:span><text:span text:style-name="T4">private static final int</text:span><text:span text:style-name="T3"> DELETE <text:s text:c="2"/>= 23; <text:s/></text:span><text:span text:style-name="T5">// +</text:span></text:p>
      <text:p text:style-name="Standard"><text:span text:style-name="T3">99: <text:s text:c="3"/></text:span><text:span text:style-name="T4">private static final int</text:span><text:span text:style-name="T3"> HIDE <text:s text:c="4"/>= 31; <text:s/></text:span><text:span text:style-name="T5">// &amp;</text:span></text:p>
      <text:p text:style-name="Standard"><text:span text:style-name="T3">100: <text:s text:c="2"/></text:span><text:span text:style-name="T4">private static final int</text:span><text:span text:style-name="T3"> SHOW <text:s text:c="4"/>= 32; <text:s/></text:span><text:span text:style-name="T5">// &amp;</text:span></text:p>
      <text:p text:style-name="Standard"><text:span text:style-name="T3">101: <text:s text:c="2"/></text:span><text:span text:style-name="T4">private static final int</text:span><text:span text:style-name="T3"> ABOUT <text:s text:c="3"/>= 41; <text:s/></text:span><text:span text:style-name="T5">// +</text:span></text:p>
      <text:p text:style-name="P12">102:</text:p>
      <text:p text:style-name="Standard"><text:span text:style-name="T3">103: <text:s text:c="2"/></text:span><text:span text:style-name="T4">private</text:span><text:span text:style-name="T3"> JMenu <text:s text:c="4"/>menuFile <text:s text:c="7"/>= </text:span><text:span text:style-name="T4">new</text:span><text:span text:style-name="T3"> JMenu("Fichier");</text:span></text:p>
      <text:p text:style-name="Standard"><text:span text:style-name="T3">104: <text:s text:c="2"/></text:span><text:span text:style-name="T4">private</text:span><text:span text:style-name="T3"> JMenuItem menuFileExit <text:s text:c="3"/>= </text:span><text:span text:style-name="T4">new</text:span><text:span text:style-name="T3"> JMenuItem("Sortie");</text:span></text:p>
      <text:p text:style-name="Standard"><text:span text:style-name="T3">105: <text:s text:c="2"/></text:span><text:span text:style-name="T4">private</text:span><text:span text:style-name="T3"> JMenu <text:s text:c="4"/>menuEdit <text:s text:c="7"/>= </text:span><text:span text:style-name="T4">new</text:span><text:span text:style-name="T3"> JMenu("Édition");</text:span></text:p>
      <text:p text:style-name="Standard"><text:span text:style-name="T3">106: <text:s text:c="2"/></text:span><text:span text:style-name="T4">private</text:span><text:span text:style-name="T3"> JMenuItem menuEditSelect <text:s/>= </text:span><text:span text:style-name="T4">new</text:span><text:span text:style-name="T3"> JMenuItem("Sélectionner les boîtes");</text:span></text:p>
      <text:p text:style-name="Standard"><text:span text:style-name="T3">107: <text:s text:c="2"/></text:span><text:span text:style-name="T4">private</text:span><text:span text:style-name="T3"> JMenuItem menuEditDeselect = </text:span><text:span text:style-name="T4">new</text:span><text:span text:style-name="T3"> JMenuItem("Désélectionner les boîtes");</text:span></text:p>
      <text:p text:style-name="Standard"><text:span text:style-name="T3">108: <text:s text:c="2"/></text:span><text:span text:style-name="T4">private</text:span><text:span text:style-name="T3"> JMenuItem menuEditDelete <text:s/>= </text:span></text:p>
      <text:p text:style-name="Standard"><text:span text:style-name="T3"><text:s text:c="9"/></text:span><text:span text:style-name="T4">new</text:span><text:span text:style-name="T3"> JMenuItem("Supprimer les boîtes sélectionnées"); <text:s/></text:span><text:span text:style-name="T5">// +</text:span></text:p>
      <text:p text:style-name="Standard"><text:span text:style-name="T3">109: <text:s text:c="2"/></text:span><text:span text:style-name="T4">private</text:span><text:span text:style-name="T3"> JMenu <text:s text:c="4"/>menuView <text:s text:c="7"/>= </text:span><text:span text:style-name="T4">new</text:span><text:span text:style-name="T3"> JMenu("Visionnement");</text:span></text:p>
      <text:p text:style-name="Standard"><text:span text:style-name="T3">110: <text:s text:c="2"/></text:span><text:span text:style-name="T4">private</text:span><text:span text:style-name="T3"> JMenuItem menuViewHide <text:s text:c="3"/>= </text:span><text:span text:style-name="T4">new</text:span><text:span text:style-name="T3"> JMenuItem("Cacher les boîtes sélectionnées");</text:span></text:p>
      <text:p text:style-name="Standard"><text:span text:style-name="T3">111: <text:s text:c="2"/></text:span><text:span text:style-name="T4">private</text:span><text:span text:style-name="T3"> JMenuItem menuViewShow <text:s text:c="3"/>= </text:span><text:span text:style-name="T4">new</text:span><text:span text:style-name="T3"> JMenuItem("Afficher les boîtes sélectionnées");</text:span></text:p>
      <text:p text:style-name="Standard"><text:span text:style-name="T3">112: <text:s text:c="2"/></text:span><text:span text:style-name="T4">private</text:span><text:span text:style-name="T3"> JMenu <text:s text:c="4"/>menuHelp <text:s text:c="7"/>= </text:span><text:span text:style-name="T4">new</text:span><text:span text:style-name="T3"> JMenu("Aide"); <text:s/></text:span><text:span text:style-name="T5">// +</text:span></text:p>
      <text:p text:style-name="Standard"><text:span text:style-name="T3">113: <text:s text:c="2"/></text:span><text:span text:style-name="T4">private</text:span><text:span text:style-name="T3"> JMenuItem menuHelpAbout <text:s text:c="2"/>= </text:span><text:span text:style-name="T4">new</text:span><text:span text:style-name="T3"> JMenuItem("À propos de..."); <text:s/></text:span><text:span text:style-name="T5">// +</text:span></text:p>
      <text:p text:style-name="P12">114:</text:p>
      <text:p text:style-name="Standard"><text:span text:style-name="T3">115: <text:s text:c="2"/></text:span><text:span text:style-name="T4">private</text:span><text:span text:style-name="T3"> AppFrame appFrame;</text:span></text:p>
      <text:p text:style-name="P12">116:</text:p>
      <text:p text:style-name="Standard"><text:span text:style-name="T3">117: <text:s text:c="2"/></text:span><text:span text:style-name="T4">public</text:span><text:span text:style-name="T3"> AppMenu() {</text:span></text:p>
      <text:p text:style-name="Standard"><text:span text:style-name="T3">118: <text:s text:c="4"/></text:span><text:span text:style-name="T4">super</text:span><text:span text:style-name="T3">();</text:span></text:p>
      <text:p text:style-name="P12">119: <text:s text:c="4"/>menuFileExit.setActionCommand("Exit");</text:p>
      <text:p text:style-name="Standard"><text:span text:style-name="T3">120: <text:s text:c="4"/>menuFileExit.addActionListener(</text:span><text:span text:style-name="T4">this</text:span><text:span text:style-name="T3">);</text:span></text:p>
      <text:p text:style-name="P12">121:</text:p>
      <text:p text:style-name="P12">122: <text:s text:c="4"/>menuEditSelect.setActionCommand("Select");</text:p>
      <text:p text:style-name="Standard"><text:span text:style-name="T3">123: <text:s text:c="4"/>menuEditSelect.addActionListener(</text:span><text:span text:style-name="T4">this</text:span><text:span text:style-name="T3">);</text:span></text:p>
      <text:p text:style-name="P12">124: <text:s text:c="4"/>menuEditDeselect.setActionCommand("Deselect");</text:p>
      <text:p text:style-name="Standard"><text:span text:style-name="T3">125: <text:s text:c="4"/>menuEditDeselect.addActionListener(</text:span><text:span text:style-name="T4">this</text:span><text:span text:style-name="T3">);</text:span></text:p>
      <text:p text:style-name="Standard"><text:span text:style-name="T3">126: <text:s text:c="4"/>menuEditDelete.setActionCommand("Delete"); <text:s/></text:span><text:span text:style-name="T5">// +</text:span></text:p>
      <text:p text:style-name="Standard"><text:span text:style-name="T3">127: <text:s text:c="4"/>menuEditDelete.addActionListener(</text:span><text:span text:style-name="T4">this</text:span><text:span text:style-name="T3">); <text:s/></text:span><text:span text:style-name="T5">// +</text:span></text:p>
      <text:p text:style-name="P12">128:</text:p>
      <text:p text:style-name="P12">129: <text:s text:c="4"/>menuViewHide.setActionCommand("Hide");</text:p>
      <text:p text:style-name="Standard"><text:span text:style-name="T3">130: <text:s text:c="4"/>menuViewHide.addActionListener(</text:span><text:span text:style-name="T4">this</text:span><text:span text:style-name="T3">);</text:span></text:p>
      <text:p text:style-name="P12">131: <text:s text:c="4"/>menuViewShow.setActionCommand("Show");</text:p>
      <text:p text:style-name="Standard"><text:span text:style-name="T3">132: <text:s text:c="4"/>menuViewShow.addActionListener(</text:span><text:span text:style-name="T4">this</text:span><text:span text:style-name="T3">);</text:span></text:p>
      <text:p text:style-name="P12">133:</text:p>
      <text:p text:style-name="Standard"><text:span text:style-name="T3">134: <text:s text:c="4"/>menuHelpAbout.setActionCommand("About"); <text:s/></text:span><text:span text:style-name="T5">// +</text:span></text:p>
      <text:p text:style-name="Standard"><text:span text:style-name="T3">135: <text:s text:c="4"/>menuHelpAbout.addActionListener(</text:span><text:span text:style-name="T4">this</text:span><text:span text:style-name="T3">); <text:s/></text:span><text:span text:style-name="T5">// +</text:span></text:p>
      <text:p text:style-name="P12">136:</text:p>
      <text:p text:style-name="P12">137: <text:s text:c="4"/>menuFile.add(menuFileExit);</text:p>
      <text:p text:style-name="P12">138: <text:s text:c="4"/>menuEdit.add(menuEditSelect);</text:p>
      <text:p text:style-name="P12">139: <text:s text:c="4"/>menuEdit.add(menuEditDeselect);</text:p>
      <text:p text:style-name="Standard"><text:span text:style-name="T3">140: <text:s text:c="4"/>menuEdit.addSeparator(); <text:s/></text:span><text:span text:style-name="T5">// +</text:span></text:p>
      <text:p text:style-name="Standard"><text:span text:style-name="T3">141: <text:s text:c="4"/>menuEdit.add(menuEditDelete); <text:s/></text:span><text:span text:style-name="T5">// +</text:span></text:p>
      <text:p text:style-name="P12">142: <text:s text:c="4"/>menuView.add(menuViewHide);</text:p>
      <text:p text:style-name="P12">143: <text:s text:c="4"/>menuView.add(menuViewShow);</text:p>
      <text:p text:style-name="Standard"><text:span text:style-name="T3">144: <text:s text:c="4"/>menuHelp.add(menuHelpAbout); <text:s/></text:span><text:span text:style-name="T5">// +</text:span></text:p>
      <text:p text:style-name="P12">145:</text:p>
      <text:p text:style-name="P12">146: <text:s text:c="4"/>this.add(menuFile);</text:p>
      <text:p text:style-name="P12">147: <text:s text:c="4"/>this.add(menuEdit);</text:p>
      <text:p text:style-name="P12">148: <text:s text:c="4"/>this.add(menuView);</text:p>
      <text:p text:style-name="Standard"><text:span text:style-name="T3">149: <text:s text:c="4"/>this.add(menuHelp); <text:s/></text:span><text:span text:style-name="T5">// +</text:span></text:p>
      <text:p text:style-name="P12">150: <text:s text:c="2"/>}</text:p>
      <text:p text:style-name="P12">151:</text:p>
      <text:p text:style-name="Standard"><text:span text:style-name="T3">152: <text:s text:c="2"/></text:span><text:span text:style-name="T4">public</text:span><text:span text:style-name="T3"> AppMenu(AppFrame aFrame) {</text:span></text:p>
      <text:p text:style-name="Standard"><text:span text:style-name="T3">153: <text:s text:c="4"/></text:span><text:span text:style-name="T4">this</text:span><text:span text:style-name="T3">();</text:span></text:p>
      <text:p text:style-name="P12">154: <text:s text:c="4"/>this.setAppFrame(aFrame);</text:p>
      <text:p text:style-name="P12">155: <text:s text:c="2"/>}</text:p>
      <text:p text:style-name="P12">156:</text:p>
      <text:p text:style-name="Standard"><text:span text:style-name="T3">157: <text:s text:c="2"/></text:span><text:span text:style-name="T4">public</text:span><text:span text:style-name="T3"> AppFrame getAppFrame() {</text:span></text:p>
      <text:p text:style-name="Standard"><text:span text:style-name="T3">158: <text:s text:c="4"/></text:span><text:span text:style-name="T4">return</text:span><text:span text:style-name="T3"> appFrame;</text:span></text:p>
      <text:p text:style-name="P12">159: <text:s text:c="2"/>}</text:p>
      <text:p text:style-name="P12">160:</text:p>
      <text:p text:style-name="Standard"><text:span text:style-name="T3">161: <text:s text:c="2"/></text:span><text:span text:style-name="T4">public void</text:span><text:span text:style-name="T3"> setAppFrame(AppFrame aFrame) {</text:span></text:p>
      <text:p text:style-name="P12">162: <text:s text:c="4"/>appFrame = aFrame;</text:p>
      <text:p text:style-name="P12">163: <text:s text:c="2"/>}</text:p>
      <text:p text:style-name="P12">164:</text:p>
      <text:p text:style-name="Standard"><text:span text:style-name="T3">165: <text:s text:c="2"/></text:span><text:span text:style-name="T5">// {+</text:span></text:p>
      <text:p text:style-name="Standard"><text:span text:style-name="T3">166: <text:s text:c="2"/></text:span><text:span text:style-name="T4">private void</text:span><text:span text:style-name="T3"> displayAbout() {</text:span></text:p>
      <text:p text:style-name="Standard"><text:span text:style-name="T3">167: <text:s text:c="4"/>AppAbout about = </text:span><text:span text:style-name="T4">new</text:span><text:span text:style-name="T3"> AppAbout(appFrame);</text:span></text:p>
      <text:p text:style-name="P12">168: <text:s text:c="4"/>Dimension aboutSize = about.getPreferredSize();</text:p>
      <text:p text:style-name="P12">169: <text:s text:c="4"/>Dimension frameSize = appFrame.getSize();</text:p>
      <text:p text:style-name="P12">170: <text:s text:c="4"/>Point frameLocation = appFrame.getLocation();</text:p>
      <text:p text:style-name="Standard"><text:span text:style-name="T3">171: <text:s text:c="4"/></text:span><text:span text:style-name="T4">int</text:span><text:span text:style-name="T3"> x = ((frameSize.width <text:s/>- aboutSize.width) <text:s/>/ 2) + frameLocation.x;</text:span></text:p>
      <text:p text:style-name="Standard"><text:span text:style-name="T3">172: <text:s text:c="4"/></text:span><text:span text:style-name="T4">int</text:span><text:span text:style-name="T3"> y = ((frameSize.height - aboutSize.height) / 2) + frameLocation.y;</text:span></text:p>
      <text:p text:style-name="P12">173: <text:s text:c="4"/>about.setLocation(x, y);</text:p>
      <text:p text:style-name="Standard"><text:span text:style-name="T3">174: <text:s text:c="4"/>about.setModal(</text:span><text:span text:style-name="T4">true</text:span><text:span text:style-name="T3">);</text:span></text:p>
      <text:p text:style-name="Standard"><text:span text:style-name="T3">175: <text:s text:c="4"/>about.setVisible(</text:span><text:span text:style-name="T4">true</text:span><text:span text:style-name="T3">);</text:span></text:p>
      <text:p text:style-name="P12">176: <text:s text:c="2"/>}</text:p>
      <text:p text:style-name="Standard"><text:span text:style-name="T3">177: <text:s text:c="2"/></text:span><text:span text:style-name="T5">// +}</text:span></text:p>
      <text:p text:style-name="P12">178:</text:p>
      <text:p text:style-name="Standard"><text:span text:style-name="T3">179: <text:s text:c="2"/></text:span><text:span text:style-name="T4">private int</text:span><text:span text:style-name="T3"> getCommand(String aCommand) { </text:span></text:p>
      <text:p text:style-name="Standard"><text:span text:style-name="T3">180: <text:s text:c="4"/></text:span><text:span text:style-name="T4">int</text:span><text:span text:style-name="T3"> action = -1;</text:span></text:p>
      <text:p text:style-name="Standard"><text:span text:style-name="T3">181: <text:s text:c="4"/></text:span><text:span text:style-name="T4">if</text:span><text:span text:style-name="T3"> <text:s text:c="5"/>(aCommand.equals("Exit")) <text:s text:c="4"/>action = EXIT;</text:span></text:p>
      <text:p text:style-name="Standard"><text:span text:style-name="T3">182: <text:s text:c="4"/></text:span><text:span text:style-name="T4">else if</text:span><text:span text:style-name="T3"> (aCommand.equals("Select")) <text:s text:c="2"/>action = SELECT;</text:span></text:p>
      <text:p text:style-name="Standard"><text:span text:style-name="T3">183: <text:s text:c="4"/></text:span><text:span text:style-name="T4">else if</text:span><text:span text:style-name="T3"> (aCommand.equals("Deselect")) action = DESELECT;</text:span></text:p>
      <text:p text:style-name="Standard"><text:span text:style-name="T3">184: <text:s text:c="4"/></text:span><text:span text:style-name="T4">else if</text:span><text:span text:style-name="T3"> (aCommand.equals("Delete")) <text:s text:c="2"/>action = DELETE; <text:s/></text:span><text:span text:style-name="T5">// +</text:span></text:p>
      <text:p text:style-name="Standard"><text:span text:style-name="T3">185: <text:s text:c="4"/></text:span><text:span text:style-name="T4">else if</text:span><text:span text:style-name="T3"> (aCommand.equals("Hide")) <text:s text:c="4"/>action = HIDE;</text:span></text:p>
      <text:p text:style-name="Standard"><text:span text:style-name="T3">186: <text:s text:c="4"/></text:span><text:span text:style-name="T4">else if</text:span><text:span text:style-name="T3"> (aCommand.equals("Show")) <text:s text:c="4"/>action = SHOW;</text:span></text:p>
      <text:p text:style-name="Standard"><text:span text:style-name="T3">187: <text:s text:c="4"/></text:span><text:span text:style-name="T4">else if</text:span><text:span text:style-name="T3"> (aCommand.equals("About")) <text:s text:c="3"/>action = ABOUT; <text:s/></text:span><text:span text:style-name="T5">// +</text:span></text:p>
      <text:p text:style-name="Standard"><text:span text:style-name="T3">188: <text:s text:c="4"/></text:span><text:span text:style-name="T4">return</text:span><text:span text:style-name="T3"> action;</text:span></text:p>
      <text:p text:style-name="P12">189: <text:s text:c="2"/>}</text:p>
      <text:p text:style-name="P12">190:</text:p>
      <text:p text:style-name="Standard"><text:span text:style-name="T3">191: <text:s text:c="2"/></text:span><text:span text:style-name="T4">public void</text:span><text:span text:style-name="T3"> actionPerformed(ActionEvent e) {</text:span></text:p>
      <text:p text:style-name="P12">192: <text:s text:c="4"/>String command = e.getActionCommand();</text:p>
      <text:p text:style-name="Standard"><text:span text:style-name="T3">193: <text:s text:c="4"/></text:span><text:span text:style-name="T4">switch</text:span><text:span text:style-name="T3"> (this.getCommand(command)) { <text:s/></text:span><text:span text:style-name="T5">// &amp;</text:span></text:p>
      <text:p text:style-name="Standard"><text:span text:style-name="T3">194: <text:s text:c="6"/></text:span><text:span text:style-name="T4">case</text:span><text:span text:style-name="T3"> EXIT:</text:span></text:p>
      <text:p text:style-name="P12">195: <text:s text:c="8"/>appFrame.exit();</text:p>
      <text:p text:style-name="Standard"><text:span text:style-name="T3">196: <text:s text:c="8"/></text:span><text:span text:style-name="T4">break</text:span><text:span text:style-name="T3">;</text:span></text:p>
      <text:p text:style-name="Standard"><text:span text:style-name="T3">197: <text:s text:c="6"/></text:span><text:span text:style-name="T4">case</text:span><text:span text:style-name="T3"> SELECT:</text:span></text:p>
      <text:p text:style-name="P12">198: <text:s text:c="8"/>appFrame.getDiagram().selectAllBoxes();</text:p>
      <text:p text:style-name="Standard"><text:span text:style-name="T3">199: <text:s text:c="8"/></text:span><text:span text:style-name="T4">break</text:span><text:span text:style-name="T3">;</text:span></text:p>
      <text:p text:style-name="Standard"><text:span text:style-name="T3">200: <text:s text:c="6"/></text:span><text:span text:style-name="T4">case</text:span><text:span text:style-name="T3"> DESELECT:</text:span></text:p>
      <text:p text:style-name="P12">201: <text:s text:c="8"/>appFrame.getDiagram().deSelectAllBoxes();</text:p>
      <text:p text:style-name="Standard"><text:span text:style-name="T3">202: <text:s text:c="8"/></text:span><text:span text:style-name="T4">break</text:span><text:span text:style-name="T3">;</text:span></text:p>
      <text:p text:style-name="Standard"><text:span text:style-name="T3">203: <text:s text:c="6"/></text:span><text:span text:style-name="T5">// {+</text:span></text:p>
      <text:p text:style-name="Standard"><text:span text:style-name="T3">204: <text:s text:c="6"/></text:span><text:span text:style-name="T4">case</text:span><text:span text:style-name="T3"> DELETE:</text:span></text:p>
      <text:p text:style-name="P12">205: <text:s text:c="8"/>appFrame.getDiagram().deleteSelectedBoxes();</text:p>
      <text:p text:style-name="Standard"><text:span text:style-name="T3">206: <text:s text:c="8"/></text:span><text:span text:style-name="T4">break</text:span><text:span text:style-name="T3">;</text:span></text:p>
      <text:p text:style-name="Standard"><text:span text:style-name="T3">207: <text:s text:c="6"/></text:span><text:span text:style-name="T5">// +}</text:span></text:p>
      <text:p text:style-name="Standard"><text:span text:style-name="T3">208: <text:s text:c="6"/></text:span><text:span text:style-name="T4">case</text:span><text:span text:style-name="T3"> HIDE:</text:span></text:p>
      <text:p text:style-name="P12">209: <text:s text:c="8"/>appFrame.getDiagram().hideSelectedBoxes();</text:p>
      <text:p text:style-name="Standard"><text:span text:style-name="T3">210: <text:s text:c="8"/></text:span><text:span text:style-name="T4">break</text:span><text:span text:style-name="T3">;</text:span></text:p>
      <text:p text:style-name="Standard"><text:span text:style-name="T3">211: <text:s text:c="6"/></text:span><text:span text:style-name="T4">case</text:span><text:span text:style-name="T3"> SHOW:</text:span></text:p>
      <text:p text:style-name="P12">212: <text:s text:c="8"/>appFrame.getDiagram().showSelectedBoxes();</text:p>
      <text:p text:style-name="Standard"><text:span text:style-name="T3">213: <text:s text:c="8"/></text:span><text:span text:style-name="T4">break</text:span><text:span text:style-name="T3">;</text:span></text:p>
      <text:p text:style-name="Standard"><text:span text:style-name="T3">214: <text:s text:c="6"/></text:span><text:span text:style-name="T5">// {+</text:span></text:p>
      <text:p text:style-name="Standard"><text:span text:style-name="T3">215: <text:s text:c="6"/></text:span><text:span text:style-name="T4">case</text:span><text:span text:style-name="T3"> ABOUT:</text:span></text:p>
      <text:p text:style-name="P12">216: <text:s text:c="8"/>this.displayAbout();</text:p>
      <text:p text:style-name="Standard"><text:span text:style-name="T3">217: <text:s text:c="8"/></text:span><text:span text:style-name="T4">break</text:span><text:span text:style-name="T3">;</text:span></text:p>
      <text:p text:style-name="Standard"><text:span text:style-name="T3">218: <text:s text:c="6"/></text:span><text:span text:style-name="T5">// +}</text:span></text:p>
      <text:p text:style-name="P12">219: <text:s text:c="4"/>}</text:p>
      <text:p text:style-name="P12">220: <text:s text:c="2"/>}</text:p>
      <text:p text:style-name="P12">221:</text:p>
      <text:p text:style-name="P12">222: }</text:p>
      <text:p text:style-name="P12">223:</text:p>
      <text:p text:style-name="P22"/>
      <text:p text:style-name="P22"/>
      <text:p text:style-name="P22"/>
      <text:p text:style-name="Standard"><text:span text:style-name="T1">Classe </text:span><text:span text:style-name="T2">AppAbout</text:span></text:p>
      <text:p text:style-name="P11"/>
      <text:p text:style-name="Standard"><text:span text:style-name="T3">224: </text:span><text:span text:style-name="T5">// {+}</text:span></text:p>
      <text:p text:style-name="P12">225:</text:p>
      <text:p text:style-name="Standard"><text:span text:style-name="T3">226: </text:span><text:span text:style-name="T4">package</text:span><text:span text:style-name="T3"> mBox.appForm;</text:span></text:p>
      <text:p text:style-name="P12">227:</text:p>
      <text:p text:style-name="Standard"><text:span text:style-name="T3">228: </text:span><text:span text:style-name="T4">import</text:span><text:span text:style-name="T3"> java.awt.*;</text:span></text:p>
      <text:p text:style-name="Standard"><text:span text:style-name="T3">229: </text:span><text:span text:style-name="T4">import</text:span><text:span text:style-name="T3"> java.awt.event.ActionListener;</text:span></text:p>
      <text:p text:style-name="Standard"><text:span text:style-name="T3">230: </text:span><text:span text:style-name="T4">import</text:span><text:span text:style-name="T3"> java.awt.event.ActionEvent;</text:span></text:p>
      <text:p text:style-name="Standard"><text:span text:style-name="T3">231: </text:span><text:span text:style-name="T4">import</text:span><text:span text:style-name="T3"> javax.swing.*;</text:span></text:p>
      <text:p text:style-name="Standard"><text:span text:style-name="T3">232: </text:span><text:span text:style-name="T4">import</text:span><text:span text:style-name="T3"> java.net.URL;</text:span></text:p>
      <text:p text:style-name="P12">233:</text:p>
      <text:p text:style-name="Standard"><text:span text:style-name="T3">234: </text:span><text:span text:style-name="T4">public class</text:span><text:span text:style-name="T3"> AppAbout </text:span><text:span text:style-name="T4">extends</text:span><text:span text:style-name="T3"> JDialog </text:span><text:span text:style-name="T4">implements</text:span><text:span text:style-name="T3"> ActionListener {</text:span></text:p>
      <text:p text:style-name="P12">235:</text:p>
      <text:p text:style-name="Standard"><text:span text:style-name="T3">236: <text:s text:c="2"/></text:span><text:span text:style-name="T4">private static final</text:span><text:span text:style-name="T3"> String IMAGE_PATH = "gifS/aboutMagic.gif";</text:span></text:p>
      <text:p text:style-name="P12">237:</text:p>
      <text:p text:style-name="Standard"><text:span text:style-name="T3">238: <text:s text:c="2"/></text:span><text:span text:style-name="T4">private</text:span><text:span text:style-name="T3"> String empty <text:s text:c="2"/>= "";</text:span></text:p>
      <text:p text:style-name="Standard"><text:span text:style-name="T3">239: <text:s text:c="2"/></text:span><text:span text:style-name="T4">private</text:span><text:span text:style-name="T3"> String product = " Boîtes magiques";</text:span></text:p>
      <text:p text:style-name="Standard"><text:span text:style-name="T3">240: <text:s text:c="2"/></text:span><text:span text:style-name="T4">private</text:span><text:span text:style-name="T3"> String version = " Version 2.0 (Java 2)";</text:span></text:p>
      <text:p text:style-name="Standard"><text:span text:style-name="T3">241: <text:s text:c="2"/></text:span><text:span text:style-name="T4">private</text:span><text:span text:style-name="T3"> String date <text:s text:c="3"/>= " Décembre 1998";</text:span></text:p>
      <text:p text:style-name="Standard"><text:span text:style-name="T3">242: <text:s text:c="2"/></text:span><text:span text:style-name="T4">private</text:span><text:span text:style-name="T3"> String author <text:s/>= " Dzenan Ridjanovic";</text:span></text:p>
      <text:p text:style-name="P12">243:</text:p>
      <text:p text:style-name="Standard"><text:span text:style-name="T3">244: <text:s text:c="2"/></text:span><text:span text:style-name="T4">private</text:span><text:span text:style-name="T3"> JPanel northPanel <text:s text:c="2"/>= </text:span><text:span text:style-name="T4">new</text:span><text:span text:style-name="T3"> JPanel();</text:span></text:p>
      <text:p text:style-name="Standard"><text:span text:style-name="T3">245: <text:s text:c="2"/></text:span><text:span text:style-name="T4">private</text:span><text:span text:style-name="T3"> JPanel southPanel <text:s text:c="2"/>= </text:span><text:span text:style-name="T4">new</text:span><text:span text:style-name="T3"> JPanel();</text:span></text:p>
      <text:p text:style-name="Standard"><text:span text:style-name="T3">246: <text:s text:c="2"/></text:span><text:span text:style-name="T4">private</text:span><text:span text:style-name="T3"> JPanel centerPanel <text:s/>= </text:span><text:span text:style-name="T4">new</text:span><text:span text:style-name="T3"> JPanel();</text:span></text:p>
      <text:p text:style-name="Standard"><text:span text:style-name="T3">247: <text:s text:c="2"/></text:span><text:span text:style-name="T4">private</text:span><text:span text:style-name="T3"> JPanel westPanel <text:s text:c="3"/>= </text:span><text:span text:style-name="T4">new</text:span><text:span text:style-name="T3"> JPanel();</text:span></text:p>
      <text:p text:style-name="Standard"><text:span text:style-name="T3">248: <text:s text:c="2"/></text:span><text:span text:style-name="T4">private</text:span><text:span text:style-name="T3"> JPanel eastPanel <text:s text:c="3"/>= </text:span><text:span text:style-name="T4">new</text:span><text:span text:style-name="T3"> JPanel();</text:span></text:p>
      <text:p text:style-name="P12">249:</text:p>
      <text:p text:style-name="Standard"><text:span text:style-name="T3">250: <text:s text:c="2"/></text:span><text:span text:style-name="T4">private</text:span><text:span text:style-name="T3"> JPanel imagePanel <text:s text:c="2"/>= </text:span><text:span text:style-name="T4">new</text:span><text:span text:style-name="T3"> JPanel();</text:span></text:p>
      <text:p text:style-name="Standard"><text:span text:style-name="T3">251: <text:s text:c="2"/></text:span><text:span text:style-name="T4">private</text:span><text:span text:style-name="T3"> JPanel textPanel <text:s text:c="3"/>= </text:span><text:span text:style-name="T4">new</text:span><text:span text:style-name="T3"> JPanel();</text:span></text:p>
      <text:p text:style-name="P12">252:</text:p>
      <text:p text:style-name="Standard"><text:span text:style-name="T3">253: <text:s text:c="2"/></text:span><text:span text:style-name="T4">private</text:span><text:span text:style-name="T3"> ImageIcon imageIcon = this.getImageIcon(IMAGE_PATH);</text:span></text:p>
      <text:p text:style-name="P12">254:</text:p>
      <text:p text:style-name="Standard"><text:span text:style-name="T3">255: <text:s text:c="2"/></text:span><text:span text:style-name="T4">private</text:span><text:span text:style-name="T3"> JLabel label0 <text:s text:c="6"/>= </text:span><text:span text:style-name="T4">new</text:span><text:span text:style-name="T3"> JLabel();</text:span></text:p>
      <text:p text:style-name="Standard"><text:span text:style-name="T3">256: <text:s text:c="2"/></text:span><text:span text:style-name="T4">private</text:span><text:span text:style-name="T3"> JLabel label1 <text:s text:c="6"/>= </text:span><text:span text:style-name="T4">new</text:span><text:span text:style-name="T3"> JLabel();</text:span></text:p>
      <text:p text:style-name="Standard"><text:span text:style-name="T3">257: <text:s text:c="2"/></text:span><text:span text:style-name="T4">private</text:span><text:span text:style-name="T3"> JLabel label2 <text:s text:c="6"/>= </text:span><text:span text:style-name="T4">new</text:span><text:span text:style-name="T3"> JLabel();</text:span></text:p>
      <text:p text:style-name="Standard"><text:span text:style-name="T3">258: <text:s text:c="2"/></text:span><text:span text:style-name="T4">private</text:span><text:span text:style-name="T3"> JLabel label3 <text:s text:c="6"/>= </text:span><text:span text:style-name="T4">new</text:span><text:span text:style-name="T3"> JLabel();</text:span></text:p>
      <text:p text:style-name="Standard"><text:span text:style-name="T3">259: <text:s text:c="2"/></text:span><text:span text:style-name="T4">private</text:span><text:span text:style-name="T3"> JLabel label4 <text:s text:c="6"/>= </text:span><text:span text:style-name="T4">new</text:span><text:span text:style-name="T3"> JLabel();</text:span></text:p>
      <text:p text:style-name="Standard"><text:span text:style-name="T3">260: <text:s text:c="2"/></text:span><text:span text:style-name="T4">private</text:span><text:span text:style-name="T3"> JLabel imageLabel <text:s text:c="2"/>= </text:span><text:span text:style-name="T4">new</text:span><text:span text:style-name="T3"> JLabel(imageIcon);</text:span></text:p>
      <text:p text:style-name="P12">261:</text:p>
      <text:p text:style-name="Standard"><text:span text:style-name="T3">262: <text:s text:c="2"/></text:span><text:span text:style-name="T4">private</text:span><text:span text:style-name="T3"> JButton button = </text:span><text:span text:style-name="T4">new</text:span><text:span text:style-name="T3"> JButton("OK");</text:span></text:p>
      <text:p text:style-name="P12">263:</text:p>
      <text:p text:style-name="Standard"><text:span text:style-name="T3">264: <text:s text:c="2"/></text:span><text:span text:style-name="T4">private</text:span><text:span text:style-name="T3"> BorderLayout borderLayout1 = </text:span><text:span text:style-name="T4">new</text:span><text:span text:style-name="T3"> BorderLayout();</text:span></text:p>
      <text:p text:style-name="Standard"><text:span text:style-name="T3">265: <text:s text:c="2"/></text:span><text:span text:style-name="T4">private</text:span><text:span text:style-name="T3"> BorderLayout borderLayout2 = </text:span><text:span text:style-name="T4">new</text:span><text:span text:style-name="T3"> BorderLayout();</text:span></text:p>
      <text:p text:style-name="Standard"><text:span text:style-name="T3">266: <text:s text:c="2"/></text:span><text:span text:style-name="T4">private</text:span><text:span text:style-name="T3"> GridLayout gridLayout <text:s text:c="5"/>= </text:span><text:span text:style-name="T4">new</text:span><text:span text:style-name="T3"> GridLayout();</text:span></text:p>
      <text:p text:style-name="Standard"><text:span text:style-name="T3">267: <text:s text:c="2"/></text:span><text:span text:style-name="T4">private</text:span><text:span text:style-name="T3"> FlowLayout flowLayout <text:s text:c="5"/>= </text:span><text:span text:style-name="T4">new</text:span><text:span text:style-name="T3"> FlowLayout();</text:span></text:p>
      <text:p text:style-name="P12">268:</text:p>
      <text:p text:style-name="Standard"><text:span text:style-name="T3">269: <text:s text:c="2"/></text:span><text:span text:style-name="T4">public</text:span><text:span text:style-name="T3"> AppAbout(AppFrame parent) {</text:span></text:p>
      <text:p text:style-name="Standard"><text:span text:style-name="T3">270: <text:s text:c="4"/></text:span><text:span text:style-name="T4">super</text:span><text:span text:style-name="T3">(parent); <text:s/></text:span><text:span text:style-name="T5">// différent du constructeur de défaut</text:span></text:p>
      <text:p text:style-name="Standard"><text:span text:style-name="T3">271: <text:s text:c="4"/></text:span><text:span text:style-name="T4">try</text:span><text:span text:style-name="T3"> {</text:span></text:p>
      <text:p text:style-name="P12">272: <text:s text:c="6"/>this.init();</text:p>
      <text:p text:style-name="P12">273: <text:s text:c="4"/>}</text:p>
      <text:p text:style-name="Standard"><text:span text:style-name="T3">274: <text:s text:c="4"/></text:span><text:span text:style-name="T4">catch</text:span><text:span text:style-name="T3"> (Exception e) {</text:span></text:p>
      <text:p text:style-name="P12">275: <text:s text:c="6"/>System.out.println(e.getMessage());</text:p>
      <text:p text:style-name="P12">276: <text:s text:c="4"/>}</text:p>
      <text:p text:style-name="P12">277: <text:s text:c="4"/>this.pack();</text:p>
      <text:p text:style-name="P12">278: <text:s text:c="2"/>}</text:p>
      <text:p text:style-name="P12">279:</text:p>
      <text:p text:style-name="Standard"><text:span text:style-name="T3">280: <text:s text:c="2"/></text:span><text:span text:style-name="T4">private void</text:span><text:span text:style-name="T3"> init() </text:span><text:span text:style-name="T4">throws</text:span><text:span text:style-name="T3"> Exception {</text:span></text:p>
      <text:p text:style-name="P12">281: <text:s text:c="4"/>this.setTitle("À propos de...");</text:p>
      <text:p text:style-name="Standard"><text:span text:style-name="T3">282: <text:s text:c="4"/>this.setResizable(</text:span><text:span text:style-name="T4">false</text:span><text:span text:style-name="T3">);</text:span></text:p>
      <text:p text:style-name="P12">283:</text:p>
      <text:p text:style-name="P12">284: <text:s text:c="4"/>Container cp = this.getContentPane();</text:p>
      <text:p text:style-name="P12">285: <text:s text:c="4"/>cp.setLayout(borderLayout1);</text:p>
      <text:p text:style-name="P12">286: <text:s text:c="4"/>cp.add(northPanel, "North");</text:p>
      <text:p text:style-name="P12">287: <text:s text:c="4"/>cp.add(southPanel, "South");</text:p>
      <text:p text:style-name="P12">288: <text:s text:c="4"/>cp.add(centerPanel, "Center");</text:p>
      <text:p text:style-name="P12">289: <text:s text:c="4"/>cp.add(westPanel, "West");</text:p>
      <text:p text:style-name="P12">290: <text:s text:c="4"/>cp.add(eastPanel, "East");</text:p>
      <text:p text:style-name="P12">291:</text:p>
      <text:p text:style-name="P12">292: <text:s text:c="4"/>centerPanel.setLayout(borderLayout2);</text:p>
      <text:p text:style-name="P12">293: <text:s text:c="4"/>centerPanel.add(imagePanel, "North");</text:p>
      <text:p text:style-name="P12">294: <text:s text:c="4"/>centerPanel.add(textPanel, "South");</text:p>
      <text:p text:style-name="P12">295:</text:p>
      <text:p text:style-name="P12">296: <text:s text:c="4"/>imagePanel.setBackground(Color.red);</text:p>
      <text:p text:style-name="P12">297: <text:s text:c="4"/>imagePanel.add(imageLabel);</text:p>
      <text:p text:style-name="P12">298:</text:p>
      <text:p text:style-name="P12">299: <text:s text:c="4"/>textPanel.setLayout(gridLayout);</text:p>
      <text:p text:style-name="P12">300: <text:s text:c="4"/>textPanel.setBackground(Color.orange);</text:p>
      <text:p text:style-name="P12">301: <text:s text:c="4"/>gridLayout.setRows(5);</text:p>
      <text:p text:style-name="P12">302: <text:s text:c="4"/>gridLayout.setColumns(1);</text:p>
      <text:p text:style-name="P12">303: <text:s text:c="4"/>label0.setText(empty);</text:p>
      <text:p text:style-name="P12">304: <text:s text:c="4"/>label1.setText(product);</text:p>
      <text:p text:style-name="P12">305: <text:s text:c="4"/>label2.setText(version);</text:p>
      <text:p text:style-name="P12">306: <text:s text:c="4"/>label3.setText(date);</text:p>
      <text:p text:style-name="P12">307: <text:s text:c="4"/>label4.setText(author);</text:p>
      <text:p text:style-name="P12">308: <text:s text:c="4"/>textPanel.add(label0);</text:p>
      <text:p text:style-name="P12">309: <text:s text:c="4"/>textPanel.add(label1);</text:p>
      <text:p text:style-name="P12">310: <text:s text:c="4"/>textPanel.add(label2);</text:p>
      <text:p text:style-name="P12">311: <text:s text:c="4"/>textPanel.add(label3);</text:p>
      <text:p text:style-name="P12">312: <text:s text:c="4"/>textPanel.add(label4);</text:p>
      <text:p text:style-name="P12">313: <text:s text:c="4"/></text:p>
      <text:p text:style-name="P12">314: <text:s text:c="4"/>southPanel.setLayout(flowLayout);</text:p>
      <text:p text:style-name="P12">315: <text:s text:c="4"/>southPanel.add(button);</text:p>
      <text:p text:style-name="Standard"><text:span text:style-name="T3">316: <text:s text:c="4"/>button.addActionListener(</text:span><text:span text:style-name="T4">this</text:span><text:span text:style-name="T3">);</text:span></text:p>
      <text:p text:style-name="P12">317: <text:s text:c="2"/>}</text:p>
      <text:p text:style-name="P12">318:</text:p>
      <text:p text:style-name="Standard"><text:span text:style-name="T3">319: <text:s text:c="2"/></text:span><text:span text:style-name="T4">private </text:span><text:span text:style-name="T3">ImageIcon getImageIcon(String anImage) {</text:span></text:p>
      <text:p text:style-name="Standard"><text:span text:style-name="T3">320: </text:span><text:span text:style-name="T4"><text:s text:c="4"/></text:span><text:span text:style-name="T3">URL url = </text:span><text:span text:style-name="T4">null</text:span><text:span text:style-name="T3">;</text:span></text:p>
      <text:p text:style-name="Standard"><text:span text:style-name="T3">321: <text:s text:c="4"/>ImageIcon imageIcon = </text:span><text:span text:style-name="T4">null</text:span><text:span text:style-name="T3">;</text:span></text:p>
      <text:p text:style-name="Standard"><text:span text:style-name="T3">322: <text:s text:c="4"/></text:span><text:span text:style-name="T4">try </text:span><text:span text:style-name="T3">{</text:span></text:p>
      <text:p text:style-name="Standard"><text:span text:style-name="T3">323: </text:span><text:span text:style-name="T4"><text:s text:c="4"/></text:span><text:span text:style-name="T3"><text:s text:c="2"/>url = this.getClass().getResource(anImage);</text:span></text:p>
      <text:p text:style-name="Standard"><text:span text:style-name="T3">324: <text:s text:c="6"/>imageIcon = </text:span><text:span text:style-name="T4">new</text:span><text:span text:style-name="T3"> ImageIcon(url);</text:span></text:p>
      <text:p text:style-name="P12">325: <text:s text:c="4"/>}</text:p>
      <text:p text:style-name="Standard"><text:span text:style-name="T3">326: <text:s text:c="4"/></text:span><text:span text:style-name="T4">catch </text:span><text:span text:style-name="T3">(Exception e) {</text:span></text:p>
      <text:p text:style-name="P12">327: <text:s text:c="6"/>System.out.println(e.getMessage() + " // no URL");</text:p>
      <text:p text:style-name="P12">328: <text:s text:c="4"/>}</text:p>
      <text:p text:style-name="Standard"><text:span text:style-name="T3">329: <text:s text:c="4"/></text:span><text:span text:style-name="T4">return</text:span><text:span text:style-name="T3"> imageIcon;</text:span></text:p>
      <text:p text:style-name="P12">330: <text:s text:c="2"/>}</text:p>
      <text:p text:style-name="P12">331:</text:p>
      <text:p text:style-name="Standard"><text:span text:style-name="T3">332: <text:s text:c="2"/></text:span><text:span text:style-name="T4">public void</text:span><text:span text:style-name="T3"> actionPerformed(ActionEvent e) {</text:span></text:p>
      <text:p text:style-name="Standard"><text:span text:style-name="T3">333: <text:s text:c="4"/></text:span><text:span text:style-name="T4">if</text:span><text:span text:style-name="T3"> (e.getSource() == button) {</text:span></text:p>
      <text:p text:style-name="Standard"><text:span text:style-name="T3">334: <text:s text:c="6"/>this.setVisible(</text:span><text:span text:style-name="T4">false</text:span><text:span text:style-name="T3">);</text:span></text:p>
      <text:p text:style-name="P12">335: <text:s text:c="6"/>this.dispose();</text:p>
      <text:p text:style-name="P12">336: <text:s text:c="4"/>}</text:p>
      <text:p text:style-name="P12">337: <text:s text:c="2"/>}</text:p>
      <text:p text:style-name="P12">338:</text:p>
      <text:p text:style-name="P12">339: }</text:p>
      <text:p text:style-name="P12">340:</text:p>
      <text:p text:style-name="P22"/>
      <text:p text:style-name="P22"/>
      <text:p text:style-name="Standard"><text:span text:style-name="T1">Classe </text:span><text:span text:style-name="T2">AppToolBar</text:span></text:p>
      <text:p text:style-name="P11"/>
      <text:p text:style-name="Standard"><text:span text:style-name="T3">341: </text:span><text:span text:style-name="T4">package</text:span><text:span text:style-name="T3"> mBox.appForm;</text:span></text:p>
      <text:p text:style-name="P12">342:</text:p>
      <text:p text:style-name="Standard"><text:span text:style-name="T3">343: </text:span><text:span text:style-name="T4">import</text:span><text:span text:style-name="T3"> java.awt.event.ActionListener;</text:span></text:p>
      <text:p text:style-name="Standard"><text:span text:style-name="T3">344: </text:span><text:span text:style-name="T4">import</text:span><text:span text:style-name="T3"> java.awt.event.ActionEvent;</text:span></text:p>
      <text:p text:style-name="Standard"><text:span text:style-name="T3">345: </text:span><text:span text:style-name="T4">import</text:span><text:span text:style-name="T3"> javax.swing.JToolBar;</text:span></text:p>
      <text:p text:style-name="Standard"><text:span text:style-name="T3">346: </text:span><text:span text:style-name="T4">import</text:span><text:span text:style-name="T3"> javax.swing.JButton;</text:span></text:p>
      <text:p text:style-name="Standard"><text:span text:style-name="T3">347: </text:span><text:span text:style-name="T4">import</text:span><text:span text:style-name="T3"> javax.swing.ImageIcon;</text:span></text:p>
      <text:p text:style-name="P12">348:</text:p>
      <text:p text:style-name="Standard"><text:span text:style-name="T3">349: </text:span><text:span text:style-name="T4">public class</text:span><text:span text:style-name="T3"> AppToolBar </text:span><text:span text:style-name="T4">extends</text:span><text:span text:style-name="T3"> JToolBar </text:span><text:span text:style-name="T4">implements</text:span><text:span text:style-name="T3"> ActionListener {</text:span></text:p>
      <text:p text:style-name="P12">350:</text:p>
      <text:p text:style-name="Standard"><text:span text:style-name="T3">351: <text:s text:c="2"/></text:span><text:span text:style-name="T4">public static final int</text:span><text:span text:style-name="T3"> SELECT = 1;</text:span></text:p>
      <text:p text:style-name="Standard"><text:span text:style-name="T3">352: <text:s text:c="2"/></text:span><text:span text:style-name="T4">public static final int</text:span><text:span text:style-name="T3"> BOX <text:s text:c="3"/>= 2;</text:span></text:p>
      <text:p text:style-name="P12">353:</text:p>
      <text:p text:style-name="Standard"><text:span text:style-name="T3">354: <text:s text:c="2"/></text:span><text:span text:style-name="T4">private static final</text:span><text:span text:style-name="T3"> String SELECT_IMAGE = "gifS/selectButton.gif";</text:span></text:p>
      <text:p text:style-name="Standard"><text:span text:style-name="T3">355: <text:s text:c="2"/></text:span><text:span text:style-name="T4">private static final</text:span><text:span text:style-name="T3"> String BOX_IMAGE <text:s text:c="3"/>= "gifS/boxButton.gif";</text:span></text:p>
      <text:p text:style-name="P12">356:</text:p>
      <text:p text:style-name="Standard"><text:span text:style-name="T3">357: <text:s text:c="2"/></text:span><text:span text:style-name="T4">private</text:span><text:span text:style-name="T3"> JButton selectButton = </text:span><text:span text:style-name="T4">new</text:span><text:span text:style-name="T3"> JButton(this.getImageIcon(SELECT_IMAGE));</text:span></text:p>
      <text:p text:style-name="Standard"><text:span text:style-name="T3">358: <text:s text:c="2"/></text:span><text:span text:style-name="T4">private</text:span><text:span text:style-name="T3"> JButton boxButton <text:s text:c="3"/>= </text:span><text:span text:style-name="T4">new</text:span><text:span text:style-name="T3"> JButton(this.getImageIcon(BOX_IMAGE));</text:span></text:p>
      <text:p text:style-name="P12">359:</text:p>
      <text:p text:style-name="Standard"><text:span text:style-name="T3">360: <text:s text:c="2"/></text:span><text:span text:style-name="T4">private int</text:span><text:span text:style-name="T3"> selectedButton = SELECT;</text:span></text:p>
      <text:p text:style-name="P12">361:</text:p>
      <text:p text:style-name="Standard"><text:span text:style-name="T3">362: <text:s text:c="2"/></text:span><text:span text:style-name="T4">public</text:span><text:span text:style-name="T3"> AppToolBar() {</text:span></text:p>
      <text:p text:style-name="Standard"><text:span text:style-name="T3">363: <text:s text:c="4"/></text:span><text:span text:style-name="T4">super</text:span><text:span text:style-name="T3">();</text:span></text:p>
      <text:p text:style-name="P12">364:</text:p>
      <text:p text:style-name="P12">365: <text:s text:c="4"/>selectButton.setActionCommand("Select");</text:p>
      <text:p text:style-name="Standard"><text:span text:style-name="T3">366: <text:s text:c="4"/>selectButton.addActionListener(</text:span><text:span text:style-name="T4">this</text:span><text:span text:style-name="T3">);</text:span></text:p>
      <text:p text:style-name="P12">367: <text:s text:c="2"/></text:p>
      <text:p text:style-name="P12">368: <text:s text:c="4"/>boxButton.setActionCommand("Box");</text:p>
      <text:p text:style-name="Standard"><text:span text:style-name="T3">369: <text:s text:c="4"/>boxButton.addActionListener(</text:span><text:span text:style-name="T4">this</text:span><text:span text:style-name="T3">);</text:span></text:p>
      <text:p text:style-name="P12">370:</text:p>
      <text:p text:style-name="P12">371: <text:s text:c="4"/>this.add(selectButton);</text:p>
      <text:p text:style-name="P12">372: <text:s text:c="4"/>this.add(boxButton);</text:p>
      <text:p text:style-name="P12">373: <text:s text:c="2"/>}</text:p>
      <text:p text:style-name="P12">374:</text:p>
      <text:p text:style-name="Standard"><text:span text:style-name="T3">375: <text:s text:c="2"/></text:span><text:span text:style-name="T4">public int</text:span><text:span text:style-name="T3"> getSelectedButton() {</text:span></text:p>
      <text:p text:style-name="Standard"><text:span text:style-name="T3">376: <text:s text:c="4"/></text:span><text:span text:style-name="T4">return</text:span><text:span text:style-name="T3"> selectedButton;</text:span></text:p>
      <text:p text:style-name="P12">377: <text:s text:c="2"/>}</text:p>
      <text:p text:style-name="P12">378:</text:p>
      <text:p text:style-name="Standard"><text:span text:style-name="T3">379: <text:s text:c="2"/></text:span><text:span text:style-name="T4">private void</text:span><text:span text:style-name="T3"> setSelectedButton(</text:span><text:span text:style-name="T4">int</text:span><text:span text:style-name="T3"> aButton) {</text:span></text:p>
      <text:p text:style-name="P12">380: <text:s text:c="4"/>selectedButton = aButton;</text:p>
      <text:p text:style-name="Standard"><text:span text:style-name="T3">381: <text:s text:c="4"/></text:span><text:span text:style-name="T4">if</text:span><text:span text:style-name="T3"> (selectedButton == SELECT) {</text:span></text:p>
      <text:p text:style-name="Standard"><text:span text:style-name="T3">382: <text:s text:c="6"/>selectButton.setSelected(</text:span><text:span text:style-name="T4">true</text:span><text:span text:style-name="T3">);</text:span></text:p>
      <text:p text:style-name="Standard"><text:span text:style-name="T3">383: <text:s text:c="6"/>boxButton.setSelected(</text:span><text:span text:style-name="T4">false</text:span><text:span text:style-name="T3">);</text:span></text:p>
      <text:p text:style-name="P12">384: <text:s text:c="4"/>}</text:p>
      <text:p text:style-name="Standard"><text:span text:style-name="T3">385: <text:s text:c="4"/></text:span><text:span text:style-name="T4">else if</text:span><text:span text:style-name="T3"> (selectedButton == BOX) {</text:span></text:p>
      <text:p text:style-name="Standard"><text:span text:style-name="T3">386: <text:s text:c="6"/>boxButton.setSelected(</text:span><text:span text:style-name="T4">true</text:span><text:span text:style-name="T3">);</text:span></text:p>
      <text:p text:style-name="Standard"><text:span text:style-name="T3">387: <text:s text:c="6"/>selectButton.setSelected(</text:span><text:span text:style-name="T4">false</text:span><text:span text:style-name="T3">);</text:span></text:p>
      <text:p text:style-name="P12">388: <text:s text:c="4"/>}</text:p>
      <text:p text:style-name="P12">389: <text:s text:c="2"/>}</text:p>
      <text:p text:style-name="P12">390:</text:p>
      <text:p text:style-name="Standard"><text:span text:style-name="T3">391: <text:s text:c="2"/></text:span><text:span text:style-name="T4">private </text:span><text:span text:style-name="T3">ImageIcon getImageIcon(String anImage) {</text:span></text:p>
      <text:p text:style-name="Standard"><text:span text:style-name="T3">392: <text:s text:c="4"/></text:span><text:span text:style-name="T5">// {+</text:span></text:p>
      <text:p text:style-name="Standard"><text:span text:style-name="T3">393: </text:span><text:span text:style-name="T4"><text:s text:c="4"/></text:span><text:span text:style-name="T3">URL url = </text:span><text:span text:style-name="T4">null</text:span><text:span text:style-name="T3">;</text:span></text:p>
      <text:p text:style-name="Standard"><text:span text:style-name="T3">394: <text:s text:c="4"/>ImageIcon imageIcon = </text:span><text:span text:style-name="T4">null</text:span><text:span text:style-name="T3">;</text:span></text:p>
      <text:p text:style-name="Standard"><text:span text:style-name="T3">395: <text:s text:c="4"/></text:span><text:span text:style-name="T4">try </text:span><text:span text:style-name="T3">{</text:span></text:p>
      <text:p text:style-name="Standard"><text:span text:style-name="T3">396: <text:s text:c="4"/></text:span><text:span text:style-name="T5">// +}</text:span></text:p>
      <text:p text:style-name="Standard"><text:span text:style-name="T3">397: </text:span><text:span text:style-name="T4"><text:s text:c="4"/></text:span><text:span text:style-name="T3"><text:s text:c="2"/>url = this.getClass().getResource(anImage);</text:span></text:p>
      <text:p text:style-name="Standard"><text:span text:style-name="T3">398: <text:s text:c="6"/>imageIcon = </text:span><text:span text:style-name="T4">new</text:span><text:span text:style-name="T3"> ImageIcon(url);</text:span></text:p>
      <text:p text:style-name="Standard"><text:span text:style-name="T3">399: <text:s text:c="4"/></text:span><text:span text:style-name="T5">// {+</text:span></text:p>
      <text:p text:style-name="P12">400: <text:s text:c="4"/>}</text:p>
      <text:p text:style-name="Standard"><text:span text:style-name="T3">401: <text:s text:c="4"/></text:span><text:span text:style-name="T4">catch </text:span><text:span text:style-name="T3">(Exception e) {</text:span></text:p>
      <text:p text:style-name="P12">402: <text:s text:c="6"/>System.out.println(e.getMessage() + " // no URL");</text:p>
      <text:p text:style-name="P12">403: <text:s text:c="4"/>}</text:p>
      <text:p text:style-name="Standard"><text:span text:style-name="T3">404: <text:s text:c="4"/></text:span><text:span text:style-name="T5">// +}</text:span></text:p>
      <text:p text:style-name="Standard"><text:span text:style-name="T3">405: <text:s text:c="4"/></text:span><text:span text:style-name="T4">return</text:span><text:span text:style-name="T3"> imageIcon;</text:span></text:p>
      <text:p text:style-name="P12">406: <text:s text:c="2"/>}</text:p>
      <text:p text:style-name="P12">407:</text:p>
      <text:p text:style-name="Standard"><text:span text:style-name="T3">408: <text:s text:c="2"/></text:span><text:span text:style-name="T4">private int</text:span><text:span text:style-name="T3"> getCommand(String aCommand) {</text:span></text:p>
      <text:p text:style-name="Standard"><text:span text:style-name="T3">409: <text:s text:c="4"/></text:span><text:span text:style-name="T4">int</text:span><text:span text:style-name="T3"> action = -1;</text:span></text:p>
      <text:p text:style-name="Standard"><text:span text:style-name="T3">410: <text:s text:c="4"/></text:span><text:span text:style-name="T4">if</text:span><text:span text:style-name="T3"> <text:s text:c="4"/>(aCommand.equals("Select")) action = SELECT;</text:span></text:p>
      <text:p text:style-name="Standard"><text:span text:style-name="T3">411: <text:s text:c="4"/></text:span><text:span text:style-name="T4">else if</text:span><text:span text:style-name="T3">(aCommand.equals("Box")) <text:s text:c="3"/>action = BOX;</text:span></text:p>
      <text:p text:style-name="Standard"><text:span text:style-name="T3">412: <text:s text:c="4"/></text:span><text:span text:style-name="T4">return</text:span><text:span text:style-name="T3"> action;</text:span></text:p>
      <text:p text:style-name="P12">413: <text:s text:c="2"/>}</text:p>
      <text:p text:style-name="P12">414:</text:p>
      <text:p text:style-name="Standard"><text:span text:style-name="T3">415: <text:s text:c="2"/></text:span><text:span text:style-name="T4">public void</text:span><text:span text:style-name="T3"> actionPerformed(ActionEvent e) {</text:span></text:p>
      <text:p text:style-name="P12">416: <text:s text:c="4"/>String command = e.getActionCommand();</text:p>
      <text:p text:style-name="Standard"><text:span text:style-name="T3">417: <text:s text:c="4"/></text:span><text:span text:style-name="T4">switch</text:span><text:span text:style-name="T3"> (this.getCommand(command)) {</text:span></text:p>
      <text:p text:style-name="Standard"><text:span text:style-name="T3">418: <text:s text:c="6"/></text:span><text:span text:style-name="T4">case</text:span><text:span text:style-name="T3"> SELECT:</text:span></text:p>
      <text:p text:style-name="P12">419: <text:s text:c="8"/>this.setSelectedButton(SELECT);</text:p>
      <text:p text:style-name="Standard"><text:span text:style-name="T3">420: <text:s text:c="8"/></text:span><text:span text:style-name="T4">break</text:span><text:span text:style-name="T3">;</text:span></text:p>
      <text:p text:style-name="Standard"><text:span text:style-name="T3">421: <text:s text:c="6"/></text:span><text:span text:style-name="T4">case</text:span><text:span text:style-name="T3"> BOX:</text:span></text:p>
      <text:p text:style-name="P12">422: <text:s text:c="8"/>this.setSelectedButton(BOX);</text:p>
      <text:p text:style-name="Standard"><text:span text:style-name="T3">423: <text:s text:c="8"/></text:span><text:span text:style-name="T4">break</text:span><text:span text:style-name="T3">;</text:span></text:p>
      <text:p text:style-name="P12">424: <text:s text:c="4"/>}</text:p>
      <text:p text:style-name="P12">425: <text:s text:c="2"/>}</text:p>
      <text:p text:style-name="P12">426:</text:p>
      <text:p text:style-name="P12">427: }</text:p>
      <text:p text:style-name="P12">428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429: </text:span><text:span text:style-name="T4">package</text:span><text:span text:style-name="T3"> mBox.appModel;</text:span></text:p>
      <text:p text:style-name="P12">430:</text:p>
      <text:p text:style-name="Standard"><text:span text:style-name="T3">431: </text:span><text:span text:style-name="T4">import</text:span><text:span text:style-name="T3"> java.awt.*;</text:span></text:p>
      <text:p text:style-name="Standard"><text:span text:style-name="T3">432: </text:span><text:span text:style-name="T4">import</text:span><text:span text:style-name="T3"> java.awt.event.MouseListener;</text:span></text:p>
      <text:p text:style-name="Standard"><text:span text:style-name="T3">433: </text:span><text:span text:style-name="T4">import</text:span><text:span text:style-name="T3"> java.awt.event.MouseEvent;</text:span></text:p>
      <text:p text:style-name="Standard"><text:span text:style-name="T3">434: </text:span><text:span text:style-name="T4">import</text:span><text:span text:style-name="T3"> java.awt.event.MouseMotionListener;</text:span></text:p>
      <text:p text:style-name="Standard"><text:span text:style-name="T3">435: </text:span><text:span text:style-name="T4">import</text:span><text:span text:style-name="T3"> javax.swing.JPanel;</text:span></text:p>
      <text:p text:style-name="Standard"><text:span text:style-name="T3">436: </text:span><text:span text:style-name="T4">import</text:span><text:span text:style-name="T3"> mBox.appForm.AppToolBar;</text:span></text:p>
      <text:p text:style-name="P12">437:</text:p>
      <text:p text:style-name="Standard"><text:span text:style-name="T3">438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, MouseMotionListener {</text:span></text:p>
      <text:p text:style-name="P12">439:</text:p>
      <text:p text:style-name="Standard"><text:span text:style-name="T3">440: <text:s text:c="2"/></text:span><text:span text:style-name="T4">public static final</text:span><text:span text:style-name="T3"> Color DIAGRAM_COLOR = Color.white;</text:span></text:p>
      <text:p text:style-name="P12">441:</text:p>
      <text:p text:style-name="Standard"><text:span text:style-name="T3">442: <text:s text:c="2"/></text:span><text:span text:style-name="T4">private</text:span><text:span text:style-name="T3"> Point mousePressed = </text:span><text:span text:style-name="T4">new</text:span><text:span text:style-name="T3"> Point(0, 0);</text:span></text:p>
      <text:p text:style-name="P12">443:</text:p>
      <text:p text:style-name="Standard"><text:span text:style-name="T3">444: <text:s text:c="2"/></text:span><text:span text:style-name="T4">private</text:span><text:span text:style-name="T3"> AppToolBar appToolBar = </text:span><text:span text:style-name="T4">null</text:span><text:span text:style-name="T3">;</text:span></text:p>
      <text:p text:style-name="P12">445:</text:p>
      <text:p text:style-name="Standard"><text:span text:style-name="T3">446: <text:s text:c="2"/></text:span><text:span text:style-name="T4">private</text:span><text:span text:style-name="T3"> Diagram() {</text:span></text:p>
      <text:p text:style-name="Standard"><text:span text:style-name="T3">447: <text:s text:c="4"/></text:span><text:span text:style-name="T4">super</text:span><text:span text:style-name="T3">();</text:span></text:p>
      <text:p text:style-name="Standard"><text:span text:style-name="T3">448: <text:s text:c="4"/>this.addMouseListener(</text:span><text:span text:style-name="T4">this</text:span><text:span text:style-name="T3">);</text:span></text:p>
      <text:p text:style-name="P12">449: <text:s text:c="4"/>this.setBackground(DIAGRAM_COLOR);</text:p>
      <text:p text:style-name="Standard"><text:span text:style-name="T3">450: <text:s text:c="4"/>this.setLayout(</text:span><text:span text:style-name="T4">null</text:span><text:span text:style-name="T3">);</text:span></text:p>
      <text:p text:style-name="P12">451: <text:s text:c="2"/>}</text:p>
      <text:p text:style-name="P12">452:</text:p>
      <text:p text:style-name="Standard"><text:span text:style-name="T3">453: <text:s text:c="2"/></text:span><text:span text:style-name="T4">public</text:span><text:span text:style-name="T3"> Diagram(AppToolBar anAppToolBar) {</text:span></text:p>
      <text:p text:style-name="Standard"><text:span text:style-name="T3">454: <text:s text:c="4"/></text:span><text:span text:style-name="T4">this</text:span><text:span text:style-name="T3">();</text:span></text:p>
      <text:p text:style-name="P12">455: <text:s text:c="4"/>this.setAppToolBar(anAppToolBar);</text:p>
      <text:p text:style-name="P12">456: <text:s text:c="2"/>}</text:p>
      <text:p text:style-name="P12">457:</text:p>
      <text:p text:style-name="Standard"><text:span text:style-name="T3">458: <text:s text:c="2"/></text:span><text:span text:style-name="T4">public</text:span><text:span text:style-name="T3"> AppToolBar getAppToolBar() {</text:span></text:p>
      <text:p text:style-name="Standard"><text:span text:style-name="T3">459: <text:s text:c="4"/></text:span><text:span text:style-name="T4">return</text:span><text:span text:style-name="T3"> appToolBar;</text:span></text:p>
      <text:p text:style-name="P12">460: <text:s text:c="2"/>}</text:p>
      <text:p text:style-name="P12">461:</text:p>
      <text:p text:style-name="Standard"><text:span text:style-name="T3">462: <text:s text:c="2"/></text:span><text:span text:style-name="T4">public void</text:span><text:span text:style-name="T3"> setAppToolBar(AppToolBar anAppToolBar) {</text:span></text:p>
      <text:p text:style-name="P12">463: <text:s text:c="4"/>appToolBar = anAppToolBar;</text:p>
      <text:p text:style-name="P12">464: <text:s text:c="2"/>}</text:p>
      <text:p text:style-name="P12">465:</text:p>
      <text:p text:style-name="Standard"><text:span text:style-name="T3">466: <text:s text:c="2"/></text:span><text:span text:style-name="T4">private void</text:span><text:span text:style-name="T3"> addNewBox(Point aPoint) {</text:span></text:p>
      <text:p text:style-name="Standard"><text:span text:style-name="T3">467: <text:s text:c="4"/>Box newBox = </text:span><text:span text:style-name="T4">new</text:span><text:span text:style-name="T3"> Box();</text:span></text:p>
      <text:p text:style-name="P12">468: <text:s text:c="4"/>newBox.setLocation(aPoint);</text:p>
      <text:p text:style-name="Standard"><text:span text:style-name="T3">469: <text:s text:c="4"/>newBox.addMouseListener(</text:span><text:span text:style-name="T4">this</text:span><text:span text:style-name="T3">);</text:span></text:p>
      <text:p text:style-name="Standard"><text:span text:style-name="T3">470: <text:s text:c="4"/>newBox.addMouseMotionListener(</text:span><text:span text:style-name="T4">this</text:span><text:span text:style-name="T3">);</text:span></text:p>
      <text:p text:style-name="P12">471: <text:s text:c="4"/>this.add(newBox);</text:p>
      <text:p text:style-name="P12">472: <text:s text:c="4"/>this.repaint();</text:p>
      <text:p text:style-name="P12">473: <text:s text:c="2"/>}</text:p>
      <text:p text:style-name="P12">474:</text:p>
      <text:p text:style-name="Standard"><text:span text:style-name="T3">475: <text:s text:c="2"/></text:span><text:span text:style-name="T4">public void</text:span><text:span text:style-name="T3"> selectAllBoxes() {</text:span></text:p>
      <text:p text:style-name="P12">476: <text:s text:c="4"/>Component[] components = this.getComponents();</text:p>
      <text:p text:style-name="P12">477: <text:s text:c="4"/>Box box;</text:p>
      <text:p text:style-name="Standard"><text:span text:style-name="T3">478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479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480: <text:s text:c="8"/>box = (Box) components[i];</text:p>
      <text:p text:style-name="Standard"><text:span text:style-name="T3">481: <text:s text:c="8"/>box.setSelected(</text:span><text:span text:style-name="T4">true</text:span><text:span text:style-name="T3">);</text:span></text:p>
      <text:p text:style-name="P12">482: <text:s text:c="6"/>}</text:p>
      <text:p text:style-name="P12">483: <text:s text:c="4"/>}</text:p>
      <text:p text:style-name="P12">484: <text:s text:c="2"/>}</text:p>
      <text:p text:style-name="P12">485:</text:p>
      <text:p text:style-name="Standard"><text:span text:style-name="T3">486: <text:s text:c="2"/></text:span><text:span text:style-name="T4">public void</text:span><text:span text:style-name="T3"> deSelectAllBoxes() {</text:span></text:p>
      <text:p text:style-name="P12">487: <text:s text:c="4"/>Component[] components = this.getComponents();</text:p>
      <text:p text:style-name="P12">488: <text:s text:c="4"/>Box box;</text:p>
      <text:p text:style-name="Standard"><text:span text:style-name="T3">489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490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491: <text:s text:c="8"/>box = (Box) components[i];</text:p>
      <text:p text:style-name="Standard"><text:span text:style-name="T3">492: <text:s text:c="8"/>box.setSelected(</text:span><text:span text:style-name="T4">false</text:span><text:span text:style-name="T3">);</text:span></text:p>
      <text:p text:style-name="P12">493: <text:s text:c="6"/>}</text:p>
      <text:p text:style-name="P12">494: <text:s text:c="4"/>}</text:p>
      <text:p text:style-name="P12">495: <text:s text:c="2"/>}</text:p>
      <text:p text:style-name="P12">496:</text:p>
      <text:p text:style-name="Standard"><text:span text:style-name="T3">497: <text:s text:c="2"/></text:span><text:span text:style-name="T5">// {+</text:span></text:p>
      <text:p text:style-name="Standard"><text:span text:style-name="T3">498: <text:s text:c="2"/></text:span><text:span text:style-name="T4">public void</text:span><text:span text:style-name="T3"> deleteSelectedBoxes() {</text:span></text:p>
      <text:p text:style-name="P12">499: <text:s text:c="4"/>Component[] components = this.getComponents();</text:p>
      <text:p text:style-name="P12">500: <text:s text:c="4"/>Box box;</text:p>
      <text:p text:style-name="Standard"><text:span text:style-name="T3">501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02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03: <text:s text:c="8"/>box = (Box) components[i];</text:p>
      <text:p text:style-name="Standard"><text:span text:style-name="T3">504: <text:s text:c="8"/></text:span><text:span text:style-name="T4">if</text:span><text:span text:style-name="T3"> (box.isSelected()) {</text:span></text:p>
      <text:p text:style-name="P12">505: <text:s text:c="10"/>this.remove(box);</text:p>
      <text:p text:style-name="P12">506: <text:s text:c="8"/>}</text:p>
      <text:p text:style-name="P12">507: <text:s text:c="6"/>}</text:p>
      <text:p text:style-name="P12">508: <text:s text:c="4"/>}</text:p>
      <text:p text:style-name="P12">509: <text:s text:c="4"/>this.repaint();</text:p>
      <text:p text:style-name="P12">510: <text:s text:c="2"/>}</text:p>
      <text:p text:style-name="Standard"><text:span text:style-name="T3">511: <text:s text:c="2"/></text:span><text:span text:style-name="T5">// +}</text:span></text:p>
      <text:p text:style-name="P12">512:</text:p>
      <text:p text:style-name="Standard"><text:span text:style-name="T3">513: <text:s text:c="2"/></text:span><text:span text:style-name="T4">public void</text:span><text:span text:style-name="T3"> hideSelectedBoxes() {</text:span></text:p>
      <text:p text:style-name="P12">514: <text:s text:c="4"/>Component[] components = this.getComponents();</text:p>
      <text:p text:style-name="P12">515: <text:s text:c="4"/>Box box;</text:p>
      <text:p text:style-name="Standard"><text:span text:style-name="T3">516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17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18: <text:s text:c="8"/>box = (Box) components[i];</text:p>
      <text:p text:style-name="Standard"><text:span text:style-name="T3">519: <text:s text:c="8"/></text:span><text:span text:style-name="T4">if</text:span><text:span text:style-name="T3"> (box.isSelected()) {</text:span></text:p>
      <text:p text:style-name="Standard"><text:span text:style-name="T3">520: <text:s text:c="10"/>box.setVisible(</text:span><text:span text:style-name="T4">false</text:span><text:span text:style-name="T3">);</text:span></text:p>
      <text:p text:style-name="P12">521: <text:s text:c="8"/>}</text:p>
      <text:p text:style-name="P12">522: <text:s text:c="6"/>}</text:p>
      <text:p text:style-name="P12">523: <text:s text:c="4"/>}</text:p>
      <text:p text:style-name="P12">524: <text:s text:c="2"/>}</text:p>
      <text:p text:style-name="P12">525:</text:p>
      <text:p text:style-name="Standard"><text:span text:style-name="T3">526: <text:s text:c="2"/></text:span><text:span text:style-name="T4">public void</text:span><text:span text:style-name="T3"> showSelectedBoxes() {</text:span></text:p>
      <text:p text:style-name="P12">527: <text:s text:c="4"/>Component[] components = this.getComponents();</text:p>
      <text:p text:style-name="P12">528: <text:s text:c="4"/>Box box;</text:p>
      <text:p text:style-name="Standard"><text:span text:style-name="T3">529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30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31: <text:s text:c="8"/>box = (Box) components[i];</text:p>
      <text:p text:style-name="Standard"><text:span text:style-name="T3">532: <text:s text:c="8"/></text:span><text:span text:style-name="T4">if</text:span><text:span text:style-name="T3"> (box.isSelected()) {</text:span></text:p>
      <text:p text:style-name="Standard"><text:span text:style-name="T3">533: <text:s text:c="10"/>box.setVisible(</text:span><text:span text:style-name="T4">true</text:span><text:span text:style-name="T3">);</text:span></text:p>
      <text:p text:style-name="P12">534: <text:s text:c="8"/>}</text:p>
      <text:p text:style-name="P12">535: <text:s text:c="6"/>}</text:p>
      <text:p text:style-name="P12">536: <text:s text:c="4"/>}</text:p>
      <text:p text:style-name="P12">537: <text:s text:c="2"/>}</text:p>
      <text:p text:style-name="P12">538:</text:p>
      <text:p text:style-name="Standard"><text:span text:style-name="T3">539: <text:s text:c="2"/></text:span><text:span text:style-name="T4">public</text:span><text:span text:style-name="T3"> Dimension getPreferredSize() {</text:span></text:p>
      <text:p text:style-name="Standard"><text:span text:style-name="T3">540: <text:s text:c="4"/></text:span><text:span text:style-name="T4">return</text:span><text:span text:style-name="T3"> </text:span><text:span text:style-name="T4">new</text:span><text:span text:style-name="T3"> Dimension(1600, 1600);</text:span></text:p>
      <text:p text:style-name="P12">541: <text:s text:c="2"/>}</text:p>
      <text:p text:style-name="P12">542:</text:p>
      <text:p text:style-name="Standard"><text:span text:style-name="T3">543: <text:s text:c="2"/></text:span><text:span text:style-name="T4">public</text:span><text:span text:style-name="T3"> </text:span><text:span text:style-name="T4">void</text:span><text:span text:style-name="T3"> mousePressed(MouseEvent e) {</text:span></text:p>
      <text:p text:style-name="Standard"><text:span text:style-name="T3">544: <text:s text:c="4"/></text:span><text:span text:style-name="T4">if</text:span><text:span text:style-name="T3"> (e.getSource() == </text:span><text:span text:style-name="T4">this</text:span><text:span text:style-name="T3">) {</text:span></text:p>
      <text:p text:style-name="Standard"><text:span text:style-name="T3">545: <text:s text:c="6"/></text:span><text:span text:style-name="T4">if</text:span><text:span text:style-name="T3"> (appToolBar.getSelectedButton() == AppToolBar.BOX) {</text:span></text:p>
      <text:p text:style-name="P12">546: <text:s text:c="8"/>this.addNewBox(e.getPoint());</text:p>
      <text:p text:style-name="P12">547: <text:s text:c="6"/>}</text:p>
      <text:p text:style-name="Standard"><text:span text:style-name="T3">548: <text:s text:c="6"/></text:span><text:span text:style-name="T4">else if</text:span><text:span text:style-name="T3"> (appToolBar.getSelectedButton() == AppToolBar.SELECT) {</text:span></text:p>
      <text:p text:style-name="P12">549: <text:s text:c="8"/>this.deSelectAllBoxes();</text:p>
      <text:p text:style-name="P12">550: <text:s text:c="6"/>}</text:p>
      <text:p text:style-name="P12">551: <text:s text:c="4"/>}</text:p>
      <text:p text:style-name="Standard"><text:span text:style-name="T3">552: <text:s text:c="4"/></text:span><text:span text:style-name="T4">else if</text:span><text:span text:style-name="T3"> (e.getSource() </text:span><text:span text:style-name="T4">instanceof</text:span><text:span text:style-name="T3"> Box) {</text:span></text:p>
      <text:p text:style-name="Standard"><text:span text:style-name="T3">553: <text:s text:c="6"/></text:span><text:span text:style-name="T4">if</text:span><text:span text:style-name="T3"> (appToolBar.getSelectedButton() == AppToolBar.SELECT) {</text:span></text:p>
      <text:p text:style-name="P12">554: <text:s text:c="8"/>Box clickedBox = (Box) (e.getSource());</text:p>
      <text:p text:style-name="P12">555: <text:s text:c="8"/>clickedBox.setSelected(!(clickedBox.isSelected()) );</text:p>
      <text:p text:style-name="P12">556: <text:s text:c="8"/>mousePressed = e.getPoint();</text:p>
      <text:p text:style-name="P12">557: <text:s text:c="6"/>}</text:p>
      <text:p text:style-name="P12">558: <text:s text:c="4"/>}</text:p>
      <text:p text:style-name="P12">559: <text:s text:c="2"/>}</text:p>
      <text:p text:style-name="P12">560:</text:p>
      <text:p text:style-name="Standard"><text:span text:style-name="T3">561: <text:s text:c="2"/></text:span><text:span text:style-name="T4">public void</text:span><text:span text:style-name="T3"> mouseClicked(MouseEvent e) {}</text:span></text:p>
      <text:p text:style-name="Standard"><text:span text:style-name="T3">562: <text:s text:c="2"/></text:span><text:span text:style-name="T4">public void</text:span><text:span text:style-name="T3"> mouseReleased(MouseEvent e) {}</text:span></text:p>
      <text:p text:style-name="Standard"><text:span text:style-name="T3">563: <text:s text:c="2"/></text:span><text:span text:style-name="T4">public void</text:span><text:span text:style-name="T3"> mouseEntered(MouseEvent e) {}</text:span></text:p>
      <text:p text:style-name="Standard"><text:span text:style-name="T3">564: <text:s text:c="2"/></text:span><text:span text:style-name="T4">public void</text:span><text:span text:style-name="T3"> mouseExited(MouseEvent e) {}</text:span></text:p>
      <text:p text:style-name="P12">565:</text:p>
      <text:p text:style-name="Standard"><text:span text:style-name="T3">566: <text:s text:c="2"/></text:span><text:span text:style-name="T4">public void</text:span><text:span text:style-name="T3"> mouseDragged(MouseEvent e) {</text:span></text:p>
      <text:p text:style-name="Standard"><text:span text:style-name="T3">567: <text:s text:c="4"/></text:span><text:span text:style-name="T4">if</text:span><text:span text:style-name="T3"> (appToolBar.getSelectedButton() == AppToolBar.SELECT) {</text:span></text:p>
      <text:p text:style-name="Standard"><text:span text:style-name="T3">568: <text:s text:c="6"/></text:span><text:span text:style-name="T4">if</text:span><text:span text:style-name="T3"> (e.getSource() </text:span><text:span text:style-name="T4">instanceof</text:span><text:span text:style-name="T3"> Box) {</text:span></text:p>
      <text:p text:style-name="P12">569: <text:s text:c="8"/>Box box = (Box) e.getSource();</text:p>
      <text:p text:style-name="Standard"><text:span text:style-name="T3">570:</text:span><text:span text:style-name="T5"> <text:s text:c="8"/>// Localisation (x, y) et taille (r) de la boîte avant son déplacement</text:span></text:p>
      <text:p text:style-name="P12">571: <text:s text:c="8"/>Rectangle r = box.getBounds();</text:p>
      <text:p text:style-name="Standard"><text:span text:style-name="T3">572: <text:s text:c="8"/></text:span><text:span text:style-name="T4">int</text:span><text:span text:style-name="T3"> x = r.x + e.getX() - mousePressed.x;</text:span></text:p>
      <text:p text:style-name="Standard"><text:span text:style-name="T3">573: <text:s text:c="8"/></text:span><text:span text:style-name="T4">int</text:span><text:span text:style-name="T3"> y = r.y + e.getY() - mousePressed.y;</text:span></text:p>
      <text:p text:style-name="Standard"><text:span text:style-name="T3">574: <text:s text:c="8"/></text:span><text:span text:style-name="T4">if</text:span><text:span text:style-name="T3"> (x &lt; 0) x = 0;</text:span></text:p>
      <text:p text:style-name="Standard"><text:span text:style-name="T3">575: <text:s text:c="8"/></text:span><text:span text:style-name="T4">if</text:span><text:span text:style-name="T3"> (y &lt; 0) y = 0;</text:span></text:p>
      <text:p text:style-name="P12">576: <text:s text:c="8"/>box.setLocation(x, y);</text:p>
      <text:p text:style-name="P12">577: <text:s text:c="6"/>}</text:p>
      <text:p text:style-name="P12">578: <text:s text:c="4"/>}</text:p>
      <text:p text:style-name="P12">579: <text:s text:c="2"/>}</text:p>
      <text:p text:style-name="P12">580:</text:p>
      <text:p text:style-name="Standard"><text:span text:style-name="T3">581: <text:s text:c="2"/></text:span><text:span text:style-name="T4">public void</text:span><text:span text:style-name="T3"> mouseMoved(MouseEvent e) {}</text:span></text:p>
      <text:p text:style-name="P12">582:</text:p>
      <text:p text:style-name="P12">583: }</text:p>
      <text:p text:style-name="P12">584:</text:p>
      <text:p text:style-name="P22"/>
      <text:p text:style-name="P22"/>
      <text:p text:style-name="Standard"><text:span text:style-name="T1">Classe </text:span><text:span text:style-name="T2">Box</text:span></text:p>
      <text:p text:style-name="P11"/>
      <text:p text:style-name="Standard"><text:span text:style-name="T3">585: </text:span><text:span text:style-name="T4">package</text:span><text:span text:style-name="T3"> mBox.appModel;</text:span></text:p>
      <text:p text:style-name="P12">586:</text:p>
      <text:p text:style-name="Standard"><text:span text:style-name="T3">587: </text:span><text:span text:style-name="T4">import</text:span><text:span text:style-name="T3"> java.awt.Color;</text:span></text:p>
      <text:p text:style-name="Standard"><text:span text:style-name="T3">588: </text:span><text:span text:style-name="T4">import</text:span><text:span text:style-name="T3"> java.awt.Dimension;</text:span></text:p>
      <text:p text:style-name="Standard"><text:span text:style-name="T3">589: </text:span><text:span text:style-name="T4">import</text:span><text:span text:style-name="T3"> java.awt.BorderLayout; <text:s/></text:span><text:span text:style-name="T5">// +</text:span></text:p>
      <text:p text:style-name="Standard"><text:span text:style-name="T3">590: </text:span><text:span text:style-name="T4">import</text:span><text:span text:style-name="T3"> javax.swing.JPanel;</text:span></text:p>
      <text:p text:style-name="Standard"><text:span text:style-name="T3">591: </text:span><text:span text:style-name="T4">import</text:span><text:span text:style-name="T3"> javax.swing.JTextField; <text:s/></text:span><text:span text:style-name="T5">// +</text:span></text:p>
      <text:p text:style-name="P12">592:</text:p>
      <text:p text:style-name="Standard"><text:span text:style-name="T3">593: </text:span><text:span text:style-name="T4">public class</text:span><text:span text:style-name="T3"> Box </text:span><text:span text:style-name="T4">extends</text:span><text:span text:style-name="T3"> JPanel {</text:span></text:p>
      <text:p text:style-name="P12">594:</text:p>
      <text:p text:style-name="Standard"><text:span text:style-name="T3">595: <text:s text:c="2"/></text:span><text:span text:style-name="T4">public static final</text:span><text:span text:style-name="T3"> Color DEFAULT_COLOR <text:s text:c="2"/>= Color.orange;</text:span></text:p>
      <text:p text:style-name="Standard"><text:span text:style-name="T3">596: <text:s text:c="2"/></text:span><text:span text:style-name="T4">public static final</text:span><text:span text:style-name="T3"> Color SELECTION_COLOR = Color.red;</text:span></text:p>
      <text:p text:style-name="Standard"><text:span text:style-name="T3">597: <text:s text:c="2"/></text:span><text:span text:style-name="T4">public static final</text:span><text:span text:style-name="T3"> Color TITLE_COLOR <text:s text:c="4"/>= Color.white; <text:s/></text:span><text:span text:style-name="T5">// +</text:span></text:p>
      <text:p text:style-name="Standard"><text:span text:style-name="T3">598: <text:s text:c="2"/></text:span><text:span text:style-name="T4">public static final</text:span><text:span text:style-name="T3"> String TITLE_TEXT <text:s text:c="4"/>= "Boîte"; <text:s/></text:span><text:span text:style-name="T5">// +</text:span></text:p>
      <text:p text:style-name="Standard"><text:span text:style-name="T3">599: <text:s text:c="2"/></text:span><text:span text:style-name="T4">public static final </text:span><text:span text:style-name="T3">Dimension BOX_SIZE <text:s text:c="3"/>= </text:span><text:span text:style-name="T4">new</text:span><text:span text:style-name="T3"> Dimension(100, 50);</text:span></text:p>
      <text:p text:style-name="P12">600:</text:p>
      <text:p text:style-name="Standard"><text:span text:style-name="T3">601: <text:s text:c="2"/></text:span><text:span text:style-name="T4">private</text:span><text:span text:style-name="T3"> Color currentColor = Color.yellow;</text:span></text:p>
      <text:p text:style-name="Standard"><text:span text:style-name="T3">602: <text:s text:c="2"/></text:span><text:span text:style-name="T4">private</text:span><text:span text:style-name="T3"> </text:span><text:span text:style-name="T4">boolean</text:span><text:span text:style-name="T3"> selected = false;</text:span></text:p>
      <text:p text:style-name="Standard"><text:span text:style-name="T3">603: <text:s text:c="2"/></text:span><text:span text:style-name="T4">private</text:span><text:span text:style-name="T3"> JTextField titleText = </text:span><text:span text:style-name="T4">new</text:span><text:span text:style-name="T3"> JTextField(TITLE_TEXT); <text:s/></text:span><text:span text:style-name="T5">// +</text:span></text:p>
      <text:p text:style-name="P12">604:</text:p>
      <text:p text:style-name="Standard"><text:span text:style-name="T3">605: <text:s text:c="2"/></text:span><text:span text:style-name="T4">public</text:span><text:span text:style-name="T3"> Box() {</text:span></text:p>
      <text:p text:style-name="Standard"><text:span text:style-name="T3">606: <text:s text:c="4"/></text:span><text:span text:style-name="T4">super</text:span><text:span text:style-name="T3">();</text:span></text:p>
      <text:p text:style-name="P12">607: <text:s text:c="4"/>this.setSize(BOX_SIZE);</text:p>
      <text:p text:style-name="P12">608: <text:s text:c="4"/>this.setCurrentColor(DEFAULT_COLOR);</text:p>
      <text:p text:style-name="P12">609:</text:p>
      <text:p text:style-name="Standard"><text:span text:style-name="T3">610: <text:s text:c="4"/></text:span><text:span text:style-name="T5">// {+</text:span></text:p>
      <text:p text:style-name="P12">611: <text:s text:c="4"/>titleText.setBackground(TITLE_COLOR);</text:p>
      <text:p text:style-name="Standard"><text:span text:style-name="T3">612: <text:s text:c="4"/>this.setLayout(</text:span><text:span text:style-name="T4">new</text:span><text:span text:style-name="T3"> BorderLayout());</text:span></text:p>
      <text:p text:style-name="P12">613: <text:s text:c="4"/>this.add(titleText, "North");</text:p>
      <text:p text:style-name="Standard"><text:span text:style-name="T3">614: <text:s text:c="4"/>this.doLayout(); <text:s/></text:span><text:span text:style-name="T5">// Le titre d'une boîte est montré avec doLayout</text:span></text:p>
      <text:p text:style-name="Standard"><text:span text:style-name="T3">615: <text:s text:c="4"/></text:span><text:span text:style-name="T5">// +}</text:span></text:p>
      <text:p text:style-name="P12">616: <text:s text:c="2"/>}</text:p>
      <text:p text:style-name="P12">617:</text:p>
      <text:p text:style-name="Standard"><text:span text:style-name="T3">618: <text:s text:c="2"/></text:span><text:span text:style-name="T4">public</text:span><text:span text:style-name="T3"> Color getCurrentColor(){</text:span></text:p>
      <text:p text:style-name="Standard"><text:span text:style-name="T3">619: <text:s text:c="4"/></text:span><text:span text:style-name="T4">return</text:span><text:span text:style-name="T3"> currentColor;</text:span></text:p>
      <text:p text:style-name="P12">620: <text:s text:c="2"/>}</text:p>
      <text:p text:style-name="P12">621:</text:p>
      <text:p text:style-name="Standard"><text:span text:style-name="T3">622: <text:s text:c="2"/></text:span><text:span text:style-name="T4">public void</text:span><text:span text:style-name="T3"> setCurrentColor(Color aColor) {</text:span></text:p>
      <text:p text:style-name="Standard"><text:span text:style-name="T3">623: <text:s text:c="4"/></text:span><text:span text:style-name="T4">if</text:span><text:span text:style-name="T3"> (aColor != SELECTION_COLOR) {</text:span></text:p>
      <text:p text:style-name="P12">624: <text:s text:c="6"/>currentColor = aColor;</text:p>
      <text:p text:style-name="P12">625: <text:s text:c="6"/>this.setBackground(aColor);</text:p>
      <text:p text:style-name="P12">626: <text:s text:c="4"/>}</text:p>
      <text:p text:style-name="P12">627: <text:s text:c="4"/>this.repaint();</text:p>
      <text:p text:style-name="P12">628: <text:s text:c="2"/>}</text:p>
      <text:p text:style-name="P12">629:</text:p>
      <text:p text:style-name="Standard"><text:span text:style-name="T3">630: <text:s text:c="2"/></text:span><text:span text:style-name="T4">public boolean</text:span><text:span text:style-name="T3"> isSelected(){</text:span></text:p>
      <text:p text:style-name="Standard"><text:span text:style-name="T3">631: <text:s text:c="4"/></text:span><text:span text:style-name="T4">return</text:span><text:span text:style-name="T3"> selected;</text:span></text:p>
      <text:p text:style-name="P12">632: <text:s text:c="2"/>}</text:p>
      <text:p text:style-name="P12">633:</text:p>
      <text:p text:style-name="Standard"><text:span text:style-name="T3">634: <text:s text:c="2"/></text:span><text:span text:style-name="T4">public void</text:span><text:span text:style-name="T3"> setSelected(</text:span><text:span text:style-name="T4">boolean</text:span><text:span text:style-name="T3"> aSelected){</text:span></text:p>
      <text:p text:style-name="P12">635: <text:s text:c="4"/>selected = aSelected;</text:p>
      <text:p text:style-name="Standard"><text:span text:style-name="T3">636: <text:s text:c="4"/></text:span><text:span text:style-name="T4">if</text:span><text:span text:style-name="T3"> (selected) {</text:span></text:p>
      <text:p text:style-name="P12">637: <text:s text:c="6"/>this.setBackground(SELECTION_COLOR);</text:p>
      <text:p text:style-name="P12">638: <text:s text:c="4"/>}</text:p>
      <text:p text:style-name="Standard"><text:span text:style-name="T3">639: <text:s text:c="4"/></text:span><text:span text:style-name="T4">else</text:span><text:span text:style-name="T3"> {</text:span></text:p>
      <text:p text:style-name="P12">640: <text:s text:c="6"/>this.setBackground(currentColor);</text:p>
      <text:p text:style-name="P12">641: <text:s text:c="4"/>}</text:p>
      <text:p text:style-name="P12">642: <text:s text:c="4"/>this.repaint();</text:p>
      <text:p text:style-name="P12">643: <text:s text:c="2"/>}</text:p>
      <text:p text:style-name="P12">644:</text:p>
      <text:p text:style-name="P12">645: }</text:p>
      <text:p text:style-name="P12"/>
      <text:p text:style-name="P27">CHAPITRE 10</text:p>
      <text:p text:style-name="P19"/>
      <text:p text:style-name="Standard"><text:span text:style-name="T1">Classe </text:span><text:span text:style-name="T2">App</text:span></text:p>
      <text:p text:style-name="P11"/>
      <text:p text:style-name="Standard"><text:span text:style-name="T3">1: <text:s text:c="2"/></text:span><text:span text:style-name="T4">package</text:span><text:span text:style-name="T3"> appForm;</text:span></text:p>
      <text:p text:style-name="P12">2:</text:p>
      <text:p text:style-name="Standard"><text:span text:style-name="T3">3: <text:s text:c="2"/></text:span><text:span text:style-name="T4">import</text:span><text:span text:style-name="T3"> javax.swing.JApplet;</text:span></text:p>
      <text:p text:style-name="Standard"><text:span text:style-name="T3">4: <text:s text:c="2"/></text:span><text:span text:style-name="T4">import</text:span><text:span text:style-name="T3"> appPref.Para;</text:span></text:p>
      <text:p text:style-name="P12">5:</text:p>
      <text:p text:style-name="Standard"><text:span text:style-name="T3">6: <text:s text:c="2"/></text:span><text:span text:style-name="T4">public class</text:span><text:span text:style-name="T3"> App </text:span><text:span text:style-name="T4">extends</text:span><text:span text:style-name="T3"> JApplet {</text:span></text:p>
      <text:p text:style-name="P12">7:</text:p>
      <text:p text:style-name="Standard"><text:span text:style-name="T3">8: <text:s text:c="4"/>AppFrame appFrame = </text:span><text:span text:style-name="T4">new</text:span><text:span text:style-name="T3"> AppFrame();</text:span></text:p>
      <text:p text:style-name="P12">9:</text:p>
      <text:p text:style-name="Standard"><text:span text:style-name="T3">10: <text:s text:c="3"/></text:span><text:span text:style-name="T4">public</text:span><text:span text:style-name="T3"> App() {</text:span></text:p>
      <text:p text:style-name="Standard"><text:span text:style-name="T3">11: <text:s text:c="5"/></text:span><text:span text:style-name="T4">super</text:span><text:span text:style-name="T3">();</text:span></text:p>
      <text:p text:style-name="Standard"><text:span text:style-name="T3">12: <text:s text:c="5"/>this.init(); <text:s/></text:span><text:span text:style-name="T5">// pour app seulement</text:span></text:p>
      <text:p text:style-name="P12">13: <text:s text:c="3"/>}</text:p>
      <text:p text:style-name="P12">14:</text:p>
      <text:p text:style-name="Standard"><text:span text:style-name="T3">15: <text:s text:c="3"/></text:span><text:span text:style-name="T4">public void</text:span><text:span text:style-name="T3"> init() {</text:span></text:p>
      <text:p text:style-name="P12">16: <text:s text:c="5"/>appFrame.setLocation(80, 80);</text:p>
      <text:p text:style-name="Standard"><text:span text:style-name="T3">17: <text:s text:c="5"/>this.start(); <text:s/></text:span><text:span text:style-name="T5">// pour app seulement</text:span></text:p>
      <text:p text:style-name="P12">18: <text:s text:c="3"/>}</text:p>
      <text:p text:style-name="P12">19:</text:p>
      <text:p text:style-name="Standard"><text:span text:style-name="T3">20: <text:s text:c="3"/></text:span><text:span text:style-name="T4">public void</text:span><text:span text:style-name="T3"> start() {</text:span></text:p>
      <text:p text:style-name="Standard"><text:span text:style-name="T3">21: <text:s text:c="5"/>appFrame.setVisible(</text:span><text:span text:style-name="T4">true</text:span><text:span text:style-name="T3">);</text:span></text:p>
      <text:p text:style-name="P12">22: <text:s text:c="3"/>}</text:p>
      <text:p text:style-name="P12">23:</text:p>
      <text:p text:style-name="Standard"><text:span text:style-name="T3">24: <text:s text:c="3"/></text:span><text:span text:style-name="T4">public void</text:span><text:span text:style-name="T3"> stop() {</text:span></text:p>
      <text:p text:style-name="Standard"><text:span text:style-name="T3">25: <text:s text:c="5"/>appFrame.setVisible(</text:span><text:span text:style-name="T4">false</text:span><text:span text:style-name="T3">);</text:span></text:p>
      <text:p text:style-name="P12">26: <text:s text:c="3"/>}</text:p>
      <text:p text:style-name="P12">27:</text:p>
      <text:p text:style-name="Standard"><text:span text:style-name="T3">28: <text:s text:c="3"/></text:span><text:span text:style-name="T4">public void</text:span><text:span text:style-name="T3"> destroy() {</text:span></text:p>
      <text:p text:style-name="P12">29: <text:s text:c="5"/>appFrame.dispose();</text:p>
      <text:p text:style-name="P12">30: <text:s text:c="3"/>}</text:p>
      <text:p text:style-name="P12">31:</text:p>
      <text:p text:style-name="Standard"><text:span text:style-name="T3">32: <text:s text:c="3"/></text:span><text:span text:style-name="T4">public static void</text:span><text:span text:style-name="T3"> main(String[] args) {</text:span></text:p>
      <text:p text:style-name="Standard"><text:span text:style-name="T3">33: <text:s text:c="5"/></text:span><text:span text:style-name="T4">new</text:span><text:span text:style-name="T3"> App();</text:span></text:p>
      <text:p text:style-name="P12">34: <text:s text:c="3"/>}</text:p>
      <text:p text:style-name="P12">35:</text:p>
      <text:p text:style-name="P12">36: <text:s/>}</text:p>
      <text:p text:style-name="P12">37:</text:p>
      <text:p text:style-name="P22"/>
      <text:p text:style-name="P22"/>
      <text:p text:style-name="Standard"><text:span text:style-name="T1">Classe </text:span><text:span text:style-name="T2">AppFrame</text:span></text:p>
      <text:p text:style-name="P11"/>
      <text:p text:style-name="Standard"><text:span text:style-name="T3">38: <text:s/></text:span><text:span text:style-name="T4">package</text:span><text:span text:style-name="T3"> appForm;</text:span></text:p>
      <text:p text:style-name="P12">39:</text:p>
      <text:p text:style-name="Standard"><text:span text:style-name="T3">40: <text:s/></text:span><text:span text:style-name="T4">import</text:span><text:span text:style-name="T3"> java.awt.Container;</text:span></text:p>
      <text:p text:style-name="Standard"><text:span text:style-name="T3">41: <text:s/></text:span><text:span text:style-name="T4">import</text:span><text:span text:style-name="T3"> java.awt.event.WindowListener;</text:span></text:p>
      <text:p text:style-name="Standard"><text:span text:style-name="T3">42: <text:s/></text:span><text:span text:style-name="T4">import</text:span><text:span text:style-name="T3"> java.awt.event.WindowEvent;</text:span></text:p>
      <text:p text:style-name="Standard"><text:span text:style-name="T3">43: <text:s/></text:span><text:span text:style-name="T4">import</text:span><text:span text:style-name="T3"> javax.swing.JFrame;</text:span></text:p>
      <text:p text:style-name="Standard"><text:span text:style-name="T3">44: <text:s/></text:span><text:span text:style-name="T4">import</text:span><text:span text:style-name="T3"> javax.swing.JScrollPane;</text:span></text:p>
      <text:p text:style-name="Standard"><text:span text:style-name="T3">45: <text:s/></text:span><text:span text:style-name="T4">import</text:span><text:span text:style-name="T3"> javax.swing.JOptionPane; <text:s text:c="7"/></text:span><text:span text:style-name="T5">// +</text:span></text:p>
      <text:p text:style-name="Standard"><text:span text:style-name="T3">46: <text:s/></text:span><text:span text:style-name="T4">import</text:span><text:span text:style-name="T3"> appModel.Diagram;</text:span></text:p>
      <text:p text:style-name="Standard"><text:span text:style-name="T3">47: <text:s/></text:span><text:span text:style-name="T4">import</text:span><text:span text:style-name="T3"> appPref.Para; <text:s text:c="18"/></text:span><text:span text:style-name="T5">// +</text:span></text:p>
      <text:p text:style-name="P12">48:</text:p>
      <text:p text:style-name="Standard"><text:span text:style-name="T3">49: <text:s/></text:span><text:span text:style-name="T4">public class</text:span><text:span text:style-name="T3"> AppFrame </text:span><text:span text:style-name="T4">extends</text:span><text:span text:style-name="T3"> JFrame </text:span><text:span text:style-name="T4">implements</text:span><text:span text:style-name="T3"> WindowListener {</text:span></text:p>
      <text:p text:style-name="P12">50:</text:p>
      <text:p text:style-name="Standard"><text:span text:style-name="T3">51: <text:s text:c="3"/></text:span><text:span text:style-name="T5">// {+</text:span></text:p>
      <text:p text:style-name="Standard"><text:span text:style-name="T3">52: <text:s text:c="3"/></text:span><text:span text:style-name="T4">private</text:span><text:span text:style-name="T3"> Para para = Para.getPara();</text:span></text:p>
      <text:p text:style-name="P12">53:</text:p>
      <text:p text:style-name="Standard"><text:span text:style-name="T3">54: <text:s text:c="3"/></text:span><text:span text:style-name="T4">private static</text:span><text:span text:style-name="T3"> String appTitle;</text:span></text:p>
      <text:p text:style-name="P12">55:</text:p>
      <text:p text:style-name="P12">56: <text:s text:c="3"/>{</text:p>
      <text:p text:style-name="P12">57: <text:s text:c="5"/>appTitle = para.getT("appTitle");</text:p>
      <text:p text:style-name="P12">58: <text:s text:c="3"/>}</text:p>
      <text:p text:style-name="Standard"><text:span text:style-name="T3">59: <text:s text:c="3"/></text:span><text:span text:style-name="T5">// +}</text:span></text:p>
      <text:p text:style-name="P12">60:</text:p>
      <text:p text:style-name="Standard"><text:span text:style-name="T3">61: <text:s text:c="3"/></text:span><text:span text:style-name="T4">private</text:span><text:span text:style-name="T3"> AppMenu appMenu = </text:span><text:span text:style-name="T4">new</text:span><text:span text:style-name="T3"> AppMenu(</text:span><text:span text:style-name="T4">this</text:span><text:span text:style-name="T3">);</text:span></text:p>
      <text:p text:style-name="Standard"><text:span text:style-name="T3">62: <text:s text:c="3"/></text:span><text:span text:style-name="T4">private</text:span><text:span text:style-name="T3"> AppToolBar appToolBar = </text:span><text:span text:style-name="T4">new</text:span><text:span text:style-name="T3"> AppToolBar();</text:span></text:p>
      <text:p text:style-name="Standard"><text:span text:style-name="T3">63: <text:s text:c="3"/></text:span><text:span text:style-name="T4">private</text:span><text:span text:style-name="T3"> Diagram diagram = </text:span><text:span text:style-name="T4">new</text:span><text:span text:style-name="T3"> Diagram(appToolBar);</text:span></text:p>
      <text:p text:style-name="P12">64:</text:p>
      <text:p text:style-name="Standard"><text:span text:style-name="T3">65: <text:s text:c="3"/></text:span><text:span text:style-name="T4">public</text:span><text:span text:style-name="T3"> AppFrame() {</text:span></text:p>
      <text:p text:style-name="Standard"><text:span text:style-name="T3">66: <text:s text:c="5"/></text:span><text:span text:style-name="T4">super</text:span><text:span text:style-name="T3">();</text:span></text:p>
      <text:p text:style-name="Standard"><text:span text:style-name="T3">67: <text:s text:c="5"/>this.addWindowListener(</text:span><text:span text:style-name="T4">this</text:span><text:span text:style-name="T3">);</text:span></text:p>
      <text:p text:style-name="P12">68: <text:s text:c="5"/>this.setJMenuBar(this.appMenu);</text:p>
      <text:p text:style-name="Standard"><text:span text:style-name="T3">69: <text:s text:c="5"/>this.setTitle(appTitle); <text:s text:c="22"/></text:span><text:span text:style-name="T5">// &amp;</text:span></text:p>
      <text:p text:style-name="Standard"><text:span text:style-name="T3">70: <text:s text:c="5"/>this.setSize(640, 480); <text:s text:c="23"/></text:span><text:span text:style-name="T5">// &amp;</text:span></text:p>
      <text:p text:style-name="P12">71: <text:s text:c="5"/>Container cp = this.getContentPane();</text:p>
      <text:p text:style-name="P12">72: <text:s text:c="5"/>cp.add(appToolBar, "North");</text:p>
      <text:p text:style-name="Standard"><text:span text:style-name="T3">73: <text:s text:c="5"/>cp.add(</text:span><text:span text:style-name="T4">new</text:span><text:span text:style-name="T3"> JScrollPane(diagram), "Center");</text:span></text:p>
      <text:p text:style-name="P12">74: <text:s text:c="3"/>}</text:p>
      <text:p text:style-name="P12">75:</text:p>
      <text:p text:style-name="Standard"><text:span text:style-name="T3">76: <text:s text:c="3"/></text:span><text:span text:style-name="T4">public</text:span><text:span text:style-name="T3"> Diagram getDiagram() {</text:span></text:p>
      <text:p text:style-name="Standard"><text:span text:style-name="T3">77: <text:s text:c="5"/></text:span><text:span text:style-name="T4">return</text:span><text:span text:style-name="T3"> diagram;</text:span></text:p>
      <text:p text:style-name="P12">78: <text:s text:c="3"/>}</text:p>
      <text:p text:style-name="P12">79:</text:p>
      <text:p text:style-name="Standard"><text:span text:style-name="T3">80: <text:s text:c="3"/></text:span><text:span text:style-name="T4">public void</text:span><text:span text:style-name="T3"> exit() {</text:span></text:p>
      <text:p text:style-name="P12">81: <text:s text:c="5"/>this.dispose();</text:p>
      <text:p text:style-name="P12">82: <text:s text:c="5"/>System.exit(0);</text:p>
      <text:p text:style-name="P12">83: <text:s text:c="3"/>}</text:p>
      <text:p text:style-name="P12">84:</text:p>
      <text:p text:style-name="Standard"><text:span text:style-name="T3">85: <text:s text:c="3"/></text:span><text:span text:style-name="T4">public void</text:span><text:span text:style-name="T3"> windowClosing(WindowEvent e) {</text:span></text:p>
      <text:p text:style-name="P12">86: <text:s text:c="3"/>this.exit();</text:p>
      <text:p text:style-name="P12">87: <text:s text:c="3"/>}</text:p>
      <text:p text:style-name="P12">88:</text:p>
      <text:p text:style-name="Standard"><text:span text:style-name="T3">89: <text:s text:c="3"/></text:span><text:span text:style-name="T4">public void</text:span><text:span text:style-name="T3"> windowOpened(WindowEvent e) {}</text:span></text:p>
      <text:p text:style-name="Standard"><text:span text:style-name="T3">90: <text:s text:c="3"/></text:span><text:span text:style-name="T4">public void</text:span><text:span text:style-name="T3"> windowClosed(WindowEvent e) {}</text:span></text:p>
      <text:p text:style-name="Standard"><text:span text:style-name="T3">91: <text:s text:c="3"/></text:span><text:span text:style-name="T4">public void</text:span><text:span text:style-name="T3"> windowIconified(WindowEvent e) {}</text:span></text:p>
      <text:p text:style-name="Standard"><text:span text:style-name="T3">92: <text:s text:c="3"/></text:span><text:span text:style-name="T4">public void</text:span><text:span text:style-name="T3"> windowDeiconified(WindowEvent e) {}</text:span></text:p>
      <text:p text:style-name="Standard"><text:span text:style-name="T3">93: <text:s text:c="3"/></text:span><text:span text:style-name="T4">public void</text:span><text:span text:style-name="T3"> windowActivated(WindowEvent e) {}</text:span></text:p>
      <text:p text:style-name="Standard"><text:span text:style-name="T3">94: <text:s text:c="3"/></text:span><text:span text:style-name="T4">public void</text:span><text:span text:style-name="T3"> windowDeactivated(WindowEvent e) {}</text:span></text:p>
      <text:p text:style-name="P12">95:</text:p>
      <text:p text:style-name="P12">96: <text:s/>}</text:p>
      <text:p text:style-name="P12">97:</text:p>
      <text:p text:style-name="P22"/>
      <text:p text:style-name="P22"/>
      <text:p text:style-name="Standard"><text:span text:style-name="T1">Classe </text:span><text:span text:style-name="T2">AppMenu</text:span></text:p>
      <text:p text:style-name="P11"/>
      <text:p text:style-name="Standard"><text:span text:style-name="T3">98: <text:s/></text:span><text:span text:style-name="T4">package</text:span><text:span text:style-name="T3"> appForm;</text:span></text:p>
      <text:p text:style-name="P12">99:</text:p>
      <text:p text:style-name="Standard"><text:span text:style-name="T3">100: </text:span><text:span text:style-name="T4">import</text:span><text:span text:style-name="T3"> java.awt.Dimension;</text:span></text:p>
      <text:p text:style-name="Standard"><text:span text:style-name="T3">101: </text:span><text:span text:style-name="T4">import</text:span><text:span text:style-name="T3"> java.awt.Point;</text:span></text:p>
      <text:p text:style-name="Standard"><text:span text:style-name="T3">102: </text:span><text:span text:style-name="T4">import</text:span><text:span text:style-name="T3"> java.awt.event.ActionListener;</text:span></text:p>
      <text:p text:style-name="Standard"><text:span text:style-name="T3">103: </text:span><text:span text:style-name="T4">import</text:span><text:span text:style-name="T3"> java.awt.event.ActionEvent;</text:span></text:p>
      <text:p text:style-name="Standard"><text:span text:style-name="T3">104: </text:span><text:span text:style-name="T4">import</text:span><text:span text:style-name="T3"> javax.swing.JMenuBar;</text:span></text:p>
      <text:p text:style-name="Standard"><text:span text:style-name="T3">105: </text:span><text:span text:style-name="T4">import</text:span><text:span text:style-name="T3"> javax.swing.JMenu;</text:span></text:p>
      <text:p text:style-name="Standard"><text:span text:style-name="T3">106: </text:span><text:span text:style-name="T4">import</text:span><text:span text:style-name="T3"> javax.swing.JMenuItem;</text:span></text:p>
      <text:p text:style-name="Standard"><text:span text:style-name="T3">107: </text:span><text:span text:style-name="T4">import</text:span><text:span text:style-name="T3"> appPref.Para; <text:s text:c="16"/></text:span><text:span text:style-name="T5">// +</text:span></text:p>
      <text:p text:style-name="P12">108:</text:p>
      <text:p text:style-name="Standard"><text:span text:style-name="T3">109: </text:span><text:span text:style-name="T4">public class</text:span><text:span text:style-name="T3"> AppMenu </text:span><text:span text:style-name="T4">extends</text:span><text:span text:style-name="T3"> JMenuBar </text:span><text:span text:style-name="T4">implements</text:span><text:span text:style-name="T3"> ActionListener {</text:span></text:p>
      <text:p text:style-name="P12">110:</text:p>
      <text:p text:style-name="Standard"><text:span text:style-name="T3">111: <text:s text:c="2"/></text:span><text:span text:style-name="T5">// {+</text:span></text:p>
      <text:p text:style-name="Standard"><text:span text:style-name="T3">112: <text:s text:c="2"/></text:span><text:span text:style-name="T4">private</text:span><text:span text:style-name="T3"> Para para = Para.getPara();</text:span></text:p>
      <text:p text:style-name="P12">113:</text:p>
      <text:p text:style-name="Standard"><text:span text:style-name="T3">114: <text:s text:c="2"/></text:span><text:span text:style-name="T4">private static</text:span><text:span text:style-name="T3"> String file;</text:span></text:p>
      <text:p text:style-name="Standard"><text:span text:style-name="T3">115: <text:s text:c="2"/></text:span><text:span text:style-name="T4">private static</text:span><text:span text:style-name="T3"> String exit;</text:span></text:p>
      <text:p text:style-name="Standard"><text:span text:style-name="T3">116: <text:s text:c="2"/></text:span><text:span text:style-name="T4">private static</text:span><text:span text:style-name="T3"> String edit;</text:span></text:p>
      <text:p text:style-name="Standard"><text:span text:style-name="T3">117: <text:s text:c="2"/></text:span><text:span text:style-name="T4">private static</text:span><text:span text:style-name="T3"> String selectBoxes;</text:span></text:p>
      <text:p text:style-name="Standard"><text:span text:style-name="T3">118: <text:s text:c="2"/></text:span><text:span text:style-name="T4">private static</text:span><text:span text:style-name="T3"> String deselectBoxes;</text:span></text:p>
      <text:p text:style-name="Standard"><text:span text:style-name="T3">119: <text:s text:c="2"/></text:span><text:span text:style-name="T4">private static</text:span><text:span text:style-name="T3"> String deleteSelectedBoxes;</text:span></text:p>
      <text:p text:style-name="Standard"><text:span text:style-name="T3">120: <text:s text:c="2"/></text:span><text:span text:style-name="T4">private static</text:span><text:span text:style-name="T3"> String view;</text:span></text:p>
      <text:p text:style-name="Standard"><text:span text:style-name="T3">121: <text:s text:c="2"/></text:span><text:span text:style-name="T4">private static</text:span><text:span text:style-name="T3"> String hideSelectedBoxes;</text:span></text:p>
      <text:p text:style-name="Standard"><text:span text:style-name="T3">122: <text:s text:c="2"/></text:span><text:span text:style-name="T4">private static</text:span><text:span text:style-name="T3"> String showSelectedBoxes;</text:span></text:p>
      <text:p text:style-name="Standard"><text:span text:style-name="T3">123: <text:s text:c="2"/></text:span><text:span text:style-name="T4">private static</text:span><text:span text:style-name="T3"> String help;</text:span></text:p>
      <text:p text:style-name="Standard"><text:span text:style-name="T3">124: <text:s text:c="2"/></text:span><text:span text:style-name="T4">private static</text:span><text:span text:style-name="T3"> String about;</text:span></text:p>
      <text:p text:style-name="P12">125:</text:p>
      <text:p text:style-name="P12">126: <text:s text:c="2"/>{</text:p>
      <text:p text:style-name="P12">127: <text:s text:c="4"/>file = <text:s text:c="15"/>para.getT("file");</text:p>
      <text:p text:style-name="P12">128: <text:s text:c="4"/>exit = <text:s text:c="15"/>para.getT("exit");</text:p>
      <text:p text:style-name="P12">129: <text:s text:c="4"/>edit = <text:s text:c="15"/>para.getT("edit");</text:p>
      <text:p text:style-name="P12">130: <text:s text:c="4"/>selectBoxes = <text:s text:c="8"/>para.getT("selectBoxes");</text:p>
      <text:p text:style-name="P12">131: <text:s text:c="4"/>deselectBoxes = <text:s text:c="6"/>para.getT("deselectBoxes");</text:p>
      <text:p text:style-name="P12">132: <text:s text:c="4"/>deleteSelectedBoxes = para.getT("deleteSelectedBoxes");</text:p>
      <text:p text:style-name="P12">133: <text:s text:c="4"/>view = <text:s text:c="15"/>para.getT("view");</text:p>
      <text:p text:style-name="P12">134: <text:s text:c="4"/>hideSelectedBoxes = <text:s text:c="2"/>para.getT("hideSelectedBoxes");</text:p>
      <text:p text:style-name="P12">135: <text:s text:c="4"/>showSelectedBoxes = <text:s text:c="2"/>para.getT("showSelectedBoxes");</text:p>
      <text:p text:style-name="P12">136: <text:s text:c="4"/>help = <text:s text:c="15"/>para.getT("help");</text:p>
      <text:p text:style-name="P12">137: <text:s text:c="4"/>about = <text:s text:c="14"/>para.getT("about");</text:p>
      <text:p text:style-name="P12">138: <text:s text:c="2"/>}</text:p>
      <text:p text:style-name="Standard"><text:span text:style-name="T3">139: <text:s text:c="2"/></text:span><text:span text:style-name="T5">// +}</text:span></text:p>
      <text:p text:style-name="P12">140:</text:p>
      <text:p text:style-name="Standard"><text:span text:style-name="T3">141: <text:s text:c="2"/></text:span><text:span text:style-name="T4">private static final int</text:span><text:span text:style-name="T3"> EXIT <text:s text:c="4"/>= 11;</text:span></text:p>
      <text:p text:style-name="Standard"><text:span text:style-name="T3">142: <text:s text:c="2"/></text:span><text:span text:style-name="T4">private static final int</text:span><text:span text:style-name="T3"> SELECT <text:s text:c="2"/>= 21;</text:span></text:p>
      <text:p text:style-name="Standard"><text:span text:style-name="T3">143: <text:s text:c="2"/></text:span><text:span text:style-name="T4">private static final int</text:span><text:span text:style-name="T3"> DESELECT = 22;</text:span></text:p>
      <text:p text:style-name="Standard"><text:span text:style-name="T3">144: <text:s text:c="2"/></text:span><text:span text:style-name="T4">private static final int</text:span><text:span text:style-name="T3"> DELETE <text:s text:c="2"/>= 23;</text:span></text:p>
      <text:p text:style-name="Standard"><text:span text:style-name="T3">145: <text:s text:c="2"/></text:span><text:span text:style-name="T4">private static final int</text:span><text:span text:style-name="T3"> HIDE <text:s text:c="4"/>= 31;</text:span></text:p>
      <text:p text:style-name="Standard"><text:span text:style-name="T3">146: <text:s text:c="2"/></text:span><text:span text:style-name="T4">private static final int</text:span><text:span text:style-name="T3"> SHOW <text:s text:c="4"/>= 32;</text:span></text:p>
      <text:p text:style-name="Standard"><text:span text:style-name="T3">147: <text:s text:c="2"/></text:span><text:span text:style-name="T4">private static final int</text:span><text:span text:style-name="T3"> ABOUT <text:s text:c="3"/>= 41;</text:span></text:p>
      <text:p text:style-name="P12">148:</text:p>
      <text:p text:style-name="Standard"><text:span text:style-name="T3">149: <text:s text:c="2"/></text:span><text:span text:style-name="T5">// {&amp;</text:span></text:p>
      <text:p text:style-name="Standard"><text:span text:style-name="T3">150: <text:s text:c="2"/></text:span><text:span text:style-name="T4">private</text:span><text:span text:style-name="T3"> JMenu <text:s text:c="4"/>menuFile <text:s text:c="8"/>= </text:span><text:span text:style-name="T4">new</text:span><text:span text:style-name="T3"> JMenu(file);</text:span></text:p>
      <text:p text:style-name="Standard"><text:span text:style-name="T3">151: <text:s text:c="2"/></text:span><text:span text:style-name="T4">private</text:span><text:span text:style-name="T3"> JMenuItem menuFileExit <text:s text:c="4"/>= </text:span><text:span text:style-name="T4">new</text:span><text:span text:style-name="T3"> JMenuItem(exit);</text:span></text:p>
      <text:p text:style-name="Standard"><text:span text:style-name="T3">152: <text:s text:c="2"/></text:span><text:span text:style-name="T4">private</text:span><text:span text:style-name="T3"> JMenu <text:s text:c="4"/>menuEdit <text:s text:c="8"/>= </text:span><text:span text:style-name="T4">new</text:span><text:span text:style-name="T3"> JMenu(edit);</text:span></text:p>
      <text:p text:style-name="Standard"><text:span text:style-name="T3">153: <text:s text:c="2"/></text:span><text:span text:style-name="T4">private</text:span><text:span text:style-name="T3"> JMenuItem menuEditSelect <text:s text:c="2"/>= </text:span><text:span text:style-name="T4">new</text:span><text:span text:style-name="T3"> JMenuItem(selectBoxes);</text:span></text:p>
      <text:p text:style-name="Standard"><text:span text:style-name="T3">154: <text:s text:c="2"/></text:span><text:span text:style-name="T4">private</text:span><text:span text:style-name="T3"> JMenuItem menuEditDeselect = </text:span><text:span text:style-name="T4">new</text:span><text:span text:style-name="T3"> JMenuItem(deselectBoxes);</text:span></text:p>
      <text:p text:style-name="Standard"><text:span text:style-name="T3">155: <text:s text:c="2"/></text:span><text:span text:style-name="T4">private</text:span><text:span text:style-name="T3"> JMenuItem menuEditDelete <text:s text:c="2"/>= </text:span><text:span text:style-name="T4">new</text:span><text:span text:style-name="T3"> JMenuItem(deleteSelectedBoxes);</text:span></text:p>
      <text:p text:style-name="Standard"><text:span text:style-name="T3">156: <text:s text:c="2"/></text:span><text:span text:style-name="T4">private</text:span><text:span text:style-name="T3"> JMenu <text:s text:c="4"/>menuView <text:s text:c="8"/>= </text:span><text:span text:style-name="T4">new</text:span><text:span text:style-name="T3"> JMenu(view);</text:span></text:p>
      <text:p text:style-name="Standard"><text:span text:style-name="T3">157: <text:s text:c="2"/></text:span><text:span text:style-name="T4">private</text:span><text:span text:style-name="T3"> JMenuItem menuViewHide <text:s text:c="4"/>= </text:span><text:span text:style-name="T4">new</text:span><text:span text:style-name="T3"> JMenuItem(hideSelectedBoxes);</text:span></text:p>
      <text:p text:style-name="Standard"><text:span text:style-name="T3">158: <text:s text:c="2"/></text:span><text:span text:style-name="T4">private</text:span><text:span text:style-name="T3"> JMenuItem menuViewShow <text:s text:c="4"/>= </text:span><text:span text:style-name="T4">new</text:span><text:span text:style-name="T3"> JMenuItem(showSelectedBoxes);</text:span></text:p>
      <text:p text:style-name="Standard"><text:span text:style-name="T3">159: <text:s text:c="2"/></text:span><text:span text:style-name="T4">private</text:span><text:span text:style-name="T3"> JMenu <text:s text:c="4"/>menuHelp <text:s text:c="8"/>= </text:span><text:span text:style-name="T4">new</text:span><text:span text:style-name="T3"> JMenu(help);</text:span></text:p>
      <text:p text:style-name="Standard"><text:span text:style-name="T3">160: <text:s text:c="2"/></text:span><text:span text:style-name="T4">private</text:span><text:span text:style-name="T3"> JMenuItem menuHelpAbout <text:s text:c="3"/>= </text:span><text:span text:style-name="T4">new</text:span><text:span text:style-name="T3"> JMenuItem(about);</text:span></text:p>
      <text:p text:style-name="Standard"><text:span text:style-name="T3">161: <text:s text:c="2"/></text:span><text:span text:style-name="T5">// &amp;}</text:span></text:p>
      <text:p text:style-name="P12">162:</text:p>
      <text:p text:style-name="Standard"><text:span text:style-name="T3">163: <text:s text:c="2"/></text:span><text:span text:style-name="T4">private</text:span><text:span text:style-name="T3"> AppFrame appFrame;</text:span></text:p>
      <text:p text:style-name="P12">164:</text:p>
      <text:p text:style-name="Standard"><text:span text:style-name="T3">165: <text:s text:c="2"/></text:span><text:span text:style-name="T4">public</text:span><text:span text:style-name="T3"> AppMenu() {</text:span></text:p>
      <text:p text:style-name="Standard"><text:span text:style-name="T3">166: <text:s text:c="4"/></text:span><text:span text:style-name="T4">super</text:span><text:span text:style-name="T3">();</text:span></text:p>
      <text:p text:style-name="P12">167: <text:s text:c="4"/>menuFileExit.setActionCommand("Exit");</text:p>
      <text:p text:style-name="Standard"><text:span text:style-name="T3">168: <text:s text:c="4"/>menuFileExit.addActionListener(</text:span><text:span text:style-name="T4">this</text:span><text:span text:style-name="T3">);</text:span></text:p>
      <text:p text:style-name="P12">169:</text:p>
      <text:p text:style-name="P12">170: <text:s text:c="4"/>menuEditSelect.setActionCommand("Select");</text:p>
      <text:p text:style-name="Standard"><text:span text:style-name="T3">171: <text:s text:c="4"/>menuEditSelect.addActionListener(</text:span><text:span text:style-name="T4">this</text:span><text:span text:style-name="T3">);</text:span></text:p>
      <text:p text:style-name="P12">172: <text:s text:c="4"/>menuEditDeselect.setActionCommand("Deselect");</text:p>
      <text:p text:style-name="Standard"><text:span text:style-name="T3">173: <text:s text:c="4"/>menuEditDeselect.addActionListener(</text:span><text:span text:style-name="T4">this</text:span><text:span text:style-name="T3">);</text:span></text:p>
      <text:p text:style-name="P12">174: <text:s text:c="4"/>menuEditDelete.setActionCommand("Delete");</text:p>
      <text:p text:style-name="Standard"><text:span text:style-name="T3">175: <text:s text:c="4"/>menuEditDelete.addActionListener(</text:span><text:span text:style-name="T4">this</text:span><text:span text:style-name="T3">);</text:span></text:p>
      <text:p text:style-name="P12">176:</text:p>
      <text:p text:style-name="P12">177: <text:s text:c="4"/>menuViewHide.setActionCommand("Hide");</text:p>
      <text:p text:style-name="Standard"><text:span text:style-name="T3">178: <text:s text:c="4"/>menuViewHide.addActionListener(</text:span><text:span text:style-name="T4">this</text:span><text:span text:style-name="T3">);</text:span></text:p>
      <text:p text:style-name="P12">179: <text:s text:c="4"/>menuViewShow.setActionCommand("Show");</text:p>
      <text:p text:style-name="Standard"><text:span text:style-name="T3">180: <text:s text:c="4"/>menuViewShow.addActionListener(</text:span><text:span text:style-name="T4">this</text:span><text:span text:style-name="T3">);</text:span></text:p>
      <text:p text:style-name="P12">181:</text:p>
      <text:p text:style-name="P12">182: <text:s text:c="4"/>menuHelpAbout.setActionCommand("About");</text:p>
      <text:p text:style-name="Standard"><text:span text:style-name="T3">183: <text:s text:c="4"/>menuHelpAbout.addActionListener(</text:span><text:span text:style-name="T4">this</text:span><text:span text:style-name="T3">);</text:span></text:p>
      <text:p text:style-name="P12">184:</text:p>
      <text:p text:style-name="P12">185: <text:s text:c="4"/>menuFile.add(menuFileExit);</text:p>
      <text:p text:style-name="P12">186: <text:s text:c="4"/>menuEdit.add(menuEditSelect);</text:p>
      <text:p text:style-name="P12">187: <text:s text:c="4"/>menuEdit.add(menuEditDeselect);</text:p>
      <text:p text:style-name="P12">188: <text:s text:c="4"/>menuEdit.addSeparator();</text:p>
      <text:p text:style-name="P12">189: <text:s text:c="4"/>menuEdit.add(menuEditDelete);</text:p>
      <text:p text:style-name="P12">190: <text:s text:c="4"/>menuView.add(menuViewHide);</text:p>
      <text:p text:style-name="P12">191: <text:s text:c="4"/>menuView.add(menuViewShow);</text:p>
      <text:p text:style-name="P12">192: <text:s text:c="4"/>menuHelp.add(menuHelpAbout);</text:p>
      <text:p text:style-name="P12">193:</text:p>
      <text:p text:style-name="P12">194: <text:s text:c="4"/>this.add(menuFile);</text:p>
      <text:p text:style-name="P12">195: <text:s text:c="4"/>this.add(menuEdit);</text:p>
      <text:p text:style-name="P12">196: <text:s text:c="4"/>this.add(menuView);</text:p>
      <text:p text:style-name="P12">197: <text:s text:c="4"/>this.add(menuHelp);</text:p>
      <text:p text:style-name="P12">198: <text:s text:c="2"/>}</text:p>
      <text:p text:style-name="P12">199:</text:p>
      <text:p text:style-name="Standard"><text:span text:style-name="T3">200: <text:s text:c="2"/></text:span><text:span text:style-name="T4">public</text:span><text:span text:style-name="T3"> AppMenu(AppFrame aFrame) {</text:span></text:p>
      <text:p text:style-name="Standard"><text:span text:style-name="T3">201: <text:s text:c="4"/></text:span><text:span text:style-name="T4">this</text:span><text:span text:style-name="T3">();</text:span></text:p>
      <text:p text:style-name="P12">202: <text:s text:c="4"/>this.setAppFrame(aFrame);</text:p>
      <text:p text:style-name="P12">203: <text:s text:c="2"/>}</text:p>
      <text:p text:style-name="P12">204:</text:p>
      <text:p text:style-name="Standard"><text:span text:style-name="T3">205: <text:s text:c="2"/></text:span><text:span text:style-name="T4">public</text:span><text:span text:style-name="T3"> AppFrame getAppFrame() {</text:span></text:p>
      <text:p text:style-name="Standard"><text:span text:style-name="T3">206: <text:s text:c="4"/></text:span><text:span text:style-name="T4">return</text:span><text:span text:style-name="T3"> appFrame;</text:span></text:p>
      <text:p text:style-name="P12">207: <text:s text:c="2"/>}</text:p>
      <text:p text:style-name="P12">208:</text:p>
      <text:p text:style-name="Standard"><text:span text:style-name="T3">209: <text:s text:c="2"/></text:span><text:span text:style-name="T4">public void</text:span><text:span text:style-name="T3"> setAppFrame(AppFrame aFrame) {</text:span></text:p>
      <text:p text:style-name="P12">210: <text:s text:c="4"/>appFrame = aFrame;</text:p>
      <text:p text:style-name="P12">211: <text:s text:c="2"/>}</text:p>
      <text:p text:style-name="P12">212:</text:p>
      <text:p text:style-name="Standard"><text:span text:style-name="T3">213: <text:s text:c="2"/></text:span><text:span text:style-name="T4">private void</text:span><text:span text:style-name="T3"> displayAbout() {</text:span></text:p>
      <text:p text:style-name="Standard"><text:span text:style-name="T3">214: <text:s text:c="4"/>AppAbout about = </text:span><text:span text:style-name="T4">new</text:span><text:span text:style-name="T3"> AppAbout(appFrame);</text:span></text:p>
      <text:p text:style-name="P12">215: <text:s text:c="4"/>Dimension aboutSize = about.getPreferredSize();</text:p>
      <text:p text:style-name="P12">216: <text:s text:c="4"/>Dimension frameSize = appFrame.getSize();</text:p>
      <text:p text:style-name="P12">217: <text:s text:c="4"/>Point frameLocation = appFrame.getLocation();</text:p>
      <text:p text:style-name="Standard"><text:span text:style-name="T3">218: <text:s text:c="4"/></text:span><text:span text:style-name="T4">int</text:span><text:span text:style-name="T3"> x = ((frameSize.width <text:s/>- aboutSize.width) <text:s/>/ 2) + frameLocation.x;</text:span></text:p>
      <text:p text:style-name="Standard"><text:span text:style-name="T3">219: <text:s text:c="4"/></text:span><text:span text:style-name="T4">int</text:span><text:span text:style-name="T3"> y = ((frameSize.height - aboutSize.height) / 2) + frameLocation.y;</text:span></text:p>
      <text:p text:style-name="P12">220: <text:s text:c="4"/>about.setLocation(x, y);</text:p>
      <text:p text:style-name="Standard"><text:span text:style-name="T3">221: <text:s text:c="4"/>about.setModal(</text:span><text:span text:style-name="T4">true</text:span><text:span text:style-name="T3">);</text:span></text:p>
      <text:p text:style-name="Standard"><text:span text:style-name="T3">222: <text:s text:c="4"/>about.setVisible(</text:span><text:span text:style-name="T4">true</text:span><text:span text:style-name="T3">);</text:span></text:p>
      <text:p text:style-name="P12">223: <text:s text:c="2"/>}</text:p>
      <text:p text:style-name="P12">224:</text:p>
      <text:p text:style-name="Standard"><text:span text:style-name="T3">225: <text:s text:c="2"/></text:span><text:span text:style-name="T4">private int</text:span><text:span text:style-name="T3"> getCommand(String aCommand) { </text:span></text:p>
      <text:p text:style-name="Standard"><text:span text:style-name="T3">226: <text:s text:c="4"/></text:span><text:span text:style-name="T4">int</text:span><text:span text:style-name="T3"> action = -1;</text:span></text:p>
      <text:p text:style-name="Standard"><text:span text:style-name="T3">227: <text:s text:c="4"/></text:span><text:span text:style-name="T4">if</text:span><text:span text:style-name="T3"> <text:s text:c="5"/>(aCommand.equals("Exit")) <text:s text:c="4"/>action = EXIT;</text:span></text:p>
      <text:p text:style-name="Standard"><text:span text:style-name="T3">228: <text:s text:c="4"/></text:span><text:span text:style-name="T4">else if</text:span><text:span text:style-name="T3"> (aCommand.equals("Select")) <text:s text:c="2"/>action = SELECT;</text:span></text:p>
      <text:p text:style-name="Standard"><text:span text:style-name="T3">229: <text:s text:c="4"/></text:span><text:span text:style-name="T4">else if</text:span><text:span text:style-name="T3"> (aCommand.equals("Deselect")) action = DESELECT;</text:span></text:p>
      <text:p text:style-name="Standard"><text:span text:style-name="T3">230: <text:s text:c="4"/></text:span><text:span text:style-name="T4">else if</text:span><text:span text:style-name="T3"> (aCommand.equals("Delete")) <text:s text:c="2"/>action = DELETE;</text:span></text:p>
      <text:p text:style-name="Standard"><text:span text:style-name="T3">231: <text:s text:c="4"/></text:span><text:span text:style-name="T4">else if</text:span><text:span text:style-name="T3"> (aCommand.equals("Hide")) <text:s text:c="4"/>action = HIDE;</text:span></text:p>
      <text:p text:style-name="Standard"><text:span text:style-name="T3">232: <text:s text:c="4"/></text:span><text:span text:style-name="T4">else if</text:span><text:span text:style-name="T3"> (aCommand.equals("Show")) <text:s text:c="4"/>action = SHOW;</text:span></text:p>
      <text:p text:style-name="Standard"><text:span text:style-name="T3">233: <text:s text:c="4"/></text:span><text:span text:style-name="T4">else if</text:span><text:span text:style-name="T3"> (aCommand.equals("About")) <text:s text:c="3"/>action = ABOUT;</text:span></text:p>
      <text:p text:style-name="Standard"><text:span text:style-name="T3">234: <text:s text:c="4"/></text:span><text:span text:style-name="T4">return</text:span><text:span text:style-name="T3"> action;</text:span></text:p>
      <text:p text:style-name="P12">235: <text:s text:c="2"/>}</text:p>
      <text:p text:style-name="P12">236:</text:p>
      <text:p text:style-name="Standard"><text:span text:style-name="T3">237: <text:s text:c="2"/></text:span><text:span text:style-name="T4">public void</text:span><text:span text:style-name="T3"> actionPerformed(ActionEvent e) {</text:span></text:p>
      <text:p text:style-name="P12">238: <text:s text:c="4"/>String command = e.getActionCommand();</text:p>
      <text:p text:style-name="Standard"><text:span text:style-name="T3">239: <text:s text:c="4"/></text:span><text:span text:style-name="T4">switch</text:span><text:span text:style-name="T3"> (this.getCommand(command)) {</text:span></text:p>
      <text:p text:style-name="Standard"><text:span text:style-name="T3">240: <text:s text:c="6"/></text:span><text:span text:style-name="T4">case</text:span><text:span text:style-name="T3"> EXIT:</text:span></text:p>
      <text:p text:style-name="P12">241: <text:s text:c="8"/>appFrame.exit();</text:p>
      <text:p text:style-name="Standard"><text:span text:style-name="T3">242: <text:s text:c="8"/></text:span><text:span text:style-name="T4">break</text:span><text:span text:style-name="T3">;</text:span></text:p>
      <text:p text:style-name="Standard"><text:span text:style-name="T3">243: <text:s text:c="6"/></text:span><text:span text:style-name="T4">case</text:span><text:span text:style-name="T3"> SELECT:</text:span></text:p>
      <text:p text:style-name="P12">244: <text:s text:c="8"/>appFrame.getDiagram().selectAllBoxes();</text:p>
      <text:p text:style-name="Standard"><text:span text:style-name="T3">245: <text:s text:c="8"/></text:span><text:span text:style-name="T4">break</text:span><text:span text:style-name="T3">;</text:span></text:p>
      <text:p text:style-name="Standard"><text:span text:style-name="T3">246: <text:s text:c="6"/></text:span><text:span text:style-name="T4">case</text:span><text:span text:style-name="T3"> DESELECT:</text:span></text:p>
      <text:p text:style-name="P12">247: <text:s text:c="8"/>appFrame.getDiagram().deSelectAllBoxes();</text:p>
      <text:p text:style-name="Standard"><text:span text:style-name="T3">248: <text:s text:c="8"/></text:span><text:span text:style-name="T4">break</text:span><text:span text:style-name="T3">;</text:span></text:p>
      <text:p text:style-name="Standard"><text:span text:style-name="T3">249: <text:s text:c="6"/></text:span><text:span text:style-name="T4">case</text:span><text:span text:style-name="T3"> DELETE:</text:span></text:p>
      <text:p text:style-name="P12">250: <text:s text:c="8"/>appFrame.getDiagram().deleteSelectedBoxes();</text:p>
      <text:p text:style-name="Standard"><text:span text:style-name="T3">251: <text:s text:c="8"/></text:span><text:span text:style-name="T4">break</text:span><text:span text:style-name="T3">;</text:span></text:p>
      <text:p text:style-name="Standard"><text:span text:style-name="T3">252: <text:s text:c="6"/></text:span><text:span text:style-name="T4">case</text:span><text:span text:style-name="T3"> HIDE:</text:span></text:p>
      <text:p text:style-name="P12">253: <text:s text:c="8"/>appFrame.getDiagram().hideSelectedBoxes();</text:p>
      <text:p text:style-name="Standard"><text:span text:style-name="T3">254: <text:s text:c="8"/></text:span><text:span text:style-name="T4">break</text:span><text:span text:style-name="T3">;</text:span></text:p>
      <text:p text:style-name="Standard"><text:span text:style-name="T3">255: <text:s text:c="6"/></text:span><text:span text:style-name="T4">case</text:span><text:span text:style-name="T3"> SHOW:</text:span></text:p>
      <text:p text:style-name="P12">256: <text:s text:c="8"/>appFrame.getDiagram().showSelectedBoxes();</text:p>
      <text:p text:style-name="Standard"><text:span text:style-name="T3">257: <text:s text:c="8"/></text:span><text:span text:style-name="T4">break</text:span><text:span text:style-name="T3">;</text:span></text:p>
      <text:p text:style-name="Standard"><text:span text:style-name="T3">258: <text:s text:c="6"/></text:span><text:span text:style-name="T4">case</text:span><text:span text:style-name="T3"> ABOUT:</text:span></text:p>
      <text:p text:style-name="P12">259: <text:s text:c="8"/>this.displayAbout();</text:p>
      <text:p text:style-name="Standard"><text:span text:style-name="T3">260: <text:s text:c="8"/></text:span><text:span text:style-name="T4">break</text:span><text:span text:style-name="T3">;</text:span></text:p>
      <text:p text:style-name="P12">261: <text:s text:c="4"/>}</text:p>
      <text:p text:style-name="P12">262: <text:s text:c="2"/>}</text:p>
      <text:p text:style-name="P12">263:</text:p>
      <text:p text:style-name="P12">264: }</text:p>
      <text:p text:style-name="P12">265:</text:p>
      <text:p text:style-name="P22"/>
      <text:p text:style-name="P22"/>
      <text:p text:style-name="Standard"><text:span text:style-name="T1">Classe </text:span><text:span text:style-name="T2">AppAbout</text:span></text:p>
      <text:p text:style-name="P11"/>
      <text:p text:style-name="Standard"><text:span text:style-name="T3">266: </text:span><text:span text:style-name="T4">package</text:span><text:span text:style-name="T3"> appForm;</text:span></text:p>
      <text:p text:style-name="P12">267:</text:p>
      <text:p text:style-name="Standard"><text:span text:style-name="T3">268: </text:span><text:span text:style-name="T4">import</text:span><text:span text:style-name="T3"> java.awt.Color;</text:span></text:p>
      <text:p text:style-name="Standard"><text:span text:style-name="T3">269: </text:span><text:span text:style-name="T4">import</text:span><text:span text:style-name="T3"> java.awt.Container;</text:span></text:p>
      <text:p text:style-name="Standard"><text:span text:style-name="T3">270: </text:span><text:span text:style-name="T4">import</text:span><text:span text:style-name="T3"> java.awt.BorderLayout;</text:span></text:p>
      <text:p text:style-name="Standard"><text:span text:style-name="T3">271: </text:span><text:span text:style-name="T4">import</text:span><text:span text:style-name="T3"> java.awt.FlowLayout;</text:span></text:p>
      <text:p text:style-name="Standard"><text:span text:style-name="T3">272: </text:span><text:span text:style-name="T4">import</text:span><text:span text:style-name="T3"> java.awt.GridLayout;</text:span></text:p>
      <text:p text:style-name="Standard"><text:span text:style-name="T3">273: </text:span><text:span text:style-name="T4">import</text:span><text:span text:style-name="T3"> java.awt.event.ActionListener;</text:span></text:p>
      <text:p text:style-name="Standard"><text:span text:style-name="T3">274: </text:span><text:span text:style-name="T4">import</text:span><text:span text:style-name="T3"> java.awt.event.ActionEvent;</text:span></text:p>
      <text:p text:style-name="Standard"><text:span text:style-name="T3">275: </text:span><text:span text:style-name="T4">import</text:span><text:span text:style-name="T3"> javax.swing.JButton;</text:span></text:p>
      <text:p text:style-name="Standard"><text:span text:style-name="T3">276: </text:span><text:span text:style-name="T4">import</text:span><text:span text:style-name="T3"> javax.swing.JDialog;</text:span></text:p>
      <text:p text:style-name="Standard"><text:span text:style-name="T3">277: </text:span><text:span text:style-name="T4">import</text:span><text:span text:style-name="T3"> javax.swing.JLabel;</text:span></text:p>
      <text:p text:style-name="Standard"><text:span text:style-name="T3">278: </text:span><text:span text:style-name="T4">import</text:span><text:span text:style-name="T3"> javax.swing.JPanel;</text:span></text:p>
      <text:p text:style-name="Standard"><text:span text:style-name="T3">279: </text:span><text:span text:style-name="T4">import</text:span><text:span text:style-name="T3"> javax.swing.ImageIcon;</text:span></text:p>
      <text:p text:style-name="Standard"><text:span text:style-name="T3">280: </text:span><text:span text:style-name="T4">import</text:span><text:span text:style-name="T3"> appPref.Para; <text:s/></text:span><text:span text:style-name="T5">// +</text:span></text:p>
      <text:p text:style-name="P12">281:</text:p>
      <text:p text:style-name="Standard"><text:span text:style-name="T3">282: </text:span><text:span text:style-name="T4">public class</text:span><text:span text:style-name="T3"> AppAbout </text:span><text:span text:style-name="T4">extends</text:span><text:span text:style-name="T3"> JDialog </text:span><text:span text:style-name="T4">implements</text:span><text:span text:style-name="T3"> ActionListener {</text:span></text:p>
      <text:p text:style-name="P12">283:</text:p>
      <text:p text:style-name="Standard"><text:span text:style-name="T3">284: <text:s text:c="2"/></text:span><text:span text:style-name="T5">// {+</text:span></text:p>
      <text:p text:style-name="Standard"><text:span text:style-name="T3">285: <text:s text:c="2"/></text:span><text:span text:style-name="T4">private</text:span><text:span text:style-name="T3"> Para para = Para.getPara();</text:span></text:p>
      <text:p text:style-name="P12">286:</text:p>
      <text:p text:style-name="Standard"><text:span text:style-name="T3">287: <text:s text:c="2"/></text:span><text:span text:style-name="T4">private static</text:span><text:span text:style-name="T3"> String aboutTitle;</text:span></text:p>
      <text:p text:style-name="Standard"><text:span text:style-name="T3">288: <text:s text:c="2"/></text:span><text:span text:style-name="T4">private static</text:span><text:span text:style-name="T3"> String ok;</text:span></text:p>
      <text:p text:style-name="Standard"><text:span text:style-name="T3">289: <text:s text:c="2"/></text:span><text:span text:style-name="T5">// +}</text:span></text:p>
      <text:p text:style-name="P12">290:</text:p>
      <text:p text:style-name="Standard"><text:span text:style-name="T3">291: <text:s text:c="2"/></text:span><text:span text:style-name="T5">// {&amp;</text:span></text:p>
      <text:p text:style-name="Standard"><text:span text:style-name="T3">292: <text:s text:c="2"/></text:span><text:span text:style-name="T4">private static</text:span><text:span text:style-name="T3"> String empty;</text:span></text:p>
      <text:p text:style-name="Standard"><text:span text:style-name="T3">293: <text:s text:c="2"/></text:span><text:span text:style-name="T4">private static</text:span><text:span text:style-name="T3"> String product;</text:span></text:p>
      <text:p text:style-name="Standard"><text:span text:style-name="T3">294: <text:s text:c="2"/></text:span><text:span text:style-name="T4">private static</text:span><text:span text:style-name="T3"> String version;</text:span></text:p>
      <text:p text:style-name="Standard"><text:span text:style-name="T3">295: <text:s text:c="2"/></text:span><text:span text:style-name="T4">private static</text:span><text:span text:style-name="T3"> String date;</text:span></text:p>
      <text:p text:style-name="Standard"><text:span text:style-name="T3">296: <text:s text:c="2"/></text:span><text:span text:style-name="T4">private static</text:span><text:span text:style-name="T3"> String author;</text:span></text:p>
      <text:p text:style-name="Standard"><text:span text:style-name="T3">297: <text:s text:c="2"/></text:span><text:span text:style-name="T5">// &amp;}</text:span></text:p>
      <text:p text:style-name="P12">298:</text:p>
      <text:p text:style-name="Standard"><text:span text:style-name="T3">299: <text:s text:c="2"/></text:span><text:span text:style-name="T5">// {+</text:span></text:p>
      <text:p text:style-name="P12">300: <text:s text:c="2"/>{</text:p>
      <text:p text:style-name="P12">301: <text:s text:c="4"/>aboutTitle = <text:s text:c="3"/>para.getT("aboutTitle");</text:p>
      <text:p text:style-name="P12">302: <text:s text:c="4"/>empty = <text:s text:c="8"/>para.getT("empty");</text:p>
      <text:p text:style-name="P12">303: <text:s text:c="4"/>product = <text:s text:c="6"/>para.getT("product");</text:p>
      <text:p text:style-name="P12">304: <text:s text:c="4"/>version = <text:s text:c="6"/>para.getT("version");</text:p>
      <text:p text:style-name="P12">305: <text:s text:c="4"/>date = <text:s text:c="9"/>para.getT("date");</text:p>
      <text:p text:style-name="P12">306: <text:s text:c="4"/>author = <text:s text:c="7"/>para.getT("author");</text:p>
      <text:p text:style-name="P12">307: <text:s text:c="4"/>ok = <text:s text:c="11"/>para.getT("ok");</text:p>
      <text:p text:style-name="P12">308: <text:s text:c="2"/>}</text:p>
      <text:p text:style-name="Standard"><text:span text:style-name="T3">309: <text:s text:c="2"/></text:span><text:span text:style-name="T5">// +}</text:span></text:p>
      <text:p text:style-name="P12">310:</text:p>
      <text:p text:style-name="Standard"><text:span text:style-name="T3">311: <text:s text:c="2"/></text:span><text:span text:style-name="T4">private static final</text:span><text:span text:style-name="T3"> String IMAGE_PATH = "gifS/aboutMagic.gif";</text:span></text:p>
      <text:p text:style-name="P12">312:</text:p>
      <text:p text:style-name="Standard"><text:span text:style-name="T3">313: <text:s text:c="2"/></text:span><text:span text:style-name="T4">private</text:span><text:span text:style-name="T3"> JPanel northPanel <text:s text:c="2"/>= </text:span><text:span text:style-name="T4">new</text:span><text:span text:style-name="T3"> JPanel();</text:span></text:p>
      <text:p text:style-name="Standard"><text:span text:style-name="T3">314: <text:s text:c="2"/></text:span><text:span text:style-name="T4">private</text:span><text:span text:style-name="T3"> JPanel southPanel <text:s text:c="2"/>= </text:span><text:span text:style-name="T4">new</text:span><text:span text:style-name="T3"> JPanel();</text:span></text:p>
      <text:p text:style-name="Standard"><text:span text:style-name="T3">315: <text:s text:c="2"/></text:span><text:span text:style-name="T4">private</text:span><text:span text:style-name="T3"> JPanel centerPanel <text:s/>= </text:span><text:span text:style-name="T4">new</text:span><text:span text:style-name="T3"> JPanel();</text:span></text:p>
      <text:p text:style-name="Standard"><text:span text:style-name="T3">316: <text:s text:c="2"/></text:span><text:span text:style-name="T4">private</text:span><text:span text:style-name="T3"> JPanel westPanel <text:s text:c="3"/>= </text:span><text:span text:style-name="T4">new</text:span><text:span text:style-name="T3"> JPanel();</text:span></text:p>
      <text:p text:style-name="Standard"><text:span text:style-name="T3">317: <text:s text:c="2"/></text:span><text:span text:style-name="T4">private</text:span><text:span text:style-name="T3"> JPanel eastPanel <text:s text:c="3"/>= </text:span><text:span text:style-name="T4">new</text:span><text:span text:style-name="T3"> JPanel();</text:span></text:p>
      <text:p text:style-name="P12">318:</text:p>
      <text:p text:style-name="Standard"><text:span text:style-name="T3">319: <text:s text:c="2"/></text:span><text:span text:style-name="T4">private</text:span><text:span text:style-name="T3"> JPanel imagePanel <text:s text:c="2"/>= </text:span><text:span text:style-name="T4">new</text:span><text:span text:style-name="T3"> JPanel();</text:span></text:p>
      <text:p text:style-name="Standard"><text:span text:style-name="T3">320: <text:s text:c="2"/></text:span><text:span text:style-name="T4">private</text:span><text:span text:style-name="T3"> JPanel textPanel <text:s text:c="3"/>= </text:span><text:span text:style-name="T4">new</text:span><text:span text:style-name="T3"> JPanel();</text:span></text:p>
      <text:p text:style-name="P12">321:</text:p>
      <text:p text:style-name="Standard"><text:span text:style-name="T3">322: <text:s text:c="2"/></text:span><text:span text:style-name="T4">private</text:span><text:span text:style-name="T3"> ImageIcon imageIcon = para.getImageIcon(IMAGE_PATH); <text:s/></text:span><text:span text:style-name="T5">// &amp;</text:span></text:p>
      <text:p text:style-name="P12">323:</text:p>
      <text:p text:style-name="Standard"><text:span text:style-name="T3">324: <text:s text:c="2"/></text:span><text:span text:style-name="T4">private</text:span><text:span text:style-name="T3"> JLabel label0 <text:s text:c="6"/>= </text:span><text:span text:style-name="T4">new</text:span><text:span text:style-name="T3"> JLabel();</text:span></text:p>
      <text:p text:style-name="Standard"><text:span text:style-name="T3">325: <text:s text:c="2"/></text:span><text:span text:style-name="T4">private</text:span><text:span text:style-name="T3"> JLabel label1 <text:s text:c="6"/>= </text:span><text:span text:style-name="T4">new</text:span><text:span text:style-name="T3"> JLabel();</text:span></text:p>
      <text:p text:style-name="Standard"><text:span text:style-name="T3">326: <text:s text:c="2"/></text:span><text:span text:style-name="T4">private</text:span><text:span text:style-name="T3"> JLabel label2 <text:s text:c="6"/>= </text:span><text:span text:style-name="T4">new</text:span><text:span text:style-name="T3"> JLabel();</text:span></text:p>
      <text:p text:style-name="Standard"><text:span text:style-name="T3">327: <text:s text:c="2"/></text:span><text:span text:style-name="T4">private</text:span><text:span text:style-name="T3"> JLabel label3 <text:s text:c="6"/>= </text:span><text:span text:style-name="T4">new</text:span><text:span text:style-name="T3"> JLabel();</text:span></text:p>
      <text:p text:style-name="Standard"><text:span text:style-name="T3">328: <text:s text:c="2"/></text:span><text:span text:style-name="T4">private</text:span><text:span text:style-name="T3"> JLabel label4 <text:s text:c="6"/>= </text:span><text:span text:style-name="T4">new</text:span><text:span text:style-name="T3"> JLabel();</text:span></text:p>
      <text:p text:style-name="Standard"><text:span text:style-name="T3">329: <text:s text:c="2"/></text:span><text:span text:style-name="T4">private</text:span><text:span text:style-name="T3"> JLabel imageLabel <text:s text:c="2"/>= </text:span><text:span text:style-name="T4">new</text:span><text:span text:style-name="T3"> JLabel(imageIcon);</text:span></text:p>
      <text:p text:style-name="P12">330:</text:p>
      <text:p text:style-name="Standard"><text:span text:style-name="T3">331: <text:s text:c="2"/></text:span><text:span text:style-name="T4">private</text:span><text:span text:style-name="T3"> JButton button = </text:span><text:span text:style-name="T4">new</text:span><text:span text:style-name="T3"> JButton(ok);</text:span></text:p>
      <text:p text:style-name="P12">332:</text:p>
      <text:p text:style-name="Standard"><text:span text:style-name="T3">333: <text:s text:c="2"/></text:span><text:span text:style-name="T4">private</text:span><text:span text:style-name="T3"> BorderLayout borderLayout1 = </text:span><text:span text:style-name="T4">new</text:span><text:span text:style-name="T3"> BorderLayout();</text:span></text:p>
      <text:p text:style-name="Standard"><text:span text:style-name="T3">334: <text:s text:c="2"/></text:span><text:span text:style-name="T4">private</text:span><text:span text:style-name="T3"> BorderLayout borderLayout2 = </text:span><text:span text:style-name="T4">new</text:span><text:span text:style-name="T3"> BorderLayout();</text:span></text:p>
      <text:p text:style-name="Standard"><text:span text:style-name="T3">335: <text:s text:c="2"/></text:span><text:span text:style-name="T4">private</text:span><text:span text:style-name="T3"> GridLayout gridLayout <text:s text:c="5"/>= </text:span><text:span text:style-name="T4">new</text:span><text:span text:style-name="T3"> GridLayout();</text:span></text:p>
      <text:p text:style-name="Standard"><text:span text:style-name="T3">336: <text:s text:c="2"/></text:span><text:span text:style-name="T4">private</text:span><text:span text:style-name="T3"> FlowLayout flowLayout <text:s text:c="5"/>= </text:span><text:span text:style-name="T4">new</text:span><text:span text:style-name="T3"> FlowLayout();</text:span></text:p>
      <text:p text:style-name="P12">337:</text:p>
      <text:p text:style-name="Standard"><text:span text:style-name="T3">338: <text:s text:c="2"/></text:span><text:span text:style-name="T4">public</text:span><text:span text:style-name="T3"> AppAbout(AppFrame parent) {</text:span></text:p>
      <text:p text:style-name="Standard"><text:span text:style-name="T3">339: <text:s text:c="4"/></text:span><text:span text:style-name="T4">super</text:span><text:span text:style-name="T3">(parent); <text:s/></text:span><text:span text:style-name="T5">// différent du constructeur de défaut</text:span></text:p>
      <text:p text:style-name="Standard"><text:span text:style-name="T3">340: <text:s text:c="4"/></text:span><text:span text:style-name="T4">try</text:span><text:span text:style-name="T3"> {</text:span></text:p>
      <text:p text:style-name="P12">341: <text:s text:c="6"/>this.init();</text:p>
      <text:p text:style-name="P12">342: <text:s text:c="4"/>}</text:p>
      <text:p text:style-name="Standard"><text:span text:style-name="T3">343: <text:s text:c="4"/></text:span><text:span text:style-name="T4">catch</text:span><text:span text:style-name="T3"> (Exception e) {</text:span></text:p>
      <text:p text:style-name="P12">344: <text:s text:c="6"/>System.out.println(e.getMessage());</text:p>
      <text:p text:style-name="P12">345: <text:s text:c="4"/>}</text:p>
      <text:p text:style-name="P12">346: <text:s text:c="4"/>this.pack();</text:p>
      <text:p text:style-name="P12">347: <text:s text:c="2"/>}</text:p>
      <text:p text:style-name="P12">348:</text:p>
      <text:p text:style-name="Standard"><text:span text:style-name="T3">349: <text:s text:c="2"/></text:span><text:span text:style-name="T4">private void</text:span><text:span text:style-name="T3"> init() </text:span><text:span text:style-name="T4">throws</text:span><text:span text:style-name="T3"> Exception {</text:span></text:p>
      <text:p text:style-name="Standard"><text:span text:style-name="T3">350: <text:s text:c="4"/>this.setTitle(aboutTitle); <text:s/></text:span><text:span text:style-name="T5">// &amp;</text:span></text:p>
      <text:p text:style-name="Standard"><text:span text:style-name="T3">351: <text:s text:c="4"/>this.setResizable(</text:span><text:span text:style-name="T4">false</text:span><text:span text:style-name="T3">);</text:span></text:p>
      <text:p text:style-name="P12">352:</text:p>
      <text:p text:style-name="P12">353: <text:s text:c="4"/>Container cp = this.getContentPane();</text:p>
      <text:p text:style-name="P12">354: <text:s text:c="4"/>cp.setLayout(borderLayout1);</text:p>
      <text:p text:style-name="P12">355: <text:s text:c="4"/>cp.add(northPanel, "North");</text:p>
      <text:p text:style-name="P12">356: <text:s text:c="4"/>cp.add(southPanel, "South");</text:p>
      <text:p text:style-name="P12">357: <text:s text:c="4"/>cp.add(centerPanel, "Center");</text:p>
      <text:p text:style-name="P12">358: <text:s text:c="4"/>cp.add(westPanel, "West");</text:p>
      <text:p text:style-name="P12">359: <text:s text:c="4"/>cp.add(eastPanel, "East");</text:p>
      <text:p text:style-name="P12">360:</text:p>
      <text:p text:style-name="P12">361: <text:s text:c="4"/>centerPanel.setLayout(borderLayout2);</text:p>
      <text:p text:style-name="P12">362: <text:s text:c="4"/>centerPanel.add(imagePanel, "North");</text:p>
      <text:p text:style-name="P12">363: <text:s text:c="4"/>centerPanel.add(textPanel, "South");</text:p>
      <text:p text:style-name="P12">364:</text:p>
      <text:p text:style-name="P12">365: <text:s text:c="4"/>imagePanel.setBackground(Color.red);</text:p>
      <text:p text:style-name="P12">366: <text:s text:c="4"/>imagePanel.add(imageLabel);</text:p>
      <text:p text:style-name="P12">367:</text:p>
      <text:p text:style-name="P12">368: <text:s text:c="4"/>textPanel.setLayout(gridLayout);</text:p>
      <text:p text:style-name="P12">369: <text:s text:c="4"/>textPanel.setBackground(Color.orange);</text:p>
      <text:p text:style-name="Standard"><text:span text:style-name="T3">370: <text:s text:c="4"/>gridLayout.setRows(5); <text:s/></text:span><text:span text:style-name="T5">// &amp;</text:span></text:p>
      <text:p text:style-name="P12">371: <text:s text:c="4"/>gridLayout.setColumns(1);</text:p>
      <text:p text:style-name="Standard"><text:span text:style-name="T3">372: <text:s text:c="4"/>label1.setText(empty); <text:s/></text:span><text:span text:style-name="T5">// +</text:span></text:p>
      <text:p text:style-name="P12">373: <text:s text:c="4"/>label1.setText(product);</text:p>
      <text:p text:style-name="P12">374: <text:s text:c="4"/>label2.setText(version);</text:p>
      <text:p text:style-name="P12">375: <text:s text:c="4"/>label3.setText(date);</text:p>
      <text:p text:style-name="P12">376: <text:s text:c="4"/>label4.setText(author);</text:p>
      <text:p text:style-name="Standard"><text:span text:style-name="T3">377: <text:s text:c="4"/>textPanel.add(label0); <text:s/></text:span><text:span text:style-name="T5">// +</text:span></text:p>
      <text:p text:style-name="P12">378: <text:s text:c="4"/>textPanel.add(label1);</text:p>
      <text:p text:style-name="P12">379: <text:s text:c="4"/>textPanel.add(label2);</text:p>
      <text:p text:style-name="P12">380: <text:s text:c="4"/>textPanel.add(label3);</text:p>
      <text:p text:style-name="P12">381: <text:s text:c="4"/>textPanel.add(label4);</text:p>
      <text:p text:style-name="P12">382: <text:s text:c="4"/></text:p>
      <text:p text:style-name="P12">383: <text:s text:c="4"/>southPanel.setLayout(flowLayout);</text:p>
      <text:p text:style-name="P12">384: <text:s text:c="4"/>southPanel.add(button);</text:p>
      <text:p text:style-name="Standard"><text:span text:style-name="T3">385: <text:s text:c="4"/>button.addActionListener(</text:span><text:span text:style-name="T4">this</text:span><text:span text:style-name="T3">);</text:span></text:p>
      <text:p text:style-name="P12">386: <text:s text:c="2"/>}</text:p>
      <text:p text:style-name="P12">387:</text:p>
      <text:p text:style-name="Standard"><text:span text:style-name="T3">388: <text:s text:c="2"/></text:span><text:span text:style-name="T4">public void</text:span><text:span text:style-name="T3"> actionPerformed(ActionEvent e) {</text:span></text:p>
      <text:p text:style-name="Standard"><text:span text:style-name="T3">389: <text:s text:c="4"/></text:span><text:span text:style-name="T4">if</text:span><text:span text:style-name="T3"> (e.getSource() == button) {</text:span></text:p>
      <text:p text:style-name="Standard"><text:span text:style-name="T3">390: <text:s text:c="6"/>this.setVisible(</text:span><text:span text:style-name="T4">false</text:span><text:span text:style-name="T3">);</text:span></text:p>
      <text:p text:style-name="P12">391: <text:s text:c="6"/>this.dispose();</text:p>
      <text:p text:style-name="P12">392: <text:s text:c="4"/>}</text:p>
      <text:p text:style-name="P12">393: <text:s text:c="2"/>}</text:p>
      <text:p text:style-name="P12">394:</text:p>
      <text:p text:style-name="P12">395: }</text:p>
      <text:p text:style-name="P12">396:</text:p>
      <text:p text:style-name="P22"/>
      <text:p text:style-name="P22"/>
      <text:p text:style-name="Standard"><text:span text:style-name="T1">Classe </text:span><text:span text:style-name="T2">AppToolBar</text:span></text:p>
      <text:p text:style-name="P11"/>
      <text:p text:style-name="Standard"><text:span text:style-name="T3">397: </text:span><text:span text:style-name="T4">package</text:span><text:span text:style-name="T3"> appForm;</text:span></text:p>
      <text:p text:style-name="P12">398:</text:p>
      <text:p text:style-name="Standard"><text:span text:style-name="T3">399: </text:span><text:span text:style-name="T4">import</text:span><text:span text:style-name="T3"> java.awt.event.ActionListener;</text:span></text:p>
      <text:p text:style-name="Standard"><text:span text:style-name="T3">400: </text:span><text:span text:style-name="T4">import</text:span><text:span text:style-name="T3"> java.awt.event.ActionEvent;</text:span></text:p>
      <text:p text:style-name="Standard"><text:span text:style-name="T3">401: </text:span><text:span text:style-name="T4">import</text:span><text:span text:style-name="T3"> javax.swing.JToolBar;</text:span></text:p>
      <text:p text:style-name="Standard"><text:span text:style-name="T3">402: </text:span><text:span text:style-name="T4">import</text:span><text:span text:style-name="T3"> javax.swing.JButton;</text:span></text:p>
      <text:p text:style-name="Standard"><text:span text:style-name="T3">403: </text:span><text:span text:style-name="T4">import</text:span><text:span text:style-name="T3"> javax.swing.ImageIcon; <text:s text:c="7"/></text:span><text:span text:style-name="T5">// +</text:span></text:p>
      <text:p text:style-name="Standard"><text:span text:style-name="T3">404: </text:span><text:span text:style-name="T4">import</text:span><text:span text:style-name="T3"> appPref.Para; <text:s text:c="16"/></text:span><text:span text:style-name="T5">// +</text:span></text:p>
      <text:p text:style-name="P12">405:</text:p>
      <text:p text:style-name="Standard"><text:span text:style-name="T3">406: </text:span><text:span text:style-name="T4">public class</text:span><text:span text:style-name="T3"> AppToolBar </text:span><text:span text:style-name="T4">extends</text:span><text:span text:style-name="T3"> JToolBar </text:span><text:span text:style-name="T4">implements</text:span><text:span text:style-name="T3"> ActionListener {</text:span></text:p>
      <text:p text:style-name="P12">407:</text:p>
      <text:p text:style-name="Standard"><text:span text:style-name="T3">408: <text:s text:c="2"/></text:span><text:span text:style-name="T5">// {+</text:span></text:p>
      <text:p text:style-name="Standard"><text:span text:style-name="T3">409: <text:s text:c="2"/></text:span><text:span text:style-name="T4">private</text:span><text:span text:style-name="T3"> Para para = Para.getPara();</text:span></text:p>
      <text:p text:style-name="P12">410:</text:p>
      <text:p text:style-name="Standard"><text:span text:style-name="T3">411: <text:s text:c="2"/></text:span><text:span text:style-name="T4">private static</text:span><text:span text:style-name="T3"> String selectTip;</text:span></text:p>
      <text:p text:style-name="Standard"><text:span text:style-name="T3">412: <text:s text:c="2"/></text:span><text:span text:style-name="T4">private static</text:span><text:span text:style-name="T3"> String boxTip;</text:span></text:p>
      <text:p text:style-name="P12">413:</text:p>
      <text:p text:style-name="P12">414: <text:s text:c="2"/>{</text:p>
      <text:p text:style-name="P12">415: <text:s text:c="4"/>selectTip = <text:s text:c="3"/>para.getT("selectTip");</text:p>
      <text:p text:style-name="P12">416: <text:s text:c="4"/>boxTip <text:s text:c="3"/>= <text:s text:c="3"/>para.getT("boxTip");</text:p>
      <text:p text:style-name="P12">417: <text:s text:c="2"/>}</text:p>
      <text:p text:style-name="Standard"><text:span text:style-name="T3">418: <text:s text:c="2"/></text:span><text:span text:style-name="T5">// +}</text:span></text:p>
      <text:p text:style-name="P12">419:</text:p>
      <text:p text:style-name="Standard"><text:span text:style-name="T3">420: <text:s text:c="2"/></text:span><text:span text:style-name="T4">public static final int</text:span><text:span text:style-name="T3"> SELECT = 1;</text:span></text:p>
      <text:p text:style-name="Standard"><text:span text:style-name="T3">421: <text:s text:c="2"/></text:span><text:span text:style-name="T4">public static final int</text:span><text:span text:style-name="T3"> BOX <text:s text:c="3"/>= 2;</text:span></text:p>
      <text:p text:style-name="P12">422:</text:p>
      <text:p text:style-name="Standard"><text:span text:style-name="T3">423: <text:s text:c="2"/></text:span><text:span text:style-name="T4">private static final</text:span><text:span text:style-name="T3"> String SELECT_IMAGE = "gifS/selectButton.gif";</text:span></text:p>
      <text:p text:style-name="Standard"><text:span text:style-name="T3">424: <text:s text:c="2"/></text:span><text:span text:style-name="T4">private static final</text:span><text:span text:style-name="T3"> String BOX_IMAGE <text:s text:c="3"/>= "gifS/boxButton.gif";</text:span></text:p>
      <text:p text:style-name="P12">425:</text:p>
      <text:p text:style-name="Standard"><text:span text:style-name="T3">426: <text:s text:c="2"/></text:span><text:span text:style-name="T4">private</text:span><text:span text:style-name="T3"> JButton selectButton = </text:span><text:span text:style-name="T4">new</text:span><text:span text:style-name="T3"> JButton(para.getImageIcon(SELECT_IMAGE)); <text:s/></text:span><text:span text:style-name="T5">// &amp;</text:span></text:p>
      <text:p text:style-name="Standard"><text:span text:style-name="T3">427: <text:s text:c="2"/></text:span><text:span text:style-name="T4">private</text:span><text:span text:style-name="T3"> JButton boxButton <text:s text:c="3"/>= </text:span><text:span text:style-name="T4">new</text:span><text:span text:style-name="T3"> JButton(para.getImageIcon(BOX_IMAGE)); <text:s/></text:span><text:span text:style-name="T5">// &amp;</text:span></text:p>
      <text:p text:style-name="P12">428:</text:p>
      <text:p text:style-name="Standard"><text:span text:style-name="T3">429: <text:s text:c="2"/></text:span><text:span text:style-name="T4">private int</text:span><text:span text:style-name="T3"> selectedButton = SELECT;</text:span></text:p>
      <text:p text:style-name="P12">430:</text:p>
      <text:p text:style-name="Standard"><text:span text:style-name="T3">431: <text:s text:c="2"/></text:span><text:span text:style-name="T4">public</text:span><text:span text:style-name="T3"> AppToolBar() {</text:span></text:p>
      <text:p text:style-name="Standard"><text:span text:style-name="T3">432: <text:s text:c="4"/></text:span><text:span text:style-name="T4">super</text:span><text:span text:style-name="T3">();</text:span></text:p>
      <text:p text:style-name="P12">433:</text:p>
      <text:p text:style-name="P12">434: <text:s text:c="4"/>selectButton.setActionCommand("Select");</text:p>
      <text:p text:style-name="Standard"><text:span text:style-name="T3">435: <text:s text:c="4"/>selectButton.addActionListener(</text:span><text:span text:style-name="T4">this</text:span><text:span text:style-name="T3">);</text:span></text:p>
      <text:p text:style-name="P12">436: <text:s text:c="2"/></text:p>
      <text:p text:style-name="P12">437: <text:s text:c="4"/>boxButton.setActionCommand("Box");</text:p>
      <text:p text:style-name="Standard"><text:span text:style-name="T3">438: <text:s text:c="4"/>boxButton.addActionListener(</text:span><text:span text:style-name="T4">this</text:span><text:span text:style-name="T3">);</text:span></text:p>
      <text:p text:style-name="P12">439:</text:p>
      <text:p text:style-name="P12">440: <text:s text:c="4"/>this.add(selectButton);</text:p>
      <text:p text:style-name="P12">441: <text:s text:c="4"/>this.add(boxButton);</text:p>
      <text:p text:style-name="P12">442:</text:p>
      <text:p text:style-name="Standard"><text:span text:style-name="T3">443: <text:s text:c="4"/>selectButton.setToolTipText(selectTip); <text:s text:c="2"/></text:span><text:span text:style-name="T5">// +</text:span></text:p>
      <text:p text:style-name="Standard"><text:span text:style-name="T3">444: <text:s text:c="4"/>boxButton.setToolTipText(boxTip); <text:s text:c="8"/></text:span><text:span text:style-name="T5">// +</text:span></text:p>
      <text:p text:style-name="P12">445:</text:p>
      <text:p text:style-name="Standard"><text:span text:style-name="T3">446: <text:s text:c="4"/>this.setSelectedButton(SELECT); <text:s text:c="10"/></text:span><text:span text:style-name="T5">// +</text:span></text:p>
      <text:p text:style-name="P12">447: <text:s text:c="2"/>}</text:p>
      <text:p text:style-name="P12">448:</text:p>
      <text:p text:style-name="Standard"><text:span text:style-name="T3">449: <text:s text:c="2"/></text:span><text:span text:style-name="T4">public int</text:span><text:span text:style-name="T3"> getSelectedButton() {</text:span></text:p>
      <text:p text:style-name="Standard"><text:span text:style-name="T3">450: <text:s text:c="4"/></text:span><text:span text:style-name="T4">return</text:span><text:span text:style-name="T3"> selectedButton;</text:span></text:p>
      <text:p text:style-name="P12">451: <text:s text:c="2"/>}</text:p>
      <text:p text:style-name="P12">452:</text:p>
      <text:p text:style-name="Standard"><text:span text:style-name="T3">453: <text:s text:c="2"/></text:span><text:span text:style-name="T4">private void</text:span><text:span text:style-name="T3"> setSelectedButton(</text:span><text:span text:style-name="T4">int</text:span><text:span text:style-name="T3"> aButton) {</text:span></text:p>
      <text:p text:style-name="P12">454: <text:s text:c="4"/>selectedButton = aButton;</text:p>
      <text:p text:style-name="Standard"><text:span text:style-name="T3">455: <text:s text:c="4"/></text:span><text:span text:style-name="T4">if</text:span><text:span text:style-name="T3"> (selectedButton == SELECT) {</text:span></text:p>
      <text:p text:style-name="Standard"><text:span text:style-name="T3">456: <text:s text:c="6"/>selectButton.setSelected(</text:span><text:span text:style-name="T4">true</text:span><text:span text:style-name="T3">);</text:span></text:p>
      <text:p text:style-name="Standard"><text:span text:style-name="T3">457: <text:s text:c="6"/>boxButton.setSelected(</text:span><text:span text:style-name="T4">false</text:span><text:span text:style-name="T3">);</text:span></text:p>
      <text:p text:style-name="P12">458: <text:s text:c="4"/>}</text:p>
      <text:p text:style-name="Standard"><text:span text:style-name="T3">459: <text:s text:c="4"/></text:span><text:span text:style-name="T4">else if</text:span><text:span text:style-name="T3"> (selectedButton == BOX) {</text:span></text:p>
      <text:p text:style-name="Standard"><text:span text:style-name="T3">460: <text:s text:c="6"/>boxButton.setSelected(</text:span><text:span text:style-name="T4">true</text:span><text:span text:style-name="T3">);</text:span></text:p>
      <text:p text:style-name="Standard"><text:span text:style-name="T3">461: <text:s text:c="6"/>selectButton.setSelected(</text:span><text:span text:style-name="T4">false</text:span><text:span text:style-name="T3">);</text:span></text:p>
      <text:p text:style-name="P12">462: <text:s text:c="4"/>}</text:p>
      <text:p text:style-name="P12">463: <text:s text:c="2"/>}</text:p>
      <text:p text:style-name="P12">464:</text:p>
      <text:p text:style-name="Standard"><text:span text:style-name="T3">465: <text:s text:c="2"/></text:span><text:span text:style-name="T4">private int</text:span><text:span text:style-name="T3"> getCommand(String aCommand) {</text:span></text:p>
      <text:p text:style-name="Standard"><text:span text:style-name="T3">466: <text:s text:c="4"/></text:span><text:span text:style-name="T4">int</text:span><text:span text:style-name="T3"> action = -1;</text:span></text:p>
      <text:p text:style-name="Standard"><text:span text:style-name="T3">467: <text:s text:c="4"/></text:span><text:span text:style-name="T4">if</text:span><text:span text:style-name="T3"> <text:s text:c="4"/>(aCommand.equals("Select")) action = SELECT;</text:span></text:p>
      <text:p text:style-name="Standard"><text:span text:style-name="T3">468: <text:s text:c="4"/></text:span><text:span text:style-name="T4">else if</text:span><text:span text:style-name="T3">(aCommand.equals("Box")) <text:s text:c="3"/>action = BOX;</text:span></text:p>
      <text:p text:style-name="Standard"><text:span text:style-name="T3">469: <text:s text:c="4"/></text:span><text:span text:style-name="T4">return</text:span><text:span text:style-name="T3"> action;</text:span></text:p>
      <text:p text:style-name="P12">470: <text:s text:c="2"/>}</text:p>
      <text:p text:style-name="P12">471:</text:p>
      <text:p text:style-name="Standard"><text:span text:style-name="T3">472: <text:s text:c="2"/></text:span><text:span text:style-name="T4">public void</text:span><text:span text:style-name="T3"> actionPerformed(ActionEvent e) {</text:span></text:p>
      <text:p text:style-name="P12">473: <text:s text:c="4"/>String command = e.getActionCommand();</text:p>
      <text:p text:style-name="Standard"><text:span text:style-name="T3">474: <text:s text:c="4"/></text:span><text:span text:style-name="T4">switch</text:span><text:span text:style-name="T3"> (this.getCommand(command)) {</text:span></text:p>
      <text:p text:style-name="Standard"><text:span text:style-name="T3">475: <text:s text:c="6"/></text:span><text:span text:style-name="T4">case</text:span><text:span text:style-name="T3"> SELECT:</text:span></text:p>
      <text:p text:style-name="P12">476: <text:s text:c="8"/>this.setSelectedButton(SELECT);</text:p>
      <text:p text:style-name="Standard"><text:span text:style-name="T3">477: <text:s text:c="8"/></text:span><text:span text:style-name="T4">break</text:span><text:span text:style-name="T3">;</text:span></text:p>
      <text:p text:style-name="Standard"><text:span text:style-name="T3">478: <text:s text:c="6"/></text:span><text:span text:style-name="T4">case</text:span><text:span text:style-name="T3"> BOX:</text:span></text:p>
      <text:p text:style-name="P12">479: <text:s text:c="8"/>this.setSelectedButton(BOX);</text:p>
      <text:p text:style-name="Standard"><text:span text:style-name="T3">480: <text:s text:c="8"/></text:span><text:span text:style-name="T4">break</text:span><text:span text:style-name="T3">;</text:span></text:p>
      <text:p text:style-name="P12">481: <text:s text:c="4"/>}</text:p>
      <text:p text:style-name="P12">482: <text:s text:c="2"/>}</text:p>
      <text:p text:style-name="P12">483:</text:p>
      <text:p text:style-name="P12">484: }</text:p>
      <text:p text:style-name="P12">485:</text:p>
      <text:p text:style-name="P22"/>
      <text:p text:style-name="P22"/>
      <text:p text:style-name="Standard"><text:span text:style-name="T1">Classe </text:span><text:span text:style-name="T2">Diagram</text:span></text:p>
      <text:p text:style-name="P11"/>
      <text:p text:style-name="Standard"><text:span text:style-name="T3">486: </text:span><text:span text:style-name="T4">package</text:span><text:span text:style-name="T3"> appModel;</text:span></text:p>
      <text:p text:style-name="P12">487:</text:p>
      <text:p text:style-name="Standard"><text:span text:style-name="T3">488: </text:span><text:span text:style-name="T4">import</text:span><text:span text:style-name="T3"> java.awt.Color;</text:span></text:p>
      <text:p text:style-name="Standard"><text:span text:style-name="T3">489: </text:span><text:span text:style-name="T4">import</text:span><text:span text:style-name="T3"> java.awt.Component;</text:span></text:p>
      <text:p text:style-name="Standard"><text:span text:style-name="T3">490: </text:span><text:span text:style-name="T4">import</text:span><text:span text:style-name="T3"> java.awt.Dimension;</text:span></text:p>
      <text:p text:style-name="Standard"><text:span text:style-name="T3">491: </text:span><text:span text:style-name="T4">import</text:span><text:span text:style-name="T3"> java.awt.Point;</text:span></text:p>
      <text:p text:style-name="Standard"><text:span text:style-name="T3">492: </text:span><text:span text:style-name="T4">import</text:span><text:span text:style-name="T3"> java.awt.Rectangle;</text:span></text:p>
      <text:p text:style-name="Standard"><text:span text:style-name="T3">493: </text:span><text:span text:style-name="T4">import</text:span><text:span text:style-name="T3"> java.awt.event.MouseListener;</text:span></text:p>
      <text:p text:style-name="Standard"><text:span text:style-name="T3">494: </text:span><text:span text:style-name="T4">import</text:span><text:span text:style-name="T3"> java.awt.event.MouseEvent;</text:span></text:p>
      <text:p text:style-name="Standard"><text:span text:style-name="T3">495: </text:span><text:span text:style-name="T4">import</text:span><text:span text:style-name="T3"> java.awt.event.MouseMotionListener;</text:span></text:p>
      <text:p text:style-name="Standard"><text:span text:style-name="T3">496: </text:span><text:span text:style-name="T4">import</text:span><text:span text:style-name="T3"> javax.swing.JPanel;</text:span></text:p>
      <text:p text:style-name="Standard"><text:span text:style-name="T3">497: </text:span><text:span text:style-name="T4">import</text:span><text:span text:style-name="T3"> appForm.AppToolBar;</text:span></text:p>
      <text:p text:style-name="P12">498:</text:p>
      <text:p text:style-name="Standard"><text:span text:style-name="T3">499: </text:span><text:span text:style-name="T4">public class</text:span><text:span text:style-name="T3"> Diagram </text:span><text:span text:style-name="T4">extends</text:span><text:span text:style-name="T3"> JPanel </text:span><text:span text:style-name="T4">implements</text:span><text:span text:style-name="T3"> MouseListener, MouseMotionListener {</text:span></text:p>
      <text:p text:style-name="P12">500:</text:p>
      <text:p text:style-name="Standard"><text:span text:style-name="T3">501: <text:s text:c="2"/></text:span><text:span text:style-name="T4">public static final</text:span><text:span text:style-name="T3"> Color DIAGRAM_COLOR = Color.white;</text:span></text:p>
      <text:p text:style-name="Standard"><text:span text:style-name="T3">502: <text:s text:c="2"/></text:span><text:span text:style-name="T4">public static final</text:span><text:span text:style-name="T3"> Dimension DIAGRAM_SIZE = </text:span><text:span text:style-name="T4">new</text:span><text:span text:style-name="T3"> Dimension(1600, 1600); <text:s/></text:span><text:span text:style-name="T5">// +</text:span></text:p>
      <text:p text:style-name="P12">503:</text:p>
      <text:p text:style-name="Standard"><text:span text:style-name="T3">504: <text:s text:c="2"/></text:span><text:span text:style-name="T4">private</text:span><text:span text:style-name="T3"> Point mousePressed = </text:span><text:span text:style-name="T4">new</text:span><text:span text:style-name="T3"> Point(0, 0);</text:span></text:p>
      <text:p text:style-name="P12">505:</text:p>
      <text:p text:style-name="Standard"><text:span text:style-name="T3">506: <text:s text:c="2"/></text:span><text:span text:style-name="T4">private</text:span><text:span text:style-name="T3"> AppToolBar appToolBar = </text:span><text:span text:style-name="T4">null</text:span><text:span text:style-name="T3">;</text:span></text:p>
      <text:p text:style-name="P12">507:</text:p>
      <text:p text:style-name="Standard"><text:span text:style-name="T3">508: <text:s text:c="2"/></text:span><text:span text:style-name="T4">private</text:span><text:span text:style-name="T3"> Diagram() {</text:span></text:p>
      <text:p text:style-name="Standard"><text:span text:style-name="T3">509: <text:s text:c="4"/></text:span><text:span text:style-name="T4">super</text:span><text:span text:style-name="T3">();</text:span></text:p>
      <text:p text:style-name="Standard"><text:span text:style-name="T3">510: <text:s text:c="4"/>this.addMouseListener(</text:span><text:span text:style-name="T4">this</text:span><text:span text:style-name="T3">);</text:span></text:p>
      <text:p text:style-name="P12">511: <text:s text:c="4"/>this.setBackground(DIAGRAM_COLOR);</text:p>
      <text:p text:style-name="Standard"><text:span text:style-name="T3">512: <text:s text:c="4"/>this.setLayout(</text:span><text:span text:style-name="T4">null</text:span><text:span text:style-name="T3">);</text:span></text:p>
      <text:p text:style-name="P12">513: <text:s text:c="2"/>}</text:p>
      <text:p text:style-name="P12">514:</text:p>
      <text:p text:style-name="Standard"><text:span text:style-name="T3">515: <text:s text:c="2"/></text:span><text:span text:style-name="T4">public</text:span><text:span text:style-name="T3"> Diagram(AppToolBar anAppToolBar) {</text:span></text:p>
      <text:p text:style-name="Standard"><text:span text:style-name="T3">516: <text:s text:c="4"/></text:span><text:span text:style-name="T4">this</text:span><text:span text:style-name="T3">();</text:span></text:p>
      <text:p text:style-name="P12">517: <text:s text:c="4"/>this.setAppToolBar(anAppToolBar);</text:p>
      <text:p text:style-name="P12">518: <text:s text:c="2"/>}</text:p>
      <text:p text:style-name="P12">519:</text:p>
      <text:p text:style-name="Standard"><text:span text:style-name="T3">520: <text:s text:c="2"/></text:span><text:span text:style-name="T4">public</text:span><text:span text:style-name="T3"> AppToolBar getAppToolBar() {</text:span></text:p>
      <text:p text:style-name="Standard"><text:span text:style-name="T3">521: <text:s text:c="4"/></text:span><text:span text:style-name="T4">return</text:span><text:span text:style-name="T3"> appToolBar;</text:span></text:p>
      <text:p text:style-name="P12">522: <text:s text:c="2"/>}</text:p>
      <text:p text:style-name="P12">523:</text:p>
      <text:p text:style-name="Standard"><text:span text:style-name="T3">524: <text:s text:c="2"/></text:span><text:span text:style-name="T4">public void</text:span><text:span text:style-name="T3"> setAppToolBar(AppToolBar anAppToolBar) {</text:span></text:p>
      <text:p text:style-name="P12">525: <text:s text:c="4"/>appToolBar = anAppToolBar;</text:p>
      <text:p text:style-name="P12">526: <text:s text:c="2"/>}</text:p>
      <text:p text:style-name="P12">527:</text:p>
      <text:p text:style-name="Standard"><text:span text:style-name="T3">528: <text:s text:c="2"/></text:span><text:span text:style-name="T4">private void</text:span><text:span text:style-name="T3"> addNewBox(Point aPoint) {</text:span></text:p>
      <text:p text:style-name="Standard"><text:span text:style-name="T3">529: <text:s text:c="4"/>Box newBox = </text:span><text:span text:style-name="T4">new</text:span><text:span text:style-name="T3"> Box();</text:span></text:p>
      <text:p text:style-name="P12">530: <text:s text:c="4"/>newBox.setLocation(aPoint);</text:p>
      <text:p text:style-name="Standard"><text:span text:style-name="T3">531: <text:s text:c="4"/>newBox.addMouseListener(</text:span><text:span text:style-name="T4">this</text:span><text:span text:style-name="T3">);</text:span></text:p>
      <text:p text:style-name="Standard"><text:span text:style-name="T3">532: <text:s text:c="4"/>newBox.addMouseMotionListener(</text:span><text:span text:style-name="T4">this</text:span><text:span text:style-name="T3">);</text:span></text:p>
      <text:p text:style-name="P12">533: <text:s text:c="4"/>this.add(newBox);</text:p>
      <text:p text:style-name="P12">534: <text:s text:c="4"/>this.repaint();</text:p>
      <text:p text:style-name="P12">535: <text:s text:c="2"/>}</text:p>
      <text:p text:style-name="P12">536:</text:p>
      <text:p text:style-name="Standard"><text:span text:style-name="T3">537: <text:s text:c="2"/></text:span><text:span text:style-name="T4">public void</text:span><text:span text:style-name="T3"> selectAllBoxes() {</text:span></text:p>
      <text:p text:style-name="P12">538: <text:s text:c="4"/>Component[] components = this.getComponents();</text:p>
      <text:p text:style-name="P12">539: <text:s text:c="4"/>Box box;</text:p>
      <text:p text:style-name="Standard"><text:span text:style-name="T3">540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41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42: <text:s text:c="8"/>box = (Box) components[i];</text:p>
      <text:p text:style-name="Standard"><text:span text:style-name="T3">543: <text:s text:c="8"/>box.setSelected(</text:span><text:span text:style-name="T4">true</text:span><text:span text:style-name="T3">);</text:span></text:p>
      <text:p text:style-name="P12">544: <text:s text:c="6"/>}</text:p>
      <text:p text:style-name="P12">545: <text:s text:c="4"/>}</text:p>
      <text:p text:style-name="P12">546: <text:s text:c="2"/>}</text:p>
      <text:p text:style-name="P12">547:</text:p>
      <text:p text:style-name="Standard"><text:span text:style-name="T3">548: <text:s text:c="2"/></text:span><text:span text:style-name="T4">public void</text:span><text:span text:style-name="T3"> deSelectAllBoxes() {</text:span></text:p>
      <text:p text:style-name="P12">549: <text:s text:c="4"/>Component[] components = this.getComponents();</text:p>
      <text:p text:style-name="P12">550: <text:s text:c="4"/>Box box;</text:p>
      <text:p text:style-name="Standard"><text:span text:style-name="T3">551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52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53: <text:s text:c="8"/>box = (Box) components[i];</text:p>
      <text:p text:style-name="Standard"><text:span text:style-name="T3">554: <text:s text:c="8"/>box.setSelected(</text:span><text:span text:style-name="T4">false</text:span><text:span text:style-name="T3">);</text:span></text:p>
      <text:p text:style-name="P12">555: <text:s text:c="6"/>}</text:p>
      <text:p text:style-name="P12">556: <text:s text:c="4"/>}</text:p>
      <text:p text:style-name="P12">557: <text:s text:c="2"/>}</text:p>
      <text:p text:style-name="P12">558:</text:p>
      <text:p text:style-name="Standard"><text:span text:style-name="T3">559: <text:s text:c="2"/></text:span><text:span text:style-name="T4">public void</text:span><text:span text:style-name="T3"> deleteSelectedBoxes() {</text:span></text:p>
      <text:p text:style-name="P12">560: <text:s text:c="4"/>Component[] components = this.getComponents();</text:p>
      <text:p text:style-name="P12">561: <text:s text:c="4"/>Box box;</text:p>
      <text:p text:style-name="Standard"><text:span text:style-name="T3">562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63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64: <text:s text:c="8"/>box = (Box) components[i];</text:p>
      <text:p text:style-name="Standard"><text:span text:style-name="T3">565: <text:s text:c="8"/></text:span><text:span text:style-name="T4">if</text:span><text:span text:style-name="T3"> (box.isSelected()) {</text:span></text:p>
      <text:p text:style-name="P12">566: <text:s text:c="10"/>this.remove(box);</text:p>
      <text:p text:style-name="P12">567: <text:s text:c="8"/>}</text:p>
      <text:p text:style-name="P12">568: <text:s text:c="6"/>}</text:p>
      <text:p text:style-name="P12">569: <text:s text:c="4"/>}</text:p>
      <text:p text:style-name="P12">570: <text:s text:c="4"/>this.repaint();</text:p>
      <text:p text:style-name="P12">571: <text:s text:c="2"/>}</text:p>
      <text:p text:style-name="P12">572:</text:p>
      <text:p text:style-name="Standard"><text:span text:style-name="T3">573: <text:s text:c="2"/></text:span><text:span text:style-name="T4">public void</text:span><text:span text:style-name="T3"> hideSelectedBoxes() {</text:span></text:p>
      <text:p text:style-name="P12">574: <text:s text:c="4"/>Component[] components = this.getComponents();</text:p>
      <text:p text:style-name="P12">575: <text:s text:c="4"/>Box box;</text:p>
      <text:p text:style-name="Standard"><text:span text:style-name="T3">576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77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78: <text:s text:c="8"/>box = (Box) components[i];</text:p>
      <text:p text:style-name="Standard"><text:span text:style-name="T3">579: <text:s text:c="8"/></text:span><text:span text:style-name="T4">if</text:span><text:span text:style-name="T3"> (box.isSelected()) {</text:span></text:p>
      <text:p text:style-name="Standard"><text:span text:style-name="T3">580: <text:s text:c="10"/>box.setVisible(</text:span><text:span text:style-name="T4">false</text:span><text:span text:style-name="T3">);</text:span></text:p>
      <text:p text:style-name="P12">581: <text:s text:c="8"/>}</text:p>
      <text:p text:style-name="P12">582: <text:s text:c="6"/>}</text:p>
      <text:p text:style-name="P12">583: <text:s text:c="4"/>}</text:p>
      <text:p text:style-name="P12">584: <text:s text:c="2"/>}</text:p>
      <text:p text:style-name="P12">585:</text:p>
      <text:p text:style-name="Standard"><text:span text:style-name="T3">586: <text:s text:c="2"/></text:span><text:span text:style-name="T4">public void</text:span><text:span text:style-name="T3"> showSelectedBoxes() {</text:span></text:p>
      <text:p text:style-name="P12">587: <text:s text:c="4"/>Component[] components = this.getComponents();</text:p>
      <text:p text:style-name="P12">588: <text:s text:c="4"/>Box box;</text:p>
      <text:p text:style-name="Standard"><text:span text:style-name="T3">589: <text:s text:c="4"/></text:span><text:span text:style-name="T4">for</text:span><text:span text:style-name="T3"> (</text:span><text:span text:style-name="T4">int</text:span><text:span text:style-name="T3"> i = 0; i &lt; components.length; i++) {</text:span></text:p>
      <text:p text:style-name="Standard"><text:span text:style-name="T3">590: <text:s text:c="6"/></text:span><text:span text:style-name="T4">if</text:span><text:span text:style-name="T3"> (components[i] </text:span><text:span text:style-name="T4">instanceof</text:span><text:span text:style-name="T3"> Box) {</text:span></text:p>
      <text:p text:style-name="P12">591: <text:s text:c="8"/>box = (Box) components[i];</text:p>
      <text:p text:style-name="Standard"><text:span text:style-name="T3">592: <text:s text:c="8"/></text:span><text:span text:style-name="T4">if</text:span><text:span text:style-name="T3"> (box.isSelected()) {</text:span></text:p>
      <text:p text:style-name="Standard"><text:span text:style-name="T3">593: <text:s text:c="10"/>box.setVisible(</text:span><text:span text:style-name="T4">true</text:span><text:span text:style-name="T3">);</text:span></text:p>
      <text:p text:style-name="P12">594: <text:s text:c="8"/>}</text:p>
      <text:p text:style-name="P12">595: <text:s text:c="6"/>}</text:p>
      <text:p text:style-name="P12">596: <text:s text:c="4"/>}</text:p>
      <text:p text:style-name="P12">597: <text:s text:c="2"/>}</text:p>
      <text:p text:style-name="P12">598:</text:p>
      <text:p text:style-name="Standard"><text:span text:style-name="T3">599: <text:s text:c="2"/></text:span><text:span text:style-name="T4">public</text:span><text:span text:style-name="T3"> Dimension getPreferredSize() {</text:span></text:p>
      <text:p text:style-name="Standard"><text:span text:style-name="T3">600: <text:s text:c="4"/></text:span><text:span text:style-name="T4">return</text:span><text:span text:style-name="T3"> DIAGRAM_SIZE; <text:s/></text:span><text:span text:style-name="T5">// &amp;</text:span></text:p>
      <text:p text:style-name="P12">601: <text:s text:c="2"/>}</text:p>
      <text:p text:style-name="P12">602:</text:p>
      <text:p text:style-name="Standard"><text:span text:style-name="T3">603: <text:s text:c="2"/></text:span><text:span text:style-name="T4">public</text:span><text:span text:style-name="T3"> </text:span><text:span text:style-name="T4">void</text:span><text:span text:style-name="T3"> mousePressed(MouseEvent e) {</text:span></text:p>
      <text:p text:style-name="Standard"><text:span text:style-name="T3">604: <text:s text:c="4"/></text:span><text:span text:style-name="T4">if</text:span><text:span text:style-name="T3"> (e.getSource() == </text:span><text:span text:style-name="T4">this</text:span><text:span text:style-name="T3">) {</text:span></text:p>
      <text:p text:style-name="Standard"><text:span text:style-name="T3">605: <text:s text:c="6"/></text:span><text:span text:style-name="T4">if</text:span><text:span text:style-name="T3"> (appToolBar.getSelectedButton() == AppToolBar.BOX) {</text:span></text:p>
      <text:p text:style-name="P12">606: <text:s text:c="8"/>this.addNewBox(e.getPoint());</text:p>
      <text:p text:style-name="P12">607: <text:s text:c="6"/>}</text:p>
      <text:p text:style-name="Standard"><text:span text:style-name="T3">608: <text:s text:c="6"/></text:span><text:span text:style-name="T4">else if</text:span><text:span text:style-name="T3"> (appToolBar.getSelectedButton() == AppToolBar.SELECT) {</text:span></text:p>
      <text:p text:style-name="P12">609: <text:s text:c="8"/>this.deSelectAllBoxes();</text:p>
      <text:p text:style-name="P12">610: <text:s text:c="6"/>}</text:p>
      <text:p text:style-name="P12">611: <text:s text:c="4"/>}</text:p>
      <text:p text:style-name="Standard"><text:span text:style-name="T3">612: <text:s text:c="4"/></text:span><text:span text:style-name="T4">else if</text:span><text:span text:style-name="T3"> (e.getSource() </text:span><text:span text:style-name="T4">instanceof</text:span><text:span text:style-name="T3"> Box) {</text:span></text:p>
      <text:p text:style-name="Standard"><text:span text:style-name="T3">613: <text:s text:c="6"/></text:span><text:span text:style-name="T4">if</text:span><text:span text:style-name="T3"> (appToolBar.getSelectedButton() == AppToolBar.SELECT) {</text:span></text:p>
      <text:p text:style-name="P12">614: <text:s text:c="8"/>Box clickedBox = (Box) (e.getSource());</text:p>
      <text:p text:style-name="P12">615: <text:s text:c="8"/>clickedBox.setSelected(!(clickedBox.isSelected()) );</text:p>
      <text:p text:style-name="P12">616: <text:s text:c="8"/>mousePressed = e.getPoint();</text:p>
      <text:p text:style-name="P12">617: <text:s text:c="6"/>}</text:p>
      <text:p text:style-name="P12">618: <text:s text:c="4"/>}</text:p>
      <text:p text:style-name="P12">619: <text:s text:c="2"/>}</text:p>
      <text:p text:style-name="P12">620:</text:p>
      <text:p text:style-name="Standard"><text:span text:style-name="T3">621: <text:s text:c="2"/></text:span><text:span text:style-name="T4">public void</text:span><text:span text:style-name="T3"> mouseClicked(MouseEvent e) {}</text:span></text:p>
      <text:p text:style-name="Standard"><text:span text:style-name="T3">622: <text:s text:c="2"/></text:span><text:span text:style-name="T4">public void</text:span><text:span text:style-name="T3"> mouseReleased(MouseEvent e) {}</text:span></text:p>
      <text:p text:style-name="Standard"><text:span text:style-name="T3">623: <text:s text:c="2"/></text:span><text:span text:style-name="T4">public void</text:span><text:span text:style-name="T3"> mouseEntered(MouseEvent e) {}</text:span></text:p>
      <text:p text:style-name="Standard"><text:span text:style-name="T3">624: <text:s text:c="2"/></text:span><text:span text:style-name="T4">public void</text:span><text:span text:style-name="T3"> mouseExited(MouseEvent e) {}</text:span></text:p>
      <text:p text:style-name="P12">625:</text:p>
      <text:p text:style-name="Standard"><text:span text:style-name="T3">626: <text:s text:c="2"/></text:span><text:span text:style-name="T4">public void</text:span><text:span text:style-name="T3"> mouseDragged(MouseEvent e) {</text:span></text:p>
      <text:p text:style-name="Standard"><text:span text:style-name="T3">627: <text:s text:c="4"/></text:span><text:span text:style-name="T4">if</text:span><text:span text:style-name="T3"> (appToolBar.getSelectedButton() == AppToolBar.SELECT) {</text:span></text:p>
      <text:p text:style-name="Standard"><text:span text:style-name="T3">628: <text:s text:c="6"/></text:span><text:span text:style-name="T4">if</text:span><text:span text:style-name="T3"> (e.getSource() </text:span><text:span text:style-name="T4">instanceof</text:span><text:span text:style-name="T3"> Box) {</text:span></text:p>
      <text:p text:style-name="P12">629: <text:s text:c="8"/>Box box = (Box) e.getSource();</text:p>
      <text:p text:style-name="Standard"><text:span text:style-name="T3">630: <text:s text:c="8"/></text:span><text:span text:style-name="T5">// Localisation (x, y) et taille (r) de la boîte avant son déplacement</text:span></text:p>
      <text:p text:style-name="P12">631: <text:s text:c="8"/>Rectangle r = box.getBounds();</text:p>
      <text:p text:style-name="Standard"><text:span text:style-name="T3">632: <text:s text:c="8"/></text:span><text:span text:style-name="T4">int</text:span><text:span text:style-name="T3"> x = r.x + e.getX() - mousePressed.x;</text:span></text:p>
      <text:p text:style-name="Standard"><text:span text:style-name="T3">633: <text:s text:c="8"/></text:span><text:span text:style-name="T4">int</text:span><text:span text:style-name="T3"> y = r.y + e.getY() - mousePressed.y;</text:span></text:p>
      <text:p text:style-name="Standard"><text:span text:style-name="T3">634: <text:s text:c="8"/></text:span><text:span text:style-name="T4">if</text:span><text:span text:style-name="T3"> (x &lt; 0) x = 0;</text:span></text:p>
      <text:p text:style-name="Standard"><text:span text:style-name="T3">635: <text:s text:c="8"/></text:span><text:span text:style-name="T4">if</text:span><text:span text:style-name="T3"> (y &lt; 0) y = 0;</text:span></text:p>
      <text:p text:style-name="P12">636: <text:s text:c="8"/>box.setLocation(x, y);</text:p>
      <text:p text:style-name="P12">637: <text:s text:c="6"/>}</text:p>
      <text:p text:style-name="P12">638: <text:s text:c="4"/>}</text:p>
      <text:p text:style-name="P12">639: <text:s text:c="2"/>}</text:p>
      <text:p text:style-name="P12">640:</text:p>
      <text:p text:style-name="Standard"><text:span text:style-name="T3">641: <text:s text:c="2"/></text:span><text:span text:style-name="T4">public void</text:span><text:span text:style-name="T3"> mouseMoved(MouseEvent e) {}</text:span></text:p>
      <text:p text:style-name="P12">642:</text:p>
      <text:p text:style-name="P12">643: }</text:p>
      <text:p text:style-name="P12">644:</text:p>
      <text:p text:style-name="P22"/>
      <text:p text:style-name="P22"/>
      <text:p text:style-name="Standard"><text:span text:style-name="T1">Classe </text:span><text:span text:style-name="T2">Box</text:span></text:p>
      <text:p text:style-name="P11"/>
      <text:p text:style-name="Standard"><text:span text:style-name="T3">645: </text:span><text:span text:style-name="T4">package</text:span><text:span text:style-name="T3"> appModel;</text:span></text:p>
      <text:p text:style-name="P12">646:</text:p>
      <text:p text:style-name="Standard"><text:span text:style-name="T3">647: </text:span><text:span text:style-name="T4">import</text:span><text:span text:style-name="T3"> java.awt.Color;</text:span></text:p>
      <text:p text:style-name="Standard"><text:span text:style-name="T3">648: </text:span><text:span text:style-name="T4">import</text:span><text:span text:style-name="T3"> java.awt.Dimension;</text:span></text:p>
      <text:p text:style-name="Standard"><text:span text:style-name="T3">649: </text:span><text:span text:style-name="T4">import</text:span><text:span text:style-name="T3"> java.awt.BorderLayout;</text:span></text:p>
      <text:p text:style-name="Standard"><text:span text:style-name="T3">650: </text:span><text:span text:style-name="T4">import</text:span><text:span text:style-name="T3"> javax.swing.JPanel;</text:span></text:p>
      <text:p text:style-name="Standard"><text:span text:style-name="T3">651: </text:span><text:span text:style-name="T4">import</text:span><text:span text:style-name="T3"> javax.swing.JTextField;</text:span></text:p>
      <text:p text:style-name="Standard"><text:span text:style-name="T3">652: </text:span><text:span text:style-name="T4">import</text:span><text:span text:style-name="T3"> appPref.Para; <text:s text:c="16"/></text:span><text:span text:style-name="T5">// +</text:span></text:p>
      <text:p text:style-name="P12">653:</text:p>
      <text:p text:style-name="Standard"><text:span text:style-name="T3">654: </text:span><text:span text:style-name="T4">public class</text:span><text:span text:style-name="T3"> Box </text:span><text:span text:style-name="T4">extends</text:span><text:span text:style-name="T3"> JPanel {</text:span></text:p>
      <text:p text:style-name="P12">655:</text:p>
      <text:p text:style-name="Standard"><text:span text:style-name="T3">656: <text:s text:c="2"/></text:span><text:span text:style-name="T5">// {+</text:span></text:p>
      <text:p text:style-name="Standard"><text:span text:style-name="T3">657: <text:s text:c="2"/></text:span><text:span text:style-name="T4">private</text:span><text:span text:style-name="T3"> Para para = Para.getPara();</text:span></text:p>
      <text:p text:style-name="P12">658:</text:p>
      <text:p text:style-name="Standard"><text:span text:style-name="T3">659: <text:s text:c="2"/></text:span><text:span text:style-name="T4">private static</text:span><text:span text:style-name="T3"> String boxTitle;</text:span></text:p>
      <text:p text:style-name="P12">660:</text:p>
      <text:p text:style-name="P12">661: <text:s text:c="2"/>{</text:p>
      <text:p text:style-name="P12">662: <text:s text:c="4"/>boxTitle = para.getT("boxTitle");</text:p>
      <text:p text:style-name="P12">663: <text:s text:c="2"/>}</text:p>
      <text:p text:style-name="Standard"><text:span text:style-name="T3">664: <text:s text:c="2"/></text:span><text:span text:style-name="T5">// +}</text:span></text:p>
      <text:p text:style-name="P12">665:</text:p>
      <text:p text:style-name="Standard"><text:span text:style-name="T3">666: <text:s text:c="2"/></text:span><text:span text:style-name="T4">public static final</text:span><text:span text:style-name="T3"> Color DEFAULT_COLOR <text:s text:c="2"/>= Color.orange;</text:span></text:p>
      <text:p text:style-name="Standard"><text:span text:style-name="T3">667: <text:s text:c="2"/></text:span><text:span text:style-name="T4">public static final</text:span><text:span text:style-name="T3"> Color SELECTION_COLOR = Color.red;</text:span></text:p>
      <text:p text:style-name="Standard"><text:span text:style-name="T3">668: <text:s text:c="2"/></text:span><text:span text:style-name="T4">public static final</text:span><text:span text:style-name="T3"> Color TITLE_COLOR <text:s text:c="4"/>= Color.white;</text:span></text:p>
      <text:p text:style-name="Standard"><text:span text:style-name="T3">669: <text:s text:c="2"/></text:span><text:span text:style-name="T5">// public static final String TITLE_TEXT <text:s/>= "Boîte"; <text:s/>// -</text:span></text:p>
      <text:p text:style-name="Standard"><text:span text:style-name="T3">670: <text:s text:c="2"/></text:span><text:span text:style-name="T4">public static final </text:span><text:span text:style-name="T3">Dimension BOX_SIZE <text:s text:c="3"/>= </text:span><text:span text:style-name="T4">new</text:span><text:span text:style-name="T3"> Dimension(100, 50);</text:span></text:p>
      <text:p text:style-name="P12">671:</text:p>
      <text:p text:style-name="Standard"><text:span text:style-name="T3">672: <text:s text:c="2"/></text:span><text:span text:style-name="T4">private</text:span><text:span text:style-name="T3"> Color currentColor = Color.yellow;</text:span></text:p>
      <text:p text:style-name="Standard"><text:span text:style-name="T3">673: <text:s text:c="2"/></text:span><text:span text:style-name="T4">private</text:span><text:span text:style-name="T3"> </text:span><text:span text:style-name="T4">boolean</text:span><text:span text:style-name="T3"> selected = false;</text:span></text:p>
      <text:p text:style-name="Standard"><text:span text:style-name="T3">674: <text:s text:c="2"/></text:span><text:span text:style-name="T4">private</text:span><text:span text:style-name="T3"> JTextField titleText = </text:span><text:span text:style-name="T4">new</text:span><text:span text:style-name="T3"> JTextField(boxTitle); <text:s/></text:span><text:span text:style-name="T5">// &amp;</text:span></text:p>
      <text:p text:style-name="P12">675:</text:p>
      <text:p text:style-name="Standard"><text:span text:style-name="T3">676: <text:s text:c="2"/></text:span><text:span text:style-name="T4">public</text:span><text:span text:style-name="T3"> Box() {</text:span></text:p>
      <text:p text:style-name="Standard"><text:span text:style-name="T3">677: <text:s text:c="4"/></text:span><text:span text:style-name="T4">super</text:span><text:span text:style-name="T3">();</text:span></text:p>
      <text:p text:style-name="P12">678: <text:s text:c="4"/>this.setSize(BOX_SIZE);</text:p>
      <text:p text:style-name="P12">679: <text:s text:c="4"/>this.setCurrentColor(DEFAULT_COLOR);</text:p>
      <text:p text:style-name="P12">680:</text:p>
      <text:p text:style-name="P12">681: <text:s text:c="4"/>titleText.setBackground(TITLE_COLOR);</text:p>
      <text:p text:style-name="Standard"><text:span text:style-name="T3">682: <text:s text:c="4"/>this.setLayout(</text:span><text:span text:style-name="T4">new</text:span><text:span text:style-name="T3"> BorderLayout());</text:span></text:p>
      <text:p text:style-name="P12">683: <text:s text:c="4"/>this.add(titleText, "North");</text:p>
      <text:p text:style-name="Standard"><text:span text:style-name="T3">684: <text:s text:c="4"/>this.doLayout(); <text:s/></text:span><text:span text:style-name="T5">// Le titre d'une boîte est montré avec doLayout</text:span></text:p>
      <text:p text:style-name="P12">685: <text:s text:c="2"/>}</text:p>
      <text:p text:style-name="P12">686:</text:p>
      <text:p text:style-name="Standard"><text:span text:style-name="T3">687: <text:s text:c="2"/></text:span><text:span text:style-name="T4">public</text:span><text:span text:style-name="T3"> Color getCurrentColor(){</text:span></text:p>
      <text:p text:style-name="Standard"><text:span text:style-name="T3">688: <text:s text:c="4"/></text:span><text:span text:style-name="T4">return</text:span><text:span text:style-name="T3"> currentColor;</text:span></text:p>
      <text:p text:style-name="P12">689: <text:s text:c="2"/>}</text:p>
      <text:p text:style-name="P12">690:</text:p>
      <text:p text:style-name="Standard"><text:span text:style-name="T3">691: <text:s text:c="2"/></text:span><text:span text:style-name="T4">public void</text:span><text:span text:style-name="T3"> setCurrentColor(Color aColor) {</text:span></text:p>
      <text:p text:style-name="Standard"><text:span text:style-name="T3">692: <text:s text:c="4"/></text:span><text:span text:style-name="T4">if</text:span><text:span text:style-name="T3"> (aColor != SELECTION_COLOR) {</text:span></text:p>
      <text:p text:style-name="P12">693: <text:s text:c="6"/>currentColor = aColor;</text:p>
      <text:p text:style-name="P12">694: <text:s text:c="6"/>this.setBackground(aColor);</text:p>
      <text:p text:style-name="P12">695: <text:s text:c="4"/>}</text:p>
      <text:p text:style-name="P12">696: <text:s text:c="4"/>this.repaint();</text:p>
      <text:p text:style-name="P12">697: <text:s text:c="2"/>}</text:p>
      <text:p text:style-name="P12">698:</text:p>
      <text:p text:style-name="Standard"><text:span text:style-name="T3">699: <text:s text:c="2"/></text:span><text:span text:style-name="T4">public boolean</text:span><text:span text:style-name="T3"> isSelected(){</text:span></text:p>
      <text:p text:style-name="Standard"><text:span text:style-name="T3">700: <text:s text:c="4"/></text:span><text:span text:style-name="T4">return</text:span><text:span text:style-name="T3"> selected;</text:span></text:p>
      <text:p text:style-name="P12">701: <text:s text:c="2"/>}</text:p>
      <text:p text:style-name="P12">702:</text:p>
      <text:p text:style-name="Standard"><text:span text:style-name="T3">703: <text:s text:c="2"/></text:span><text:span text:style-name="T4">public void</text:span><text:span text:style-name="T3"> setSelected(</text:span><text:span text:style-name="T4">boolean</text:span><text:span text:style-name="T3"> aSelected){</text:span></text:p>
      <text:p text:style-name="P12">704: <text:s text:c="4"/>selected = aSelected;</text:p>
      <text:p text:style-name="Standard"><text:span text:style-name="T3">705: <text:s text:c="4"/></text:span><text:span text:style-name="T4">if</text:span><text:span text:style-name="T3"> (selected) {</text:span></text:p>
      <text:p text:style-name="P12">706: <text:s text:c="6"/>this.setBackground(SELECTION_COLOR);</text:p>
      <text:p text:style-name="P12">707: <text:s text:c="4"/>}</text:p>
      <text:p text:style-name="Standard"><text:span text:style-name="T3">708: <text:s text:c="4"/></text:span><text:span text:style-name="T4">else</text:span><text:span text:style-name="T3"> {</text:span></text:p>
      <text:p text:style-name="P12">709: <text:s text:c="6"/>this.setBackground(currentColor);</text:p>
      <text:p text:style-name="P12">710: <text:s text:c="4"/>}</text:p>
      <text:p text:style-name="P12">711: <text:s text:c="4"/>this.repaint();</text:p>
      <text:p text:style-name="P12">712: <text:s text:c="2"/>}</text:p>
      <text:p text:style-name="P12">713:</text:p>
      <text:p text:style-name="P12">714: }</text:p>
      <text:p text:style-name="P12">715:</text:p>
      <text:p text:style-name="P22"/>
      <text:p text:style-name="P22"/>
      <text:p text:style-name="Standard"><text:span text:style-name="T1">Classe </text:span><text:span text:style-name="T2">Para</text:span></text:p>
      <text:p text:style-name="P11"/>
      <text:p text:style-name="Standard"><text:span text:style-name="T3">716: </text:span><text:span text:style-name="T5">// {+}</text:span></text:p>
      <text:p text:style-name="P12">717:</text:p>
      <text:p text:style-name="Standard"><text:span text:style-name="T3">718: </text:span><text:span text:style-name="T4">package</text:span><text:span text:style-name="T3"> appPref;</text:span></text:p>
      <text:p text:style-name="P12">719:</text:p>
      <text:p text:style-name="Standard"><text:span text:style-name="T3">720: </text:span><text:span text:style-name="T4">import</text:span><text:span text:style-name="T3"> java.util.Locale;</text:span></text:p>
      <text:p text:style-name="Standard"><text:span text:style-name="T3">721: </text:span><text:span text:style-name="T4">import</text:span><text:span text:style-name="T3"> java.util.ResourceBundle;</text:span></text:p>
      <text:p text:style-name="Standard"><text:span text:style-name="T3">722: </text:span><text:span text:style-name="T4">import</text:span><text:span text:style-name="T3"> java.util.MissingResourceException;</text:span></text:p>
      <text:p text:style-name="Standard"><text:span text:style-name="T3">723: </text:span><text:span text:style-name="T4">import</text:span><text:span text:style-name="T3"> javax.swing.ImageIcon;</text:span></text:p>
      <text:p text:style-name="Standard"><text:span text:style-name="T3">724: </text:span><text:span text:style-name="T4">import</text:span><text:span text:style-name="T3"> java.net.URL;</text:span></text:p>
      <text:p text:style-name="P12">725:</text:p>
      <text:p text:style-name="Standard"><text:span text:style-name="T3">726: </text:span><text:span text:style-name="T4">public class</text:span><text:span text:style-name="T3"> Para {</text:span></text:p>
      <text:p text:style-name="P12">727:</text:p>
      <text:p text:style-name="Standard"><text:span text:style-name="T3">728: <text:s text:c="2"/></text:span><text:span text:style-name="T4">private</text:span><text:span text:style-name="T3"> </text:span><text:span text:style-name="T4">static</text:span><text:span text:style-name="T3"> Para para;</text:span></text:p>
      <text:p text:style-name="P12">729:</text:p>
      <text:p text:style-name="Standard"><text:span text:style-name="T3">730: <text:s text:c="2"/></text:span><text:span text:style-name="T4">private static</text:span><text:span text:style-name="T3"> Locale locale;</text:span></text:p>
      <text:p text:style-name="Standard"><text:span text:style-name="T3">731: <text:s text:c="2"/></text:span><text:span text:style-name="T4">private static</text:span><text:span text:style-name="T3"> ResourceBundle interStringDispenser;</text:span></text:p>
      <text:p text:style-name="P12">732:</text:p>
      <text:p text:style-name="P12">733: <text:s text:c="2"/>{</text:p>
      <text:p text:style-name="Standard"><text:span text:style-name="T3">734: <text:s text:c="4"/></text:span><text:span text:style-name="T4">try</text:span><text:span text:style-name="T3"> {</text:span></text:p>
      <text:p text:style-name="P12">735: <text:s text:c="6"/>locale = Locale.FRENCH;</text:p>
      <text:p text:style-name="Standard"><text:span text:style-name="T3">736: <text:s text:c="6"/></text:span><text:span text:style-name="T5">// locale = Locale.ENGLISH;</text:span></text:p>
      <text:p text:style-name="P12">737: <text:s text:c="6"/>interStringDispenser = ResourceBundle.getBundle("appPref.StringRes", locale);</text:p>
      <text:p text:style-name="P12">738: <text:s text:c="4"/>}</text:p>
      <text:p text:style-name="Standard"><text:span text:style-name="T3">739: <text:s text:c="4"/></text:span><text:span text:style-name="T4">catch</text:span><text:span text:style-name="T3"> (Exception e) {</text:span></text:p>
      <text:p text:style-name="P12">740: <text:s text:c="6"/>System.out.println(e.getMessage());</text:p>
      <text:p text:style-name="P12">741: <text:s text:c="4"/>}</text:p>
      <text:p text:style-name="P12">742: <text:s text:c="2"/>}</text:p>
      <text:p text:style-name="P12">743:</text:p>
      <text:p text:style-name="Standard"><text:span text:style-name="T3">744: <text:s text:c="2"/></text:span><text:span text:style-name="T4">private</text:span><text:span text:style-name="T3"> Para() {</text:span></text:p>
      <text:p text:style-name="P12">745: <text:s text:c="4"/>super();</text:p>
      <text:p text:style-name="P12">746: <text:s text:c="2"/>}</text:p>
      <text:p text:style-name="P12">747:</text:p>
      <text:p text:style-name="Standard"><text:span text:style-name="T3">748: <text:s text:c="2"/></text:span><text:span text:style-name="T4">public static</text:span><text:span text:style-name="T3"> Para getPara() {</text:span></text:p>
      <text:p text:style-name="Standard"><text:span text:style-name="T3">749: <text:s text:c="4"/></text:span><text:span text:style-name="T4">if</text:span><text:span text:style-name="T3"> (para == </text:span><text:span text:style-name="T4">null</text:span><text:span text:style-name="T3">) {</text:span></text:p>
      <text:p text:style-name="Standard"><text:span text:style-name="T3">750: <text:s text:c="6"/>para = </text:span><text:span text:style-name="T4">new</text:span><text:span text:style-name="T3"> Para();</text:span></text:p>
      <text:p text:style-name="P12">751: <text:s text:c="4"/>}</text:p>
      <text:p text:style-name="Standard"><text:span text:style-name="T3">752: <text:s text:c="4"/></text:span><text:span text:style-name="T4">return</text:span><text:span text:style-name="T3"> para;</text:span></text:p>
      <text:p text:style-name="P12">753: <text:s text:c="2"/>}</text:p>
      <text:p text:style-name="P12">754:</text:p>
      <text:p text:style-name="Standard"><text:span text:style-name="T3">755: <text:s text:c="2"/></text:span><text:span text:style-name="T4">public </text:span><text:span text:style-name="T3">String getT(String key) {</text:span></text:p>
      <text:p text:style-name="Standard"><text:span text:style-name="T3">756: <text:s text:c="4"/>String lookFor = </text:span><text:span text:style-name="T4">null</text:span><text:span text:style-name="T3">;</text:span></text:p>
      <text:p text:style-name="Standard"><text:span text:style-name="T3">757: <text:s text:c="4"/></text:span><text:span text:style-name="T4">try</text:span><text:span text:style-name="T3"> {</text:span></text:p>
      <text:p text:style-name="P12">758: <text:s text:c="6"/>lookFor = interStringDispenser.getString(key);</text:p>
      <text:p text:style-name="P12">759: <text:s text:c="4"/>}</text:p>
      <text:p text:style-name="Standard"><text:span text:style-name="T3">760: <text:s text:c="4"/></text:span><text:span text:style-name="T4">catch</text:span><text:span text:style-name="T3"> (MissingResourceException e) {</text:span></text:p>
      <text:p text:style-name="P12">761: <text:s text:c="6"/>System.out.println(e.getMessage() + " // Missing string: " + key);</text:p>
      <text:p text:style-name="P12">762: <text:s text:c="6"/>lookFor = "Missing string: " + key;</text:p>
      <text:p text:style-name="P12">763: <text:s text:c="4"/>}</text:p>
      <text:p text:style-name="Standard"><text:span text:style-name="T3">764: <text:s text:c="4"/></text:span><text:span text:style-name="T4">return</text:span><text:span text:style-name="T3"> lookFor;</text:span></text:p>
      <text:p text:style-name="P12">765: <text:s text:c="2"/>}</text:p>
      <text:p text:style-name="P12">766:</text:p>
      <text:p text:style-name="Standard"><text:span text:style-name="T3">767: <text:s text:c="2"/></text:span><text:span text:style-name="T4">public </text:span><text:span text:style-name="T3">ImageIcon getImageIcon(String anImage) {</text:span></text:p>
      <text:p text:style-name="Standard"><text:span text:style-name="T3">768: <text:s text:c="4"/>URL url = </text:span><text:span text:style-name="T4">null</text:span><text:span text:style-name="T3">;</text:span></text:p>
      <text:p text:style-name="Standard"><text:span text:style-name="T3">769: <text:s text:c="4"/>ImageIcon imageIcon = </text:span><text:span text:style-name="T4">null</text:span><text:span text:style-name="T3">;</text:span></text:p>
      <text:p text:style-name="Standard"><text:span text:style-name="T3">770: <text:s text:c="4"/></text:span><text:span text:style-name="T4">try</text:span><text:span text:style-name="T3"> {</text:span></text:p>
      <text:p text:style-name="P12">771: <text:s text:c="6"/>url = this.getClass().getResource(anImage);</text:p>
      <text:p text:style-name="Standard"><text:span text:style-name="T3">772: <text:s text:c="6"/>imageIcon = </text:span><text:span text:style-name="T4">new</text:span><text:span text:style-name="T3"> ImageIcon(url);</text:span></text:p>
      <text:p text:style-name="P12">773: <text:s text:c="4"/>}</text:p>
      <text:p text:style-name="Standard"><text:span text:style-name="T3">774: <text:s text:c="4"/></text:span><text:span text:style-name="T4">catch</text:span><text:span text:style-name="T3"> (Exception e) {</text:span></text:p>
      <text:p text:style-name="P12">775: <text:s text:c="6"/>System.out.println(e.getMessage() + " // no URL");</text:p>
      <text:p text:style-name="P12">776: <text:s text:c="4"/>}</text:p>
      <text:p text:style-name="Standard"><text:span text:style-name="T3">777: <text:s text:c="4"/></text:span><text:span text:style-name="T4">return</text:span><text:span text:style-name="T3"> imageIcon;</text:span></text:p>
      <text:p text:style-name="P12">778: <text:s text:c="2"/>}</text:p>
      <text:p text:style-name="P12">779:</text:p>
      <text:p text:style-name="P12">780: }</text:p>
      <text:p text:style-name="P12">781:</text:p>
      <text:p text:style-name="P22"/>
      <text:p text:style-name="P22"/>
      <text:p text:style-name="Standard"><text:span text:style-name="T1">Classe </text:span><text:span text:style-name="T2">StringRes</text:span></text:p>
      <text:p text:style-name="P11"/>
      <text:p text:style-name="Standard"><text:span text:style-name="T3">782: </text:span><text:span text:style-name="T5">// {+}</text:span></text:p>
      <text:p text:style-name="Standard"><text:span text:style-name="T3">783: </text:span><text:span text:style-name="T5">// StringRes == StringRes_en</text:span></text:p>
      <text:p text:style-name="P12">784:</text:p>
      <text:p text:style-name="Standard"><text:span text:style-name="T3">785: </text:span><text:span text:style-name="T4">package</text:span><text:span text:style-name="T3"> appPref;</text:span></text:p>
      <text:p text:style-name="P12">786:</text:p>
      <text:p text:style-name="Standard"><text:span text:style-name="T3">787: </text:span><text:span text:style-name="T4">import</text:span><text:span text:style-name="T3"> java.util.ListResourceBundle;</text:span></text:p>
      <text:p text:style-name="P12">788:</text:p>
      <text:p text:style-name="Standard"><text:span text:style-name="T3">789: </text:span><text:span text:style-name="T4">public class</text:span><text:span text:style-name="T3"> StringRes </text:span><text:span text:style-name="T4">extends</text:span><text:span text:style-name="T3"> ListResourceBundle {</text:span></text:p>
      <text:p text:style-name="P12">790:</text:p>
      <text:p text:style-name="Standard"><text:span text:style-name="T3">791: <text:s text:c="2"/></text:span><text:span text:style-name="T4">private static final</text:span><text:span text:style-name="T3"> Object[][] contents = {</text:span></text:p>
      <text:p text:style-name="P12">792:</text:p>
      <text:p text:style-name="P12">793: <text:s text:c="2"/>{ "about", "About..." },</text:p>
      <text:p text:style-name="P12">794: <text:s text:c="2"/>{ "aboutTitle", "About" },</text:p>
      <text:p text:style-name="P12">795: <text:s text:c="2"/>{ "appTitle", <text:s/>"Magic Boxes" },</text:p>
      <text:p text:style-name="P12">796: <text:s text:c="2"/>{ "author", " Dzenan Ridjanovic"},</text:p>
      <text:p text:style-name="P12">797: <text:s text:c="2"/>{ "boxTip", <text:s/>"Create a box." },</text:p>
      <text:p text:style-name="P12">798: <text:s text:c="2"/>{ "boxTitle", <text:s/>"Box" },</text:p>
      <text:p text:style-name="P12">799: <text:s text:c="2"/>{ "date", " May 1999" },</text:p>
      <text:p text:style-name="P12">800: <text:s text:c="2"/>{ "deleteSelectedBoxes", <text:s/>"Delete Selected Boxes" },</text:p>
      <text:p text:style-name="P12">801: <text:s text:c="2"/>{ "deselectBoxes", <text:s/>"Deselect Boxes" },</text:p>
      <text:p text:style-name="P12">802: <text:s text:c="2"/>{ "edit", "Edit" },</text:p>
      <text:p text:style-name="P12">803: <text:s text:c="2"/>{ "exit", "Exit" },</text:p>
      <text:p text:style-name="P12">804: <text:s text:c="2"/>{ "file", "File" },</text:p>
      <text:p text:style-name="P12">805: <text:s text:c="2"/>{ "help", "Help" },</text:p>
      <text:p text:style-name="P12">806: <text:s text:c="2"/>{ "hideSelectedBoxes", <text:s/>"Hide Selected Boxes" },</text:p>
      <text:p text:style-name="P12">807: <text:s text:c="2"/>{ "ok", "OK" },</text:p>
      <text:p text:style-name="P12">808: <text:s text:c="2"/>{ "empty", "" },</text:p>
      <text:p text:style-name="P12">809: <text:s text:c="2"/>{ "product", " Magic Boxes" },</text:p>
      <text:p text:style-name="P12">810: <text:s text:c="2"/>{ "selectBoxes", <text:s/>"Select Boxes" },</text:p>
      <text:p text:style-name="P12">811: <text:s text:c="2"/>{ "selectTip", <text:s/>"Select a box." },</text:p>
      <text:p text:style-name="P12">812: <text:s text:c="2"/>{ "showSelectedBoxes", <text:s/>"Show Selected Boxes" },</text:p>
      <text:p text:style-name="P12">813: <text:s text:c="2"/>{ "version", <text:s/>" Java 2" },</text:p>
      <text:p text:style-name="P12">814: <text:s text:c="2"/>{ "view", <text:s/>"View" }</text:p>
      <text:p text:style-name="P12">815:</text:p>
      <text:p text:style-name="P12">816: <text:s text:c="2"/>};</text:p>
      <text:p text:style-name="P12">817:</text:p>
      <text:p text:style-name="Standard"><text:span text:style-name="T3">818: <text:s text:c="2"/></text:span><text:span text:style-name="T4">public</text:span><text:span text:style-name="T3"> Object[][] getContents() {</text:span></text:p>
      <text:p text:style-name="Standard"><text:span text:style-name="T3">819: <text:s text:c="4"/></text:span><text:span text:style-name="T4">return</text:span><text:span text:style-name="T3"> contents;</text:span></text:p>
      <text:p text:style-name="P12">820: <text:s text:c="2"/>}</text:p>
      <text:p text:style-name="P12">821:</text:p>
      <text:p text:style-name="P12">822: }</text:p>
      <text:p text:style-name="P12">823:</text:p>
      <text:p text:style-name="P22"/>
      <text:p text:style-name="P22"/>
      <text:p text:style-name="Standard"><text:span text:style-name="T1">Classe </text:span><text:span text:style-name="T2">StringRes_en</text:span></text:p>
      <text:p text:style-name="P11"/>
      <text:p text:style-name="Standard"><text:span text:style-name="T3">824: </text:span><text:span text:style-name="T5">// {+}</text:span></text:p>
      <text:p text:style-name="P12">825:</text:p>
      <text:p text:style-name="Standard"><text:span text:style-name="T3">826: </text:span><text:span text:style-name="T4">package</text:span><text:span text:style-name="T3"> appPref;</text:span></text:p>
      <text:p text:style-name="P12">827:</text:p>
      <text:p text:style-name="Standard"><text:span text:style-name="T3">828: </text:span><text:span text:style-name="T4">import</text:span><text:span text:style-name="T3"> java.util.ListResourceBundle;</text:span></text:p>
      <text:p text:style-name="P12">829:</text:p>
      <text:p text:style-name="Standard"><text:span text:style-name="T3">830: </text:span><text:span text:style-name="T4">public class</text:span><text:span text:style-name="T3"> StringRes_en </text:span><text:span text:style-name="T4">extends</text:span><text:span text:style-name="T3"> ListResourceBundle {</text:span></text:p>
      <text:p text:style-name="P12">831:</text:p>
      <text:p text:style-name="Standard"><text:span text:style-name="T3">832: <text:s text:c="2"/></text:span><text:span text:style-name="T4">private static final</text:span><text:span text:style-name="T3"> Object[][] contents = {</text:span></text:p>
      <text:p text:style-name="P12">833:</text:p>
      <text:p text:style-name="P12">834: <text:s text:c="2"/>{ "about", "About..." },</text:p>
      <text:p text:style-name="P12">835: <text:s text:c="2"/>{ "aboutTitle", "About" },</text:p>
      <text:p text:style-name="P12">836: <text:s text:c="2"/>{ "appTitle", <text:s/>"Magic Boxes" },</text:p>
      <text:p text:style-name="P12">837: <text:s text:c="2"/>{ "author", " Dzenan Ridjanovic"},</text:p>
      <text:p text:style-name="P12">838: <text:s text:c="2"/>{ "boxTip", <text:s/>"Create a box." },</text:p>
      <text:p text:style-name="P12">839: <text:s text:c="2"/>{ "boxTitle", <text:s/>"Box" },</text:p>
      <text:p text:style-name="P12">840: <text:s text:c="2"/>{ "date", " May 1999" },</text:p>
      <text:p text:style-name="P12">841: <text:s text:c="2"/>{ "deleteSelectedBoxes", <text:s/>"Delete Selected Boxes" },</text:p>
      <text:p text:style-name="P12">842: <text:s text:c="2"/>{ "deselectBoxes", <text:s/>"Deselect Boxes" },</text:p>
      <text:p text:style-name="P12">843: <text:s text:c="2"/>{ "edit", "Edit" },</text:p>
      <text:p text:style-name="P12">844: <text:s text:c="2"/>{ "exit", "Exit" },</text:p>
      <text:p text:style-name="P12">845: <text:s text:c="2"/>{ "file", "File" },</text:p>
      <text:p text:style-name="P12">846: <text:s text:c="2"/>{ "help", "Help" },</text:p>
      <text:p text:style-name="P12">847: <text:s text:c="2"/>{ "hideSelectedBoxes", <text:s/>"Hide Selected Boxes" },</text:p>
      <text:p text:style-name="P12">848: <text:s text:c="2"/>{ "ok", "OK" },</text:p>
      <text:p text:style-name="P12">849: <text:s text:c="2"/>{ "empty", "" },</text:p>
      <text:p text:style-name="P12">850: <text:s text:c="2"/>{ "product", " Magic Boxes" },</text:p>
      <text:p text:style-name="P12">851: <text:s text:c="2"/>{ "selectBoxes", <text:s/>"Select Boxes" },</text:p>
      <text:p text:style-name="P12">852: <text:s text:c="2"/>{ "selectTip", <text:s/>"Select a box." },</text:p>
      <text:p text:style-name="P12">853: <text:s text:c="2"/>{ "showSelectedBoxes", <text:s/>"Show Selected Boxes" },</text:p>
      <text:p text:style-name="P12">854: <text:s text:c="2"/>{ "version", <text:s/>" Java 2" },</text:p>
      <text:p text:style-name="P12">855: <text:s text:c="2"/>{ "view", <text:s/>"View" }</text:p>
      <text:p text:style-name="P12">856:</text:p>
      <text:p text:style-name="P12">857: <text:s text:c="2"/>};</text:p>
      <text:p text:style-name="P12">858:</text:p>
      <text:p text:style-name="Standard"><text:span text:style-name="T3">859: <text:s text:c="2"/></text:span><text:span text:style-name="T4">public</text:span><text:span text:style-name="T3"> Object[][] getContents() {</text:span></text:p>
      <text:p text:style-name="Standard"><text:span text:style-name="T3">860: <text:s text:c="4"/></text:span><text:span text:style-name="T4">return</text:span><text:span text:style-name="T3"> contents;</text:span></text:p>
      <text:p text:style-name="P12">861: <text:s text:c="2"/>}</text:p>
      <text:p text:style-name="P12">862:</text:p>
      <text:p text:style-name="P12">863: }</text:p>
      <text:p text:style-name="P12">864:</text:p>
      <text:p text:style-name="P22"/>
      <text:p text:style-name="P22"/>
      <text:p text:style-name="Standard"><text:span text:style-name="T1">Classe </text:span><text:span text:style-name="T2">StringRes_fr</text:span></text:p>
      <text:p text:style-name="P11"/>
      <text:p text:style-name="Standard"><text:span text:style-name="T3">865: </text:span><text:span text:style-name="T5">// {+}</text:span></text:p>
      <text:p text:style-name="P12">866:</text:p>
      <text:p text:style-name="Standard"><text:span text:style-name="T3">867: </text:span><text:span text:style-name="T4">package</text:span><text:span text:style-name="T3"> appPref;</text:span></text:p>
      <text:p text:style-name="P12">868:</text:p>
      <text:p text:style-name="Standard"><text:span text:style-name="T3">869: </text:span><text:span text:style-name="T4">import</text:span><text:span text:style-name="T3"> java.util.ListResourceBundle;</text:span></text:p>
      <text:p text:style-name="P12">870:</text:p>
      <text:p text:style-name="Standard"><text:span text:style-name="T3">871: </text:span><text:span text:style-name="T4">public class</text:span><text:span text:style-name="T3"> StringRes_fr </text:span><text:span text:style-name="T4">extends</text:span><text:span text:style-name="T3"> ListResourceBundle {</text:span></text:p>
      <text:p text:style-name="P12">872:</text:p>
      <text:p text:style-name="Standard"><text:span text:style-name="T3">873: <text:s text:c="2"/></text:span><text:span text:style-name="T4">private static final</text:span><text:span text:style-name="T3"> Object[][] contents = {</text:span></text:p>
      <text:p text:style-name="P12">874:</text:p>
      <text:p text:style-name="P12">875: <text:s text:c="2"/>{ "about", "À propos de..." },</text:p>
      <text:p text:style-name="P12">876: <text:s text:c="2"/>{ "aboutTitle", "À propos de..." },</text:p>
      <text:p text:style-name="P12">877: <text:s text:c="2"/>{ "appTitle", <text:s/>"Boîtes magiques" },</text:p>
      <text:p text:style-name="P12">878: <text:s text:c="2"/>{ "author", " Dzenan Ridjanovic"},</text:p>
      <text:p text:style-name="P12">879: <text:s text:c="2"/>{ "boxTip", <text:s/>"Créer une boîte." },</text:p>
      <text:p text:style-name="P12">880: <text:s text:c="2"/>{ "boxTitle", <text:s/>"Boîte" },</text:p>
      <text:p text:style-name="P12">881: <text:s text:c="2"/>{ "date", " Mai 1999" },</text:p>
      <text:p text:style-name="P12">882: <text:s text:c="2"/>{ "deleteSelectedBoxes", <text:s/></text:p>
      <text:p text:style-name="P12"><text:s text:c="9"/>"Supprimer les boîtes sélectionnées" },</text:p>
      <text:p text:style-name="P12">883: <text:s text:c="2"/>{ "deselectBoxes", <text:s/>"Désélectionner les boîtes" },</text:p>
      <text:p text:style-name="P12">884: <text:s text:c="2"/>{ "edit", "Édition" },</text:p>
      <text:p text:style-name="P12">885: <text:s text:c="2"/>{ "exit", "Sortie" },</text:p>
      <text:p text:style-name="P12">886: <text:s text:c="2"/>{ "file", "Fichier" },</text:p>
      <text:p text:style-name="P12">887: <text:s text:c="2"/>{ "help", "Aide" },</text:p>
      <text:p text:style-name="P12">888: <text:s text:c="2"/>{ "hideSelectedBoxes", <text:s/>"Cacher les boîtes sélectionnées" },</text:p>
      <text:p text:style-name="P12">889: <text:s text:c="2"/>{ "ok", "OK" },</text:p>
      <text:p text:style-name="P12">890: <text:s text:c="2"/>{ "empty", "" },</text:p>
      <text:p text:style-name="P12">891: <text:s text:c="2"/>{ "product", " Boîtes magiques" },</text:p>
      <text:p text:style-name="P12">892: <text:s text:c="2"/>{ "selectBoxes", <text:s/>"Sélectionner les boîtes" },</text:p>
      <text:p text:style-name="P12">893: <text:s text:c="2"/>{ "selectTip", <text:s/>"Sélectionner une boîte." },</text:p>
      <text:p text:style-name="P12">894: <text:s text:c="2"/>{ "showSelectedBoxes", <text:s/>"Montrer les boîtes sélectionnées" },</text:p>
      <text:p text:style-name="P12">895: <text:s text:c="2"/>{ "version", <text:s/>" Java 2" },</text:p>
      <text:p text:style-name="P12">896: <text:s text:c="2"/>{ "view", <text:s/>"Visionnement" }</text:p>
      <text:p text:style-name="P12">897:</text:p>
      <text:p text:style-name="P12">898: <text:s text:c="2"/>};</text:p>
      <text:p text:style-name="P12">899:</text:p>
      <text:p text:style-name="Standard"><text:span text:style-name="T3">900: <text:s text:c="2"/></text:span><text:span text:style-name="T4">public</text:span><text:span text:style-name="T3"> Object[][] getContents() {</text:span></text:p>
      <text:p text:style-name="Standard"><text:span text:style-name="T3">901: <text:s text:c="4"/></text:span><text:span text:style-name="T4">return</text:span><text:span text:style-name="T3"> contents;</text:span></text:p>
      <text:p text:style-name="P12">902: <text:s text:c="2"/>}</text:p>
      <text:p text:style-name="P12">903:</text:p>
      <text:p text:style-name="P12">904: }</text:p>
      <text:p text:style-name="P12">905: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" svg:font-family="Courier" style:font-family-generic="modern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1484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in" fo:margin-right="0in" fo:text-indent="0.4917in" style:auto-text-indent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0in" fo:text-indent="0.2957in" style:auto-text-indent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class="text">
      <style:paragraph-properties fo:keep-with-next="always">
        <style:tab-stops>
          <style:tab-stop style:position="4.8236in"/>
        </style:tab-stops>
      </style:paragraph-properties>
      <style:text-properties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0.1484in"/>
        </style:tab-stops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color="#ff0000" fo:font-size="18pt" fo:font-weight="bold" style:font-size-asian="18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next-style-name="Standard" style:class="extra">
      <style:text-properties fo:font-size="16pt" fo:font-weight="bold" style:font-size-asian="16pt" style:font-weight-asian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Boîte_20_grise_20_instruction_20_Java" style:display-name="Boîte grise instruction Java" style:family="paragraph" style:parent-style-name="Text_20_body">
      <style:paragraph-properties fo:margin-left="1.0835in" fo:margin-right="0in" fo:text-align="justify" style:justify-single-word="false" fo:text-indent="0in" style:auto-text-indent="false"/>
      <style:text-properties style:font-name="Courier" fo:background-color="#d8d8d8"/>
    </style:style>
    <style:style style:name="Body_20_Text_20_3" style:display-name="Body Text 3" style:family="paragraph" style:parent-style-name="Standard">
      <style:text-properties fo:font-size="12pt" fo:font-weight="bold" style:font-size-asian="12pt" style:font-weight-asian="bold"/>
    </style:style>
    <style:style style:name="Body_20_Text_20_Indent_20_2" style:display-name="Body Text Indent 2" style:family="paragraph" style:parent-style-name="Standard">
      <style:paragraph-properties fo:margin-left="0.1972in" fo:margin-right="0in" fo:text-indent="-0.1972in" style:auto-text-indent="false"/>
      <style:text-properties fo:font-size="12pt" style:font-size-asian="12pt"/>
    </style:style>
    <style:style style:name="Body_20_Text_20_Indent_20_3" style:display-name="Body Text Indent 3" style:family="paragraph" style:parent-style-name="Standard">
      <style:paragraph-properties fo:margin-left="0.2472in" fo:margin-right="0in" fo:text-align="justify" style:justify-single-word="false" fo:text-indent="0in" style:auto-text-indent="false">
        <style:tab-stops>
          <style:tab-stop style:position="-0.6898in"/>
        </style:tab-stops>
      </style:paragraph-properties>
      <style:text-properties fo:font-style="italic" fo:font-weight="bold" style:font-style-asian="italic" style:font-weight-asian="bold"/>
    </style:style>
    <style:style style:name="Style_20_courrier" style:display-name="Style courrier" style:family="paragraph" style:parent-style-name="Standard">
      <style:paragraph-properties fo:text-align="justify" style:justify-single-word="false"/>
      <style:text-properties style:font-name="Courier" fo:font-size="12pt" fo:font-style="italic" style:font-size-asian="12pt" style:font-style-asian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-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-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style:num-suffix="." text:bullet-char="-">
        <style:list-level-properties text:space-before="1.5772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-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format="A" style:num-letter-sync="true" text:start-value="14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.25in" fo:text-indent="0.25in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in" fo:margin-right="0.25in" fo:text-indent="0in" style:auto-text-indent="fals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outside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inside" style:horizontal-rel="page-end-margin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6693in" fo:margin-bottom="0.5909in" fo:margin-left="1.3827in" fo:margin-right="0.791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008in" fo:margin-top="0.1618in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char" svg:y="0.0008in" fo:min-width="0in" draw:z-index="34"><draw:text-box fo:min-height="0.1457in"><text:p text:style-name="P2"><text:span text:style-name="Page_20_Number">A-</text:span><text:span text:style-name="Page_20_Number"><text:page-number text:select-page="current">8</text:page-number></text:span></text:p><text:p text:style-name="P1"><text:span text:style-name="Page_20_Number"/></text:p><text:p text:style-name="P3"><text:span text:style-name="Page_20_Number"/></text:p></draw:text-box></draw:frame></text:p>
      </style:footer>
      <style:footer-left>
        <text:p text:style-name="P1"><draw:frame draw:style-name="fr2" draw:name="Frame2" text:anchor-type="char" svg:x="-0.4118in" svg:y="-0.2in" svg:width="0.4118in" draw:z-index="68"><draw:text-box fo:min-height="0.1457in"><text:p text:style-name="Footer"><text:span text:style-name="Page_20_Number">A-</text:span><text:span text:style-name="Page_20_Number"><text:page-number text:select-page="current">8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La réalisation des systèmes par</dc:title>
    <meta:initial-creator>Mathieu Rémy.</meta:initial-creator>
    <meta:creation-date>1998-11-19T00:56:00</meta:creation-date>
    <dc:creator>Dzenan Ridjanovic</dc:creator>
    <dc:date>1999-05-31T17:50:00</dc:date>
    <meta:print-date>1999-05-25T16:48:00</meta:print-date>
    <dc:language>fr-CA</dc:language>
    <meta:editing-cycles>182</meta:editing-cycles>
    <meta:editing-duration>PT14H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9" meta:paragraph-count="3818" meta:word-count="11658" meta:character-count="104187"/>
  </office:meta>
</office:document-meta>
</file>